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5.69pt"/>
    </style:style>
    <style:style style:name="co2" style:family="table-column">
      <style:table-column-properties fo:break-before="auto" style:column-width="866.95pt"/>
    </style:style>
    <style:style style:name="co3" style:family="table-column">
      <style:table-column-properties fo:break-before="auto" style:column-width="325.7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_calc_200d_20wl10nm_adadelta_bluesco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ric_tunney</text:p>
          </table:table-cell>
          <table:table-cell office:value-type="string" calcext:value-type="string">
            <text:p>[['eric', 'tunney', 'was', 'a', 'canadian', 'writer', 'comedian', 'and', 'television', 'host', 'from', 'windsor']]</text:p>
          </table:table-cell>
          <table:table-cell office:value-type="string" calcext:value-type="string">
            <text:p>['is', 'a', 'writer', 'and', 'and', 'the']</text:p>
          </table:table-cell>
          <table:table-cell office:value-type="float" office:value="0.019765609300944" calcext:value-type="float">
            <text:p>0.0197656093</text:p>
          </table:table-cell>
          <table:table-cell table:formula="of:=AVERAGE([.D1:.D785])" office:value-type="float" office:value="0.0356303964742406" calcext:value-type="float">
            <text:p>0.0356303965</text:p>
          </table:table-cell>
        </table:table-row>
        <table:table-row table:style-name="ro1">
          <table:table-cell office:value-type="string" calcext:value-type="string">
            <text:p>pierre_bellemare</text:p>
          </table:table-cell>
          <table:table-cell office:value-type="string" calcext:value-type="string">
            <text:p>[['pierre', 'bellemare', 'is', 'a', 'french', 'writer', 'novelist', 'radio', 'personality', 'television', 'presenter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44939163285563" calcext:value-type="float">
            <text:p>0.0449391633</text:p>
          </table:table-cell>
          <table:table-cell/>
        </table:table-row>
        <table:table-row table:style-name="ro1">
          <table:table-cell office:value-type="string" calcext:value-type="string">
            <text:p>cecilia_meireles</text:p>
          </table:table-cell>
          <table:table-cell office:value-type="string" calcext:value-type="string">
            <text:p>[['cecilia', 'benevides', 'de', 'carvalho', 'meireles', 'was', 'a', 'brazilian', 'writer', 'and', 'educator', 'known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eileen_albrizio</text:p>
          </table:table-cell>
          <table:table-cell office:value-type="string" calcext:value-type="string">
            <text:p>[['eileen', 'albrizio', 'is', 'an', 'american', 'writer', 'of', 'poetry', 'and', 'prose', 'a', 'professional', 'proofreade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98240672932292" calcext:value-type="float">
            <text:p>0.0198240673</text:p>
          </table:table-cell>
          <table:table-cell/>
        </table:table-row>
        <table:table-row table:style-name="ro1">
          <table:table-cell office:value-type="string" calcext:value-type="string">
            <text:p>avdo_karabegovic</text:p>
          </table:table-cell>
          <table:table-cell office:value-type="string" calcext:value-type="string">
            <text:p>[['avdo', 'karabegovic', 'was', 'a', 'bosnian', 'writer', 'karabegovic', 'died', 'young', 'following', 'a', 'long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172795914295004" calcext:value-type="float">
            <text:p>0.0172795914</text:p>
          </table:table-cell>
          <table:table-cell/>
        </table:table-row>
        <table:table-row table:style-name="ro1">
          <table:table-cell office:value-type="string" calcext:value-type="string">
            <text:p>samuel_farber</text:p>
          </table:table-cell>
          <table:table-cell office:value-type="string" calcext:value-type="string">
            <text:p>[['samuel', 'farber', 'is', 'an', 'american', 'writer', 'born', 'and', 'raised', 'in', 'cuba', 'born', 'and', 'raised']]</text:p>
          </table:table-cell>
          <table:table-cell office:value-type="string" calcext:value-type="string">
            <text:p>['david', 'de', 'a', 'a', 'french', 'writer', 'and', 'and', 'the', 'writer']</text:p>
          </table:table-cell>
          <table:table-cell office:value-type="float" office:value="0.0186189371874825" calcext:value-type="float">
            <text:p>0.0186189372</text:p>
          </table:table-cell>
          <table:table-cell/>
        </table:table-row>
        <table:table-row table:style-name="ro1">
          <table:table-cell office:value-type="string" calcext:value-type="string">
            <text:p>dominik_smole</text:p>
          </table:table-cell>
          <table:table-cell office:value-type="string" calcext:value-type="string">
            <text:p>[['dominik', 'smole', 'was', 'a', 'slovenian', 'writer', 'and', 'playwright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561222232430573" calcext:value-type="float">
            <text:p>0.0561222232</text:p>
          </table:table-cell>
          <table:table-cell/>
        </table:table-row>
        <table:table-row table:style-name="ro1">
          <table:table-cell office:value-type="string" calcext:value-type="string">
            <text:p>david_miller_:editor</text:p>
          </table:table-cell>
          <table:table-cell office:value-type="string" calcext:value-type="string">
            <text:p>[['david', 'miller', 'is', 'a', 'british', 'writer', 'and', 'journalist', 'based', 'in', 'wimbledon', 'london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423682412589593" calcext:value-type="float">
            <text:p>0.0423682413</text:p>
          </table:table-cell>
          <table:table-cell/>
        </table:table-row>
        <table:table-row table:style-name="ro1">
          <table:table-cell office:value-type="string" calcext:value-type="string">
            <text:p>phil_lollar</text:p>
          </table:table-cell>
          <table:table-cell office:value-type="string" calcext:value-type="string">
            <text:p>[['phil', 'lollar', 'is', 'an', 'american', 'writer', 'director', 'voice', 'actor', 'and', 'producer', 'for', 'the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panteleimon_romanov</text:p>
          </table:table-cell>
          <table:table-cell office:value-type="string" calcext:value-type="string">
            <text:p>[['panteleimon', 'sergeyevich', 'romanov', 'was', 'a', 'russiansoviet', 'writer']]</text:p>
          </table:table-cell>
          <table:table-cell office:value-type="string" calcext:value-type="string">
            <text:p>['david', 'a', 'is', 'a', 'writer', 'and', 'writer', 'and']</text:p>
          </table:table-cell>
          <table:table-cell office:value-type="float" office:value="0.0330316431801381" calcext:value-type="float">
            <text:p>0.0330316432</text:p>
          </table:table-cell>
          <table:table-cell/>
        </table:table-row>
        <table:table-row table:style-name="ro1">
          <table:table-cell office:value-type="string" calcext:value-type="string">
            <text:p>deb_amlen</text:p>
          </table:table-cell>
          <table:table-cell office:value-type="string" calcext:value-type="string">
            <text:p>[['deb', 'amlen', 'is', 'a', 'humor', 'writer', 'and', 'crossword', 'puzzle', 'constructor', 'whose', 'work', 'has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459840565253682" calcext:value-type="float">
            <text:p>0.0459840565</text:p>
          </table:table-cell>
          <table:table-cell/>
        </table:table-row>
        <table:table-row table:style-name="ro1">
          <table:table-cell office:value-type="string" calcext:value-type="string">
            <text:p>charlotte_lady_blennerhassett</text:p>
          </table:table-cell>
          <table:table-cell office:value-type="string" calcext:value-type="string">
            <text:p>[['charlotte', 'blennerhassett', 'lady', 'blennerhassett', 'was', 'a', 'german', 'writer', 'and', 'biographer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446323613785333" calcext:value-type="float">
            <text:p>0.0446323614</text:p>
          </table:table-cell>
          <table:table-cell/>
        </table:table-row>
        <table:table-row table:style-name="ro1">
          <table:table-cell office:value-type="string" calcext:value-type="string">
            <text:p>georges_dessommes</text:p>
          </table:table-cell>
          <table:table-cell office:value-type="string" calcext:value-type="string">
            <text:p>[['georges', 'dessommes', 'was', 'an', 'american', 'french', 'language', 'writer', 'he', 'was', 'edouard', 'dessommes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dhrubajyoti_bora</text:p>
          </table:table-cell>
          <table:table-cell office:value-type="string" calcext:value-type="string">
            <text:p>[['dhrubajyoti', 'bora', 'a', 'medical', 'doctor', 'by', 'profession', 'is', 'a', 'guwahati-based', 'assamese']]</text:p>
          </table:table-cell>
          <table:table-cell office:value-type="string" calcext:value-type="string">
            <text:p>['david', 'a', 'a', 'a', 'writer', 'and', 'and', 'the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atrpet</text:p>
          </table:table-cell>
          <table:table-cell office:value-type="string" calcext:value-type="string">
            <text:p>[['sargis', 'mubayeajian', 'better', 'known', 'by', 'his', 'pen', 'name', 'atrpet', 'was', 'a', 'prolific', 'and', 'multifarious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141473329039547" calcext:value-type="float">
            <text:p>0.0141473329</text:p>
          </table:table-cell>
          <table:table-cell/>
        </table:table-row>
        <table:table-row table:style-name="ro1">
          <table:table-cell office:value-type="string" calcext:value-type="string">
            <text:p>shabbir_ahmed_:writer</text:p>
          </table:table-cell>
          <table:table-cell office:value-type="string" calcext:value-type="string">
            <text:p>[['shabbir', 'ahmed', 'is', 'a', 'writer', 'of', 'books', 'in', 'both', 'urdu', 'and', 'english', 'on', 'history', 'and', 'islam', 'he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154506161508105" calcext:value-type="float">
            <text:p>0.0154506162</text:p>
          </table:table-cell>
          <table:table-cell/>
        </table:table-row>
        <table:table-row table:style-name="ro1">
          <table:table-cell office:value-type="string" calcext:value-type="string">
            <text:p>harikumar_:director</text:p>
          </table:table-cell>
          <table:table-cell office:value-type="string" calcext:value-type="string">
            <text:p>[['harikumar', 'is', 'an', 'indian', 'film', 'script', 'writer', 'and', 'director', 'in', 'malayalam', 'movies', 'he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467602170152933" calcext:value-type="float">
            <text:p>0.046760217</text:p>
          </table:table-cell>
          <table:table-cell/>
        </table:table-row>
        <table:table-row table:style-name="ro1">
          <table:table-cell office:value-type="string" calcext:value-type="string">
            <text:p>chintha_lakshmi_sinhaarachchi</text:p>
          </table:table-cell>
          <table:table-cell office:value-type="string" calcext:value-type="string">
            <text:p>[['chintha', 'lakshmi', 'sinhaarachchi', 'is', 'a', 'sri', 'lankan', 'writer', 'who', 'is', 'best', 'known', 'for', 'her']]</text:p>
          </table:table-cell>
          <table:table-cell office:value-type="string" calcext:value-type="string">
            <text:p>['david', 'is', 'a', 'canadian', 'writer', 'and', 'and', 'the', 'writer', 'and']</text:p>
          </table:table-cell>
          <table:table-cell office:value-type="float" office:value="0.0331096726373082" calcext:value-type="float">
            <text:p>0.0331096726</text:p>
          </table:table-cell>
          <table:table-cell/>
        </table:table-row>
        <table:table-row table:style-name="ro1">
          <table:table-cell office:value-type="string" calcext:value-type="string">
            <text:p>robert_draper</text:p>
          </table:table-cell>
          <table:table-cell office:value-type="string" calcext:value-type="string">
            <text:p>[['robert', 'draper', 'is', 'an', 'american', 'writer', 'he', 'is', 'a', 'correspondent', 'for', 'gq', 'and', 'a', 'contributor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74116487135707" calcext:value-type="float">
            <text:p>0.0174116487</text:p>
          </table:table-cell>
          <table:table-cell/>
        </table:table-row>
        <table:table-row table:style-name="ro1">
          <table:table-cell office:value-type="string" calcext:value-type="string">
            <text:p>ed_driscoll</text:p>
          </table:table-cell>
          <table:table-cell office:value-type="string" calcext:value-type="string">
            <text:p>[['ed', 'driscoll', 'is', 'an', 'american', 'writer', 'blogger', 'and', 'journalist', 'driscoll', 'is', 'an', 'edito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84483733502461" calcext:value-type="float">
            <text:p>0.0184483734</text:p>
          </table:table-cell>
          <table:table-cell/>
        </table:table-row>
        <table:table-row table:style-name="ro1">
          <table:table-cell office:value-type="string" calcext:value-type="string">
            <text:p>hiromi_kawakami</text:p>
          </table:table-cell>
          <table:table-cell office:value-type="string" calcext:value-type="string">
            <text:p>[['kawakami', 'hiromi', 'born', 'april', '1', '1958', 'is', 'a', 'japanese', 'writer', 'known', 'for', 'her', 'off-beat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307066282916002" calcext:value-type="float">
            <text:p>0.0307066283</text:p>
          </table:table-cell>
          <table:table-cell/>
        </table:table-row>
        <table:table-row table:style-name="ro1">
          <table:table-cell office:value-type="string" calcext:value-type="string">
            <text:p>dale_smith_:writer</text:p>
          </table:table-cell>
          <table:table-cell office:value-type="string" calcext:value-type="string">
            <text:p>[['paul', 'dale', 'smith', 'is', 'a', 'writer', 'and', 'playwright', 'from', 'leicester', 'england', 'but', 'currently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pedro_malon_de_chaide</text:p>
          </table:table-cell>
          <table:table-cell office:value-type="string" calcext:value-type="string">
            <text:p>[['pedro', 'malon', 'de', 'chaide', 'was', 'a', 'spanish', 'religious', 'writer', 'whose', 'works', 'resemble', 'literature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anton_funtek</text:p>
          </table:table-cell>
          <table:table-cell office:value-type="string" calcext:value-type="string">
            <text:p>[['anton', 'funtek', 'was', 'a', 'slovene', 'writer', 'poet', 'editor', 'and', 'translator', 'funtek', 'was', 'born']]</text:p>
          </table:table-cell>
          <table:table-cell office:value-type="string" calcext:value-type="string">
            <text:p>['david', 'de', 'is', 'a', 'writer', 'and', 'and', 'the', 'writer', 'and']</text:p>
          </table:table-cell>
          <table:table-cell office:value-type="float" office:value="0.0205771079050829" calcext:value-type="float">
            <text:p>0.0205771079</text:p>
          </table:table-cell>
          <table:table-cell/>
        </table:table-row>
        <table:table-row table:style-name="ro1">
          <table:table-cell office:value-type="string" calcext:value-type="string">
            <text:p>alojzy_lysko</text:p>
          </table:table-cell>
          <table:table-cell office:value-type="string" calcext:value-type="string">
            <text:p>[['alojzy', 'lysko', 'is', 'a', 'silesian', 'writer', 'and', 'politician', 'he', 'was', 'elected', 'to', 'the', 'sejm']]</text:p>
          </table:table-cell>
          <table:table-cell office:value-type="string" calcext:value-type="string">
            <text:p>['david', 'a', 'a', 'a', 'writer', 'and', 'the', 'writer']</text:p>
          </table:table-cell>
          <table:table-cell office:value-type="float" office:value="0.0329964194698357" calcext:value-type="float">
            <text:p>0.0329964195</text:p>
          </table:table-cell>
          <table:table-cell/>
        </table:table-row>
        <table:table-row table:style-name="ro1">
          <table:table-cell office:value-type="string" calcext:value-type="string">
            <text:p>iain_morris</text:p>
          </table:table-cell>
          <table:table-cell office:value-type="string" calcext:value-type="string">
            <text:p>[['iain', 'morris', 'is', 'an', 'english', 'writer', 'morris', 'is', 'best', 'known', 'for', 'creating', 'the', 'inbetweeners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gerry_davis_:screenwriter</text:p>
          </table:table-cell>
          <table:table-cell office:value-type="string" calcext:value-type="string">
            <text:p>[['gerry', 'davis', 'was', 'a', 'british', 'television', 'writer', 'best', 'known', 'for', 'his', 'contributions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ruby_mercer</text:p>
          </table:table-cell>
          <table:table-cell office:value-type="string" calcext:value-type="string">
            <text:p>[['ruby', 'mercer', 'cm', 'was', 'a', 'writer', 'broadcaster', 'soprano', 'and', 'entrepreneur', 'mercer', 'founded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402133301726626" calcext:value-type="float">
            <text:p>0.0402133302</text:p>
          </table:table-cell>
          <table:table-cell/>
        </table:table-row>
        <table:table-row table:style-name="ro1">
          <table:table-cell office:value-type="string" calcext:value-type="string">
            <text:p>heidi_macdonald</text:p>
          </table:table-cell>
          <table:table-cell office:value-type="string" calcext:value-type="string">
            <text:p>[['heidi', 'macdonald', 'is', 'an', 'american', 'writer', 'and', 'editor', 'in', 'the', 'field', 'of', 'comic', 'books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29964194698357" calcext:value-type="float">
            <text:p>0.0329964195</text:p>
          </table:table-cell>
          <table:table-cell/>
        </table:table-row>
        <table:table-row table:style-name="ro1">
          <table:table-cell office:value-type="string" calcext:value-type="string">
            <text:p>rasul_rza</text:p>
          </table:table-cell>
          <table:table-cell office:value-type="string" calcext:value-type="string">
            <text:p>[['rasul', 'rza', 'was', 'an', 'azerbaijani', 'writer', 'hero', 'of', 'socialist', 'labour', 'peoples', 'poet', 'of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148675233202669" calcext:value-type="float">
            <text:p>0.0148675233</text:p>
          </table:table-cell>
          <table:table-cell/>
        </table:table-row>
        <table:table-row table:style-name="ro1">
          <table:table-cell office:value-type="string" calcext:value-type="string">
            <text:p>hans_weiss_:author</text:p>
          </table:table-cell>
          <table:table-cell office:value-type="string" calcext:value-type="string">
            <text:p>[['hans', 'weiss', 'is', 'an', 'austrian', 'writer', 'journalist', 'and', 'photographer', 'hans', 'weiss', 'lives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432120354620357" calcext:value-type="float">
            <text:p>0.0432120355</text:p>
          </table:table-cell>
          <table:table-cell/>
        </table:table-row>
        <table:table-row table:style-name="ro1">
          <table:table-cell office:value-type="string" calcext:value-type="string">
            <text:p>dominick_dunne</text:p>
          </table:table-cell>
          <table:table-cell office:value-type="string" calcext:value-type="string">
            <text:p>[['dominick', 'john', 'dunne', 'was', 'an', 'american', 'writer', 'and', 'investigative', 'journalist', 'whos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94474924777373" calcext:value-type="float">
            <text:p>0.0394474925</text:p>
          </table:table-cell>
          <table:table-cell/>
        </table:table-row>
        <table:table-row table:style-name="ro1">
          <table:table-cell office:value-type="string" calcext:value-type="string">
            <text:p>robert_h.abel</text:p>
          </table:table-cell>
          <table:table-cell office:value-type="string" calcext:value-type="string">
            <text:p>[['robert', 'halsall', 'abel', 'is', 'an', 'american', 'short', 'story', 'writer', 'and', 'noveli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36558267026263" calcext:value-type="float">
            <text:p>0.0436558267</text:p>
          </table:table-cell>
          <table:table-cell/>
        </table:table-row>
        <table:table-row table:style-name="ro1">
          <table:table-cell office:value-type="string" calcext:value-type="string">
            <text:p>michael_lind</text:p>
          </table:table-cell>
          <table:table-cell office:value-type="string" calcext:value-type="string">
            <text:p>[['michael', 'lind', 'is', 'an', 'american', 'writer', 'lind', 'is', 'an', 'asu', 'future', 'of', 'war', 'fellow', 'at', 'new']]</text:p>
          </table:table-cell>
          <table:table-cell office:value-type="string" calcext:value-type="string">
            <text:p>['david', 'a', 'a', 'a', 'british', 'writer', 'and', 'and', 'the', 'fiction']</text:p>
          </table:table-cell>
          <table:table-cell office:value-type="float" office:value="0.0115828565224998" calcext:value-type="float">
            <text:p>0.0115828565</text:p>
          </table:table-cell>
          <table:table-cell/>
        </table:table-row>
        <table:table-row table:style-name="ro1">
          <table:table-cell office:value-type="string" calcext:value-type="string">
            <text:p>christopher_green_:author</text:p>
          </table:table-cell>
          <table:table-cell office:value-type="string" calcext:value-type="string">
            <text:p>[['christopher', 'green', 'is', 'an', 'australian', 'writer', 'of', 'speculative', 'short', 'fiction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57250695748268" calcext:value-type="float">
            <text:p>0.0257250696</text:p>
          </table:table-cell>
          <table:table-cell/>
        </table:table-row>
        <table:table-row table:style-name="ro1">
          <table:table-cell office:value-type="string" calcext:value-type="string">
            <text:p>sergei_varshavsky</text:p>
          </table:table-cell>
          <table:table-cell office:value-type="string" calcext:value-type="string">
            <text:p>[['sergei', 'petrovich', 'varshavsky', 'russian', 'e', 'eo', 'a', '27', 'september', 'was', 'a', 'russian', 'writer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amy_thomson</text:p>
          </table:table-cell>
          <table:table-cell office:value-type="string" calcext:value-type="string">
            <text:p>[['amy', 'thomson', 'is', 'an', 'american', 'science', 'fiction', 'writer', 'in', '1994', 'she', 'won', 'the', 'john']]</text:p>
          </table:table-cell>
          <table:table-cell office:value-type="string" calcext:value-type="string">
            <text:p>['david', 'de', 'a', 'a', 'writer', 'and', 'and', 'the', 'fiction']</text:p>
          </table:table-cell>
          <table:table-cell office:value-type="float" office:value="0.018107569251105" calcext:value-type="float">
            <text:p>0.0181075693</text:p>
          </table:table-cell>
          <table:table-cell/>
        </table:table-row>
        <table:table-row table:style-name="ro1">
          <table:table-cell office:value-type="string" calcext:value-type="string">
            <text:p>scott_aukerman</text:p>
          </table:table-cell>
          <table:table-cell office:value-type="string" calcext:value-type="string">
            <text:p>[['scott', 'aukerman', 'is', 'an', 'american', 'writer', 'actor', 'comedian', 'television', 'personality', 'director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192019205502398" calcext:value-type="float">
            <text:p>0.0192019206</text:p>
          </table:table-cell>
          <table:table-cell/>
        </table:table-row>
        <table:table-row table:style-name="ro1">
          <table:table-cell office:value-type="string" calcext:value-type="string">
            <text:p>plum_johnson</text:p>
          </table:table-cell>
          <table:table-cell office:value-type="string" calcext:value-type="string">
            <text:p>[['plum', 'johnson', 'is', 'a', 'canadian', 'writer', 'and', 'publisher', 'who', 'won', 'the', 'rbc', 'taylor', 'prize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346014930506194" calcext:value-type="float">
            <text:p>0.0346014931</text:p>
          </table:table-cell>
          <table:table-cell/>
        </table:table-row>
        <table:table-row table:style-name="ro1">
          <table:table-cell office:value-type="string" calcext:value-type="string">
            <text:p>phiroz_mehta</text:p>
          </table:table-cell>
          <table:table-cell office:value-type="string" calcext:value-type="string">
            <text:p>[['phirozshah', 'dorabji', 'mehta', 'was', 'an', 'indian-born', 'writer', 'and', 'lecturer', 'on', 'religious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406071179853847" calcext:value-type="float">
            <text:p>0.040607118</text:p>
          </table:table-cell>
          <table:table-cell/>
        </table:table-row>
        <table:table-row table:style-name="ro1">
          <table:table-cell office:value-type="string" calcext:value-type="string">
            <text:p>pavel_ivanovich_melnikov</text:p>
          </table:table-cell>
          <table:table-cell office:value-type="string" calcext:value-type="string">
            <text:p>[['pavel', 'ivanovich', 'melnikov', 'alias', 'andrey', 'pechersky', 'russian', 'was', 'a', 'russian', 'writer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28350605400621" calcext:value-type="float">
            <text:p>0.0228350605</text:p>
          </table:table-cell>
          <table:table-cell/>
        </table:table-row>
        <table:table-row table:style-name="ro1">
          <table:table-cell office:value-type="string" calcext:value-type="string">
            <text:p>mohammed_khadeer_babu</text:p>
          </table:table-cell>
          <table:table-cell office:value-type="string" calcext:value-type="string">
            <text:p>[['mohammad', 'khadeer', 'babu', 'is', 'a', 'telugu', 'short', 'story', 'writer', 'journalist', 'and', 'telugu', 'movie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0205771079050829" calcext:value-type="float">
            <text:p>0.0205771079</text:p>
          </table:table-cell>
          <table:table-cell/>
        </table:table-row>
        <table:table-row table:style-name="ro1">
          <table:table-cell office:value-type="string" calcext:value-type="string">
            <text:p>michael_t.kaufman</text:p>
          </table:table-cell>
          <table:table-cell office:value-type="string" calcext:value-type="string">
            <text:p>[['michael', 't', 'kaufman', 'was', 'a', 'writer', 'for', 'the', 'new', 'york', 'times', 'he', 'won', 'the', '1978', 'georg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9311190932912" calcext:value-type="float">
            <text:p>0.0193111909</text:p>
          </table:table-cell>
          <table:table-cell/>
        </table:table-row>
        <table:table-row table:style-name="ro1">
          <table:table-cell office:value-type="string" calcext:value-type="string">
            <text:p>renji_panicker</text:p>
          </table:table-cell>
          <table:table-cell office:value-type="string" calcext:value-type="string">
            <text:p>[['renji', 'panicker', 'is', 'an', 'indian', 'journalist', 'script', 'writer', 'producer', 'actor', 'and', 'director']]</text:p>
          </table:table-cell>
          <table:table-cell office:value-type="string" calcext:value-type="string">
            <text:p>['david', 'de', 'a', 'a', 'a', 'writer', 'and', 'and', 'the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donna_andrews_:author</text:p>
          </table:table-cell>
          <table:table-cell office:value-type="string" calcext:value-type="string">
            <text:p>[['donna', 'andrews', 'is', 'an', 'american', 'mystery', 'fiction', 'writer', 'of', 'two', 'award-winning', 'amateur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918979802003979" calcext:value-type="float">
            <text:p>0.0918979802</text:p>
          </table:table-cell>
          <table:table-cell/>
        </table:table-row>
        <table:table-row table:style-name="ro1">
          <table:table-cell office:value-type="string" calcext:value-type="string">
            <text:p>daniel_newman_:academic</text:p>
          </table:table-cell>
          <table:table-cell office:value-type="string" calcext:value-type="string">
            <text:p>[['daniel', 'lawrence', 'newman', 'phd', 'is', 'a', 'british', 'writer', 'scholar', 'and', 'translator', 'of', 'arabic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86678282910063" calcext:value-type="float">
            <text:p>0.0386678283</text:p>
          </table:table-cell>
          <table:table-cell/>
        </table:table-row>
        <table:table-row table:style-name="ro1">
          <table:table-cell office:value-type="string" calcext:value-type="string">
            <text:p>robin_lafevers</text:p>
          </table:table-cell>
          <table:table-cell office:value-type="string" calcext:value-type="string">
            <text:p>[['robin', 'lorraine', 'lafevers', 'is', 'an', 'american', 'childrens', 'book', 'writer', 'from', 'california', 'she']]</text:p>
          </table:table-cell>
          <table:table-cell office:value-type="string" calcext:value-type="string">
            <text:p>['david', 'a', 'a', 'a', 'writer', 'and', 'and', 'the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ram_shankar_tripathi</text:p>
          </table:table-cell>
          <table:table-cell office:value-type="string" calcext:value-type="string">
            <text:p>[['ram', 'shankar', 'tripathi', 'is', 'an', 'indian', 'scholar', 'of', 'buddhism', 'editor', 'and', 'author', 'of', 'a']]</text:p>
          </table:table-cell>
          <table:table-cell office:value-type="string" calcext:value-type="string">
            <text:p>['david', 'de', 'a', 'a', 'a', 'writer', 'and', 'and', 'the', 'writer', 'and']</text:p>
          </table:table-cell>
          <table:table-cell office:value-type="float" office:value="0.0170660201435716" calcext:value-type="float">
            <text:p>0.0170660201</text:p>
          </table:table-cell>
          <table:table-cell/>
        </table:table-row>
        <table:table-row table:style-name="ro1">
          <table:table-cell office:value-type="string" calcext:value-type="string">
            <text:p>gary_m_dobbs</text:p>
          </table:table-cell>
          <table:table-cell office:value-type="string" calcext:value-type="string">
            <text:p>[['born', 'in', '1965', 'gary', 'm', 'dobbs', 'is', 'a', 'british', 'writer', 'and', 'actor', 'as', 'a', 'writer', 'using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300903417152809" calcext:value-type="float">
            <text:p>0.0300903417</text:p>
          </table:table-cell>
          <table:table-cell/>
        </table:table-row>
        <table:table-row table:style-name="ro1">
          <table:table-cell office:value-type="string" calcext:value-type="string">
            <text:p>milt_josefsberg</text:p>
          </table:table-cell>
          <table:table-cell office:value-type="string" calcext:value-type="string">
            <text:p>[['milt', 'josefsberg', 'was', 'a', 'radio', 'writer', 'for', 'the', 'jack', 'benny', 'program', 'and', 'later', 'a', 'writer']]</text:p>
          </table:table-cell>
          <table:table-cell office:value-type="string" calcext:value-type="string">
            <text:p>['david', 'is', 'a', 'canadian', 'writer', 'and', 'and', 'the', 'writer', 'and']</text:p>
          </table:table-cell>
          <table:table-cell office:value-type="float" office:value="0.0191420138455105" calcext:value-type="float">
            <text:p>0.0191420138</text:p>
          </table:table-cell>
          <table:table-cell/>
        </table:table-row>
        <table:table-row table:style-name="ro1">
          <table:table-cell office:value-type="string" calcext:value-type="string">
            <text:p>michael_alan_nelson</text:p>
          </table:table-cell>
          <table:table-cell office:value-type="string" calcext:value-type="string">
            <text:p>[['michael', 'alan', 'nelson', 'is', 'an', 'american', 'comic', 'book', 'writer', 'and', 'novelist', 'he', 'is', 'be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8439110602898" calcext:value-type="float">
            <text:p>0.0284391106</text:p>
          </table:table-cell>
          <table:table-cell/>
        </table:table-row>
        <table:table-row table:style-name="ro1">
          <table:table-cell office:value-type="string" calcext:value-type="string">
            <text:p>barly_baruti</text:p>
          </table:table-cell>
          <table:table-cell office:value-type="string" calcext:value-type="string">
            <text:p>[['baruti', 'kandolo', 'lilela', 'better', 'known', 'by', 'his', 'pen', 'name', 'barly', 'baruti', 'is', 'a', 'congolese']]</text:p>
          </table:table-cell>
          <table:table-cell office:value-type="string" calcext:value-type="string">
            <text:p>['david', 'a', 'a', 'a', 'french', 'writer', 'and', 'and', 'the']</text:p>
          </table:table-cell>
          <table:table-cell office:value-type="float" office:value="0.0137587772973971" calcext:value-type="float">
            <text:p>0.0137587773</text:p>
          </table:table-cell>
          <table:table-cell/>
        </table:table-row>
        <table:table-row table:style-name="ro1">
          <table:table-cell office:value-type="string" calcext:value-type="string">
            <text:p>regis_loisel</text:p>
          </table:table-cell>
          <table:table-cell office:value-type="string" calcext:value-type="string">
            <text:p>[['regis', 'loisel', 'is', 'a', 'french', 'comics', 'writer', 'and', 'artist', 'best', 'known', 'for', 'the', 'long-running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435090740787907" calcext:value-type="float">
            <text:p>0.0435090741</text:p>
          </table:table-cell>
          <table:table-cell/>
        </table:table-row>
        <table:table-row table:style-name="ro1">
          <table:table-cell office:value-type="string" calcext:value-type="string">
            <text:p>francis_leslie_ashton</text:p>
          </table:table-cell>
          <table:table-cell office:value-type="string" calcext:value-type="string">
            <text:p>[['francis', 'leslie', 'ashton', 'was', 'a', 'british', 'writer', 'known', 'for', 'her', 'first', 'novel', 'breaking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arthur_frederick_jones</text:p>
          </table:table-cell>
          <table:table-cell office:value-type="string" calcext:value-type="string">
            <text:p>[['arthur', 'frederick', 'jones', 'was', 'an', 'american', 'writer', 'and', 'dog-show', 'judge', 'in', '1926', 'he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325156381955534" calcext:value-type="float">
            <text:p>0.0325156382</text:p>
          </table:table-cell>
          <table:table-cell/>
        </table:table-row>
        <table:table-row table:style-name="ro1">
          <table:table-cell office:value-type="string" calcext:value-type="string">
            <text:p>adwaita_mallabarman</text:p>
          </table:table-cell>
          <table:table-cell office:value-type="string" calcext:value-type="string">
            <text:p>[['adwaita', 'mallabarman', 'alternative', 'spelling', 'advaita', 'mallabarmana', 'was', 'a', 'bengali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45124019407542" calcext:value-type="float">
            <text:p>0.0245124019</text:p>
          </table:table-cell>
          <table:table-cell/>
        </table:table-row>
        <table:table-row table:style-name="ro1">
          <table:table-cell office:value-type="string" calcext:value-type="string">
            <text:p>dharanidhar_sahu</text:p>
          </table:table-cell>
          <table:table-cell office:value-type="string" calcext:value-type="string">
            <text:p>[['dr', 'dharanidhar', 'sahu', 'is', 'an', 'english', 'writer', 'from', 'india', 'he', 'is', 'a', 'professor', 'in', 'english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46532364702033" calcext:value-type="float">
            <text:p>0.0246532365</text:p>
          </table:table-cell>
          <table:table-cell/>
        </table:table-row>
        <table:table-row table:style-name="ro1">
          <table:table-cell office:value-type="string" calcext:value-type="string">
            <text:p>cliff_green</text:p>
          </table:table-cell>
          <table:table-cell office:value-type="string" calcext:value-type="string">
            <text:p>[['cliff', 'green', 'is', 'an', 'australian', 'screen', 'writer', 'whose', 'best', 'known', 'work', 'is', 'picnic', 'at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137587772973971" calcext:value-type="float">
            <text:p>0.0137587773</text:p>
          </table:table-cell>
          <table:table-cell/>
        </table:table-row>
        <table:table-row table:style-name="ro1">
          <table:table-cell office:value-type="string" calcext:value-type="string">
            <text:p>denis_theriault</text:p>
          </table:table-cell>
          <table:table-cell office:value-type="string" calcext:value-type="string">
            <text:p>[['denis', 'theriault', 'is', 'a', 'quebec', 'writer', 'his', 'first', 'novel', 'liguane', 'was', 'published', 'in']]</text:p>
          </table:table-cell>
          <table:table-cell office:value-type="string" calcext:value-type="string">
            <text:p>['david', 'de', 'a', 'a', 'writer', 'and', 'and', 'the', 'writer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mykola_bazhan</text:p>
          </table:table-cell>
          <table:table-cell office:value-type="string" calcext:value-type="string">
            <text:p>[['mykola', 'platonovych', 'bazhan', 'was', 'a', 'soviet', 'ukrainian', 'writer', 'poet', 'highly', 'decorated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92019205502398" calcext:value-type="float">
            <text:p>0.0192019206</text:p>
          </table:table-cell>
          <table:table-cell/>
        </table:table-row>
        <table:table-row table:style-name="ro1">
          <table:table-cell office:value-type="string" calcext:value-type="string">
            <text:p>rae_bryant</text:p>
          </table:table-cell>
          <table:table-cell office:value-type="string" calcext:value-type="string">
            <text:p>[['rae', 'bryant', 'is', 'an', 'american', 'writer', 'most', 'known', 'for', 'experimental', 'prose', 'styles', 'with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53756959924139" calcext:value-type="float">
            <text:p>0.015375696</text:p>
          </table:table-cell>
          <table:table-cell/>
        </table:table-row>
        <table:table-row table:style-name="ro1">
          <table:table-cell office:value-type="string" calcext:value-type="string">
            <text:p>emily_wachtel</text:p>
          </table:table-cell>
          <table:table-cell office:value-type="string" calcext:value-type="string">
            <text:p>[['emily', 'wachtel', 'is', 'a', 'writer', 'actress', 'and', 'producer', 'born', 'in', 'new', 'york', 'new', 'york', 'to']]</text:p>
          </table:table-cell>
          <table:table-cell office:value-type="string" calcext:value-type="string">
            <text:p>['david', 'de', 'a', 'a', 'french', 'writer', 'and', 'and', 'the', 'writer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beatrice_lamwaka</text:p>
          </table:table-cell>
          <table:table-cell office:value-type="string" calcext:value-type="string">
            <text:p>[['beatrice', 'lamwaka', 'is', 'a', 'ugandan', 'writer', 'she', 'was', 'shortlisted', 'for', 'the', '2011', 'caine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205771079050829" calcext:value-type="float">
            <text:p>0.0205771079</text:p>
          </table:table-cell>
          <table:table-cell/>
        </table:table-row>
        <table:table-row table:style-name="ro1">
          <table:table-cell office:value-type="string" calcext:value-type="string">
            <text:p>andrew_mcculloch_:writer_and_actor</text:p>
          </table:table-cell>
          <table:table-cell office:value-type="string" calcext:value-type="string">
            <text:p>[['andrew', 'mcculloch', 'often', 'credited', 'as', 'andy', 'mcculloch', 'is', 'a', 'scottish', 'televisio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94474924777373" calcext:value-type="float">
            <text:p>0.0394474925</text:p>
          </table:table-cell>
          <table:table-cell/>
        </table:table-row>
        <table:table-row table:style-name="ro1">
          <table:table-cell office:value-type="string" calcext:value-type="string">
            <text:p>nastaran_akhavan</text:p>
          </table:table-cell>
          <table:table-cell office:value-type="string" calcext:value-type="string">
            <text:p>[['nastaran', 'akhavan', 'is', 'an', 'iranian', 'non-fiction', 'writer', 'being', 'one', 'of', 'the', 'survivor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221720450479346" calcext:value-type="float">
            <text:p>0.022172045</text:p>
          </table:table-cell>
          <table:table-cell/>
        </table:table-row>
        <table:table-row table:style-name="ro1">
          <table:table-cell office:value-type="string" calcext:value-type="string">
            <text:p>gunning_s.bedford</text:p>
          </table:table-cell>
          <table:table-cell office:value-type="string" calcext:value-type="string">
            <text:p>[['dr', 'bedford', 'graduated', 'in', '1825', 'at', 'mount', 'saint', 'marys', 'university', 'emmitsburg', 'maryland']]</text:p>
          </table:table-cell>
          <table:table-cell office:value-type="string" calcext:value-type="string">
            <text:p>['david', 'a', 'a', 'a', 'british', 'writer', 'and', 'and', 'the', 'fiction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inne_godfree</text:p>
          </table:table-cell>
          <table:table-cell office:value-type="string" calcext:value-type="string">
            <text:p>[['grainne', 'godfree', 'is', 'an', 'american', 'television', 'writer', 'she', 'is', 'well', 'known', 'for', 'her']]</text:p>
          </table:table-cell>
          <table:table-cell office:value-type="string" calcext:value-type="string">
            <text:p>['david', 'de', 'a', 'a', 'french', 'writer', 'and', 'and', 'the', 'fiction']</text:p>
          </table:table-cell>
          <table:table-cell office:value-type="float" office:value="0.0156352208937855" calcext:value-type="float">
            <text:p>0.0156352209</text:p>
          </table:table-cell>
          <table:table-cell/>
        </table:table-row>
        <table:table-row table:style-name="ro1">
          <table:table-cell office:value-type="string" calcext:value-type="string">
            <text:p>milos_mikeln</text:p>
          </table:table-cell>
          <table:table-cell office:value-type="string" calcext:value-type="string">
            <text:p>[['milos', 'mikeln', 'was', 'a', 'slovene', 'writer', 'playwright', 'theatre', 'director', 'and', 'journalist', 'h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12813977095997" calcext:value-type="float">
            <text:p>0.0212813977</text:p>
          </table:table-cell>
          <table:table-cell/>
        </table:table-row>
        <table:table-row table:style-name="ro1">
          <table:table-cell office:value-type="string" calcext:value-type="string">
            <text:p>charles_watts_:secularist</text:p>
          </table:table-cell>
          <table:table-cell office:value-type="string" calcext:value-type="string">
            <text:p>[['charles', 'watts', 'was', 'an', 'english', 'writer', 'lecturer', 'and', 'publisher', 'who', 'was', 'prominent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marielle_heller</text:p>
          </table:table-cell>
          <table:table-cell office:value-type="string" calcext:value-type="string">
            <text:p>[['heller', 'was', 'born', 'in', 'california', 'she', 'studied', 'theatre', 'at', 'ucla', 'and', 'at', 'the', 'royal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21516624340837" calcext:value-type="float">
            <text:p>0.0121516624</text:p>
          </table:table-cell>
          <table:table-cell/>
        </table:table-row>
        <table:table-row table:style-name="ro1">
          <table:table-cell office:value-type="string" calcext:value-type="string">
            <text:p>alexandra_shimo</text:p>
          </table:table-cell>
          <table:table-cell office:value-type="string" calcext:value-type="string">
            <text:p>[['alexandra', 'shimo', 'is', 'a', 'canadian', 'writer', 'who', 'was', 'a', 'shortlisted', 'nominee', 'for', 'the', 'governo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8439110602898" calcext:value-type="float">
            <text:p>0.0284391106</text:p>
          </table:table-cell>
          <table:table-cell/>
        </table:table-row>
        <table:table-row table:style-name="ro1">
          <table:table-cell office:value-type="string" calcext:value-type="string">
            <text:p>erzsebet_galgoczi</text:p>
          </table:table-cell>
          <table:table-cell office:value-type="string" calcext:value-type="string">
            <text:p>[['erzsebet', 'galgoczi', 'was', 'a', 'hungarian', 'writer', 'playwright', 'and', 'screenwriter', 'her', 'work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grazia_deledda</text:p>
          </table:table-cell>
          <table:table-cell office:value-type="string" calcext:value-type="string">
            <text:p>[['grazia', 'maria', 'cosima', 'damiana', 'deledda', 'was', 'an', 'italian', 'writer', 'who', 'received', 'the', 'nobel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205771079050829" calcext:value-type="float">
            <text:p>0.0205771079</text:p>
          </table:table-cell>
          <table:table-cell/>
        </table:table-row>
        <table:table-row table:style-name="ro1">
          <table:table-cell office:value-type="string" calcext:value-type="string">
            <text:p>emiliano_reali</text:p>
          </table:table-cell>
          <table:table-cell office:value-type="string" calcext:value-type="string">
            <text:p>[['emiliano', 'reali', 'born', 'november', '3', '1976', 'in', 'rome', 'is', 'an', 'italian', 'writer', 'some', 'of', 'his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299588707011578" calcext:value-type="float">
            <text:p>0.0299588707</text:p>
          </table:table-cell>
          <table:table-cell/>
        </table:table-row>
        <table:table-row table:style-name="ro1">
          <table:table-cell office:value-type="string" calcext:value-type="string">
            <text:p>c.bernard_ruffin</text:p>
          </table:table-cell>
          <table:table-cell office:value-type="string" calcext:value-type="string">
            <text:p>[['c', 'bernard', 'ruffin', 'is', 'an', 'american', 'non-fiction', 'writer', 'who', 'has', 'written', 'many', 'book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francesco_saverio_salfi</text:p>
          </table:table-cell>
          <table:table-cell office:value-type="string" calcext:value-type="string">
            <text:p>[['francesco', 'saverio', 'salfi', 'or', 'franco', 'salfi', 'was', 'an', 'italian', 'writer', 'politician', 'and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221720450479346" calcext:value-type="float">
            <text:p>0.022172045</text:p>
          </table:table-cell>
          <table:table-cell/>
        </table:table-row>
        <table:table-row table:style-name="ro1">
          <table:table-cell office:value-type="string" calcext:value-type="string">
            <text:p>herman_pieter_de_boer</text:p>
          </table:table-cell>
          <table:table-cell office:value-type="string" calcext:value-type="string">
            <text:p>[['herman', 'pieter', 'de', 'boer', 'also', 'known', 'as', 'johnny', 'austerlitz', 'was', 'a', 'dutch', 'writer', 'journalist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72676060456259" calcext:value-type="float">
            <text:p>0.017267606</text:p>
          </table:table-cell>
          <table:table-cell/>
        </table:table-row>
        <table:table-row table:style-name="ro1">
          <table:table-cell office:value-type="string" calcext:value-type="string">
            <text:p>mikal_sylten</text:p>
          </table:table-cell>
          <table:table-cell office:value-type="string" calcext:value-type="string">
            <text:p>[['mikal', 'peder', 'olaus', 'sylten', 'was', 'a', 'norwegian', 'writer', 'originally', 'a', 'typographer', 'from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nejc_gazvoda</text:p>
          </table:table-cell>
          <table:table-cell office:value-type="string" calcext:value-type="string">
            <text:p>[['nejc', 'gazvoda', 'is', 'a', 'slovene', 'writer', 'screenwriter', 'and', 'director', 'he', 'has', 'published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423682412589593" calcext:value-type="float">
            <text:p>0.0423682413</text:p>
          </table:table-cell>
          <table:table-cell/>
        </table:table-row>
        <table:table-row table:style-name="ro1">
          <table:table-cell office:value-type="string" calcext:value-type="string">
            <text:p>romulus_cioflec</text:p>
          </table:table-cell>
          <table:table-cell office:value-type="string" calcext:value-type="string">
            <text:p>[['romulus', 'cioflec', 'was', 'a', 'writer', 'journalist', 'and', 'activist', 'from', 'romania', 'he', 'was', 'the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mulraj_rajda</text:p>
          </table:table-cell>
          <table:table-cell office:value-type="string" calcext:value-type="string">
            <text:p>[['mulraj', 'rajda', 'was', 'an', 'indian', 'writer', 'actor', 'and', 'director', 'he', 'worked', 'in', 'hindigujarati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arnold_bennett</text:p>
          </table:table-cell>
          <table:table-cell office:value-type="string" calcext:value-type="string">
            <text:p>[['enoch', 'arnold', 'bennett', 'was', 'an', 'english', 'writer', 'he', 'is', 'best', 'known', 'as', 'a', 'novelist', 'but']]</text:p>
          </table:table-cell>
          <table:table-cell office:value-type="string" calcext:value-type="string">
            <text:p>['david', 'a', 'a', 'a', 'french', 'writer', 'and', 'and', 'the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fleur_jaeggy</text:p>
          </table:table-cell>
          <table:table-cell office:value-type="string" calcext:value-type="string">
            <text:p>[['fleur', 'jaeggy', 'is', 'a', 'swiss', 'writer', 'of', 'italian', 'mother', 'tongue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255186155893943" calcext:value-type="float">
            <text:p>0.0255186156</text:p>
          </table:table-cell>
          <table:table-cell/>
        </table:table-row>
        <table:table-row table:style-name="ro1">
          <table:table-cell office:value-type="string" calcext:value-type="string">
            <text:p>eduard_vilde</text:p>
          </table:table-cell>
          <table:table-cell office:value-type="string" calcext:value-type="string">
            <text:p>[['eduard', 'vilde', 'was', 'an', 'estonian', 'writer', 'a', 'pioneer', 'of', 'critical', 'realism', 'in', 'estonian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mary_lamb</text:p>
          </table:table-cell>
          <table:table-cell office:value-type="string" calcext:value-type="string">
            <text:p>[['mary', 'ann', 'lamb', 'was', 'an', 'english', 'writer', 'she', 'is', 'best', 'known', 'for', 'the', 'collaboration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168241089476951" calcext:value-type="float">
            <text:p>0.0168241089</text:p>
          </table:table-cell>
          <table:table-cell/>
        </table:table-row>
        <table:table-row table:style-name="ro1">
          <table:table-cell office:value-type="string" calcext:value-type="string">
            <text:p>douglas_bland</text:p>
          </table:table-cell>
          <table:table-cell office:value-type="string" calcext:value-type="string">
            <text:p>[['douglas', 'l', 'bland', 'is', 'a', 'canadian', 'writer', 'a', 'retired', 'lieutenant', 'colonel', 'in', 'the', 'canadian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186189371874825" calcext:value-type="float">
            <text:p>0.0186189372</text:p>
          </table:table-cell>
          <table:table-cell/>
        </table:table-row>
        <table:table-row table:style-name="ro1">
          <table:table-cell office:value-type="string" calcext:value-type="string">
            <text:p>robert_gardner_:academic</text:p>
          </table:table-cell>
          <table:table-cell office:value-type="string" calcext:value-type="string">
            <text:p>[['robert', 'gardner', 'is', 'a', 'scottish', 'canadian', 'television', 'writer', 'director', 'and', 'producer', 'h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06663160993431" calcext:value-type="float">
            <text:p>0.0406663161</text:p>
          </table:table-cell>
          <table:table-cell/>
        </table:table-row>
        <table:table-row table:style-name="ro1">
          <table:table-cell office:value-type="string" calcext:value-type="string">
            <text:p>michael_mclaverty</text:p>
          </table:table-cell>
          <table:table-cell office:value-type="string" calcext:value-type="string">
            <text:p>[['michael', 'mclaverty', 'was', 'an', 'irish', 'writer', 'of', 'novels', 'and', 'short', 'stories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5271148634949" calcext:value-type="float">
            <text:p>0.0252711486</text:p>
          </table:table-cell>
          <table:table-cell/>
        </table:table-row>
        <table:table-row table:style-name="ro1">
          <table:table-cell office:value-type="string" calcext:value-type="string">
            <text:p>mike_benson_:screenwriter</text:p>
          </table:table-cell>
          <table:table-cell office:value-type="string" calcext:value-type="string">
            <text:p>[['mike', 'benson', 'is', 'an', 'american', 'television', 'writer', 'and', 'show', 'runner', 'who', 'has', 'also', 'been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290962714686922" calcext:value-type="float">
            <text:p>0.0290962715</text:p>
          </table:table-cell>
          <table:table-cell/>
        </table:table-row>
        <table:table-row table:style-name="ro1">
          <table:table-cell office:value-type="string" calcext:value-type="string">
            <text:p>donald_hinds</text:p>
          </table:table-cell>
          <table:table-cell office:value-type="string" calcext:value-type="string">
            <text:p>[['donald', 'hinds', 'is', 'a', 'jamaican-born', 'writer', 'journalist', 'historian', 'and', 'teacher', 'he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251329363502277" calcext:value-type="float">
            <text:p>0.0251329364</text:p>
          </table:table-cell>
          <table:table-cell/>
        </table:table-row>
        <table:table-row table:style-name="ro1">
          <table:table-cell office:value-type="string" calcext:value-type="string">
            <text:p>afdlin_shauki</text:p>
          </table:table-cell>
          <table:table-cell office:value-type="string" calcext:value-type="string">
            <text:p>[['afdlin', 'shauki', 'bin', 'aksan', 'also', 'known', 'as', 'afdlin', 'shauki', 'chief', 'kodok', 'or', 'alf', 'to', 'his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bc_pierre</text:p>
          </table:table-cell>
          <table:table-cell office:value-type="string" calcext:value-type="string">
            <text:p>[['dbc', 'pierre', 'is', 'a', 'writer', 'who', 'wrote', 'the', 'novel', 'vernon', 'god', 'little', 'he', 'was', 'born', 'in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543438864844833" calcext:value-type="float">
            <text:p>0.0543438865</text:p>
          </table:table-cell>
          <table:table-cell/>
        </table:table-row>
        <table:table-row table:style-name="ro1">
          <table:table-cell office:value-type="string" calcext:value-type="string">
            <text:p>clive_barker</text:p>
          </table:table-cell>
          <table:table-cell office:value-type="string" calcext:value-type="string">
            <text:p>[['clive', 'barker', 'is', 'an', 'english', 'writer', 'film', 'director', 'and', 'visual', 'artist', 'best', 'known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ante_tomic_:writer</text:p>
          </table:table-cell>
          <table:table-cell office:value-type="string" calcext:value-type="string">
            <text:p>[['ante', 'tomic', 'is', 'a', 'croatian', 'writer', 'and', 'journalist', 'a', 'native', 'of', 'the', 'village', 'glavina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63419472212374" calcext:value-type="float">
            <text:p>0.0363419472</text:p>
          </table:table-cell>
          <table:table-cell/>
        </table:table-row>
        <table:table-row table:style-name="ro1">
          <table:table-cell office:value-type="string" calcext:value-type="string">
            <text:p>pavel_reznicek</text:p>
          </table:table-cell>
          <table:table-cell office:value-type="string" calcext:value-type="string">
            <text:p>[['pavel', 'reznicek', 'is', 'a', 'czech', 'writer', 'in', 'addition', 'to', 'his', 'writing', 'career', 'he', 'also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307066282916002" calcext:value-type="float">
            <text:p>0.0307066283</text:p>
          </table:table-cell>
          <table:table-cell/>
        </table:table-row>
        <table:table-row table:style-name="ro1">
          <table:table-cell office:value-type="string" calcext:value-type="string">
            <text:p>dan_greenburg</text:p>
          </table:table-cell>
          <table:table-cell office:value-type="string" calcext:value-type="string">
            <text:p>[['dan', 'greenburg', 'is', 'an', 'american', 'writer', 'humorist', 'and', 'journalist', 'his', 'more', 'than', '70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202355539266737" calcext:value-type="float">
            <text:p>0.2023555393</text:p>
          </table:table-cell>
          <table:table-cell/>
        </table:table-row>
        <table:table-row table:style-name="ro1">
          <table:table-cell office:value-type="string" calcext:value-type="string">
            <text:p>don_l.johnson</text:p>
          </table:table-cell>
          <table:table-cell office:value-type="string" calcext:value-type="string">
            <text:p>[['don', 'l', 'johnson', 'was', 'an', 'outdoor', 'writer', 'from', 'wisconsin', 'his', 'career', 'included', 'natur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40177324137408" calcext:value-type="float">
            <text:p>0.0140177324</text:p>
          </table:table-cell>
          <table:table-cell/>
        </table:table-row>
        <table:table-row table:style-name="ro1">
          <table:table-cell office:value-type="string" calcext:value-type="string">
            <text:p>shahrokh_meskoob</text:p>
          </table:table-cell>
          <table:table-cell office:value-type="string" calcext:value-type="string">
            <text:p>[['shahrokh', 'meskoob', 'was', 'an', 'iranian', 'writer', 'translator', 'scholar', 'and', 'university', 'professo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21829551953671" calcext:value-type="float">
            <text:p>0.0221829552</text:p>
          </table:table-cell>
          <table:table-cell/>
        </table:table-row>
        <table:table-row table:style-name="ro1">
          <table:table-cell office:value-type="string" calcext:value-type="string">
            <text:p>charles_gordon_:journalist</text:p>
          </table:table-cell>
          <table:table-cell office:value-type="string" calcext:value-type="string">
            <text:p>[['charles', 'gordon', 'is', 'a', 'canadian', 'writer', 'and', 'retired', 'journalist', 'best', 'known', 'as', 'a', 'longtim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63419472212374" calcext:value-type="float">
            <text:p>0.0363419472</text:p>
          </table:table-cell>
          <table:table-cell/>
        </table:table-row>
        <table:table-row table:style-name="ro1">
          <table:table-cell office:value-type="string" calcext:value-type="string">
            <text:p>rajzel_zychlinsky</text:p>
          </table:table-cell>
          <table:table-cell office:value-type="string" calcext:value-type="string">
            <text:p>[['rajzel', 'zychlinsky', 'was', 'a', 'polish', 'writer', 'of', 'poetry', 'in', 'yiddish', 'whose', 'poetry', 'covered']]</text:p>
          </table:table-cell>
          <table:table-cell office:value-type="string" calcext:value-type="string">
            <text:p>['david', 'a', 'a', 'a', 'writer', 'and', 'and', 'the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bhaskar_sunkara</text:p>
          </table:table-cell>
          <table:table-cell office:value-type="string" calcext:value-type="string">
            <text:p>[['bhaskar', 'sunkara', 'is', 'an', 'american', 'political', 'writer', 'editor', 'and', 'publisher', 'of', 'jacobin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205490130723019" calcext:value-type="float">
            <text:p>0.0205490131</text:p>
          </table:table-cell>
          <table:table-cell/>
        </table:table-row>
        <table:table-row table:style-name="ro1">
          <table:table-cell office:value-type="string" calcext:value-type="string">
            <text:p>bogomir_magajna</text:p>
          </table:table-cell>
          <table:table-cell office:value-type="string" calcext:value-type="string">
            <text:p>[['bogomir', 'magajna', 'was', 'a', 'slovene', 'writer', 'and', 'psychiatrist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650059326034369" calcext:value-type="float">
            <text:p>0.0650059326</text:p>
          </table:table-cell>
          <table:table-cell/>
        </table:table-row>
        <table:table-row table:style-name="ro1">
          <table:table-cell office:value-type="string" calcext:value-type="string">
            <text:p>elisabeth_thorsell</text:p>
          </table:table-cell>
          <table:table-cell office:value-type="string" calcext:value-type="string">
            <text:p>[['elisabeth', 'thorsell', 'is', 'a', 'swedish', 'writer', 'professional', 'genealogist', 'and', 'a', 'veteran']]</text:p>
          </table:table-cell>
          <table:table-cell office:value-type="string" calcext:value-type="string">
            <text:p>['david', 'de', 'a', 'a', 'french', 'writer', 'and', 'and', 'the', 'fiction']</text:p>
          </table:table-cell>
          <table:table-cell office:value-type="float" office:value="0.0270070977003896" calcext:value-type="float">
            <text:p>0.0270070977</text:p>
          </table:table-cell>
          <table:table-cell/>
        </table:table-row>
        <table:table-row table:style-name="ro1">
          <table:table-cell office:value-type="string" calcext:value-type="string">
            <text:p>deborah_a.miranda</text:p>
          </table:table-cell>
          <table:table-cell office:value-type="string" calcext:value-type="string">
            <text:p>[['deborah', 'miranda', 'is', 'a', 'native', 'american', 'writer', 'and', 'poet', 'her', 'father', 'alfred', 'edward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charles_steggall</text:p>
          </table:table-cell>
          <table:table-cell office:value-type="string" calcext:value-type="string">
            <text:p>[['charles', 'h', 'steggall', 'was', 'an', 'english', 'hymn', 'writer', 'and', 'composer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453792286753181" calcext:value-type="float">
            <text:p>0.0453792287</text:p>
          </table:table-cell>
          <table:table-cell/>
        </table:table-row>
        <table:table-row table:style-name="ro1">
          <table:table-cell office:value-type="string" calcext:value-type="string">
            <text:p>norman_ian_mackenzie</text:p>
          </table:table-cell>
          <table:table-cell office:value-type="string" calcext:value-type="string">
            <text:p>[['norman', 'ian', 'mackenzie', 'was', 'a', 'british', 'writer', 'journalist', 'and', 'educationalist', 'who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45494754402351" calcext:value-type="float">
            <text:p>0.0245494754</text:p>
          </table:table-cell>
          <table:table-cell/>
        </table:table-row>
        <table:table-row table:style-name="ro1">
          <table:table-cell office:value-type="string" calcext:value-type="string">
            <text:p>adrian_hyland</text:p>
          </table:table-cell>
          <table:table-cell office:value-type="string" calcext:value-type="string">
            <text:p>[['adrian', 'hyland', 'is', 'an', 'award-winning', 'australian', 'writer', 'of', 'non-fiction', 'and', 'crime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5271148634949" calcext:value-type="float">
            <text:p>0.0252711486</text:p>
          </table:table-cell>
          <table:table-cell/>
        </table:table-row>
        <table:table-row table:style-name="ro1">
          <table:table-cell office:value-type="string" calcext:value-type="string">
            <text:p>hugh_sebag-montefiore</text:p>
          </table:table-cell>
          <table:table-cell office:value-type="string" calcext:value-type="string">
            <text:p>[['nicholas', 'hugh', 'sebag-montefiore', 'is', 'a', 'british', 'writer', 'he', 'trained', 'as', 'a', 'barrister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0205490130723019" calcext:value-type="float">
            <text:p>0.0205490131</text:p>
          </table:table-cell>
          <table:table-cell/>
        </table:table-row>
        <table:table-row table:style-name="ro1">
          <table:table-cell office:value-type="string" calcext:value-type="string">
            <text:p>nina_josu</text:p>
          </table:table-cell>
          <table:table-cell office:value-type="string" calcext:value-type="string">
            <text:p>[['nina', 'josu', 'is', 'a', 'writer', 'and', 'activist', 'from', 'moldova', 'she', 'is', 'the', 'head', 'of', 'the', 'association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12718356905543" calcext:value-type="float">
            <text:p>0.1271835691</text:p>
          </table:table-cell>
          <table:table-cell/>
        </table:table-row>
        <table:table-row table:style-name="ro1">
          <table:table-cell office:value-type="string" calcext:value-type="string">
            <text:p>alfred_neumann_:writer</text:p>
          </table:table-cell>
          <table:table-cell office:value-type="string" calcext:value-type="string">
            <text:p>[['alfred', 'neumann', 'was', 'a', 'german', 'writer', 'of', 'novels', 'stories', 'poems', 'plays', 'and', 'films', 'as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candace_fleming</text:p>
          </table:table-cell>
          <table:table-cell office:value-type="string" calcext:value-type="string">
            <text:p>[['candace', 'groth', 'fleming', 'is', 'an', 'american', 'writer', 'of', 'childrens', 'books', 'both', 'fiction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nikolaos_kontopoulos</text:p>
          </table:table-cell>
          <table:table-cell office:value-type="string" calcext:value-type="string">
            <text:p>[['nikolaos', 'kontopoulos', 'was', 'a', 'greek', 'writer', 'he', 'was', 'born', 'in', 'the', 'village', 'of', 'lousika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170660201435716" calcext:value-type="float">
            <text:p>0.0170660201</text:p>
          </table:table-cell>
          <table:table-cell/>
        </table:table-row>
        <table:table-row table:style-name="ro1">
          <table:table-cell office:value-type="string" calcext:value-type="string">
            <text:p>brian_francis_slattery</text:p>
          </table:table-cell>
          <table:table-cell office:value-type="string" calcext:value-type="string">
            <text:p>[['brian', 'francis', 'slattery', 'is', 'an', 'american', 'writer', 'and', 'an', 'editor', 'at', 'the', 'new', 'haven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46014930506194" calcext:value-type="float">
            <text:p>0.0346014931</text:p>
          </table:table-cell>
          <table:table-cell/>
        </table:table-row>
        <table:table-row table:style-name="ro1">
          <table:table-cell office:value-type="string" calcext:value-type="string">
            <text:p>agnes_hewes</text:p>
          </table:table-cell>
          <table:table-cell office:value-type="string" calcext:value-type="string">
            <text:p>[['agnes', 'danforth', 'hewes', 'was', 'an', 'american', 'writer', 'of', 'childrens', 'literature', 'three', 'times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171826334667004" calcext:value-type="float">
            <text:p>0.0171826335</text:p>
          </table:table-cell>
          <table:table-cell/>
        </table:table-row>
        <table:table-row table:style-name="ro1">
          <table:table-cell office:value-type="string" calcext:value-type="string">
            <text:p>meindert_dejong</text:p>
          </table:table-cell>
          <table:table-cell office:value-type="string" calcext:value-type="string">
            <text:p>[['meindert', 'de', 'jong', 'sometimes', 'spelled', 'de', 'jong', 'dejong', 'or', 'dejong', 'was', 'a', 'dutch-bor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40177324137408" calcext:value-type="float">
            <text:p>0.0140177324</text:p>
          </table:table-cell>
          <table:table-cell/>
        </table:table-row>
        <table:table-row table:style-name="ro1">
          <table:table-cell office:value-type="string" calcext:value-type="string">
            <text:p>anatoly_gunitsky</text:p>
          </table:table-cell>
          <table:table-cell office:value-type="string" calcext:value-type="string">
            <text:p>[['anatoly', 'avgustovich', 'gunitsky', 'also', 'known', 'as', 'george', 'and', 'old', 'rocker', 'is', 'a', 'russian']]</text:p>
          </table:table-cell>
          <table:table-cell office:value-type="string" calcext:value-type="string">
            <text:p>['david', 'de', 'a', 'a', 'a', 'writer', 'and', 'and', 'the', 'writer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sam_husseini</text:p>
          </table:table-cell>
          <table:table-cell office:value-type="string" calcext:value-type="string">
            <text:p>[['sam', 'husseini', 'is', 'a', 'writer', 'and', 'political', 'activist', 'he', 'is', 'the', 'communications', 'directo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174473942957531" calcext:value-type="float">
            <text:p>0.174473943</text:p>
          </table:table-cell>
          <table:table-cell/>
        </table:table-row>
        <table:table-row table:style-name="ro1">
          <table:table-cell office:value-type="string" calcext:value-type="string">
            <text:p>peter_milligan</text:p>
          </table:table-cell>
          <table:table-cell office:value-type="string" calcext:value-type="string">
            <text:p>[['peter', 'milligan', 'is', 'a', 'british', 'writer', 'known', 'for', 'his', 'work', 'in', 'comic', 'books', 'film', 'and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62033648978277" calcext:value-type="float">
            <text:p>0.0162033649</text:p>
          </table:table-cell>
          <table:table-cell/>
        </table:table-row>
        <table:table-row table:style-name="ro1">
          <table:table-cell office:value-type="string" calcext:value-type="string">
            <text:p>i.dragoslav</text:p>
          </table:table-cell>
          <table:table-cell office:value-type="string" calcext:value-type="string">
            <text:p>[['i', 'dragoslav', 'or', 'ion', 'dragoslav', 'pen', 'names', 'of', 'ion', 'v', 'ivaciuc', 'or', 'ion', 'sumanariu', 'ivanciuc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hard_ford_:writer</text:p>
          </table:table-cell>
          <table:table-cell office:value-type="string" calcext:value-type="string">
            <text:p>[['richard', 'ford', 'was', 'an', 'english', 'writer', 'known', 'for', 'his', 'travel', 'books', 'on', 'spain']]</text:p>
          </table:table-cell>
          <table:table-cell office:value-type="string" calcext:value-type="string">
            <text:p>['david', 'de', 'a', 'a', 'writer', 'and', 'writer', 'and']</text:p>
          </table:table-cell>
          <table:table-cell office:value-type="float" office:value="0.0148675233202669" calcext:value-type="float">
            <text:p>0.0148675233</text:p>
          </table:table-cell>
          <table:table-cell/>
        </table:table-row>
        <table:table-row table:style-name="ro1">
          <table:table-cell office:value-type="string" calcext:value-type="string">
            <text:p>edward_mccourt</text:p>
          </table:table-cell>
          <table:table-cell office:value-type="string" calcext:value-type="string">
            <text:p>[['edward', 'alexander', 'mccourt', 'was', 'a', 'canadian', 'writer', 'born', 'in', 'mullingar', 'ireland', 'mccourts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171826334667004" calcext:value-type="float">
            <text:p>0.0171826335</text:p>
          </table:table-cell>
          <table:table-cell/>
        </table:table-row>
        <table:table-row table:style-name="ro1">
          <table:table-cell office:value-type="string" calcext:value-type="string">
            <text:p>radoje_domanovic</text:p>
          </table:table-cell>
          <table:table-cell office:value-type="string" calcext:value-type="string">
            <text:p>[['radoje', 'domanovic', 'was', 'a', 'serbian', 'writer', 'and', 'teacher', 'most', 'famous', 'for', 'his', 'satirical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325156381955534" calcext:value-type="float">
            <text:p>0.0325156382</text:p>
          </table:table-cell>
          <table:table-cell/>
        </table:table-row>
        <table:table-row table:style-name="ro1">
          <table:table-cell office:value-type="string" calcext:value-type="string">
            <text:p>harold_cronk</text:p>
          </table:table-cell>
          <table:table-cell office:value-type="string" calcext:value-type="string">
            <text:p>[['harold', 'david', 'cronk', 'is', 'an', 'american', 'writer', 'director', 'producer', 'and', 'founding', 'partne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38254129355476" calcext:value-type="float">
            <text:p>0.0238254129</text:p>
          </table:table-cell>
          <table:table-cell/>
        </table:table-row>
        <table:table-row table:style-name="ro1">
          <table:table-cell office:value-type="string" calcext:value-type="string">
            <text:p>alan_b.mcelroy</text:p>
          </table:table-cell>
          <table:table-cell office:value-type="string" calcext:value-type="string">
            <text:p>[['alan', 'b', 'mcelroy', 'is', 'an', 'american', 'screenwriter', 'known', 'for', 'his', 'collaborations', 'with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marvin_albert</text:p>
          </table:table-cell>
          <table:table-cell office:value-type="string" calcext:value-type="string">
            <text:p>[['marvin', 'h', 'albert', 'was', 'a', 'writer', 'of', 'mystery', 'crime', 'and', 'adventure', 'novels', 'including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ed_solomon</text:p>
          </table:table-cell>
          <table:table-cell office:value-type="string" calcext:value-type="string">
            <text:p>[['ed', 'solomon', 'is', 'an', 'american', 'writer', 'producer', 'and', 'director', 'he', 'began', 'his', 'caree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paul_neal</text:p>
          </table:table-cell>
          <table:table-cell office:value-type="string" calcext:value-type="string">
            <text:p>[['paul', 'neal', 'is', 'a', 'british', 'comics', 'writer', 'he', 'has', 'worked', 'for', 'fleetway', 'publishing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andy_merrill</text:p>
          </table:table-cell>
          <table:table-cell office:value-type="string" calcext:value-type="string">
            <text:p>[['andy', 'merrill', 'is', 'an', 'american', 'television', 'writer', 'producer', 'and', 'voice', 'actor', 'be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12813977095997" calcext:value-type="float">
            <text:p>0.0212813977</text:p>
          </table:table-cell>
          <table:table-cell/>
        </table:table-row>
        <table:table-row table:style-name="ro1">
          <table:table-cell office:value-type="string" calcext:value-type="string">
            <text:p>adam_hamdy</text:p>
          </table:table-cell>
          <table:table-cell office:value-type="string" calcext:value-type="string">
            <text:p>[['adam', 'hamdy', 'is', 'a', 'british', 'writer', 'and', 'film', 'producer', 'best', 'known', 'for', 'his', 'debut', 'comic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288141101711544" calcext:value-type="float">
            <text:p>0.0288141102</text:p>
          </table:table-cell>
          <table:table-cell/>
        </table:table-row>
        <table:table-row table:style-name="ro1">
          <table:table-cell office:value-type="string" calcext:value-type="string">
            <text:p>paulette_bourgeois</text:p>
          </table:table-cell>
          <table:table-cell office:value-type="string" calcext:value-type="string">
            <text:p>[['paulette', 'bourgeois', 'cm', 'is', 'a', 'canadian', 'writer', 'best', 'known', 'for', 'creating', 'franklin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franco_solinas</text:p>
          </table:table-cell>
          <table:table-cell office:value-type="string" calcext:value-type="string">
            <text:p>[['franco', 'solinas', 'was', 'an', 'italian', 'writer', 'and', 'screenwriter', 'he', 'is', 'best', 'known', 'fo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daniel_galera</text:p>
          </table:table-cell>
          <table:table-cell office:value-type="string" calcext:value-type="string">
            <text:p>[['daniel', 'galera', 'is', 'a', 'brazilian', 'writer', 'translator', 'and', 'editor', 'he', 'was', 'born', 'in', 'sao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29964194698357" calcext:value-type="float">
            <text:p>0.0329964195</text:p>
          </table:table-cell>
          <table:table-cell/>
        </table:table-row>
        <table:table-row table:style-name="ro1">
          <table:table-cell office:value-type="string" calcext:value-type="string">
            <text:p>mika_waltari</text:p>
          </table:table-cell>
          <table:table-cell office:value-type="string" calcext:value-type="string">
            <text:p>[['mika', 'toimi', 'waltari', ')', 'was', 'a', 'finnish', 'writer', 'best', 'known', 'for', 'his', 'best-selling', 'novel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iain_aitch</text:p>
          </table:table-cell>
          <table:table-cell office:value-type="string" calcext:value-type="string">
            <text:p>[['iain', 'aitch', 'is', 'an', 'english', 'writer', 'and', 'journalist', 'who', 'was', 'born', 'in', 'margate', 'and', 'who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389336301238908" calcext:value-type="float">
            <text:p>0.0389336301</text:p>
          </table:table-cell>
          <table:table-cell/>
        </table:table-row>
        <table:table-row table:style-name="ro1">
          <table:table-cell office:value-type="string" calcext:value-type="string">
            <text:p>pierre_daninos</text:p>
          </table:table-cell>
          <table:table-cell office:value-type="string" calcext:value-type="string">
            <text:p>[['pierre', 'daninos', 'was', 'a', 'french', 'writer', 'and', 'humorist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650059326034369" calcext:value-type="float">
            <text:p>0.0650059326</text:p>
          </table:table-cell>
          <table:table-cell/>
        </table:table-row>
        <table:table-row table:style-name="ro1">
          <table:table-cell office:value-type="string" calcext:value-type="string">
            <text:p>hilary_barta</text:p>
          </table:table-cell>
          <table:table-cell office:value-type="string" calcext:value-type="string">
            <text:p>[['hilary', 'barta', 'is', 'an', 'american', 'comic', 'book', 'writer', 'and', 'artist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506266712158436" calcext:value-type="float">
            <text:p>0.0506266712</text:p>
          </table:table-cell>
          <table:table-cell/>
        </table:table-row>
        <table:table-row table:style-name="ro1">
          <table:table-cell office:value-type="string" calcext:value-type="string">
            <text:p>schuyler_bailar</text:p>
          </table:table-cell>
          <table:table-cell office:value-type="string" calcext:value-type="string">
            <text:p>[['schuyler', 'bailar', 'is', 'an', 'american', 'swimmer', 'and', 'the', 'first', 'openly', 'transgender', 'ncaa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402133301726626" calcext:value-type="float">
            <text:p>0.0402133302</text:p>
          </table:table-cell>
          <table:table-cell/>
        </table:table-row>
        <table:table-row table:style-name="ro1">
          <table:table-cell office:value-type="string" calcext:value-type="string">
            <text:p>edmund_goulding</text:p>
          </table:table-cell>
          <table:table-cell office:value-type="string" calcext:value-type="string">
            <text:p>[['edmund', 'goulding', 'was', 'a', 'british', 'film', 'writer', 'and', 'director', 'as', 'an', 'actor', 'early', 'in']]</text:p>
          </table:table-cell>
          <table:table-cell office:value-type="string" calcext:value-type="string">
            <text:p>['david', 'a', 'a', 'a', 'writer', 'and', 'and', 'the']</text:p>
          </table:table-cell>
          <table:table-cell office:value-type="float" office:value="0.0307066282916002" calcext:value-type="float">
            <text:p>0.0307066283</text:p>
          </table:table-cell>
          <table:table-cell/>
        </table:table-row>
        <table:table-row table:style-name="ro1">
          <table:table-cell office:value-type="string" calcext:value-type="string">
            <text:p>rosanne_kohake</text:p>
          </table:table-cell>
          <table:table-cell office:value-type="string" calcext:value-type="string">
            <text:p>[['rosanne', 'kohake', 'nee', 'lipps', 'was', 'an', 'american', 'writer', 'who', 'has', 'written', 'three', 'historical']]</text:p>
          </table:table-cell>
          <table:table-cell office:value-type="string" calcext:value-type="string">
            <text:p>['david', 'de', 'a', 'a', 'a', 'writer', 'and', 'and', 'the', 'writer', 'and']</text:p>
          </table:table-cell>
          <table:table-cell office:value-type="float" office:value="0.0157165084918637" calcext:value-type="float">
            <text:p>0.0157165085</text:p>
          </table:table-cell>
          <table:table-cell/>
        </table:table-row>
        <table:table-row table:style-name="ro1">
          <table:table-cell office:value-type="string" calcext:value-type="string">
            <text:p>g.herbert_sallans</text:p>
          </table:table-cell>
          <table:table-cell office:value-type="string" calcext:value-type="string">
            <text:p>[['george', 'herbert', 'sallans', 'was', 'a', 'canadian', 'writer', 'and', 'journalist', 'whose', 'novel', 'little']]</text:p>
          </table:table-cell>
          <table:table-cell office:value-type="string" calcext:value-type="string">
            <text:p>['david', 'a', 'a', 'a', 'a', 'writer', 'and', 'and', 'the', 'fiction']</text:p>
          </table:table-cell>
          <table:table-cell office:value-type="float" office:value="0.0404402454809885" calcext:value-type="float">
            <text:p>0.0404402455</text:p>
          </table:table-cell>
          <table:table-cell/>
        </table:table-row>
        <table:table-row table:style-name="ro1">
          <table:table-cell office:value-type="string" calcext:value-type="string">
            <text:p>alexios_schandermani</text:p>
          </table:table-cell>
          <table:table-cell office:value-type="string" calcext:value-type="string">
            <text:p>[['alexios', 'schandermani', 'is', 'an', 'iranian', 'german', 'writer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330316431801381" calcext:value-type="float">
            <text:p>0.0330316432</text:p>
          </table:table-cell>
          <table:table-cell/>
        </table:table-row>
        <table:table-row table:style-name="ro1">
          <table:table-cell office:value-type="string" calcext:value-type="string">
            <text:p>rohan_kriwaczek</text:p>
          </table:table-cell>
          <table:table-cell office:value-type="string" calcext:value-type="string">
            <text:p>[['rohan', 'kriwaczek', 'is', 'a', 'british', 'writer', 'composer', 'and', 'violinist', 'of', 'part-austrian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251329363502277" calcext:value-type="float">
            <text:p>0.0251329364</text:p>
          </table:table-cell>
          <table:table-cell/>
        </table:table-row>
        <table:table-row table:style-name="ro1">
          <table:table-cell office:value-type="string" calcext:value-type="string">
            <text:p>maxim_februari</text:p>
          </table:table-cell>
          <table:table-cell office:value-type="string" calcext:value-type="string">
            <text:p>[['maxim', 'februari', 'pseudonym', 'of', 'maximiliaan', 'drenth', 'is', 'a', 'dutch', 'writer', 'philosopher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446778805361507" calcext:value-type="float">
            <text:p>0.0446778805</text:p>
          </table:table-cell>
          <table:table-cell/>
        </table:table-row>
        <table:table-row table:style-name="ro1">
          <table:table-cell office:value-type="string" calcext:value-type="string">
            <text:p>augustus_hare</text:p>
          </table:table-cell>
          <table:table-cell office:value-type="string" calcext:value-type="string">
            <text:p>[['augustus', 'john', 'cuthbert', 'hare', 'was', 'an', 'english', 'writer', 'and', 'raconteur']]</text:p>
          </table:table-cell>
          <table:table-cell office:value-type="string" calcext:value-type="string">
            <text:p>['david', 'de', 'a', 'a', 'writer', 'and', 'writer', 'and']</text:p>
          </table:table-cell>
          <table:table-cell office:value-type="float" office:value="0.0457463615467332" calcext:value-type="float">
            <text:p>0.0457463615</text:p>
          </table:table-cell>
          <table:table-cell/>
        </table:table-row>
        <table:table-row table:style-name="ro1">
          <table:table-cell office:value-type="string" calcext:value-type="string">
            <text:p>dagmar_von_mutius</text:p>
          </table:table-cell>
          <table:table-cell office:value-type="string" calcext:value-type="string">
            <text:p>[['dagmar', 'von', 'mutius', 'was', 'a', 'german', 'writer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30316431801381" calcext:value-type="float">
            <text:p>0.0330316432</text:p>
          </table:table-cell>
          <table:table-cell/>
        </table:table-row>
        <table:table-row table:style-name="ro1">
          <table:table-cell office:value-type="string" calcext:value-type="string">
            <text:p>alf_prysen</text:p>
          </table:table-cell>
          <table:table-cell office:value-type="string" calcext:value-type="string">
            <text:p>[['alf', 'prysen', 'was', 'a', 'writer', 'and', 'musician', 'from', 'norway', 'his', 'mrs', 'pepperpot', 'books', 'established']]</text:p>
          </table:table-cell>
          <table:table-cell office:value-type="string" calcext:value-type="string">
            <text:p>['david', 'a', 'a', 'a', 'british', 'writer', 'and', 'and', 'the']</text:p>
          </table:table-cell>
          <table:table-cell office:value-type="float" office:value="0.032200317565094" calcext:value-type="float">
            <text:p>0.0322003176</text:p>
          </table:table-cell>
          <table:table-cell/>
        </table:table-row>
        <table:table-row table:style-name="ro1">
          <table:table-cell office:value-type="string" calcext:value-type="string">
            <text:p>chromatic_:programmer</text:p>
          </table:table-cell>
          <table:table-cell office:value-type="string" calcext:value-type="string">
            <text:p>[['chromatic', 'is', 'a', 'writer', 'and', 'free', 'software', 'programmer', 'best', 'known', 'for', 'his', 'work', 'i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163306935252232" calcext:value-type="float">
            <text:p>0.1633069353</text:p>
          </table:table-cell>
          <table:table-cell/>
        </table:table-row>
        <table:table-row table:style-name="ro1">
          <table:table-cell office:value-type="string" calcext:value-type="string">
            <text:p>charles_angell_bradford</text:p>
          </table:table-cell>
          <table:table-cell office:value-type="string" calcext:value-type="string">
            <text:p>[['charles', 'angell', 'bradford', 'fsa', 'frsl', 'was', 'a', 'british', 'writer', 'and', 'historian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237692636628387" calcext:value-type="float">
            <text:p>0.2376926366</text:p>
          </table:table-cell>
          <table:table-cell/>
        </table:table-row>
        <table:table-row table:style-name="ro1">
          <table:table-cell office:value-type="string" calcext:value-type="string">
            <text:p>dhruva_chatterjee</text:p>
          </table:table-cell>
          <table:table-cell office:value-type="string" calcext:value-type="string">
            <text:p>[['dhruva', 'chatterjee', 'or', 'dhruv', 'chatterjee', 'was', 'a', 'noted', 'writer', 'and', 'screenwriter', 'of']]</text:p>
          </table:table-cell>
          <table:table-cell office:value-type="string" calcext:value-type="string">
            <text:p>['david', 'de', 'a', 'a', 'a', 'writer', 'and', 'and', 'the']</text:p>
          </table:table-cell>
          <table:table-cell office:value-type="float" office:value="0.0402133301726626" calcext:value-type="float">
            <text:p>0.0402133302</text:p>
          </table:table-cell>
          <table:table-cell/>
        </table:table-row>
        <table:table-row table:style-name="ro1">
          <table:table-cell office:value-type="string" calcext:value-type="string">
            <text:p>peter_stanford</text:p>
          </table:table-cell>
          <table:table-cell office:value-type="string" calcext:value-type="string">
            <text:p>[['peter', 'james', 'stanford', 'is', 'a', 'british', 'writer', 'editor', 'journalist', 'and', 'presenter', 'known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clifford_meth</text:p>
          </table:table-cell>
          <table:table-cell office:value-type="string" calcext:value-type="string">
            <text:p>[['clifford', 'lawrence', 'meth', 'is', 'an', 'american', 'writer', 'editor', 'and', 'publisher', 'best', 'know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12813977095997" calcext:value-type="float">
            <text:p>0.0212813977</text:p>
          </table:table-cell>
          <table:table-cell/>
        </table:table-row>
        <table:table-row table:style-name="ro1">
          <table:table-cell office:value-type="string" calcext:value-type="string">
            <text:p>alberto_bevilacqua</text:p>
          </table:table-cell>
          <table:table-cell office:value-type="string" calcext:value-type="string">
            <text:p>[['alberto', 'bevilacqua', 'was', 'an', 'italian', 'writer', 'and', 'filmmaker', 'leonardo', 'sciascia', 'an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446778805361507" calcext:value-type="float">
            <text:p>0.0446778805</text:p>
          </table:table-cell>
          <table:table-cell/>
        </table:table-row>
        <table:table-row table:style-name="ro1">
          <table:table-cell office:value-type="string" calcext:value-type="string">
            <text:p>grigory_baklanov</text:p>
          </table:table-cell>
          <table:table-cell office:value-type="string" calcext:value-type="string">
            <text:p>[['grigory', 'yakovlevich', 'baklanov', 'was', 'a', 'russian', 'writer', 'well', 'known', 'for', 'his', 'novels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benjamin_braidley</text:p>
          </table:table-cell>
          <table:table-cell office:value-type="string" calcext:value-type="string">
            <text:p>[['benjamin', 'braidley', 'was', 'an', 'english', 'writer', 'on', 'sunday', 'schools']]</text:p>
          </table:table-cell>
          <table:table-cell office:value-type="string" calcext:value-type="string">
            <text:p>['david', 'de', 'a', 'a', 'french', 'writer', 'and', 'and', 'the', 'fiction']</text:p>
          </table:table-cell>
          <table:table-cell office:value-type="float" office:value="0.0211053406318726" calcext:value-type="float">
            <text:p>0.0211053406</text:p>
          </table:table-cell>
          <table:table-cell/>
        </table:table-row>
        <table:table-row table:style-name="ro1">
          <table:table-cell office:value-type="string" calcext:value-type="string">
            <text:p>scott_sherman</text:p>
          </table:table-cell>
          <table:table-cell office:value-type="string" calcext:value-type="string">
            <text:p>[['scott', 'sherman', 'is', 'a', 'us', 'writer', 'and', 'podcaster', 'his', 'first', 'novel', 'first', 'you', 'fall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411483417255139" calcext:value-type="float">
            <text:p>0.0411483417</text:p>
          </table:table-cell>
          <table:table-cell/>
        </table:table-row>
        <table:table-row table:style-name="ro1">
          <table:table-cell office:value-type="string" calcext:value-type="string">
            <text:p>e.v.krishna_pillai</text:p>
          </table:table-cell>
          <table:table-cell office:value-type="string" calcext:value-type="string">
            <text:p>[['e', 'v', 'krishna', 'pillai', 'was', 'a', 'writer', 'of', 'malayalam', 'literatur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55052464587058" calcext:value-type="float">
            <text:p>0.0455052465</text:p>
          </table:table-cell>
          <table:table-cell/>
        </table:table-row>
        <table:table-row table:style-name="ro1">
          <table:table-cell office:value-type="string" calcext:value-type="string">
            <text:p>daniel_micka</text:p>
          </table:table-cell>
          <table:table-cell office:value-type="string" calcext:value-type="string">
            <text:p>[['daniel', 'micka', 'is', 'a', 'czech', 'writer', 'and', 'translator', 'from', 'english', 'his', 'stories', 'hav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19227981607451" calcext:value-type="float">
            <text:p>0.0419227982</text:p>
          </table:table-cell>
          <table:table-cell/>
        </table:table-row>
        <table:table-row table:style-name="ro1">
          <table:table-cell office:value-type="string" calcext:value-type="string">
            <text:p>georges_de_bievre</text:p>
          </table:table-cell>
          <table:table-cell office:value-type="string" calcext:value-type="string">
            <text:p>[['georges', 'de', 'bievre', 'francois', 'georges', 'mareschal', 'bievre', 'marquis', 'was', 'a', 'french', 'writer']]</text:p>
          </table:table-cell>
          <table:table-cell office:value-type="string" calcext:value-type="string">
            <text:p>['david', 'de', 'a', 'a', 'writer', 'and', 'and', 'the', 'writer', 'and']</text:p>
          </table:table-cell>
          <table:table-cell office:value-type="float" office:value="0.0227412212348021" calcext:value-type="float">
            <text:p>0.0227412212</text:p>
          </table:table-cell>
          <table:table-cell/>
        </table:table-row>
        <table:table-row table:style-name="ro1">
          <table:table-cell office:value-type="string" calcext:value-type="string">
            <text:p>omar_abd_al-kafi</text:p>
          </table:table-cell>
          <table:table-cell office:value-type="string" calcext:value-type="string">
            <text:p>[['omar', 'abd', 'al-kafi', 'is', 'an', 'egyptian', 'writer', 'professor', 'islamic', 'theologian', 'and', 'manager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21720450479346" calcext:value-type="float">
            <text:p>0.022172045</text:p>
          </table:table-cell>
          <table:table-cell/>
        </table:table-row>
        <table:table-row table:style-name="ro1">
          <table:table-cell office:value-type="string" calcext:value-type="string">
            <text:p>gerhard_polt</text:p>
          </table:table-cell>
          <table:table-cell office:value-type="string" calcext:value-type="string">
            <text:p>[['gerhard', 'polt', 'is', 'a', 'bavarian', 'writer', 'filmmaker', 'actor', 'and', 'satirical', 'cabaret', 'artist', 'gerhard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0205771079050829" calcext:value-type="float">
            <text:p>0.0205771079</text:p>
          </table:table-cell>
          <table:table-cell/>
        </table:table-row>
        <table:table-row table:style-name="ro1">
          <table:table-cell office:value-type="string" calcext:value-type="string">
            <text:p>betty_ren_wright</text:p>
          </table:table-cell>
          <table:table-cell office:value-type="string" calcext:value-type="string">
            <text:p>[['betty', 'ren', 'wright', 'was', 'an', 'american', 'writer', 'of', 'childrens', 'fiction', 'including', 'christinas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913823290646622" calcext:value-type="float">
            <text:p>0.0913823291</text:p>
          </table:table-cell>
          <table:table-cell/>
        </table:table-row>
        <table:table-row table:style-name="ro1">
          <table:table-cell office:value-type="string" calcext:value-type="string">
            <text:p>donald_t.phillips</text:p>
          </table:table-cell>
          <table:table-cell office:value-type="string" calcext:value-type="string">
            <text:p>[['donald', 't', 'phillips', 'is', 'a', 'nonfiction', 'writer', 'he', 'has', 'written', 'or', 'coauthored', '20', 'books']]</text:p>
          </table:table-cell>
          <table:table-cell office:value-type="string" calcext:value-type="string">
            <text:p>['david', 'david', 'a', 'a', 'a', 'writer', 'and', 'and', 'the', 'writer']</text:p>
          </table:table-cell>
          <table:table-cell office:value-type="float" office:value="0.0168241089476951" calcext:value-type="float">
            <text:p>0.0168241089</text:p>
          </table:table-cell>
          <table:table-cell/>
        </table:table-row>
        <table:table-row table:style-name="ro1">
          <table:table-cell office:value-type="string" calcext:value-type="string">
            <text:p>claude-francois-xavier_mercier_de_compiegne</text:p>
          </table:table-cell>
          <table:table-cell office:value-type="string" calcext:value-type="string">
            <text:p>[['claude-francois-xavier', 'mercier', 'de', 'compiegne', 'was', 'a', 'french', 'writer', 'and', 'translato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503598335073568" calcext:value-type="float">
            <text:p>0.0503598335</text:p>
          </table:table-cell>
          <table:table-cell/>
        </table:table-row>
        <table:table-row table:style-name="ro1">
          <table:table-cell office:value-type="string" calcext:value-type="string">
            <text:p>emma_richmond</text:p>
          </table:table-cell>
          <table:table-cell office:value-type="string" calcext:value-type="string">
            <text:p>[['emma', 'richmond', 'was', 'a', 'popular', 'writer', 'of', '33', 'romance', 'novels', 'in', 'mills', '&amp;', 'boon', 'from']]</text:p>
          </table:table-cell>
          <table:table-cell office:value-type="string" calcext:value-type="string">
            <text:p>['david', 'is', 'a', 'canadian', 'writer', 'and', 'and', 'the', 'fiction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rukhsana_khan</text:p>
          </table:table-cell>
          <table:table-cell office:value-type="string" calcext:value-type="string">
            <text:p>[['rukhsana', 'khan', 'is', 'a', 'pakistani', 'canadian', 'childrens', 'writer', 'and', 'storyteller', 'whose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44939163285563" calcext:value-type="float">
            <text:p>0.0449391633</text:p>
          </table:table-cell>
          <table:table-cell/>
        </table:table-row>
        <table:table-row table:style-name="ro1">
          <table:table-cell office:value-type="string" calcext:value-type="string">
            <text:p>francis_birrell</text:p>
          </table:table-cell>
          <table:table-cell office:value-type="string" calcext:value-type="string">
            <text:p>[['francis', 'frederick', 'locker', 'birrell', 'was', 'an', 'english', 'writer', 'associated', 'with', 'the', 'bloomsbury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226525815078816" calcext:value-type="float">
            <text:p>0.0226525815</text:p>
          </table:table-cell>
          <table:table-cell/>
        </table:table-row>
        <table:table-row table:style-name="ro1">
          <table:table-cell office:value-type="string" calcext:value-type="string">
            <text:p>aaron_smith_:magician</text:p>
          </table:table-cell>
          <table:table-cell office:value-type="string" calcext:value-type="string">
            <text:p>[['aaron', 'smith', 'is', 'an', 'american', 'writer', 'illustrator', 'and', 'inventor', 'of', 'magic', 'tricks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226136173796121" calcext:value-type="float">
            <text:p>0.2261361738</text:p>
          </table:table-cell>
          <table:table-cell/>
        </table:table-row>
        <table:table-row table:style-name="ro1">
          <table:table-cell office:value-type="string" calcext:value-type="string">
            <text:p>andre_nemec</text:p>
          </table:table-cell>
          <table:table-cell office:value-type="string" calcext:value-type="string">
            <text:p>[['andre', 'nemec', 'is', 'an', 'american', 'writer', 'showrunner', 'and', 'producer', 'his', 'screenplays', 'includ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12813977095997" calcext:value-type="float">
            <text:p>0.0212813977</text:p>
          </table:table-cell>
          <table:table-cell/>
        </table:table-row>
        <table:table-row table:style-name="ro1">
          <table:table-cell office:value-type="string" calcext:value-type="string">
            <text:p>nick_hurst</text:p>
          </table:table-cell>
          <table:table-cell office:value-type="string" calcext:value-type="string">
            <text:p>[['nick', 'hurst', 'is', 'an', 'english', 'writer', 'who', 'in', '2012', 'published', 'his', 'first', 'book', 'sugong', 'the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329540226819615" calcext:value-type="float">
            <text:p>0.0329540227</text:p>
          </table:table-cell>
          <table:table-cell/>
        </table:table-row>
        <table:table-row table:style-name="ro1">
          <table:table-cell office:value-type="string" calcext:value-type="string">
            <text:p>mark_weiner</text:p>
          </table:table-cell>
          <table:table-cell office:value-type="string" calcext:value-type="string">
            <text:p>[['mark', 's', 'weiner', 'is', 'an', 'american', 'writer', 'web-based', 'documentary', 'filmmaker', 'and', 'legal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0205490130723019" calcext:value-type="float">
            <text:p>0.0205490131</text:p>
          </table:table-cell>
          <table:table-cell/>
        </table:table-row>
        <table:table-row table:style-name="ro1">
          <table:table-cell office:value-type="string" calcext:value-type="string">
            <text:p>robin_laws</text:p>
          </table:table-cell>
          <table:table-cell office:value-type="string" calcext:value-type="string">
            <text:p>[['robin', 'd', 'laws', 'is', 'a', 'canadian', 'writer', 'and', 'game', 'designer', 'who', 'lives', 'in', 'toronto', 'canada', 'he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57839986601698" calcext:value-type="float">
            <text:p>0.0257839987</text:p>
          </table:table-cell>
          <table:table-cell/>
        </table:table-row>
        <table:table-row table:style-name="ro1">
          <table:table-cell office:value-type="string" calcext:value-type="string">
            <text:p>muthoni_likimani</text:p>
          </table:table-cell>
          <table:table-cell office:value-type="string" calcext:value-type="string">
            <text:p>[['muthoni', 'gachanja', 'likimani', 'is', 'a', 'kenyan', 'activist', 'and', 'writer', 'who', 'has', 'published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augustin_hamon</text:p>
          </table:table-cell>
          <table:table-cell office:value-type="string" calcext:value-type="string">
            <text:p>[['augustin', 'frederic', 'hamon', 'was', 'a', 'french', 'socialist-anarchist', 'writer', 'and', 'editor', 'hamon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44939163285563" calcext:value-type="float">
            <text:p>0.0449391633</text:p>
          </table:table-cell>
          <table:table-cell/>
        </table:table-row>
        <table:table-row table:style-name="ro1">
          <table:table-cell office:value-type="string" calcext:value-type="string">
            <text:p>martin_segon</text:p>
          </table:table-cell>
          <table:table-cell office:value-type="string" calcext:value-type="string">
            <text:p>[['martin', 'segon', 'was', 'a', 'serbian', 'writer', 'catholic', 'bishop', 'of', 'ulcinj', 'and', 'a', 'notable', '15th-century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85552502512041" calcext:value-type="float">
            <text:p>0.0185552503</text:p>
          </table:table-cell>
          <table:table-cell/>
        </table:table-row>
        <table:table-row table:style-name="ro1">
          <table:table-cell office:value-type="string" calcext:value-type="string">
            <text:p>sarah_schneider</text:p>
          </table:table-cell>
          <table:table-cell office:value-type="string" calcext:value-type="string">
            <text:p>[['sarah', 'schneider', 'is', 'an', 'american', 'writer', 'actress', 'and', 'comedian', 'she', 'got', 'her', 'start']]</text:p>
          </table:table-cell>
          <table:table-cell office:value-type="string" calcext:value-type="string">
            <text:p>['david', 'de', 'a', 'a', 'a', 'writer', 'and', 'and', 'the', 'fiction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barbara_andrews</text:p>
          </table:table-cell>
          <table:table-cell office:value-type="string" calcext:value-type="string">
            <text:p>[['barbara', 'andrews', 'is', 'an', 'american', 'writer', 'of', '20', 'romance', 'novels', 'under', 'her', 'real', 'name', 'with']]</text:p>
          </table:table-cell>
          <table:table-cell office:value-type="string" calcext:value-type="string">
            <text:p>['david', 'a', 'is', 'a', 'writer', 'and', 'and', 'the', 'writer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narayan_sitaram_phadke</text:p>
          </table:table-cell>
          <table:table-cell office:value-type="string" calcext:value-type="string">
            <text:p>[['narayan', 'sitaram', 'phadke', 'was', 'a', 'marathi', 'writer', 'from', 'maharashtra', 'india', 'he', 'was', 'an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scott_gummer</text:p>
          </table:table-cell>
          <table:table-cell office:value-type="string" calcext:value-type="string">
            <text:p>[['scott', 'gummer', 'is', 'an', 'american', 'writer', 'and', 'editor', 'who', 'lives', 'in', 'the', 'northern', 'california']]</text:p>
          </table:table-cell>
          <table:table-cell office:value-type="string" calcext:value-type="string">
            <text:p>['david', 'de', 'a', 'a', 'french', 'writer', 'and', 'and', 'the', 'fiction']</text:p>
          </table:table-cell>
          <table:table-cell office:value-type="float" office:value="0.0331096726373082" calcext:value-type="float">
            <text:p>0.0331096726</text:p>
          </table:table-cell>
          <table:table-cell/>
        </table:table-row>
        <table:table-row table:style-name="ro1">
          <table:table-cell office:value-type="string" calcext:value-type="string">
            <text:p>arjen_lubach</text:p>
          </table:table-cell>
          <table:table-cell office:value-type="string" calcext:value-type="string">
            <text:p>[['arjen', 'henrik', 'lubach', 'is', 'a', 'dutch', 'writer', 'comedian', 'and', 'television', 'presenter', 'he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423682412589593" calcext:value-type="float">
            <text:p>0.0423682413</text:p>
          </table:table-cell>
          <table:table-cell/>
        </table:table-row>
        <table:table-row table:style-name="ro1">
          <table:table-cell office:value-type="string" calcext:value-type="string">
            <text:p>samantha_lane</text:p>
          </table:table-cell>
          <table:table-cell office:value-type="string" calcext:value-type="string">
            <text:p>[['samantha', 'jane', 'sam', 'lane', 'is', 'an', 'australian', 'afl', 'writer', 'for', 'the', 'age', 'newspaper', 'television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clara_de_chatelain</text:p>
          </table:table-cell>
          <table:table-cell office:value-type="string" calcext:value-type="string">
            <text:p>[['clara', 'de', 'chatelain', 'nee', 'clara', 'du', 'mazet', 'de', 'pontigny', 'was', 'an', 'english', 'writer', 'composer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186189371874825" calcext:value-type="float">
            <text:p>0.0186189372</text:p>
          </table:table-cell>
          <table:table-cell/>
        </table:table-row>
        <table:table-row table:style-name="ro1">
          <table:table-cell office:value-type="string" calcext:value-type="string">
            <text:p>marguerite_henry</text:p>
          </table:table-cell>
          <table:table-cell office:value-type="string" calcext:value-type="string">
            <text:p>[['marguerite', 'henry', 'nee', 'breithaupt', 'was', 'an', 'american', 'writer', 'of', 'childrens', 'books', 'her']]</text:p>
          </table:table-cell>
          <table:table-cell office:value-type="string" calcext:value-type="string">
            <text:p>['david', 'de', 'is', 'a', 'writer', 'and', 'and', 'the', 'writer', 'and']</text:p>
          </table:table-cell>
          <table:table-cell office:value-type="float" office:value="0.0172795914295004" calcext:value-type="float">
            <text:p>0.0172795914</text:p>
          </table:table-cell>
          <table:table-cell/>
        </table:table-row>
        <table:table-row table:style-name="ro1">
          <table:table-cell office:value-type="string" calcext:value-type="string">
            <text:p>dorothy_kilner</text:p>
          </table:table-cell>
          <table:table-cell office:value-type="string" calcext:value-type="string">
            <text:p>[['dorothy', 'kilner', 'was', 'a', 'prolific', 'english', 'writer', 'of', 'childrens', 'books', 'during', 'the', 'late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205771079050829" calcext:value-type="float">
            <text:p>0.0205771079</text:p>
          </table:table-cell>
          <table:table-cell/>
        </table:table-row>
        <table:table-row table:style-name="ro1">
          <table:table-cell office:value-type="string" calcext:value-type="string">
            <text:p>duncan_weller</text:p>
          </table:table-cell>
          <table:table-cell office:value-type="string" calcext:value-type="string">
            <text:p>[['duncan', 'weller', 'is', 'a', 'canadian', 'writer', 'and', 'illustrator', 'of', 'childrens', 'picture', 'books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402133301726626" calcext:value-type="float">
            <text:p>0.0402133302</text:p>
          </table:table-cell>
          <table:table-cell/>
        </table:table-row>
        <table:table-row table:style-name="ro1">
          <table:table-cell office:value-type="string" calcext:value-type="string">
            <text:p>david_j.peterson</text:p>
          </table:table-cell>
          <table:table-cell office:value-type="string" calcext:value-type="string">
            <text:p>[['david', 'joshua', 'peterson', 'is', 'an', 'american', 'writer', 'and', 'language', 'creator', 'studying', 'at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336607735780637" calcext:value-type="float">
            <text:p>0.3366077358</text:p>
          </table:table-cell>
          <table:table-cell/>
        </table:table-row>
        <table:table-row table:style-name="ro1">
          <table:table-cell office:value-type="string" calcext:value-type="string">
            <text:p>rene_balcer</text:p>
          </table:table-cell>
          <table:table-cell office:value-type="string" calcext:value-type="string">
            <text:p>[['rene', 'balcer', 'is', 'a', 'canadian-american', 'television', 'writer', 'director', 'producer', 'and', 'showrunne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69112387235415" calcext:value-type="float">
            <text:p>0.0469112387</text:p>
          </table:table-cell>
          <table:table-cell/>
        </table:table-row>
        <table:table-row table:style-name="ro1">
          <table:table-cell office:value-type="string" calcext:value-type="string">
            <text:p>roberto_calasso</text:p>
          </table:table-cell>
          <table:table-cell office:value-type="string" calcext:value-type="string">
            <text:p>[['roberto', 'calasso', 'is', 'an', 'italian', 'writer', 'and', 'publisher', 'apart', 'from', 'his', 'mother', 'tongue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47951683475249" calcext:value-type="float">
            <text:p>0.0347951683</text:p>
          </table:table-cell>
          <table:table-cell/>
        </table:table-row>
        <table:table-row table:style-name="ro1">
          <table:table-cell office:value-type="string" calcext:value-type="string">
            <text:p>henry_kreisel</text:p>
          </table:table-cell>
          <table:table-cell office:value-type="string" calcext:value-type="string">
            <text:p>[['henry', 'kreisel', 'oc', 'was', 'a', 'canadian', 'writer', 'of', 'novels', 'and', 'essays', 'kreisel', 'was', 'born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robert_hutchinson_:author</text:p>
          </table:table-cell>
          <table:table-cell office:value-type="string" calcext:value-type="string">
            <text:p>[['robert', 'hutchinson', 'is', 'an', 'american', 'writer', 'and', 'essayist', 'known', 'for', 'his', 'popular', 'books']]</text:p>
          </table:table-cell>
          <table:table-cell office:value-type="string" calcext:value-type="string">
            <text:p>['david', 'de', 'is', 'a', 'writer', 'and', 'and', 'the', 'writer', 'and']</text:p>
          </table:table-cell>
          <table:table-cell office:value-type="float" office:value="0.036591847305758" calcext:value-type="float">
            <text:p>0.0365918473</text:p>
          </table:table-cell>
          <table:table-cell/>
        </table:table-row>
        <table:table-row table:style-name="ro1">
          <table:table-cell office:value-type="string" calcext:value-type="string">
            <text:p>helene_voigt-diederichs</text:p>
          </table:table-cell>
          <table:table-cell office:value-type="string" calcext:value-type="string">
            <text:p>[['helene', 'theodora', 'voigt-diederichs', 'was', 'a', 'german', 'writer', 'the', 'daughter', 'of', 'christian']]</text:p>
          </table:table-cell>
          <table:table-cell office:value-type="string" calcext:value-type="string">
            <text:p>['david', 'a', 'a', 'a', 'british', 'writer', 'and', 'and', 'the']</text:p>
          </table:table-cell>
          <table:table-cell office:value-type="float" office:value="0.025271148634949" calcext:value-type="float">
            <text:p>0.0252711486</text:p>
          </table:table-cell>
          <table:table-cell/>
        </table:table-row>
        <table:table-row table:style-name="ro1">
          <table:table-cell office:value-type="string" calcext:value-type="string">
            <text:p>david_fisher_:writer</text:p>
          </table:table-cell>
          <table:table-cell office:value-type="string" calcext:value-type="string">
            <text:p>[['for', 'other', 'people', 'with', 'the', 'same', 'name', 'see', 'david', 'fisher', 'david', 'fisher', 'is', 'a', 'british']]</text:p>
          </table:table-cell>
          <table:table-cell office:value-type="string" calcext:value-type="string">
            <text:p>['david', 'de', 'a', 'a', 'french', 'writer', 'and', 'and', 'the', 'writer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eugene_jolas</text:p>
          </table:table-cell>
          <table:table-cell office:value-type="string" calcext:value-type="string">
            <text:p>[['john', 'george', 'eugene', 'jolas', 'was', 'a', 'writer', 'translator', 'and', 'literary', 'critic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44939163285563" calcext:value-type="float">
            <text:p>0.0449391633</text:p>
          </table:table-cell>
          <table:table-cell/>
        </table:table-row>
        <table:table-row table:style-name="ro1">
          <table:table-cell office:value-type="string" calcext:value-type="string">
            <text:p>bobby_khan</text:p>
          </table:table-cell>
          <table:table-cell office:value-type="string" calcext:value-type="string">
            <text:p>[['bobby', 'khan', 'is', 'an', 'indian', 'film', 'dialogue', 'writer', 'turned', 'director', 'and', 'screenwrite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21720450479346" calcext:value-type="float">
            <text:p>0.022172045</text:p>
          </table:table-cell>
          <table:table-cell/>
        </table:table-row>
        <table:table-row table:style-name="ro1">
          <table:table-cell office:value-type="string" calcext:value-type="string">
            <text:p>fred_bridgland</text:p>
          </table:table-cell>
          <table:table-cell office:value-type="string" calcext:value-type="string">
            <text:p>[['fred', 'bridgland', 'is', 'a', 'british', 'writer', 'and', 'biographer', 'during', 'the', 'angolan', 'civil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434558718294331" calcext:value-type="float">
            <text:p>0.0434558718</text:p>
          </table:table-cell>
          <table:table-cell/>
        </table:table-row>
        <table:table-row table:style-name="ro1">
          <table:table-cell office:value-type="string" calcext:value-type="string">
            <text:p>owen_o'neill</text:p>
          </table:table-cell>
          <table:table-cell office:value-type="string" calcext:value-type="string">
            <text:p>[['owen', 'oneill', 'is', 'a', 'northern', 'irish', 'writer', 'actor', 'director', 'and', 'comedian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25271148634949" calcext:value-type="float">
            <text:p>0.0252711486</text:p>
          </table:table-cell>
          <table:table-cell/>
        </table:table-row>
        <table:table-row table:style-name="ro1">
          <table:table-cell office:value-type="string" calcext:value-type="string">
            <text:p>brent_budowsky</text:p>
          </table:table-cell>
          <table:table-cell office:value-type="string" calcext:value-type="string">
            <text:p>[['brent', 'j', 'budowsky', 'is', 'an', 'american', 'political', 'opinion', 'writer', 'hillary', 'supporter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90902778264204" calcext:value-type="float">
            <text:p>0.0190902778</text:p>
          </table:table-cell>
          <table:table-cell/>
        </table:table-row>
        <table:table-row table:style-name="ro1">
          <table:table-cell office:value-type="string" calcext:value-type="string">
            <text:p>maria_argelia_vizcaino</text:p>
          </table:table-cell>
          <table:table-cell office:value-type="string" calcext:value-type="string">
            <text:p>[['maria', 'argelia', 'vizcaino', 'is', 'a', 'freelance', 'writer', 'of', 'articles', 'and', 'reports', 'that', 'have']]</text:p>
          </table:table-cell>
          <table:table-cell office:value-type="string" calcext:value-type="string">
            <text:p>['david', 'de', 'is', 'a', 'writer', 'and', 'and', 'the', 'writer', 'and']</text:p>
          </table:table-cell>
          <table:table-cell office:value-type="float" office:value="0.0393204988646459" calcext:value-type="float">
            <text:p>0.0393204989</text:p>
          </table:table-cell>
          <table:table-cell/>
        </table:table-row>
        <table:table-row table:style-name="ro1">
          <table:table-cell office:value-type="string" calcext:value-type="string">
            <text:p>narcis_oller</text:p>
          </table:table-cell>
          <table:table-cell office:value-type="string" calcext:value-type="string">
            <text:p>[['narcis', 'oller', 'i', 'moragas', 'was', 'a', 'spanish', 'writer', 'most', 'noted', 'for', 'the', 'novels', 'la', 'papallona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anne_de_la_roche-guilhem</text:p>
          </table:table-cell>
          <table:table-cell office:value-type="string" calcext:value-type="string">
            <text:p>[['anne', 'de', 'la', 'roche-guilhem', 'was', 'a', 'french', 'writer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127534313875948" calcext:value-type="float">
            <text:p>0.1275343139</text:p>
          </table:table-cell>
          <table:table-cell/>
        </table:table-row>
        <table:table-row table:style-name="ro1">
          <table:table-cell office:value-type="string" calcext:value-type="string">
            <text:p>saul_ascher</text:p>
          </table:table-cell>
          <table:table-cell office:value-type="string" calcext:value-type="string">
            <text:p>[['saul', 'ascher', 'was', 'a', 'german', 'writer', 'translator', 'and', 'bookseller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25098621243979" calcext:value-type="float">
            <text:p>0.0250986212</text:p>
          </table:table-cell>
          <table:table-cell/>
        </table:table-row>
        <table:table-row table:style-name="ro1">
          <table:table-cell office:value-type="string" calcext:value-type="string">
            <text:p>alain_farah</text:p>
          </table:table-cell>
          <table:table-cell office:value-type="string" calcext:value-type="string">
            <text:p>[['alain', 'farah', 'is', 'a', 'canadian', 'writer', 'and', 'academic', 'born', 'in', 'montreal', 'quebec', 'in', '1979']]</text:p>
          </table:table-cell>
          <table:table-cell office:value-type="string" calcext:value-type="string">
            <text:p>['david', 'de', 'a', 'a', 'writer', 'and', 'and', 'the', 'writer']</text:p>
          </table:table-cell>
          <table:table-cell office:value-type="float" office:value="0.032200317565094" calcext:value-type="float">
            <text:p>0.0322003176</text:p>
          </table:table-cell>
          <table:table-cell/>
        </table:table-row>
        <table:table-row table:style-name="ro1">
          <table:table-cell office:value-type="string" calcext:value-type="string">
            <text:p>elwyn_jones_:writer</text:p>
          </table:table-cell>
          <table:table-cell office:value-type="string" calcext:value-type="string">
            <text:p>[['elwyn', 'john', 'jones', 'was', 'a', 'welsh', 'television', 'writer', 'and', 'producer', 'whose', 'best', 'known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rosalia_de_castro</text:p>
          </table:table-cell>
          <table:table-cell office:value-type="string" calcext:value-type="string">
            <text:p>[['maria', 'rosalia', 'rita', 'de', 'castro', 'was', 'a', 'galician', 'romanticist', 'writer', 'and', 'poet', 'writing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olly_mann</text:p>
          </table:table-cell>
          <table:table-cell office:value-type="string" calcext:value-type="string">
            <text:p>[['olly', 'mann', 'is', 'a', 'writer', 'presenter', 'and', 'gadget', 'correspondent', 'he', 'is', 'best', 'known', 'as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6977893148767" calcext:value-type="float">
            <text:p>0.0697789315</text:p>
          </table:table-cell>
          <table:table-cell/>
        </table:table-row>
        <table:table-row table:style-name="ro1">
          <table:table-cell office:value-type="string" calcext:value-type="string">
            <text:p>robert_l.washington_iii</text:p>
          </table:table-cell>
          <table:table-cell office:value-type="string" calcext:value-type="string">
            <text:p>[['robert', 'lee', 'washington', 'iii', 'was', 'an', 'american', 'writer', 'of', 'comic', 'books', 'known', 'for', 'co-creating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137587772973971" calcext:value-type="float">
            <text:p>0.0137587773</text:p>
          </table:table-cell>
          <table:table-cell/>
        </table:table-row>
        <table:table-row table:style-name="ro1">
          <table:table-cell office:value-type="string" calcext:value-type="string">
            <text:p>angela_hernandez_nunez</text:p>
          </table:table-cell>
          <table:table-cell office:value-type="string" calcext:value-type="string">
            <text:p>[['angela', 'hernandez', 'nunez', 'is', 'a', 'writer', 'educator', 'and', 'feminist', 'in', 'the', 'dominican', 'republic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83606227662173" calcext:value-type="float">
            <text:p>0.0836062277</text:p>
          </table:table-cell>
          <table:table-cell/>
        </table:table-row>
        <table:table-row table:style-name="ro1">
          <table:table-cell office:value-type="string" calcext:value-type="string">
            <text:p>peter_marc_jacobson</text:p>
          </table:table-cell>
          <table:table-cell office:value-type="string" calcext:value-type="string">
            <text:p>[['peter', 'marc', 'jacobson', 'is', 'an', 'american', 'television', 'writer', 'director', 'and', 'producer', 'and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may_cutler</text:p>
          </table:table-cell>
          <table:table-cell office:value-type="string" calcext:value-type="string">
            <text:p>[['may', 'ebbitt', 'cutler', 'was', 'a', 'canadian', 'writer', 'journalist', 'playwright', 'and', 'publisher', 'she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rob_pearlstein</text:p>
          </table:table-cell>
          <table:table-cell office:value-type="string" calcext:value-type="string">
            <text:p>[['rob', 'pearlstein', 'is', 'a', 'writer', 'and', 'director', 'he', 'is', 'best', 'known', 'as', 'the', 'writer', 'and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155920757881145" calcext:value-type="float">
            <text:p>0.1559207579</text:p>
          </table:table-cell>
          <table:table-cell/>
        </table:table-row>
        <table:table-row table:style-name="ro1">
          <table:table-cell office:value-type="string" calcext:value-type="string">
            <text:p>rhim_ju-yeon</text:p>
          </table:table-cell>
          <table:table-cell office:value-type="string" calcext:value-type="string">
            <text:p>[['rhim', 'ju-yeon', 'is', 'a', 'comics', 'writer', 'from', 'south', 'korea', 'the', 'creator', 'of', 'the', 'manhwa', 'president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62033648978277" calcext:value-type="float">
            <text:p>0.0162033649</text:p>
          </table:table-cell>
          <table:table-cell/>
        </table:table-row>
        <table:table-row table:style-name="ro1">
          <table:table-cell office:value-type="string" calcext:value-type="string">
            <text:p>gilbert_collard</text:p>
          </table:table-cell>
          <table:table-cell office:value-type="string" calcext:value-type="string">
            <text:p>[['gilbert', 'collard', 'is', 'a', 'french', 'writer', 'barrister', 'and', 'politician', 'he', 'is', 'a', 'prominent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rosy_thomas</text:p>
          </table:table-cell>
          <table:table-cell office:value-type="string" calcext:value-type="string">
            <text:p>[['rosy', 'thomas', 'was', 'an', 'indian', 'writer', 'her', 'works', 'were', 'written', 'in', 'malayalamshe', 'was']]</text:p>
          </table:table-cell>
          <table:table-cell office:value-type="string" calcext:value-type="string">
            <text:p>['david', 'de', 'a', 'a', 'french', 'writer', 'and']</text:p>
          </table:table-cell>
          <table:table-cell office:value-type="float" office:value="0.0140177324137408" calcext:value-type="float">
            <text:p>0.0140177324</text:p>
          </table:table-cell>
          <table:table-cell/>
        </table:table-row>
        <table:table-row table:style-name="ro1">
          <table:table-cell office:value-type="string" calcext:value-type="string">
            <text:p>mary_maccarthy</text:p>
          </table:table-cell>
          <table:table-cell office:value-type="string" calcext:value-type="string">
            <text:p>[['mary', 'maccarthy', 'was', 'a', 'british', 'writer', 'known', 'for', 'her', 'involvement', 'in', 'the', 'bloomsbury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constance_heaven</text:p>
          </table:table-cell>
          <table:table-cell office:value-type="string" calcext:value-type="string">
            <text:p>[['constance', 'heaven', 'nee', 'constance', 'fecher', 'was', 'a', 'british', 'writer', 'of', 'romance', 'novel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92299136100122" calcext:value-type="float">
            <text:p>0.0192299136</text:p>
          </table:table-cell>
          <table:table-cell/>
        </table:table-row>
        <table:table-row table:style-name="ro1">
          <table:table-cell office:value-type="string" calcext:value-type="string">
            <text:p>seo_jeong-in</text:p>
          </table:table-cell>
          <table:table-cell office:value-type="string" calcext:value-type="string">
            <text:p>[['seo', 'jeong-in', 'born', 'december', '20', '1936', 'is', 'a', 'south', 'korean', 'writer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228350605400621" calcext:value-type="float">
            <text:p>0.0228350605</text:p>
          </table:table-cell>
          <table:table-cell/>
        </table:table-row>
        <table:table-row table:style-name="ro1">
          <table:table-cell office:value-type="string" calcext:value-type="string">
            <text:p>boris_aprilov</text:p>
          </table:table-cell>
          <table:table-cell office:value-type="string" calcext:value-type="string">
            <text:p>[['boris', 'aprilov', 'was', 'a', 'bulgarian', 'writer', 'playwright', 'satirist', 'and', 'humourist', 'dramaturge']]</text:p>
          </table:table-cell>
          <table:table-cell office:value-type="string" calcext:value-type="string">
            <text:p>['david', 'is', 'a', 'canadian', 'writer', 'and', 'and', 'the', 'writer', 'and']</text:p>
          </table:table-cell>
          <table:table-cell office:value-type="float" office:value="0.0251329363502277" calcext:value-type="float">
            <text:p>0.0251329364</text:p>
          </table:table-cell>
          <table:table-cell/>
        </table:table-row>
        <table:table-row table:style-name="ro1">
          <table:table-cell office:value-type="string" calcext:value-type="string">
            <text:p>bertrand_besigye</text:p>
          </table:table-cell>
          <table:table-cell office:value-type="string" calcext:value-type="string">
            <text:p>[['bertrand', 'besigye', 'is', 'a', 'norwegian', 'writer', 'he', 'made', 'his', 'debut', 'in', '1993', 'with', 'the', 'poetry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62033648978277" calcext:value-type="float">
            <text:p>0.0162033649</text:p>
          </table:table-cell>
          <table:table-cell/>
        </table:table-row>
        <table:table-row table:style-name="ro1">
          <table:table-cell office:value-type="string" calcext:value-type="string">
            <text:p>pierre_bearn</text:p>
          </table:table-cell>
          <table:table-cell office:value-type="string" calcext:value-type="string">
            <text:p>[['pierre', 'bearn', 'was', 'a', 'french', 'writer', 'he', 'was', 'born', 'louis-gabriel', 'besnard', 'in', 'bucharest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153756959924139" calcext:value-type="float">
            <text:p>0.015375696</text:p>
          </table:table-cell>
          <table:table-cell/>
        </table:table-row>
        <table:table-row table:style-name="ro1">
          <table:table-cell office:value-type="string" calcext:value-type="string">
            <text:p>catherine_ann_dorset</text:p>
          </table:table-cell>
          <table:table-cell office:value-type="string" calcext:value-type="string">
            <text:p>[['catherine', 'ann', 'dorset', 'c', '1753', '-', 'was', 'a', 'childrens', 'write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14585123713592" calcext:value-type="float">
            <text:p>0.0214585124</text:p>
          </table:table-cell>
          <table:table-cell/>
        </table:table-row>
        <table:table-row table:style-name="ro1">
          <table:table-cell office:value-type="string" calcext:value-type="string">
            <text:p>gheorghe_asachi</text:p>
          </table:table-cell>
          <table:table-cell office:value-type="string" calcext:value-type="string">
            <text:p>[['gheorghe', 'asachi', 'was', 'a', 'moldavian', 'later', 'romanian', 'prose', 'writer', 'poet', 'painter', 'historian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71826334667004" calcext:value-type="float">
            <text:p>0.0171826335</text:p>
          </table:table-cell>
          <table:table-cell/>
        </table:table-row>
        <table:table-row table:style-name="ro1">
          <table:table-cell office:value-type="string" calcext:value-type="string">
            <text:p>claire_cook</text:p>
          </table:table-cell>
          <table:table-cell office:value-type="string" calcext:value-type="string">
            <text:p>[['claire', 'cook', 'is', 'an', 'american', 'writer', 'and', 'public', 'speaker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392814650900513" calcext:value-type="float">
            <text:p>0.3928146509</text:p>
          </table:table-cell>
          <table:table-cell/>
        </table:table-row>
        <table:table-row table:style-name="ro1">
          <table:table-cell office:value-type="string" calcext:value-type="string">
            <text:p>consuelo_de_sanchez_latour</text:p>
          </table:table-cell>
          <table:table-cell office:value-type="string" calcext:value-type="string">
            <text:p>[['consuelo', 'castillo', 'de', 'sanchez', 'latour', 'was', 'a', 'french-guatemalan', 'writer', 'chronicler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84694693814936" calcext:value-type="float">
            <text:p>0.0284694694</text:p>
          </table:table-cell>
          <table:table-cell/>
        </table:table-row>
        <table:table-row table:style-name="ro1">
          <table:table-cell office:value-type="string" calcext:value-type="string">
            <text:p>ruth_gilligan</text:p>
          </table:table-cell>
          <table:table-cell office:value-type="string" calcext:value-type="string">
            <text:p>[['ruth', 'gilligan', 'is', 'an', 'irish', 'writer', 'journalist', 'and', 'university', 'lecturer', 'born', 'in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205490130723019" calcext:value-type="float">
            <text:p>0.0205490131</text:p>
          </table:table-cell>
          <table:table-cell/>
        </table:table-row>
        <table:table-row table:style-name="ro1">
          <table:table-cell office:value-type="string" calcext:value-type="string">
            <text:p>barry_svrluga</text:p>
          </table:table-cell>
          <table:table-cell office:value-type="string" calcext:value-type="string">
            <text:p>[['barry', 'svrluga', 'is', 'the', 'national', 'baseball', 'writer', 'for', 'the', 'washington', 'post', 'and', 'washingtonpostcom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hans_ehrenbaum-degele</text:p>
          </table:table-cell>
          <table:table-cell office:value-type="string" calcext:value-type="string">
            <text:p>[['hans', 'ehrenbaum-degele', 'was', 'a', 'german', 'writer', 'he', 'was', 'born', 'in', 'berlin', 'germany', 'as']]</text:p>
          </table:table-cell>
          <table:table-cell office:value-type="string" calcext:value-type="string">
            <text:p>['david', 'david', 'is', 'an', 'american', 'writer', 'and', 'and', 'the', 'writer', 'and']</text:p>
          </table:table-cell>
          <table:table-cell office:value-type="float" office:value="0.0157165084918637" calcext:value-type="float">
            <text:p>0.0157165085</text:p>
          </table:table-cell>
          <table:table-cell/>
        </table:table-row>
        <table:table-row table:style-name="ro1">
          <table:table-cell office:value-type="string" calcext:value-type="string">
            <text:p>rod_dovlin</text:p>
          </table:table-cell>
          <table:table-cell office:value-type="string" calcext:value-type="string">
            <text:p>[['rod', 'dovlin', 'is', 'a', 'writer', 'producer', 'and', 'director', 'of', 'television', 'film', 'and', 'content', 'dovlin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773712905841716" calcext:value-type="float">
            <text:p>0.0773712906</text:p>
          </table:table-cell>
          <table:table-cell/>
        </table:table-row>
        <table:table-row table:style-name="ro1">
          <table:table-cell office:value-type="string" calcext:value-type="string">
            <text:p>roger_bean</text:p>
          </table:table-cell>
          <table:table-cell office:value-type="string" calcext:value-type="string">
            <text:p>[['roger', 'bean', 'is', 'a', 'writer', 'and', 'director', 'who', 'specializes', 'in', 'jukebox', 'musicals', 'bean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191376053296829" calcext:value-type="float">
            <text:p>0.1913760533</text:p>
          </table:table-cell>
          <table:table-cell/>
        </table:table-row>
        <table:table-row table:style-name="ro1">
          <table:table-cell office:value-type="string" calcext:value-type="string">
            <text:p>narayan_ghosh_mita</text:p>
          </table:table-cell>
          <table:table-cell office:value-type="string" calcext:value-type="string">
            <text:p>[['narayan', 'ghosh', 'mita', 'is', 'a', 'bangladeshi', 'writer', 'and', 'film', 'director', 'he', 'was', 'the', 'fir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63419472212374" calcext:value-type="float">
            <text:p>0.0363419472</text:p>
          </table:table-cell>
          <table:table-cell/>
        </table:table-row>
        <table:table-row table:style-name="ro1">
          <table:table-cell office:value-type="string" calcext:value-type="string">
            <text:p>amos_tutuola</text:p>
          </table:table-cell>
          <table:table-cell office:value-type="string" calcext:value-type="string">
            <text:p>[['amos', 'tutuola', 'was', 'a', 'nigerian', 'writer', 'famous', 'for', 'his', 'books', 'based', 'in', 'part', 'on', 'yoruba']]</text:p>
          </table:table-cell>
          <table:table-cell office:value-type="string" calcext:value-type="string">
            <text:p>['david', 'a', 'a', 'a', 'french', 'writer', 'and', 'and', 'the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conrad_aiken</text:p>
          </table:table-cell>
          <table:table-cell office:value-type="string" calcext:value-type="string">
            <text:p>[['conrad', 'potter', 'aiken', 'was', 'an', 'american', 'writer', 'whose', 'work', 'includes', 'poetry', 'short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855207069161588" calcext:value-type="float">
            <text:p>0.0855207069</text:p>
          </table:table-cell>
          <table:table-cell/>
        </table:table-row>
        <table:table-row table:style-name="ro1">
          <table:table-cell office:value-type="string" calcext:value-type="string">
            <text:p>caroline_dries</text:p>
          </table:table-cell>
          <table:table-cell office:value-type="string" calcext:value-type="string">
            <text:p>[['caroline', 'dries', 'is', 'an', 'american', 'television', 'writer', 'and', 'producer', 'who', 'has', 'worked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0365418868430952" calcext:value-type="float">
            <text:p>0.0365418868</text:p>
          </table:table-cell>
          <table:table-cell/>
        </table:table-row>
        <table:table-row table:style-name="ro1">
          <table:table-cell office:value-type="string" calcext:value-type="string">
            <text:p>bo_goldman</text:p>
          </table:table-cell>
          <table:table-cell office:value-type="string" calcext:value-type="string">
            <text:p>[['robert', 'bo', 'goldman', 'is', 'an', 'american', 'writer', 'broadway', 'playwright', 'and', 'screenwriter', 'to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david_astle</text:p>
          </table:table-cell>
          <table:table-cell office:value-type="string" calcext:value-type="string">
            <text:p>[['david', 'astle', 'is', 'a', 'melbourne-based', 'writer', 'of', 'non-fiction', 'fiction', 'and', 'plays', 'he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56940300126013" calcext:value-type="float">
            <text:p>0.02569403</text:p>
          </table:table-cell>
          <table:table-cell/>
        </table:table-row>
        <table:table-row table:style-name="ro1">
          <table:table-cell office:value-type="string" calcext:value-type="string">
            <text:p>eli_clare</text:p>
          </table:table-cell>
          <table:table-cell office:value-type="string" calcext:value-type="string">
            <text:p>[['eli', 'clare', 'is', 'a', 'writer', 'speaker', 'activist', 'and', 'teacher', 'in', 'vermont', 'who', 'addresses']]</text:p>
          </table:table-cell>
          <table:table-cell office:value-type="string" calcext:value-type="string">
            <text:p>['david', 'is', 'a', 'canadian', 'writer', 'and', 'and', 'the', 'writer', 'and']</text:p>
          </table:table-cell>
          <table:table-cell office:value-type="float" office:value="0.0393204988646459" calcext:value-type="float">
            <text:p>0.0393204989</text:p>
          </table:table-cell>
          <table:table-cell/>
        </table:table-row>
        <table:table-row table:style-name="ro1">
          <table:table-cell office:value-type="string" calcext:value-type="string">
            <text:p>ruth_shalit</text:p>
          </table:table-cell>
          <table:table-cell office:value-type="string" calcext:value-type="string">
            <text:p>[['ruth', 'shalit', 'is', 'a', 'freelance', 'writer', 'and', 'former', 'journalist', 'dismissed', 'from', 'the', 'new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19227981607451" calcext:value-type="float">
            <text:p>0.0419227982</text:p>
          </table:table-cell>
          <table:table-cell/>
        </table:table-row>
        <table:table-row table:style-name="ro1">
          <table:table-cell office:value-type="string" calcext:value-type="string">
            <text:p>seth_mnookin</text:p>
          </table:table-cell>
          <table:table-cell office:value-type="string" calcext:value-type="string">
            <text:p>[['seth', 'mnookin', 'is', 'an', 'american', 'writer', 'and', 'journalist', 'as', 'of', '2012', 'he', 'is', 'the', 'co-director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225556647490055" calcext:value-type="float">
            <text:p>0.2255566475</text:p>
          </table:table-cell>
          <table:table-cell/>
        </table:table-row>
        <table:table-row table:style-name="ro1">
          <table:table-cell office:value-type="string" calcext:value-type="string">
            <text:p>muktabai_dixit</text:p>
          </table:table-cell>
          <table:table-cell office:value-type="string" calcext:value-type="string">
            <text:p>[['muktabai', 'dixit', 'was', 'a', 'marathi', 'writer', 'from', 'maharashtra', 'india', 'she', 'was', 'born', 'in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neal_shusterman</text:p>
          </table:table-cell>
          <table:table-cell office:value-type="string" calcext:value-type="string">
            <text:p>[['neal', 'shusterman', 'is', 'an', 'american', 'writer', 'of', 'young-adult', 'fiction', 'he', 'won', 'the', 'national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han_moo-sook</text:p>
          </table:table-cell>
          <table:table-cell office:value-type="string" calcext:value-type="string">
            <text:p>[['han', 'moo-sook', 'also', 'known', 'as', 'han', 'musuk', 'han', 'moo-suk', 'han', 'musook', 'mu-suk', 'han', 'and', 'ha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15788388041562" calcext:value-type="float">
            <text:p>0.0115788388</text:p>
          </table:table-cell>
          <table:table-cell/>
        </table:table-row>
        <table:table-row table:style-name="ro1">
          <table:table-cell office:value-type="string" calcext:value-type="string">
            <text:p>betty_neels</text:p>
          </table:table-cell>
          <table:table-cell office:value-type="string" calcext:value-type="string">
            <text:p>[['betty', 'neels', 'was', 'a', 'prolific', 'british', 'writer', 'of', 'over', '134', 'romance', 'novels', 'beginning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53756959924139" calcext:value-type="float">
            <text:p>0.015375696</text:p>
          </table:table-cell>
          <table:table-cell/>
        </table:table-row>
        <table:table-row table:style-name="ro1">
          <table:table-cell office:value-type="string" calcext:value-type="string">
            <text:p>ravella_venkatarama_rao</text:p>
          </table:table-cell>
          <table:table-cell office:value-type="string" calcext:value-type="string">
            <text:p>[['ravella', 'venkatarama', 'rao', 'was', 'a', 'telugu-language', 'writer', 'and', 'poet', 'he', 'wrote', 'unde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363368457158422" calcext:value-type="float">
            <text:p>0.0363368457</text:p>
          </table:table-cell>
          <table:table-cell/>
        </table:table-row>
        <table:table-row table:style-name="ro1">
          <table:table-cell office:value-type="string" calcext:value-type="string">
            <text:p>pedro_barrantes</text:p>
          </table:table-cell>
          <table:table-cell office:value-type="string" calcext:value-type="string">
            <text:p>[['pedro', 'barrantes', 'was', 'a', 'spanish', 'writer', 'and', 'journalist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446323613785333" calcext:value-type="float">
            <text:p>0.0446323614</text:p>
          </table:table-cell>
          <table:table-cell/>
        </table:table-row>
        <table:table-row table:style-name="ro1">
          <table:table-cell office:value-type="string" calcext:value-type="string">
            <text:p>a.l.zissu</text:p>
          </table:table-cell>
          <table:table-cell office:value-type="string" calcext:value-type="string">
            <text:p>[['abraham', 'leib', 'zissu', 'was', 'a', 'romanian', 'writer', 'political', 'essayist', 'industrialist', 'and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christine_adamo</text:p>
          </table:table-cell>
          <table:table-cell office:value-type="string" calcext:value-type="string">
            <text:p>[['christine', 'adamo', 'is', 'a', 'french', 'writer', 'who', 'comes', 'from', 'the', 'world', 'of', 'the', 'sciences', 'specialized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edith_hodgetts</text:p>
          </table:table-cell>
          <table:table-cell office:value-type="string" calcext:value-type="string">
            <text:p>[['edith', 'm', 's', 'hodgetts', 'was', 'a', 'writer', 'of', 'childrens', 'stories', 'folk', 'tales', 'and', 'fairy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307066282916002" calcext:value-type="float">
            <text:p>0.0307066283</text:p>
          </table:table-cell>
          <table:table-cell/>
        </table:table-row>
        <table:table-row table:style-name="ro1">
          <table:table-cell office:value-type="string" calcext:value-type="string">
            <text:p>michael_banim</text:p>
          </table:table-cell>
          <table:table-cell office:value-type="string" calcext:value-type="string">
            <text:p>[['michael', 'banim', 'was', 'an', 'irish', 'writer', 'brother', 'of', 'john', 'banim', 'he', 'was', 'born', 'in', 'kilkenny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mark_hentemann</text:p>
          </table:table-cell>
          <table:table-cell office:value-type="string" calcext:value-type="string">
            <text:p>[['mark', 'hentemann', 'is', 'an', 'american', 'animation', 'writer', 'he', 'is', 'the', 'former', 'executive', 'producer']]</text:p>
          </table:table-cell>
          <table:table-cell office:value-type="string" calcext:value-type="string">
            <text:p>['david', 'de', 'a', 'a', 'british', 'writer', 'and', 'and', 'the', 'writer', 'and']</text:p>
          </table:table-cell>
          <table:table-cell office:value-type="float" office:value="0.018690183721525" calcext:value-type="float">
            <text:p>0.0186901837</text:p>
          </table:table-cell>
          <table:table-cell/>
        </table:table-row>
        <table:table-row table:style-name="ro1">
          <table:table-cell office:value-type="string" calcext:value-type="string">
            <text:p>emily_colson</text:p>
          </table:table-cell>
          <table:table-cell office:value-type="string" calcext:value-type="string">
            <text:p>[['emily', 'colson', 'is', 'an', 'american', 'writer', 'she', 'is', 'the', 'daughter', 'of', 'charles', 'colson', 'and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18107569251105" calcext:value-type="float">
            <text:p>0.0181075693</text:p>
          </table:table-cell>
          <table:table-cell/>
        </table:table-row>
        <table:table-row table:style-name="ro1">
          <table:table-cell office:value-type="string" calcext:value-type="string">
            <text:p>michael_shulman_:writer</text:p>
          </table:table-cell>
          <table:table-cell office:value-type="string" calcext:value-type="string">
            <text:p>[['michael', 'shulman', 'is', 'an', 'american', 'writer', 'artist', 'and', 'pop', 'culture', 'expert', 'residing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12813977095997" calcext:value-type="float">
            <text:p>0.0212813977</text:p>
          </table:table-cell>
          <table:table-cell/>
        </table:table-row>
        <table:table-row table:style-name="ro1">
          <table:table-cell office:value-type="string" calcext:value-type="string">
            <text:p>gudlavalleti_chalapati_rao</text:p>
          </table:table-cell>
          <table:table-cell office:value-type="string" calcext:value-type="string">
            <text:p>[['gudlavalleti', 'chalapati', 'rao', 'or', 'gudlavalleti', 'venkata', 'chalapati', 'rao', 'was', 'a', 'noted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igeko_yuki</text:p>
          </table:table-cell>
          <table:table-cell office:value-type="string" calcext:value-type="string">
            <text:p>[['shigeko', 'yuki', 'was', 'a', 'japanese', 'writer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25098621243979" calcext:value-type="float">
            <text:p>0.0250986212</text:p>
          </table:table-cell>
          <table:table-cell/>
        </table:table-row>
        <table:table-row table:style-name="ro1">
          <table:table-cell office:value-type="string" calcext:value-type="string">
            <text:p>abdul_haq_choudhury</text:p>
          </table:table-cell>
          <table:table-cell office:value-type="string" calcext:value-type="string">
            <text:p>[['abdul', 'haq', 'choudhury', 'was', 'a', 'bangladeshi', 'writer', 'he', 'was', 'awarded', 'ekushey', 'padak', 'i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radoslav_pavlovic</text:p>
          </table:table-cell>
          <table:table-cell office:value-type="string" calcext:value-type="string">
            <text:p>[['radoslav', 'pavlovic', 'is', 'a', 'serbian', 'writer', 'pavlovic', 'authored', 'numerous', 'theatre', 'plays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28350605400621" calcext:value-type="float">
            <text:p>0.0228350605</text:p>
          </table:table-cell>
          <table:table-cell/>
        </table:table-row>
        <table:table-row table:style-name="ro1">
          <table:table-cell office:value-type="string" calcext:value-type="string">
            <text:p>paul_elie</text:p>
          </table:table-cell>
          <table:table-cell office:value-type="string" calcext:value-type="string">
            <text:p>[['paul', 'elie', 'is', 'an', 'american', 'writer', 'and', 'editor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392814650900513" calcext:value-type="float">
            <text:p>0.3928146509</text:p>
          </table:table-cell>
          <table:table-cell/>
        </table:table-row>
        <table:table-row table:style-name="ro1">
          <table:table-cell office:value-type="string" calcext:value-type="string">
            <text:p>mitch_berman</text:p>
          </table:table-cell>
          <table:table-cell office:value-type="string" calcext:value-type="string">
            <text:p>[['mitch', 'berman', 'is', 'an', 'american', 'fiction', 'writer', 'known', 'for', 'his', 'imaginative', 'range', 'exploratio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derek_benz</text:p>
          </table:table-cell>
          <table:table-cell office:value-type="string" calcext:value-type="string">
            <text:p>[['derek', 'benz', 'is', 'an', 'american', 'writer', 'of', 'fantasy', 'fiction', 'for', 'children', 'co-author', 'with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imogen_edwards-jones</text:p>
          </table:table-cell>
          <table:table-cell office:value-type="string" calcext:value-type="string">
            <text:p>[['imogen', 'edwards-jones', 'is', 'a', 'british', 'writer', 'author', 'and', 'journalist', 'who', 'blogs', 'for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caroline_healey_dall</text:p>
          </table:table-cell>
          <table:table-cell office:value-type="string" calcext:value-type="string">
            <text:p>[['caroline', 'wells', 'healey', 'dall', 'was', 'an', 'american', 'feminist', 'writer', 'transcendentali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15181025019713" calcext:value-type="float">
            <text:p>0.0215181025</text:p>
          </table:table-cell>
          <table:table-cell/>
        </table:table-row>
        <table:table-row table:style-name="ro1">
          <table:table-cell office:value-type="string" calcext:value-type="string">
            <text:p>barry_pilton</text:p>
          </table:table-cell>
          <table:table-cell office:value-type="string" calcext:value-type="string">
            <text:p>[['barry', 'pilton', 'is', 'a', 'travel', 'writer', 'radio', 'and', 'television', 'comedy', 'scriptwriter', 'and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0244370325518654" calcext:value-type="float">
            <text:p>0.0244370326</text:p>
          </table:table-cell>
          <table:table-cell/>
        </table:table-row>
        <table:table-row table:style-name="ro1">
          <table:table-cell office:value-type="string" calcext:value-type="string">
            <text:p>roman_brandstaetter</text:p>
          </table:table-cell>
          <table:table-cell office:value-type="string" calcext:value-type="string">
            <text:p>[['roman', 'brandstaetter', 'was', 'an', 'award-winning', 'polish-jewish', 'writer', 'poet', 'playwrigh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48225298028389" calcext:value-type="float">
            <text:p>0.0248225298</text:p>
          </table:table-cell>
          <table:table-cell/>
        </table:table-row>
        <table:table-row table:style-name="ro1">
          <table:table-cell office:value-type="string" calcext:value-type="string">
            <text:p>richard_girling</text:p>
          </table:table-cell>
          <table:table-cell office:value-type="string" calcext:value-type="string">
            <text:p>[['richard', 'girling', 'is', 'a', 'british', 'journalist', 'and', 'author', 'born', '1945', 'at', 'hitchin', 'hertfordshire', 'fo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07066282916002" calcext:value-type="float">
            <text:p>0.0307066283</text:p>
          </table:table-cell>
          <table:table-cell/>
        </table:table-row>
        <table:table-row table:style-name="ro1">
          <table:table-cell office:value-type="string" calcext:value-type="string">
            <text:p>camilla_cederna</text:p>
          </table:table-cell>
          <table:table-cell office:value-type="string" calcext:value-type="string">
            <text:p>[['camilla', 'cederna', 'was', 'an', 'italian', 'writer', 'and', 'editor', 'she', 'is', 'said', 'to', 'have', 'introduced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346014930506194" calcext:value-type="float">
            <text:p>0.0346014931</text:p>
          </table:table-cell>
          <table:table-cell/>
        </table:table-row>
        <table:table-row table:style-name="ro1">
          <table:table-cell office:value-type="string" calcext:value-type="string">
            <text:p>arvin_chen</text:p>
          </table:table-cell>
          <table:table-cell office:value-type="string" calcext:value-type="string">
            <text:p>[['arvin', 'chen', 'is', 'a', 'taiwanese', 'american', 'film', 'writer', 'and', 'director', 'best', 'known', 'for', 'his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32200317565094" calcext:value-type="float">
            <text:p>0.0322003176</text:p>
          </table:table-cell>
          <table:table-cell/>
        </table:table-row>
        <table:table-row table:style-name="ro1">
          <table:table-cell office:value-type="string" calcext:value-type="string">
            <text:p>carolyn_hax</text:p>
          </table:table-cell>
          <table:table-cell office:value-type="string" calcext:value-type="string">
            <text:p>[['carolyn', 'hanley', 'hax', 'is', 'a', 'writer', 'and', 'columnist', 'for', 'the', 'washington', 'post', 'and', 'the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203652689772848" calcext:value-type="float">
            <text:p>0.2036526898</text:p>
          </table:table-cell>
          <table:table-cell/>
        </table:table-row>
        <table:table-row table:style-name="ro1">
          <table:table-cell office:value-type="string" calcext:value-type="string">
            <text:p>gary_reed_:comics</text:p>
          </table:table-cell>
          <table:table-cell office:value-type="string" calcext:value-type="string">
            <text:p>[['gary', 'reed', 'was', 'an', 'american', 'comic', 'book', 'writer', 'and', 'the', 'publisher', 'of', 'caliber', 'comic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56976373216606" calcext:value-type="float">
            <text:p>0.0256976373</text:p>
          </table:table-cell>
          <table:table-cell/>
        </table:table-row>
        <table:table-row table:style-name="ro1">
          <table:table-cell office:value-type="string" calcext:value-type="string">
            <text:p>elliot_caplin</text:p>
          </table:table-cell>
          <table:table-cell office:value-type="string" calcext:value-type="string">
            <text:p>[['elliot', 'caplin', 'was', 'a', 'comic', 'strip', 'writer', 'best', 'known', 'as', 'the', 'co-creator', 'of', 'the', 'heart']]</text:p>
          </table:table-cell>
          <table:table-cell office:value-type="string" calcext:value-type="string">
            <text:p>['david', 'de', 'is', 'a', 'writer', 'and', 'and', 'the', 'writer', 'and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evelyn_e.smith</text:p>
          </table:table-cell>
          <table:table-cell office:value-type="string" calcext:value-type="string">
            <text:p>[['evelyn', 'e', 'smith', 'was', 'an', 'american', 'writer', 'and', 'crossword', 'puzzle', 'compiler', 'during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56273021952634" calcext:value-type="float">
            <text:p>0.0356273022</text:p>
          </table:table-cell>
          <table:table-cell/>
        </table:table-row>
        <table:table-row table:style-name="ro1">
          <table:table-cell office:value-type="string" calcext:value-type="string">
            <text:p>danny_danko</text:p>
          </table:table-cell>
          <table:table-cell office:value-type="string" calcext:value-type="string">
            <text:p>[['danny', 'danko', 'is', 'a', 'writer', 'photographer', 'and', 'senior', 'cultivation', 'editor', 'of', 'high', 'times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russell_banks</text:p>
          </table:table-cell>
          <table:table-cell office:value-type="string" calcext:value-type="string">
            <text:p>[['russell', 'banks', 'is', 'an', 'american', 'writer', 'of', 'fiction', 'and', 'poetry', 'as', 'a', 'novelist', 'banks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186189371874825" calcext:value-type="float">
            <text:p>0.1861893719</text:p>
          </table:table-cell>
          <table:table-cell/>
        </table:table-row>
        <table:table-row table:style-name="ro1">
          <table:table-cell office:value-type="string" calcext:value-type="string">
            <text:p>angela_pulvirenti</text:p>
          </table:table-cell>
          <table:table-cell office:value-type="string" calcext:value-type="string">
            <text:p>[['angela', 'ange', 'pulvirenti', 'is', 'an', 'australian', 'writer', 'television', 'presenter', 'producer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257250695748268" calcext:value-type="float">
            <text:p>0.0257250696</text:p>
          </table:table-cell>
          <table:table-cell/>
        </table:table-row>
        <table:table-row table:style-name="ro1">
          <table:table-cell office:value-type="string" calcext:value-type="string">
            <text:p>dianne_bates</text:p>
          </table:table-cell>
          <table:table-cell office:value-type="string" calcext:value-type="string">
            <text:p>[['dianne', 'di', 'bates', 'is', 'an', 'australian', 'writer', 'and', 'teacher', 'bates', 'was', 'born', 'in', 'sydney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423103940309191" calcext:value-type="float">
            <text:p>0.042310394</text:p>
          </table:table-cell>
          <table:table-cell/>
        </table:table-row>
        <table:table-row table:style-name="ro1">
          <table:table-cell office:value-type="string" calcext:value-type="string">
            <text:p>nugroho_notosusanto</text:p>
          </table:table-cell>
          <table:table-cell office:value-type="string" calcext:value-type="string">
            <text:p>[['brigadier', 'general', 'raden', 'panji', 'nugroho', 'notosusanto', 'was', 'an', 'indonesian', 'short', 'story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izabeth_walter</text:p>
          </table:table-cell>
          <table:table-cell office:value-type="string" calcext:value-type="string">
            <text:p>[['elizabeth', 'walter', 'was', 'a', 'uk', 'writer', 'of', 'short', 'stories', 'in', 'the', 'horror', 'and', 'fantasy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200073500641799" calcext:value-type="float">
            <text:p>0.0200073501</text:p>
          </table:table-cell>
          <table:table-cell/>
        </table:table-row>
        <table:table-row table:style-name="ro1">
          <table:table-cell office:value-type="string" calcext:value-type="string">
            <text:p>donald_burgett</text:p>
          </table:table-cell>
          <table:table-cell office:value-type="string" calcext:value-type="string">
            <text:p>[['donald', 'r', 'burgett', 'is', 'a', 'writer', 'and', 'a', 'former', 'world', 'war', 'ii', 'paratrooper', 'he', 'wa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131113206365897" calcext:value-type="float">
            <text:p>0.1311132064</text:p>
          </table:table-cell>
          <table:table-cell/>
        </table:table-row>
        <table:table-row table:style-name="ro1">
          <table:table-cell office:value-type="string" calcext:value-type="string">
            <text:p>christine_bruckner</text:p>
          </table:table-cell>
          <table:table-cell office:value-type="string" calcext:value-type="string">
            <text:p>[['christine', 'bruckner', 'was', 'a', 'german', 'write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39802967618271" calcext:value-type="float">
            <text:p>0.0239802968</text:p>
          </table:table-cell>
          <table:table-cell/>
        </table:table-row>
        <table:table-row table:style-name="ro1">
          <table:table-cell office:value-type="string" calcext:value-type="string">
            <text:p>dorothy_fowler</text:p>
          </table:table-cell>
          <table:table-cell office:value-type="string" calcext:value-type="string">
            <text:p>[['dorothy', 'fowler', 'is', 'a', 'writer', 'who', 'lives', 'on', 'waiheke', 'island', 'new', 'zealand', 'in', '2009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federico_gamboa</text:p>
          </table:table-cell>
          <table:table-cell office:value-type="string" calcext:value-type="string">
            <text:p>[['federico', 'gamboa', 'iglesias', 'was', 'a', 'writer', 'and', 'diplomat', 'from', 'mexico', 'he', 'has', 'been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330644665412685" calcext:value-type="float">
            <text:p>0.0330644665</text:p>
          </table:table-cell>
          <table:table-cell/>
        </table:table-row>
        <table:table-row table:style-name="ro1">
          <table:table-cell office:value-type="string" calcext:value-type="string">
            <text:p>drago_jancar</text:p>
          </table:table-cell>
          <table:table-cell office:value-type="string" calcext:value-type="string">
            <text:p>[['drago', 'jancar', 'is', 'a', 'slovenian', 'writer', 'playwright', 'and', 'essayist', 'jancar', 'is', 'one', 'of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86678282910063" calcext:value-type="float">
            <text:p>0.0386678283</text:p>
          </table:table-cell>
          <table:table-cell/>
        </table:table-row>
        <table:table-row table:style-name="ro1">
          <table:table-cell office:value-type="string" calcext:value-type="string">
            <text:p>david_lamb_:journalist</text:p>
          </table:table-cell>
          <table:table-cell office:value-type="string" calcext:value-type="string">
            <text:p>[['david', 'sherman', 'lamb', 'was', 'a', 'freelance', 'writer', 'who', 'traveled', 'the', 'world', 'for', 'twenty-fiv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84483733502461" calcext:value-type="float">
            <text:p>0.0184483734</text:p>
          </table:table-cell>
          <table:table-cell/>
        </table:table-row>
        <table:table-row table:style-name="ro1">
          <table:table-cell office:value-type="string" calcext:value-type="string">
            <text:p>margery_latimer</text:p>
          </table:table-cell>
          <table:table-cell office:value-type="string" calcext:value-type="string">
            <text:p>[['margery', 'bodine', 'latimer', 'born', 'in', 'portage', 'wisconsin', 'was', 'an', 'american', 'writer', 'feminist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855207069161588" calcext:value-type="float">
            <text:p>0.0855207069</text:p>
          </table:table-cell>
          <table:table-cell/>
        </table:table-row>
        <table:table-row table:style-name="ro1">
          <table:table-cell office:value-type="string" calcext:value-type="string">
            <text:p>shankar_damodar_pendse</text:p>
          </table:table-cell>
          <table:table-cell office:value-type="string" calcext:value-type="string">
            <text:p>[['shankar', 'damodar', 'pendse', 'was', 'a', 'marathi', 'writer', 'from', 'maharashtra', 'india', 'he', 'chaired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ian_watson_:author</text:p>
          </table:table-cell>
          <table:table-cell office:value-type="string" calcext:value-type="string">
            <text:p>[['ian', 'watson', 'is', 'a', 'british', 'science', 'fiction', 'writer', 'he', 'lives', 'in', 'gijon', 'spai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47951683475249" calcext:value-type="float">
            <text:p>0.0347951683</text:p>
          </table:table-cell>
          <table:table-cell/>
        </table:table-row>
        <table:table-row table:style-name="ro1">
          <table:table-cell office:value-type="string" calcext:value-type="string">
            <text:p>marguerite_rawalt</text:p>
          </table:table-cell>
          <table:table-cell office:value-type="string" calcext:value-type="string">
            <text:p>[['dr', 'marguerite', 'rawalt', 'was', 'an', 'american', 'writer', 'and', 'lawyer', 'who', 'lobbied', 'in', 'congres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96438948657777" calcext:value-type="float">
            <text:p>0.0296438949</text:p>
          </table:table-cell>
          <table:table-cell/>
        </table:table-row>
        <table:table-row table:style-name="ro1">
          <table:table-cell office:value-type="string" calcext:value-type="string">
            <text:p>peter_morgan</text:p>
          </table:table-cell>
          <table:table-cell office:value-type="string" calcext:value-type="string">
            <text:p>[['peter', 'julian', 'robin', 'morgan', 'cbe', 'is', 'a', 'british', 'film', 'writer', 'and', 'playwright', 'morgan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c.k.stead</text:p>
          </table:table-cell>
          <table:table-cell office:value-type="string" calcext:value-type="string">
            <text:p>[['christian', 'karlson', 'karl', 'stead', 'onz', 'cbe', 'is', 'a', 'new', 'zealand', 'writer', 'whose', 'works', 'include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phyllis_chesler</text:p>
          </table:table-cell>
          <table:table-cell office:value-type="string" calcext:value-type="string">
            <text:p>[['phyllis', 'chesler', 'is', 'an', 'american', 'writer', 'psychotherapist', 'and', 'professor', 'emerita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83194155108924" calcext:value-type="float">
            <text:p>0.0283194155</text:p>
          </table:table-cell>
          <table:table-cell/>
        </table:table-row>
        <table:table-row table:style-name="ro1">
          <table:table-cell office:value-type="string" calcext:value-type="string">
            <text:p>ian_rowland</text:p>
          </table:table-cell>
          <table:table-cell office:value-type="string" calcext:value-type="string">
            <text:p>[['ian', 'rowland', 'is', 'a', 'corporate', 'speaker', 'trainer', 'and', 'consultant', 'based', 'near', 'london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402133301726626" calcext:value-type="float">
            <text:p>0.0402133302</text:p>
          </table:table-cell>
          <table:table-cell/>
        </table:table-row>
        <table:table-row table:style-name="ro1">
          <table:table-cell office:value-type="string" calcext:value-type="string">
            <text:p>dante_troisi</text:p>
          </table:table-cell>
          <table:table-cell office:value-type="string" calcext:value-type="string">
            <text:p>[['dante', 'troisi', 'was', 'an', 'italian', 'writer', 'and', 'magistrate', 'his', 'writings', 'primarily', 'deal']]</text:p>
          </table:table-cell>
          <table:table-cell office:value-type="string" calcext:value-type="string">
            <text:p>['david', 'is', 'a', 'canadian', 'writer', 'and', 'and', 'the', 'writer']</text:p>
          </table:table-cell>
          <table:table-cell office:value-type="float" office:value="0.0363368457158422" calcext:value-type="float">
            <text:p>0.0363368457</text:p>
          </table:table-cell>
          <table:table-cell/>
        </table:table-row>
        <table:table-row table:style-name="ro1">
          <table:table-cell office:value-type="string" calcext:value-type="string">
            <text:p>michael_s.moore</text:p>
          </table:table-cell>
          <table:table-cell office:value-type="string" calcext:value-type="string">
            <text:p>[['michael', 'stuart', 'moore', 'is', 'an', 'american', 'writer', 'director', 'producer', 'and', 'comic', 'book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221720450479346" calcext:value-type="float">
            <text:p>0.2217204505</text:p>
          </table:table-cell>
          <table:table-cell/>
        </table:table-row>
        <table:table-row table:style-name="ro1">
          <table:table-cell office:value-type="string" calcext:value-type="string">
            <text:p>martha_stephens</text:p>
          </table:table-cell>
          <table:table-cell office:value-type="string" calcext:value-type="string">
            <text:p>[['martha', 'stephens', 'is', 'an', 'american', 'film', 'writer', 'and', 'director', 'her', 'three', 'feature', 'films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47951683475249" calcext:value-type="float">
            <text:p>0.0347951683</text:p>
          </table:table-cell>
          <table:table-cell/>
        </table:table-row>
        <table:table-row table:style-name="ro1">
          <table:table-cell office:value-type="string" calcext:value-type="string">
            <text:p>de_lysle_ferree_cass</text:p>
          </table:table-cell>
          <table:table-cell office:value-type="string" calcext:value-type="string">
            <text:p>[['de', 'lysle', 'ferree', 'cass', 'was', 'a', 'writer', 'of', 'fantasy', 'short', 'stories', 'he', 'had', 'at', 'least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115788388041562" calcext:value-type="float">
            <text:p>0.0115788388</text:p>
          </table:table-cell>
          <table:table-cell/>
        </table:table-row>
        <table:table-row table:style-name="ro1">
          <table:table-cell office:value-type="string" calcext:value-type="string">
            <text:p>robert_musil</text:p>
          </table:table-cell>
          <table:table-cell office:value-type="string" calcext:value-type="string">
            <text:p>[['robert', 'musil', 'was', 'an', 'austrian', 'philosophical', 'writer', 'his', 'unfinished', 'novel', 'the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190902778264204" calcext:value-type="float">
            <text:p>0.0190902778</text:p>
          </table:table-cell>
          <table:table-cell/>
        </table:table-row>
        <table:table-row table:style-name="ro1">
          <table:table-cell office:value-type="string" calcext:value-type="string">
            <text:p>paul_rieckhoff</text:p>
          </table:table-cell>
          <table:table-cell office:value-type="string" calcext:value-type="string">
            <text:p>[['paul', 'rieckhoff', 'is', 'an', 'american', 'writer', 'social', 'entrepreneur', 'advocate', 'activist', 'and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251242185473951" calcext:value-type="float">
            <text:p>0.2512421855</text:p>
          </table:table-cell>
          <table:table-cell/>
        </table:table-row>
        <table:table-row table:style-name="ro1">
          <table:table-cell office:value-type="string" calcext:value-type="string">
            <text:p>ann_major</text:p>
          </table:table-cell>
          <table:table-cell office:value-type="string" calcext:value-type="string">
            <text:p>[['margaret', 'major', 'cleaves', 'is', 'popular', 'writer', 'of', 'over', '45', 'romance', 'novels', 'since', '1980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meinolf_finke</text:p>
          </table:table-cell>
          <table:table-cell office:value-type="string" calcext:value-type="string">
            <text:p>[['meinolf', 'finke', 'is', 'a', 'german', 'writer', 'and', 'poet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493938273711537" calcext:value-type="float">
            <text:p>0.0493938274</text:p>
          </table:table-cell>
          <table:table-cell/>
        </table:table-row>
        <table:table-row table:style-name="ro1">
          <table:table-cell office:value-type="string" calcext:value-type="string">
            <text:p>mervyn_peake</text:p>
          </table:table-cell>
          <table:table-cell office:value-type="string" calcext:value-type="string">
            <text:p>[['mervyn', 'laurence', 'peake', 'was', 'an', 'english', 'writer', 'artist', 'poet', 'and', 'illustrator', 'he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michael_rowe</text:p>
          </table:table-cell>
          <table:table-cell office:value-type="string" calcext:value-type="string">
            <text:p>[['michael', 'mike', 'rowe', 'is', 'an', 'american', 'television', 'writer', 'producer', 'and', 'comedian', 'he']]</text:p>
          </table:table-cell>
          <table:table-cell office:value-type="string" calcext:value-type="string">
            <text:p>['david', 'de', 'a', 'a', 'french', 'writer', 'and', 'and', 'the', 'writer', 'and']</text:p>
          </table:table-cell>
          <table:table-cell office:value-type="float" office:value="0.0204689180374571" calcext:value-type="float">
            <text:p>0.020468918</text:p>
          </table:table-cell>
          <table:table-cell/>
        </table:table-row>
        <table:table-row table:style-name="ro1">
          <table:table-cell office:value-type="string" calcext:value-type="string">
            <text:p>ganjali_sabahi</text:p>
          </table:table-cell>
          <table:table-cell office:value-type="string" calcext:value-type="string">
            <text:p>[['ganjali', 'sabahi', 'was', 'an', 'iranian', 'writer', 'of', 'azerbaijani', 'literature', 'he', 'was', 'one', 'of']]</text:p>
          </table:table-cell>
          <table:table-cell office:value-type="string" calcext:value-type="string">
            <text:p>['david', 'a', 'a', 'a', 'a', 'writer', 'and', 'and', 'the', 'fiction']</text:p>
          </table:table-cell>
          <table:table-cell office:value-type="float" office:value="0.0156352208937855" calcext:value-type="float">
            <text:p>0.0156352209</text:p>
          </table:table-cell>
          <table:table-cell/>
        </table:table-row>
        <table:table-row table:style-name="ro1">
          <table:table-cell office:value-type="string" calcext:value-type="string">
            <text:p>ferdinand_de_lanoye</text:p>
          </table:table-cell>
          <table:table-cell office:value-type="string" calcext:value-type="string">
            <text:p>[['ferdinand', 'tugnot', 'de', 'lanoye', 'was', 'a', 'french', 'writer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65555222854512" calcext:value-type="float">
            <text:p>0.0365555223</text:p>
          </table:table-cell>
          <table:table-cell/>
        </table:table-row>
        <table:table-row table:style-name="ro1">
          <table:table-cell office:value-type="string" calcext:value-type="string">
            <text:p>ruth_crocker</text:p>
          </table:table-cell>
          <table:table-cell office:value-type="string" calcext:value-type="string">
            <text:p>[['ruth', 'w', 'crocker', 'is', 'an', 'american', 'writer', 'and', 'author', 'of', 'the', 'memoir', 'those', 'who', 'remain', 'remembrance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56976373216606" calcext:value-type="float">
            <text:p>0.0256976373</text:p>
          </table:table-cell>
          <table:table-cell/>
        </table:table-row>
        <table:table-row table:style-name="ro1">
          <table:table-cell office:value-type="string" calcext:value-type="string">
            <text:p>david_a.kaplan</text:p>
          </table:table-cell>
          <table:table-cell office:value-type="string" calcext:value-type="string">
            <text:p>[['david', 'a', 'kaplan', 'is', 'an', 'american', 'writer', 'and', 'journalist', 'he', 'worked', 'for', '20', 'years']]</text:p>
          </table:table-cell>
          <table:table-cell office:value-type="string" calcext:value-type="string">
            <text:p>['david', 'a', 'a', 'a', 'writer', 'and', 'and', 'the']</text:p>
          </table:table-cell>
          <table:table-cell office:value-type="float" office:value="0.0392395768031429" calcext:value-type="float">
            <text:p>0.0392395768</text:p>
          </table:table-cell>
          <table:table-cell/>
        </table:table-row>
        <table:table-row table:style-name="ro1">
          <table:table-cell office:value-type="string" calcext:value-type="string">
            <text:p>richard_yates_:novelist</text:p>
          </table:table-cell>
          <table:table-cell office:value-type="string" calcext:value-type="string">
            <text:p>[['richard', 'yates', 'was', 'an', 'american', 'fiction', 'writer', 'identified', 'with', 'the', 'mid-century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8653567503518" calcext:value-type="float">
            <text:p>0.0186535675</text:p>
          </table:table-cell>
          <table:table-cell/>
        </table:table-row>
        <table:table-row table:style-name="ro1">
          <table:table-cell office:value-type="string" calcext:value-type="string">
            <text:p>gregory_orfalea</text:p>
          </table:table-cell>
          <table:table-cell office:value-type="string" calcext:value-type="string">
            <text:p>[['gregory', 'orfalea', 'is', 'an', 'american', 'writer', 'the', 'author', 'or', 'editor', 'of', 'nine', 'books', 'including']]</text:p>
          </table:table-cell>
          <table:table-cell office:value-type="string" calcext:value-type="string">
            <text:p>['david', 'a', 'a', 'a', 'british', 'writer', 'and', 'and', 'the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ernest_hillen</text:p>
          </table:table-cell>
          <table:table-cell office:value-type="string" calcext:value-type="string">
            <text:p>[['ernest', 'hillen', 'is', 'a', 'canadian', 'writer', 'and', 'journalist', 'a', 'longtime', 'editor', 'with', 'saturday']]</text:p>
          </table:table-cell>
          <table:table-cell office:value-type="string" calcext:value-type="string">
            <text:p>['david', 'a', 'a', 'a', 'french', 'writer', 'and', 'and', 'the']</text:p>
          </table:table-cell>
          <table:table-cell office:value-type="float" office:value="0.0386678282910063" calcext:value-type="float">
            <text:p>0.0386678283</text:p>
          </table:table-cell>
          <table:table-cell/>
        </table:table-row>
        <table:table-row table:style-name="ro1">
          <table:table-cell office:value-type="string" calcext:value-type="string">
            <text:p>barbara_grier</text:p>
          </table:table-cell>
          <table:table-cell office:value-type="string" calcext:value-type="string">
            <text:p>[['barbara', 'grier', 'was', 'an', 'american', 'writer', 'and', 'publisher', 'most', 'widely', 'known', 'for', 'co-founding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0330644665412685" calcext:value-type="float">
            <text:p>0.0330644665</text:p>
          </table:table-cell>
          <table:table-cell/>
        </table:table-row>
        <table:table-row table:style-name="ro1">
          <table:table-cell office:value-type="string" calcext:value-type="string">
            <text:p>carlos_noriega_hope</text:p>
          </table:table-cell>
          <table:table-cell office:value-type="string" calcext:value-type="string">
            <text:p>[['carlos', 'noriega', 'hope', 'was', 'a', 'mexican', 'writer', 'and', 'journalist', 'born', 'in', 'tacubaya', 'mexico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330644665412685" calcext:value-type="float">
            <text:p>0.0330644665</text:p>
          </table:table-cell>
          <table:table-cell/>
        </table:table-row>
        <table:table-row table:style-name="ro1">
          <table:table-cell office:value-type="string" calcext:value-type="string">
            <text:p>mitch_cullin</text:p>
          </table:table-cell>
          <table:table-cell office:value-type="string" calcext:value-type="string">
            <text:p>[['mitch', 'cullin', 'is', 'an', 'american', 'writer', 'he', 'is', 'the', 'author', 'of', 'seven', 'novels', 'and', 'one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169590110784591" calcext:value-type="float">
            <text:p>0.1695901108</text:p>
          </table:table-cell>
          <table:table-cell/>
        </table:table-row>
        <table:table-row table:style-name="ro1">
          <table:table-cell office:value-type="string" calcext:value-type="string">
            <text:p>francisco_herrera_luque</text:p>
          </table:table-cell>
          <table:table-cell office:value-type="string" calcext:value-type="string">
            <text:p>[['francisco', 'jose', 'herrera', 'luque', 'was', 'a', 'venezuelan', 'writer', 'psychiatrist', 'and', 'diplomat', 'he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gloria_escomel</text:p>
          </table:table-cell>
          <table:table-cell office:value-type="string" calcext:value-type="string">
            <text:p>[['gloria', 'escomel', 'is', 'a', 'canadian', 'writer', 'she', 'first', 'moved', 'from', 'uruguay', 'to', 'france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margaret_mayo_:children's_author</text:p>
          </table:table-cell>
          <table:table-cell office:value-type="string" calcext:value-type="string">
            <text:p>[['margaret', 'mayo', 'nee', 'margaret', 'mary', 'cumming', 'is', 'a', 'british', 'writer', 'of', 'childrens', 'literature']]</text:p>
          </table:table-cell>
          <table:table-cell office:value-type="string" calcext:value-type="string">
            <text:p>['robert', 'a', 'a', 'a', 'writer', 'and', 'and', 'the', 'writer', 'and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chris_mckinney</text:p>
          </table:table-cell>
          <table:table-cell office:value-type="string" calcext:value-type="string">
            <text:p>[['chris', 'mckinney', 'is', 'an', 'american', 'writer', 'born', 'and', 'raised', 'in', 'hawaii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45494754402351" calcext:value-type="float">
            <text:p>0.0245494754</text:p>
          </table:table-cell>
          <table:table-cell/>
        </table:table-row>
        <table:table-row table:style-name="ro1">
          <table:table-cell office:value-type="string" calcext:value-type="string">
            <text:p>alishetty_prabhakar</text:p>
          </table:table-cell>
          <table:table-cell office:value-type="string" calcext:value-type="string">
            <text:p>[['alishetty', 'prabhakar', 'is', 'a', 'telugu', 'language', 'writer', 'he', 'was', 'among', 'leading', 'progressive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dave_dameshek</text:p>
          </table:table-cell>
          <table:table-cell office:value-type="string" calcext:value-type="string">
            <text:p>[['william', 'david', 'dr', 'funny', 'dave', 'dameshek', 'is', 'an', 'american', 'television', 'writer', 'and', 'radio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52527306907755" calcext:value-type="float">
            <text:p>0.0352527307</text:p>
          </table:table-cell>
          <table:table-cell/>
        </table:table-row>
        <table:table-row table:style-name="ro1">
          <table:table-cell office:value-type="string" calcext:value-type="string">
            <text:p>don_mcgregor</text:p>
          </table:table-cell>
          <table:table-cell office:value-type="string" calcext:value-type="string">
            <text:p>[['donald', 'francis', 'mcgregor', 'is', 'an', 'american', 'comic', 'book', 'writer', 'best', 'known', 'for', 'his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anna_bartlett_warner</text:p>
          </table:table-cell>
          <table:table-cell office:value-type="string" calcext:value-type="string">
            <text:p>[['anna', 'bartlett', 'warner', 'was', 'an', 'american', 'writer', 'the', 'author', 'of', 'several', 'books', 'and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864638926009796" calcext:value-type="float">
            <text:p>0.0864638926</text:p>
          </table:table-cell>
          <table:table-cell/>
        </table:table-row>
        <table:table-row table:style-name="ro1">
          <table:table-cell office:value-type="string" calcext:value-type="string">
            <text:p>chris_langham</text:p>
          </table:table-cell>
          <table:table-cell office:value-type="string" calcext:value-type="string">
            <text:p>[['christopher', 'chris', 'langham', 'is', 'an', 'english', 'writer', 'actor', 'and', 'comedian', 'he', 'is', 'know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raul_scalabrini_ortiz</text:p>
          </table:table-cell>
          <table:table-cell office:value-type="string" calcext:value-type="string">
            <text:p>[['raul', 'scalabrini', 'ortiz', 'was', 'an', 'argentine', 'writer', 'journalist', 'essayist', 'and', 'poet', 'friend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sally_warner</text:p>
          </table:table-cell>
          <table:table-cell office:value-type="string" calcext:value-type="string">
            <text:p>[['sally', 'warner', 'is', 'a', 'writer', 'of', 'fiction', 'for', 'children', 'and', 'young', 'adults', 'and', 'of', 'book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592370779859678" calcext:value-type="float">
            <text:p>0.059237078</text:p>
          </table:table-cell>
          <table:table-cell/>
        </table:table-row>
        <table:table-row table:style-name="ro1">
          <table:table-cell office:value-type="string" calcext:value-type="string">
            <text:p>graham_hancock</text:p>
          </table:table-cell>
          <table:table-cell office:value-type="string" calcext:value-type="string">
            <text:p>[['graham', 'hancock', 'is', 'a', 'british', 'writer', 'and', 'journalist', 'hancock', 'specialises', 'in', 'unconventional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claude_jeancolas</text:p>
          </table:table-cell>
          <table:table-cell office:value-type="string" calcext:value-type="string">
            <text:p>[['claude', 'jeancolas', 'was', 'a', 'french', 'writer', 'art', 'historian', 'and', 'journalist', 'he', 'is', 'best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205771079050829" calcext:value-type="float">
            <text:p>0.0205771079</text:p>
          </table:table-cell>
          <table:table-cell/>
        </table:table-row>
        <table:table-row table:style-name="ro1">
          <table:table-cell office:value-type="string" calcext:value-type="string">
            <text:p>desmond_hogan</text:p>
          </table:table-cell>
          <table:table-cell office:value-type="string" calcext:value-type="string">
            <text:p>[['desmond', 'hogan', 'is', 'an', 'irish', 'writer', 'awarded', 'the', '1977', 'rooney', 'prize', 'for', 'irish', 'literature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168241089476951" calcext:value-type="float">
            <text:p>0.0168241089</text:p>
          </table:table-cell>
          <table:table-cell/>
        </table:table-row>
        <table:table-row table:style-name="ro1">
          <table:table-cell office:value-type="string" calcext:value-type="string">
            <text:p>henri_queffelec</text:p>
          </table:table-cell>
          <table:table-cell office:value-type="string" calcext:value-type="string">
            <text:p>[['henri', 'queffelec', 'was', 'a', 'french', 'writer', 'and', 'screenwrite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670144447096575" calcext:value-type="float">
            <text:p>0.0670144447</text:p>
          </table:table-cell>
          <table:table-cell/>
        </table:table-row>
        <table:table-row table:style-name="ro1">
          <table:table-cell office:value-type="string" calcext:value-type="string">
            <text:p>andy_borowitz</text:p>
          </table:table-cell>
          <table:table-cell office:value-type="string" calcext:value-type="string">
            <text:p>[['andy', 'borowitz', 'is', 'an', 'american', 'writer', 'comedian', 'satirist', 'and', 'actor', 'borowitz', 'i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12813977095997" calcext:value-type="float">
            <text:p>0.0212813977</text:p>
          </table:table-cell>
          <table:table-cell/>
        </table:table-row>
        <table:table-row table:style-name="ro1">
          <table:table-cell office:value-type="string" calcext:value-type="string">
            <text:p>galsan_tschinag</text:p>
          </table:table-cell>
          <table:table-cell office:value-type="string" calcext:value-type="string">
            <text:p>[['galsan', 'tschinag', 'born', 'irgit', 'shynykbai-oglu', 'dshurukuwaa', 'is', 'a', 'mongolian', 'writer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25098621243979" calcext:value-type="float">
            <text:p>0.0250986212</text:p>
          </table:table-cell>
          <table:table-cell/>
        </table:table-row>
        <table:table-row table:style-name="ro1">
          <table:table-cell office:value-type="string" calcext:value-type="string">
            <text:p>claude_aveline</text:p>
          </table:table-cell>
          <table:table-cell office:value-type="string" calcext:value-type="string">
            <text:p>[['claude', 'aveline', 'pen', 'name', 'of', 'evgen', 'avtsine', 'was', 'a', 'writer', 'publisher', 'editor', 'poet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14409838347653" calcext:value-type="float">
            <text:p>0.0314409838</text:p>
          </table:table-cell>
          <table:table-cell/>
        </table:table-row>
        <table:table-row table:style-name="ro1">
          <table:table-cell office:value-type="string" calcext:value-type="string">
            <text:p>gary_burns_:director</text:p>
          </table:table-cell>
          <table:table-cell office:value-type="string" calcext:value-type="string">
            <text:p>[['gary', 'burns', 'is', 'a', 'canadian', 'film', 'writer', 'and', 'director', 'burns', 'studied', 'drama', 'at', 'th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63419472212374" calcext:value-type="float">
            <text:p>0.0363419472</text:p>
          </table:table-cell>
          <table:table-cell/>
        </table:table-row>
        <table:table-row table:style-name="ro1">
          <table:table-cell office:value-type="string" calcext:value-type="string">
            <text:p>chris_marker</text:p>
          </table:table-cell>
          <table:table-cell office:value-type="string" calcext:value-type="string">
            <text:p>[['chris', 'marker', 'was', 'a', 'french', 'writer', 'photographer', 'documentary', 'film', 'director', 'multimedia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190969019241131" calcext:value-type="float">
            <text:p>0.0190969019</text:p>
          </table:table-cell>
          <table:table-cell/>
        </table:table-row>
        <table:table-row table:style-name="ro1">
          <table:table-cell office:value-type="string" calcext:value-type="string">
            <text:p>samuel_archibald_:writer</text:p>
          </table:table-cell>
          <table:table-cell office:value-type="string" calcext:value-type="string">
            <text:p>[['samuel', 'archibald', 'is', 'a', 'canadian', 'writer', 'he', 'is', 'best', 'known', 'for', 'his', 'short', 'story']]</text:p>
          </table:table-cell>
          <table:table-cell office:value-type="string" calcext:value-type="string">
            <text:p>['is', 'a', 'writer', 'and', 'the', 'writer', 'and']</text:p>
          </table:table-cell>
          <table:table-cell office:value-type="float" office:value="0.028439110602898" calcext:value-type="float">
            <text:p>0.0284391106</text:p>
          </table:table-cell>
          <table:table-cell/>
        </table:table-row>
        <table:table-row table:style-name="ro1">
          <table:table-cell office:value-type="string" calcext:value-type="string">
            <text:p>richard_euringer</text:p>
          </table:table-cell>
          <table:table-cell office:value-type="string" calcext:value-type="string">
            <text:p>[['richard', 'euringer', 'was', 'a', 'german', 'writer', 'although', 'active', 'starting', 'in', 'the', '1920s']]</text:p>
          </table:table-cell>
          <table:table-cell office:value-type="string" calcext:value-type="string">
            <text:p>['david', 'a', 'a', 'a', 'british', 'writer', 'and', 'and', 'the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nowsher_ali_khan_yusufzai</text:p>
          </table:table-cell>
          <table:table-cell office:value-type="string" calcext:value-type="string">
            <text:p>[['nowsher', 'ali', 'khan', 'yusufzai', 'was', 'a', 'bengali', 'writer', 'and', 'philanthropist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446323613785333" calcext:value-type="float">
            <text:p>0.0446323614</text:p>
          </table:table-cell>
          <table:table-cell/>
        </table:table-row>
        <table:table-row table:style-name="ro1">
          <table:table-cell office:value-type="string" calcext:value-type="string">
            <text:p>breen_frazier</text:p>
          </table:table-cell>
          <table:table-cell office:value-type="string" calcext:value-type="string">
            <text:p>[['breen', 'frazier', 'is', 'a', 'freelance', 'writer', 'best', 'known', 'for', 'his', 'work', 'on', 'the', 'television']]</text:p>
          </table:table-cell>
          <table:table-cell office:value-type="string" calcext:value-type="string">
            <text:p>['david', 'de', 'a', 'a', 'french', 'writer', 'and', 'and', 'the', 'writer']</text:p>
          </table:table-cell>
          <table:table-cell office:value-type="float" office:value="0.0186189371874825" calcext:value-type="float">
            <text:p>0.0186189372</text:p>
          </table:table-cell>
          <table:table-cell/>
        </table:table-row>
        <table:table-row table:style-name="ro1">
          <table:table-cell office:value-type="string" calcext:value-type="string">
            <text:p>margaret_landon</text:p>
          </table:table-cell>
          <table:table-cell office:value-type="string" calcext:value-type="string">
            <text:p>[['margaret', 'landon', 'was', 'an', 'american', 'writer', 'best', 'remembered', 'for', 'anna', 'and', 'the', 'king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978090152232119" calcext:value-type="float">
            <text:p>0.0978090152</text:p>
          </table:table-cell>
          <table:table-cell/>
        </table:table-row>
        <table:table-row table:style-name="ro1">
          <table:table-cell office:value-type="string" calcext:value-type="string">
            <text:p>banarsidas_chaturvedi</text:p>
          </table:table-cell>
          <table:table-cell office:value-type="string" calcext:value-type="string">
            <text:p>[['banarsidas', 'chaturvedi', 'was', 'a', 'noted', 'hindi-language', 'writer', 'journalist', 'and', 'recipient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84694693814936" calcext:value-type="float">
            <text:p>0.0284694694</text:p>
          </table:table-cell>
          <table:table-cell/>
        </table:table-row>
        <table:table-row table:style-name="ro1">
          <table:table-cell office:value-type="string" calcext:value-type="string">
            <text:p>aman_nath</text:p>
          </table:table-cell>
          <table:table-cell office:value-type="string" calcext:value-type="string">
            <text:p>[['aman', 'nath', 'is', 'an', 'indian', 'writer', 'hotelier', 'and', 'architectural', 'restorer', 'he', 'is', 'the']]</text:p>
          </table:table-cell>
          <table:table-cell office:value-type="string" calcext:value-type="string">
            <text:p>['david', 'de', 'a', 'a', 'writer', 'and', 'the', 'writer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david_gallaher</text:p>
          </table:table-cell>
          <table:table-cell office:value-type="string" calcext:value-type="string">
            <text:p>[['david', 'matthew', 'gallaher', 'is', 'an', 'american', 'comics', 'writer', 'and', 'editor', 'known', 'primarily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06663160993431" calcext:value-type="float">
            <text:p>0.0406663161</text:p>
          </table:table-cell>
          <table:table-cell/>
        </table:table-row>
        <table:table-row table:style-name="ro1">
          <table:table-cell office:value-type="string" calcext:value-type="string">
            <text:p>fran_ros</text:p>
          </table:table-cell>
          <table:table-cell office:value-type="string" calcext:value-type="string">
            <text:p>[['fran', 'ros', 'was', 'a', 'slovene', 'writer', 'poet', 'and', 'playwright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22601351892729" calcext:value-type="float">
            <text:p>0.0322601352</text:p>
          </table:table-cell>
          <table:table-cell/>
        </table:table-row>
        <table:table-row table:style-name="ro1">
          <table:table-cell office:value-type="string" calcext:value-type="string">
            <text:p>fran_ilich</text:p>
          </table:table-cell>
          <table:table-cell office:value-type="string" calcext:value-type="string">
            <text:p>[['fran', 'ilich', 'morales', 'is', 'a', 'mexican', 'writer', 'and', 'media', 'artist', 'who', 'principally', 'work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19227981607451" calcext:value-type="float">
            <text:p>0.0419227982</text:p>
          </table:table-cell>
          <table:table-cell/>
        </table:table-row>
        <table:table-row table:style-name="ro1">
          <table:table-cell office:value-type="string" calcext:value-type="string">
            <text:p>pat_flower</text:p>
          </table:table-cell>
          <table:table-cell office:value-type="string" calcext:value-type="string">
            <text:p>[['pat', 'flower', 'was', 'an', 'australian', 'writer', 'of', 'plays', 'tv', 'plays', 'and', 'novels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221720450479346" calcext:value-type="float">
            <text:p>0.022172045</text:p>
          </table:table-cell>
          <table:table-cell/>
        </table:table-row>
        <table:table-row table:style-name="ro1">
          <table:table-cell office:value-type="string" calcext:value-type="string">
            <text:p>rudolf_van_den_berg</text:p>
          </table:table-cell>
          <table:table-cell office:value-type="string" calcext:value-type="string">
            <text:p>[['rudolf', 'van', 'den', 'berg', 'is', 'a', 'dutch', 'writer', 'and', 'director', 'van', 'den', 'berg', 'has', 'been', 'making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05598131416783" calcext:value-type="float">
            <text:p>0.0305598131</text:p>
          </table:table-cell>
          <table:table-cell/>
        </table:table-row>
        <table:table-row table:style-name="ro1">
          <table:table-cell office:value-type="string" calcext:value-type="string">
            <text:p>don_escudero</text:p>
          </table:table-cell>
          <table:table-cell office:value-type="string" calcext:value-type="string">
            <text:p>[['placido', 'escudero', 'known', 'as', 'don', 'escudero', 'was', 'a', 'filipino', 'movie', 'writer', 'actor', 'and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cesar_falcon</text:p>
          </table:table-cell>
          <table:table-cell office:value-type="string" calcext:value-type="string">
            <text:p>[['cesar', 'falcon', 'garfias', 'was', 'a', 'peruvian', 'writer', 'journalist', 'and', 'politician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82409904885654" calcext:value-type="float">
            <text:p>0.0282409905</text:p>
          </table:table-cell>
          <table:table-cell/>
        </table:table-row>
        <table:table-row table:style-name="ro1">
          <table:table-cell office:value-type="string" calcext:value-type="string">
            <text:p>dmytro_dontsov</text:p>
          </table:table-cell>
          <table:table-cell office:value-type="string" calcext:value-type="string">
            <text:p>[['dmytro', 'ivanovych', 'dontsov', 'was', 'a', 'ukrainian', 'nationalist', 'writer', 'publisher', 'journalist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257250695748268" calcext:value-type="float">
            <text:p>0.0257250696</text:p>
          </table:table-cell>
          <table:table-cell/>
        </table:table-row>
        <table:table-row table:style-name="ro1">
          <table:table-cell office:value-type="string" calcext:value-type="string">
            <text:p>pramod_raman</text:p>
          </table:table-cell>
          <table:table-cell office:value-type="string" calcext:value-type="string">
            <text:p>[['pramod', 'raman', 'is', 'an', 'indian', 'short', 'story', 'writer', 'and', 'journalist', 'who', 'is', 'the', 'coordinating']]</text:p>
          </table:table-cell>
          <table:table-cell office:value-type="string" calcext:value-type="string">
            <text:p>['david', 'de', 'a', 'a', 'french', 'writer', 'and']</text:p>
          </table:table-cell>
          <table:table-cell office:value-type="float" office:value="0.0256976373216606" calcext:value-type="float">
            <text:p>0.0256976373</text:p>
          </table:table-cell>
          <table:table-cell/>
        </table:table-row>
        <table:table-row table:style-name="ro1">
          <table:table-cell office:value-type="string" calcext:value-type="string">
            <text:p>david_benedictus</text:p>
          </table:table-cell>
          <table:table-cell office:value-type="string" calcext:value-type="string">
            <text:p>[['david', 'benedictus', 'is', 'an', 'english-jewish', 'writer', 'and', 'theatre', 'director', 'best', 'known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44939163285563" calcext:value-type="float">
            <text:p>0.0449391633</text:p>
          </table:table-cell>
          <table:table-cell/>
        </table:table-row>
        <table:table-row table:style-name="ro1">
          <table:table-cell office:value-type="string" calcext:value-type="string">
            <text:p>abdal_bela</text:p>
          </table:table-cell>
          <table:table-cell office:value-type="string" calcext:value-type="string">
            <text:p>[['abdaal', 'bela', 'is', 'an', 'urdu-language', 'fiction', 'writer', 'from', 'pakistan']]</text:p>
          </table:table-cell>
          <table:table-cell office:value-type="string" calcext:value-type="string">
            <text:p>['david', 'de', 'a', 'a', 'writer', 'and', 'and', 'the']</text:p>
          </table:table-cell>
          <table:table-cell office:value-type="float" office:value="0.0245124019407542" calcext:value-type="float">
            <text:p>0.0245124019</text:p>
          </table:table-cell>
          <table:table-cell/>
        </table:table-row>
        <table:table-row table:style-name="ro1">
          <table:table-cell office:value-type="string" calcext:value-type="string">
            <text:p>diane_fanning</text:p>
          </table:table-cell>
          <table:table-cell office:value-type="string" calcext:value-type="string">
            <text:p>[['diane', 'fanning', 'is', 'an', 'american', 'crime', 'writer', 'and', 'author', 'who', 'writes', 'nonfiction', 'and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968404401425269" calcext:value-type="float">
            <text:p>0.0968404401</text:p>
          </table:table-cell>
          <table:table-cell/>
        </table:table-row>
        <table:table-row table:style-name="ro1">
          <table:table-cell office:value-type="string" calcext:value-type="string">
            <text:p>muratsan</text:p>
          </table:table-cell>
          <table:table-cell office:value-type="string" calcext:value-type="string">
            <text:p>[['grigor', 'ter-hovhannisian', 'better', 'known', 'as', 'muratsan', 'was', 'a', 'prolific', 'armenian', 'write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roger_gougenot_des_mousseaux</text:p>
          </table:table-cell>
          <table:table-cell office:value-type="string" calcext:value-type="string">
            <text:p>[['roger', 'gougenot', 'des', 'mousseaux', 'was', 'a', 'french', 'writer', 'and', 'journalist', 'in', '1860', 'he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paul_kivel</text:p>
          </table:table-cell>
          <table:table-cell office:value-type="string" calcext:value-type="string">
            <text:p>[['paul', 'kivel', 'is', 'an', 'american', 'writer', 'educator', 'and', 'activist', 'kivel', 'co-founded', 'the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matthew_ryan_hoge</text:p>
          </table:table-cell>
          <table:table-cell office:value-type="string" calcext:value-type="string">
            <text:p>[['matthew', 'ryan', 'hoge', 'is', 'an', 'american', 'writer', 'and', 'film', 'director', 'known', 'for', 'writing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nancy_williams_watt</text:p>
          </table:table-cell>
          <table:table-cell office:value-type="string" calcext:value-type="string">
            <text:p>[['nancy', 'williams', 'watt', 'is', 'an', 'american', 'writer', 'known', 'for', 'her', 'work', 'on', 'television', 'soap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rob_nieuwenhuys</text:p>
          </table:table-cell>
          <table:table-cell office:value-type="string" calcext:value-type="string">
            <text:p>[['robert', 'nieuwenhuys', 'was', 'a', 'dutch', 'writer', 'of', 'indo', 'descent', 'the', 'son', 'of', 'a', 'totok', 'dutchman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37696374893722" calcext:value-type="float">
            <text:p>0.0137696375</text:p>
          </table:table-cell>
          <table:table-cell/>
        </table:table-row>
        <table:table-row table:style-name="ro1">
          <table:table-cell office:value-type="string" calcext:value-type="string">
            <text:p>aaron_ehasz</text:p>
          </table:table-cell>
          <table:table-cell office:value-type="string" calcext:value-type="string">
            <text:p>[['aaron', 'ehasz', 'is', 'an', 'american', 'television', 'writer', 'and', 'producer', 'whose', 'body', 'of', 'work']]</text:p>
          </table:table-cell>
          <table:table-cell office:value-type="string" calcext:value-type="string">
            <text:p>['david', 'de', 'a', 'a', 'french', 'writer', 'and', 'and', 'the', 'writer']</text:p>
          </table:table-cell>
          <table:table-cell office:value-type="float" office:value="0.0330644665412685" calcext:value-type="float">
            <text:p>0.0330644665</text:p>
          </table:table-cell>
          <table:table-cell/>
        </table:table-row>
        <table:table-row table:style-name="ro1">
          <table:table-cell office:value-type="string" calcext:value-type="string">
            <text:p>allen_varney</text:p>
          </table:table-cell>
          <table:table-cell office:value-type="string" calcext:value-type="string">
            <text:p>[['allen', 'varney', 'is', 'an', 'american', 'writer', 'and', 'game', 'designer', 'varney', 'has', 'produced', 'numerous']]</text:p>
          </table:table-cell>
          <table:table-cell office:value-type="string" calcext:value-type="string">
            <text:p>['david', 'a', 'a', 'a', 'writer', 'and', 'and', 'the']</text:p>
          </table:table-cell>
          <table:table-cell office:value-type="float" office:value="0.0314409838347653" calcext:value-type="float">
            <text:p>0.0314409838</text:p>
          </table:table-cell>
          <table:table-cell/>
        </table:table-row>
        <table:table-row table:style-name="ro1">
          <table:table-cell office:value-type="string" calcext:value-type="string">
            <text:p>arjun_singh_sethi</text:p>
          </table:table-cell>
          <table:table-cell office:value-type="string" calcext:value-type="string">
            <text:p>[['arjun', 'singh', 'sethi', 'is', 'an', 'sikh', 'american', 'civil', 'and', 'political', 'rights', 'writer', 'human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rene_daumal</text:p>
          </table:table-cell>
          <table:table-cell office:value-type="string" calcext:value-type="string">
            <text:p>[['rene', 'daumal', 'was', 'a', 'french', 'spiritual', 'para-surrealist', 'writer', 'and', 'poet', 'best', 'known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363368457158422" calcext:value-type="float">
            <text:p>0.0363368457</text:p>
          </table:table-cell>
          <table:table-cell/>
        </table:table-row>
        <table:table-row table:style-name="ro1">
          <table:table-cell office:value-type="string" calcext:value-type="string">
            <text:p>harry_b.smith</text:p>
          </table:table-cell>
          <table:table-cell office:value-type="string" calcext:value-type="string">
            <text:p>[['harry', 'bache', 'smith', 'was', 'a', 'writer', 'lyricist', 'and', 'composer', 'the', 'most', 'prolific', 'of', 'all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0200073500641799" calcext:value-type="float">
            <text:p>0.0200073501</text:p>
          </table:table-cell>
          <table:table-cell/>
        </table:table-row>
        <table:table-row table:style-name="ro1">
          <table:table-cell office:value-type="string" calcext:value-type="string">
            <text:p>samson_chanba</text:p>
          </table:table-cell>
          <table:table-cell office:value-type="string" calcext:value-type="string">
            <text:p>[['samson', 'kuagu-ipa', 'chanba', 'was', 'a', 'pioneering', 'writer', 'and', 'statesman', 'from', 'abkhazia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44939163285563" calcext:value-type="float">
            <text:p>0.0449391633</text:p>
          </table:table-cell>
          <table:table-cell/>
        </table:table-row>
        <table:table-row table:style-name="ro1">
          <table:table-cell office:value-type="string" calcext:value-type="string">
            <text:p>abdullah_abdul_kadir</text:p>
          </table:table-cell>
          <table:table-cell office:value-type="string" calcext:value-type="string">
            <text:p>[['abdullah', 'bin', 'abdul', 'kadir', 'also', 'known', 'as', 'munshi', 'abdullah', 'was', 'a', 'malayan', 'write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53756959924139" calcext:value-type="float">
            <text:p>0.015375696</text:p>
          </table:table-cell>
          <table:table-cell/>
        </table:table-row>
        <table:table-row table:style-name="ro1">
          <table:table-cell office:value-type="string" calcext:value-type="string">
            <text:p>ajay_sastry</text:p>
          </table:table-cell>
          <table:table-cell office:value-type="string" calcext:value-type="string">
            <text:p>[['ajay', 'sastry', 'is', 'a', 'directorwriter', 'who', 'directed', 'his', 'maiden', 'film', 'called', 'nenu', 'meeku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153756959924139" calcext:value-type="float">
            <text:p>0.015375696</text:p>
          </table:table-cell>
          <table:table-cell/>
        </table:table-row>
        <table:table-row table:style-name="ro1">
          <table:table-cell office:value-type="string" calcext:value-type="string">
            <text:p>dorothy_nolte</text:p>
          </table:table-cell>
          <table:table-cell office:value-type="string" calcext:value-type="string">
            <text:p>[['dorothy', 'law', 'nolte', 'was', 'an', 'american', 'writer', 'and', 'family', 'counselor', 'she', 'wrote', 'a', 'poem']]</text:p>
          </table:table-cell>
          <table:table-cell office:value-type="string" calcext:value-type="string">
            <text:p>['david', 'de', 'a', 'a', 'a', 'writer', 'and', 'and', 'the', 'writer', 'and']</text:p>
          </table:table-cell>
          <table:table-cell office:value-type="float" office:value="0.0335857513721566" calcext:value-type="float">
            <text:p>0.0335857514</text:p>
          </table:table-cell>
          <table:table-cell/>
        </table:table-row>
        <table:table-row table:style-name="ro1">
          <table:table-cell office:value-type="string" calcext:value-type="string">
            <text:p>gabriel_benoist</text:p>
          </table:table-cell>
          <table:table-cell office:value-type="string" calcext:value-type="string">
            <text:p>[['gabriel', 'benoist', 'was', 'a', 'french', 'writer', 'in', 'the', 'cauchois', 'dialect', 'of', 'the', 'norman', 'language', 'he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37696374893722" calcext:value-type="float">
            <text:p>0.0137696375</text:p>
          </table:table-cell>
          <table:table-cell/>
        </table:table-row>
        <table:table-row table:style-name="ro1">
          <table:table-cell office:value-type="string" calcext:value-type="string">
            <text:p>clive_doucet</text:p>
          </table:table-cell>
          <table:table-cell office:value-type="string" calcext:value-type="string">
            <text:p>[['clive', 'doucet', 'is', 'a', 'canadian', 'writer', 'and', 'politician', 'doucet', 'was', 'born', 'in', '1946', 'in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307066282916002" calcext:value-type="float">
            <text:p>0.0307066283</text:p>
          </table:table-cell>
          <table:table-cell/>
        </table:table-row>
        <table:table-row table:style-name="ro1">
          <table:table-cell office:value-type="string" calcext:value-type="string">
            <text:p>robert_morace</text:p>
          </table:table-cell>
          <table:table-cell office:value-type="string" calcext:value-type="string">
            <text:p>[['robert', 'morace', 'is', 'an', 'american', 'writer', 'he', 'has', 'written', 'several', 'guide', 'books', 'on', 'scottish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44508434257236" calcext:value-type="float">
            <text:p>0.0144508434</text:p>
          </table:table-cell>
          <table:table-cell/>
        </table:table-row>
        <table:table-row table:style-name="ro1">
          <table:table-cell office:value-type="string" calcext:value-type="string">
            <text:p>edgar_allan_poe</text:p>
          </table:table-cell>
          <table:table-cell office:value-type="string" calcext:value-type="string">
            <text:p>[['edgar', 'allan', 'poe', 'was', 'an', 'american', 'writer', 'editor', 'and', 'literary', 'critic', 'poe', 'is', 'best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795562993311893" calcext:value-type="float">
            <text:p>0.0795562993</text:p>
          </table:table-cell>
          <table:table-cell/>
        </table:table-row>
        <table:table-row table:style-name="ro1">
          <table:table-cell office:value-type="string" calcext:value-type="string">
            <text:p>edmundo_paz_soldan</text:p>
          </table:table-cell>
          <table:table-cell office:value-type="string" calcext:value-type="string">
            <text:p>[['jose', 'edmundo', 'paz-soldan', 'avila', 'is', 'a', 'bolivian', 'writer', 'his', 'work', 'is', 'a', 'prominent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47951683475249" calcext:value-type="float">
            <text:p>0.0347951683</text:p>
          </table:table-cell>
          <table:table-cell/>
        </table:table-row>
        <table:table-row table:style-name="ro1">
          <table:table-cell office:value-type="string" calcext:value-type="string">
            <text:p>adam_begley</text:p>
          </table:table-cell>
          <table:table-cell office:value-type="string" calcext:value-type="string">
            <text:p>[['adam', 'c', 'begley', 'is', 'an', 'american', 'freelance', 'writer', 'and', 'was', 'the', 'books', 'editor', 'for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277465708483927" calcext:value-type="float">
            <text:p>0.0277465708</text:p>
          </table:table-cell>
          <table:table-cell/>
        </table:table-row>
        <table:table-row table:style-name="ro1">
          <table:table-cell office:value-type="string" calcext:value-type="string">
            <text:p>mundur_krishnankutty</text:p>
          </table:table-cell>
          <table:table-cell office:value-type="string" calcext:value-type="string">
            <text:p>[['anupurath', 'krishnankutty', 'popularly', 'known', 'as', 'mundur', 'krishnankutty', 'is', 'a', 'malayalam-language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0211053406318726" calcext:value-type="float">
            <text:p>0.0211053406</text:p>
          </table:table-cell>
          <table:table-cell/>
        </table:table-row>
        <table:table-row table:style-name="ro1">
          <table:table-cell office:value-type="string" calcext:value-type="string">
            <text:p>brian_ford_sullivan</text:p>
          </table:table-cell>
          <table:table-cell office:value-type="string" calcext:value-type="string">
            <text:p>[['brian', 'ford', 'sullivan', 'is', 'an', 'american', 'television', 'writer', 'he', 'is', 'well', 'known', 'for', 'his']]</text:p>
          </table:table-cell>
          <table:table-cell office:value-type="string" calcext:value-type="string">
            <text:p>['david', 'is', 'a', 'canadian', 'writer', 'and', 'and', 'the', 'fiction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noel_loomis</text:p>
          </table:table-cell>
          <table:table-cell office:value-type="string" calcext:value-type="string">
            <text:p>[['noel', 'loomis', 'was', 'a', 'writer', 'principally', 'of', 'western', 'mystery', 'and', 'science-fiction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44939163285563" calcext:value-type="float">
            <text:p>0.0449391633</text:p>
          </table:table-cell>
          <table:table-cell/>
        </table:table-row>
        <table:table-row table:style-name="ro1">
          <table:table-cell office:value-type="string" calcext:value-type="string">
            <text:p>andrew_hutchinson_:author</text:p>
          </table:table-cell>
          <table:table-cell office:value-type="string" calcext:value-type="string">
            <text:p>[['andrew', 'hutchinson', 'is', 'an', 'australian', 'writer', 'from', 'melbourne', 'who', 'was', 'born', 'in', '1979', 'hutchinsons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anna_wheeler_:author</text:p>
          </table:table-cell>
          <table:table-cell office:value-type="string" calcext:value-type="string">
            <text:p>[['anna', 'wheeler', 'also', 'known', 'by', 'her', 'maiden', 'name', 'of', 'anna', 'doyle', 'was', 'a', 'writer', 'and', 'advocate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573262441970399" calcext:value-type="float">
            <text:p>0.0573262442</text:p>
          </table:table-cell>
          <table:table-cell/>
        </table:table-row>
        <table:table-row table:style-name="ro1">
          <table:table-cell office:value-type="string" calcext:value-type="string">
            <text:p>nancy_weber</text:p>
          </table:table-cell>
          <table:table-cell office:value-type="string" calcext:value-type="string">
            <text:p>[['nancy', 'weber', 'is', 'an', 'american', 'writer', 'known', 'primarily', 'for', 'her', 'non-fiction', 'work', 'the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205771079050829" calcext:value-type="float">
            <text:p>0.2057710791</text:p>
          </table:table-cell>
          <table:table-cell/>
        </table:table-row>
        <table:table-row table:style-name="ro1">
          <table:table-cell office:value-type="string" calcext:value-type="string">
            <text:p>daniel_hahn</text:p>
          </table:table-cell>
          <table:table-cell office:value-type="string" calcext:value-type="string">
            <text:p>[['daniel', 'hahn', 'is', 'a', 'british', 'writer', 'editor', 'and', 'translator', 'he', 'is', 'the', 'author', 'of', 'a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307898454517657" calcext:value-type="float">
            <text:p>0.0307898455</text:p>
          </table:table-cell>
          <table:table-cell/>
        </table:table-row>
        <table:table-row table:style-name="ro1">
          <table:table-cell office:value-type="string" calcext:value-type="string">
            <text:p>gail_vaz-oxlade</text:p>
          </table:table-cell>
          <table:table-cell office:value-type="string" calcext:value-type="string">
            <text:p>[['gail', 'vaz-oxlade', 'is', 'a', 'jamaican-canadian', 'financial', 'writer', 'and', 'television', 'personality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493938273711537" calcext:value-type="float">
            <text:p>0.0493938274</text:p>
          </table:table-cell>
          <table:table-cell/>
        </table:table-row>
        <table:table-row table:style-name="ro1">
          <table:table-cell office:value-type="string" calcext:value-type="string">
            <text:p>matthew_tree</text:p>
          </table:table-cell>
          <table:table-cell office:value-type="string" calcext:value-type="string">
            <text:p>[['matthew', 'tree', 'is', 'a', 'writer', 'in', 'english', 'and', 'catalan', 'he', 'has', 'lived', 'in', 'barcelona', 'since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162033648978277" calcext:value-type="float">
            <text:p>0.0162033649</text:p>
          </table:table-cell>
          <table:table-cell/>
        </table:table-row>
        <table:table-row table:style-name="ro1">
          <table:table-cell office:value-type="string" calcext:value-type="string">
            <text:p>harry_browne</text:p>
          </table:table-cell>
          <table:table-cell office:value-type="string" calcext:value-type="string">
            <text:p>[['harry', 'edson', 'browne', 'was', 'an', 'american', 'writer', 'politician', 'and', 'investment', 'advisor', 'he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panchapakesa_jayaraman</text:p>
          </table:table-cell>
          <table:table-cell office:value-type="string" calcext:value-type="string">
            <text:p>[['panchapakesa', 'jayaraman', 'is', 'an', 'indian', 'writer', 'scholar', 'vedic', 'priest', 'and', 'a', 'former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38254129355476" calcext:value-type="float">
            <text:p>0.0238254129</text:p>
          </table:table-cell>
          <table:table-cell/>
        </table:table-row>
        <table:table-row table:style-name="ro1">
          <table:table-cell office:value-type="string" calcext:value-type="string">
            <text:p>eleanor_wachtel</text:p>
          </table:table-cell>
          <table:table-cell office:value-type="string" calcext:value-type="string">
            <text:p>[['eleanor', 'wachtel', 'oc', 'is', 'a', 'canadian', 'writer', 'and', 'broadcaster', 'she', 'is', 'the', 'host', 'of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63419472212374" calcext:value-type="float">
            <text:p>0.0363419472</text:p>
          </table:table-cell>
          <table:table-cell/>
        </table:table-row>
        <table:table-row table:style-name="ro1">
          <table:table-cell office:value-type="string" calcext:value-type="string">
            <text:p>erik_p.kraft</text:p>
          </table:table-cell>
          <table:table-cell office:value-type="string" calcext:value-type="string">
            <text:p>[['erik', 'p', 'kraft', 'is', 'a', 'writer', 'and', 'illustrator', 'of', 'childrens', 'books', 'his', 'first', 'book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163306935252232" calcext:value-type="float">
            <text:p>0.1633069353</text:p>
          </table:table-cell>
          <table:table-cell/>
        </table:table-row>
        <table:table-row table:style-name="ro1">
          <table:table-cell office:value-type="string" calcext:value-type="string">
            <text:p>halil_jacellari</text:p>
          </table:table-cell>
          <table:table-cell office:value-type="string" calcext:value-type="string">
            <text:p>[['halil', 'jacellari', 'was', 'an', 'albanian', 'writer', 'and', 'translato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561222232430573" calcext:value-type="float">
            <text:p>0.0561222232</text:p>
          </table:table-cell>
          <table:table-cell/>
        </table:table-row>
        <table:table-row table:style-name="ro1">
          <table:table-cell office:value-type="string" calcext:value-type="string">
            <text:p>mieko_kawakami</text:p>
          </table:table-cell>
          <table:table-cell office:value-type="string" calcext:value-type="string">
            <text:p>[['her', 'first', 'novella', 'my', 'ego', 'ratio', 'my', 'teeth', 'and', 'the', 'world', 'published', 'in', '2007', 'wo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44862628310506" calcext:value-type="float">
            <text:p>0.0244862628</text:p>
          </table:table-cell>
          <table:table-cell/>
        </table:table-row>
        <table:table-row table:style-name="ro1">
          <table:table-cell office:value-type="string" calcext:value-type="string">
            <text:p>sei_hatsuno</text:p>
          </table:table-cell>
          <table:table-cell office:value-type="string" calcext:value-type="string">
            <text:p>[['sei', 'hatsuno', 'is', 'a', 'japanese', 'writer', 'of', 'mystery', 'and', 'thriller', 'he', 'is', 'a', 'member', 'of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9119237978512" calcext:value-type="float">
            <text:p>0.029119238</text:p>
          </table:table-cell>
          <table:table-cell/>
        </table:table-row>
        <table:table-row table:style-name="ro1">
          <table:table-cell office:value-type="string" calcext:value-type="string">
            <text:p>daisy_gardner</text:p>
          </table:table-cell>
          <table:table-cell office:value-type="string" calcext:value-type="string">
            <text:p>[['daisy', 'gardner', 'is', 'an', 'american', 'television', 'writer', 'and', 'comedian', 'who', 'is', 'best', 'know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david_eick</text:p>
          </table:table-cell>
          <table:table-cell office:value-type="string" calcext:value-type="string">
            <text:p>[['david', 'eick', 'is', 'an', 'american', 'writer', 'and', 'producer', 'best', 'known', 'as', 'the', 'executive', 'producer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346014930506194" calcext:value-type="float">
            <text:p>0.0346014931</text:p>
          </table:table-cell>
          <table:table-cell/>
        </table:table-row>
        <table:table-row table:style-name="ro1">
          <table:table-cell office:value-type="string" calcext:value-type="string">
            <text:p>pierre_broodcoorens</text:p>
          </table:table-cell>
          <table:table-cell office:value-type="string" calcext:value-type="string">
            <text:p>[['pierre', 'broodcoorens', 'was', 'a', 'french', 'writer', 'who', 'wrote', 'in', 'flemish', 'he', 'was', 'of', 'east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56030434203731" calcext:value-type="float">
            <text:p>0.0156030434</text:p>
          </table:table-cell>
          <table:table-cell/>
        </table:table-row>
        <table:table-row table:style-name="ro1">
          <table:table-cell office:value-type="string" calcext:value-type="string">
            <text:p>eirik_ildahl</text:p>
          </table:table-cell>
          <table:table-cell office:value-type="string" calcext:value-type="string">
            <text:p>[['eirik', 'ildahl', 'is', 'a', 'norwegian', 'comics', 'writer', 'scriptwriter', 'playwright', 'and', 'novelist', 'he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ray_hedges</text:p>
          </table:table-cell>
          <table:table-cell office:value-type="string" calcext:value-type="string">
            <text:p>[['ray', 'madman', 'hedges', 'from', 'surrey', 'england', 'is', 'an', 'english', 'song', 'writer', 'and', 'record', 'producer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307066282916002" calcext:value-type="float">
            <text:p>0.0307066283</text:p>
          </table:table-cell>
          <table:table-cell/>
        </table:table-row>
        <table:table-row table:style-name="ro1">
          <table:table-cell office:value-type="string" calcext:value-type="string">
            <text:p>federico_hernandez_de_leon</text:p>
          </table:table-cell>
          <table:table-cell office:value-type="string" calcext:value-type="string">
            <text:p>[['federico', 'hernandez', 'de', 'leon', 'was', 'a', 'guatemalan', 'writer', 'historian', 'and', 'journalist', 'he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rich_cohen</text:p>
          </table:table-cell>
          <table:table-cell office:value-type="string" calcext:value-type="string">
            <text:p>[['rich', 'cohen', 'is', 'an', 'american', 'non-fiction', 'writer', 'he', 'is', 'a', 'contributing', 'editor', 'at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raif_badawi</text:p>
          </table:table-cell>
          <table:table-cell office:value-type="string" calcext:value-type="string">
            <text:p>[['raif', 'badawi', 'born', 'january', '13', '1984', 'is', 'a', 'saudi', 'writer', 'dissident', 'and', 'activist', 'as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186189371874825" calcext:value-type="float">
            <text:p>0.0186189372</text:p>
          </table:table-cell>
          <table:table-cell/>
        </table:table-row>
        <table:table-row table:style-name="ro1">
          <table:table-cell office:value-type="string" calcext:value-type="string">
            <text:p>ales_car</text:p>
          </table:table-cell>
          <table:table-cell office:value-type="string" calcext:value-type="string">
            <text:p>[['ales', 'car', 'is', 'a', 'slovene', 'writer', 'editor', 'and', 'translator', 'he', 'has', 'published', 'a', 'number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46014930506194" calcext:value-type="float">
            <text:p>0.0346014931</text:p>
          </table:table-cell>
          <table:table-cell/>
        </table:table-row>
        <table:table-row table:style-name="ro1">
          <table:table-cell office:value-type="string" calcext:value-type="string">
            <text:p>milena_nikolova</text:p>
          </table:table-cell>
          <table:table-cell office:value-type="string" calcext:value-type="string">
            <text:p>[['milena', 'nikolova', 'is', 'a', 'bulgarian', 'writer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650059326034369" calcext:value-type="float">
            <text:p>0.0650059326</text:p>
          </table:table-cell>
          <table:table-cell/>
        </table:table-row>
        <table:table-row table:style-name="ro1">
          <table:table-cell office:value-type="string" calcext:value-type="string">
            <text:p>bob_rozakis</text:p>
          </table:table-cell>
          <table:table-cell office:value-type="string" calcext:value-type="string">
            <text:p>[['robert', 'bob', 'rozakis', 'is', 'an', 'american', 'comic', 'book', 'writer', 'and', 'editor', 'known', 'mainly']]</text:p>
          </table:table-cell>
          <table:table-cell office:value-type="string" calcext:value-type="string">
            <text:p>['david', 'de', 'a', 'a', 'writer', 'and', 'and', 'the', 'fiction']</text:p>
          </table:table-cell>
          <table:table-cell office:value-type="float" office:value="0.0325156381955534" calcext:value-type="float">
            <text:p>0.0325156382</text:p>
          </table:table-cell>
          <table:table-cell/>
        </table:table-row>
        <table:table-row table:style-name="ro1">
          <table:table-cell office:value-type="string" calcext:value-type="string">
            <text:p>bhalchandra_nemade</text:p>
          </table:table-cell>
          <table:table-cell office:value-type="string" calcext:value-type="string">
            <text:p>[['bhalchandra', 'vanaji', 'nemade', 'is', 'a', 'marathi', 'writer', 'from', 'maharashtra', 'india', 'he', 'i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78442713638306" calcext:value-type="float">
            <text:p>0.0378442714</text:p>
          </table:table-cell>
          <table:table-cell/>
        </table:table-row>
        <table:table-row table:style-name="ro1">
          <table:table-cell office:value-type="string" calcext:value-type="string">
            <text:p>amrit_bhushan_dev_adhikari</text:p>
          </table:table-cell>
          <table:table-cell office:value-type="string" calcext:value-type="string">
            <text:p>[['amrit', 'bhushan', 'dev', 'adhikari', 'was', 'n', 'writer', 'from', 'goalpara', 'district', 'assam', 'india', 'he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156352208937855" calcext:value-type="float">
            <text:p>0.0156352209</text:p>
          </table:table-cell>
          <table:table-cell/>
        </table:table-row>
        <table:table-row table:style-name="ro1">
          <table:table-cell office:value-type="string" calcext:value-type="string">
            <text:p>samuel_weems</text:p>
          </table:table-cell>
          <table:table-cell office:value-type="string" calcext:value-type="string">
            <text:p>[['samuel', 'a', 'weems', 'was', 'the', 'writer', 'of', 'the', 'book', 'armenia', 'the', 'secrets', 'of', 'a', 'christia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252711679851" calcext:value-type="float">
            <text:p>0.0125271168</text:p>
          </table:table-cell>
          <table:table-cell/>
        </table:table-row>
        <table:table-row table:style-name="ro1">
          <table:table-cell office:value-type="string" calcext:value-type="string">
            <text:p>michael_kumpfmuller</text:p>
          </table:table-cell>
          <table:table-cell office:value-type="string" calcext:value-type="string">
            <text:p>[['michael', 'kumpfmuller', 'is', 'a', 'german', 'writer', 'and', 'former', 'journalist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73309180733823" calcext:value-type="float">
            <text:p>0.0733091807</text:p>
          </table:table-cell>
          <table:table-cell/>
        </table:table-row>
        <table:table-row table:style-name="ro1">
          <table:table-cell office:value-type="string" calcext:value-type="string">
            <text:p>emma_jane_hogbin</text:p>
          </table:table-cell>
          <table:table-cell office:value-type="string" calcext:value-type="string">
            <text:p>[['emma', 'jane', 'hogbin', 'is', 'a', 'canadian', 'technical', 'writer', 'and', 'free', 'software', 'advocate', 'who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michel_vinaver</text:p>
          </table:table-cell>
          <table:table-cell office:value-type="string" calcext:value-type="string">
            <text:p>[['michel', 'vinaver', 'is', 'a', 'french', 'writer', 'and', 'dramatist', 'he', 'was', 'born', 'in', 'paris', 'to', 'parents']]</text:p>
          </table:table-cell>
          <table:table-cell office:value-type="string" calcext:value-type="string">
            <text:p>['david', 'de', 'a', 'a', 'writer', 'and', 'and', 'the', 'writer']</text:p>
          </table:table-cell>
          <table:table-cell office:value-type="float" office:value="0.0288141101711544" calcext:value-type="float">
            <text:p>0.0288141102</text:p>
          </table:table-cell>
          <table:table-cell/>
        </table:table-row>
        <table:table-row table:style-name="ro1">
          <table:table-cell office:value-type="string" calcext:value-type="string">
            <text:p>matthew_robinson_:director</text:p>
          </table:table-cell>
          <table:table-cell office:value-type="string" calcext:value-type="string">
            <text:p>[['matthew', 'robinson', 'is', 'an', 'american', 'film', 'writer', 'and', 'director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507121533694656" calcext:value-type="float">
            <text:p>0.0507121534</text:p>
          </table:table-cell>
          <table:table-cell/>
        </table:table-row>
        <table:table-row table:style-name="ro1">
          <table:table-cell office:value-type="string" calcext:value-type="string">
            <text:p>nick_flynn</text:p>
          </table:table-cell>
          <table:table-cell office:value-type="string" calcext:value-type="string">
            <text:p>[['nick', 'flynn', 'is', 'an', 'american', 'writer', 'playwright', 'and', 'poet', 'his', 'most', 'recent', 'publicatio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84483733502461" calcext:value-type="float">
            <text:p>0.0184483734</text:p>
          </table:table-cell>
          <table:table-cell/>
        </table:table-row>
        <table:table-row table:style-name="ro1">
          <table:table-cell office:value-type="string" calcext:value-type="string">
            <text:p>bharago</text:p>
          </table:table-cell>
          <table:table-cell office:value-type="string" calcext:value-type="string">
            <text:p>[['bhamidipati', 'ramagopalam', 'popularly', 'known', 'as', 'bharago', 'is', 'a', 'humour', 'writer', 'of', 'short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anne_homer</text:p>
          </table:table-cell>
          <table:table-cell office:value-type="string" calcext:value-type="string">
            <text:p>[['anne', 'homer', 'doerflinger', 'was', 'an', 'american', 'writer', 'who', 'is', 'best', 'known', 'for', 'her', 'short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141473329039547" calcext:value-type="float">
            <text:p>0.0141473329</text:p>
          </table:table-cell>
          <table:table-cell/>
        </table:table-row>
        <table:table-row table:style-name="ro1">
          <table:table-cell office:value-type="string" calcext:value-type="string">
            <text:p>ghazaros_aghayan</text:p>
          </table:table-cell>
          <table:table-cell office:value-type="string" calcext:value-type="string">
            <text:p>[['ghazaros', 'stepani', 'aghayan', 'was', 'an', 'armenian', 'writer', 'educator', 'folklorist', 'historia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15181025019713" calcext:value-type="float">
            <text:p>0.0215181025</text:p>
          </table:table-cell>
          <table:table-cell/>
        </table:table-row>
        <table:table-row table:style-name="ro1">
          <table:table-cell office:value-type="string" calcext:value-type="string">
            <text:p>patrick_maher_:writer</text:p>
          </table:table-cell>
          <table:table-cell office:value-type="string" calcext:value-type="string">
            <text:p>[['patrick', 'maher', 'is', 'an', 'american', 'writer', 'he', 'has', 'written', 'two', 'books', 'candid', 'confessions']]</text:p>
          </table:table-cell>
          <table:table-cell office:value-type="string" calcext:value-type="string">
            <text:p>['david', 'a', 'a', 'a', 'british', 'writer', 'and', 'and', 'the', 'writer']</text:p>
          </table:table-cell>
          <table:table-cell office:value-type="float" office:value="0.0156352208937855" calcext:value-type="float">
            <text:p>0.0156352209</text:p>
          </table:table-cell>
          <table:table-cell/>
        </table:table-row>
        <table:table-row table:style-name="ro1">
          <table:table-cell office:value-type="string" calcext:value-type="string">
            <text:p>alan_j.gould</text:p>
          </table:table-cell>
          <table:table-cell office:value-type="string" calcext:value-type="string">
            <text:p>[['alan', 'jenks', 'gould', 'was', 'a', 'newspaper', 'writer', 'and', 'editor', 'he', 'was', 'the', 'sports', 'edito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29964194698357" calcext:value-type="float">
            <text:p>0.0329964195</text:p>
          </table:table-cell>
          <table:table-cell/>
        </table:table-row>
        <table:table-row table:style-name="ro1">
          <table:table-cell office:value-type="string" calcext:value-type="string">
            <text:p>ahmed_baba_miske</text:p>
          </table:table-cell>
          <table:table-cell office:value-type="string" calcext:value-type="string">
            <text:p>[['ahmed', 'baba', 'miske', 'was', 'a', 'mauritanian', 'politician', 'writer', 'diplomat', 'and', 'author', 'of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205490130723019" calcext:value-type="float">
            <text:p>0.0205490131</text:p>
          </table:table-cell>
          <table:table-cell/>
        </table:table-row>
        <table:table-row table:style-name="ro1">
          <table:table-cell office:value-type="string" calcext:value-type="string">
            <text:p>donald_wilson_:writer_and_producer</text:p>
          </table:table-cell>
          <table:table-cell office:value-type="string" calcext:value-type="string">
            <text:p>[['donald', 'boyd', 'wilson', 'was', 'a', 'british', 'television', 'writer', 'and', 'producer', 'best', 'known', 'for']]</text:p>
          </table:table-cell>
          <table:table-cell office:value-type="string" calcext:value-type="string">
            <text:p>['david', 'de', 'a', 'a', 'a', 'writer', 'and', 'and', 'the', 'fiction']</text:p>
          </table:table-cell>
          <table:table-cell office:value-type="float" office:value="0.036591847305758" calcext:value-type="float">
            <text:p>0.0365918473</text:p>
          </table:table-cell>
          <table:table-cell/>
        </table:table-row>
        <table:table-row table:style-name="ro1">
          <table:table-cell office:value-type="string" calcext:value-type="string">
            <text:p>adeline_sergeant</text:p>
          </table:table-cell>
          <table:table-cell office:value-type="string" calcext:value-type="string">
            <text:p>[['adeline', 'sergeant', 'was', 'an', 'english', 'writer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25098621243979" calcext:value-type="float">
            <text:p>0.0250986212</text:p>
          </table:table-cell>
          <table:table-cell/>
        </table:table-row>
        <table:table-row table:style-name="ro1">
          <table:table-cell office:value-type="string" calcext:value-type="string">
            <text:p>marion_chesney</text:p>
          </table:table-cell>
          <table:table-cell office:value-type="string" calcext:value-type="string">
            <text:p>[['marion', 'gibbons', 'nee', 'mcchesney', 'is', 'a', 'british', 'popular', 'and', 'prolific', 'writer', 'of', 'romance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michael_angeli</text:p>
          </table:table-cell>
          <table:table-cell office:value-type="string" calcext:value-type="string">
            <text:p>[['michael', 'angeli', 'is', 'an', 'american', 'writer', 'and', 'television', 'producer', 'best', 'known', 'fo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78442713638306" calcext:value-type="float">
            <text:p>0.0378442714</text:p>
          </table:table-cell>
          <table:table-cell/>
        </table:table-row>
        <table:table-row table:style-name="ro1">
          <table:table-cell office:value-type="string" calcext:value-type="string">
            <text:p>biswapati_sarkar</text:p>
          </table:table-cell>
          <table:table-cell office:value-type="string" calcext:value-type="string">
            <text:p>[['sarkar', 'was', 'born', 'to', 'bengali', 'parents', 'in', 'uganda', 'he', 'is', 'an', 'iit', 'kharagpur', 'graduate', 'he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123118948770039" calcext:value-type="float">
            <text:p>0.0123118949</text:p>
          </table:table-cell>
          <table:table-cell/>
        </table:table-row>
        <table:table-row table:style-name="ro1">
          <table:table-cell office:value-type="string" calcext:value-type="string">
            <text:p>rosaria_butterfield</text:p>
          </table:table-cell>
          <table:table-cell office:value-type="string" calcext:value-type="string">
            <text:p>[['rosaria', 'champagne', 'butterfield', 'is', 'a', 'writer', 'speaker', 'homemaker', 'and', 'former', 'tenured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446778805361507" calcext:value-type="float">
            <text:p>0.0446778805</text:p>
          </table:table-cell>
          <table:table-cell/>
        </table:table-row>
        <table:table-row table:style-name="ro1">
          <table:table-cell office:value-type="string" calcext:value-type="string">
            <text:p>owen_kildare</text:p>
          </table:table-cell>
          <table:table-cell office:value-type="string" calcext:value-type="string">
            <text:p>[['owen', 'frawley', 'kildare', 'was', 'an', 'early', '20th', 'century', 'writer', 'based', 'in', 'new', 'york', 'new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21516624340837" calcext:value-type="float">
            <text:p>0.0121516624</text:p>
          </table:table-cell>
          <table:table-cell/>
        </table:table-row>
        <table:table-row table:style-name="ro1">
          <table:table-cell office:value-type="string" calcext:value-type="string">
            <text:p>fred_van_lente</text:p>
          </table:table-cell>
          <table:table-cell office:value-type="string" calcext:value-type="string">
            <text:p>[['fred', 'van', 'lente', 'is', 'an', 'american', 'writer', 'primarily', 'of', 'comic', 'books', 'and', 'graphic', 'novels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172676060456259" calcext:value-type="float">
            <text:p>0.017267606</text:p>
          </table:table-cell>
          <table:table-cell/>
        </table:table-row>
        <table:table-row table:style-name="ro1">
          <table:table-cell office:value-type="string" calcext:value-type="string">
            <text:p>ayun_halliday</text:p>
          </table:table-cell>
          <table:table-cell office:value-type="string" calcext:value-type="string">
            <text:p>[['ayun', 'halliday', 'is', 'a', 'writer', 'and', 'actor', 'she', 'is', 'best', 'known', 'as', 'the', 'author', 'and', 'illustrator']]</text:p>
          </table:table-cell>
          <table:table-cell office:value-type="string" calcext:value-type="string">
            <text:p>['david', 'a', 'is', 'a', 'writer', 'and', 'writer', 'and']</text:p>
          </table:table-cell>
          <table:table-cell office:value-type="float" office:value="0.13448025110102" calcext:value-type="float">
            <text:p>0.1344802511</text:p>
          </table:table-cell>
          <table:table-cell/>
        </table:table-row>
        <table:table-row table:style-name="ro1">
          <table:table-cell office:value-type="string" calcext:value-type="string">
            <text:p>alexander_knox_:theologian</text:p>
          </table:table-cell>
          <table:table-cell office:value-type="string" calcext:value-type="string">
            <text:p>[['alexander', 'knox', 'was', 'an', 'irish', 'theological', 'writer', 'as', 'a', 'boy', 'and', 'young', 'man', 'alexander']]</text:p>
          </table:table-cell>
          <table:table-cell office:value-type="string" calcext:value-type="string">
            <text:p>['david', 'de', 'a', 'a', 'writer', 'and', 'and', 'the', 'fiction']</text:p>
          </table:table-cell>
          <table:table-cell office:value-type="float" office:value="0.018107569251105" calcext:value-type="float">
            <text:p>0.0181075693</text:p>
          </table:table-cell>
          <table:table-cell/>
        </table:table-row>
        <table:table-row table:style-name="ro1">
          <table:table-cell office:value-type="string" calcext:value-type="string">
            <text:p>emilio_carrere</text:p>
          </table:table-cell>
          <table:table-cell office:value-type="string" calcext:value-type="string">
            <text:p>[['emilio', 'carrere', 'was', 'a', 'spanish', 'writer', 'he', 'is', 'best', 'known', 'for', 'his', '1920', 'gothic', 'historical']]</text:p>
          </table:table-cell>
          <table:table-cell office:value-type="string" calcext:value-type="string">
            <text:p>['david', 'de', 'is', 'a', 'writer', 'and', 'and', 'the', 'writer', 'and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reginald_hill</text:p>
          </table:table-cell>
          <table:table-cell office:value-type="string" calcext:value-type="string">
            <text:p>[['reginald', 'charles', 'hill', 'frsl', 'was', 'an', 'english', 'crime', 'writer', 'and', 'the', 'winner', 'in', '1995']]</text:p>
          </table:table-cell>
          <table:table-cell office:value-type="string" calcext:value-type="string">
            <text:p>['david', 'de', 'a', 'a', 'british', 'writer', 'and', 'and', 'the', 'writer']</text:p>
          </table:table-cell>
          <table:table-cell office:value-type="float" office:value="0.0393742582756978" calcext:value-type="float">
            <text:p>0.0393742583</text:p>
          </table:table-cell>
          <table:table-cell/>
        </table:table-row>
        <table:table-row table:style-name="ro1">
          <table:table-cell office:value-type="string" calcext:value-type="string">
            <text:p>fred_uhlman</text:p>
          </table:table-cell>
          <table:table-cell office:value-type="string" calcext:value-type="string">
            <text:p>[['fred', 'uhlman', 'was', 'a', 'german-english', 'writer', 'painter', 'and', 'lawyer', 'of', 'jewish', 'origin']]</text:p>
          </table:table-cell>
          <table:table-cell office:value-type="string" calcext:value-type="string">
            <text:p>['david', 'david', 'is', 'a', 'writer', 'and', 'and', 'the', 'writer', 'and']</text:p>
          </table:table-cell>
          <table:table-cell office:value-type="float" office:value="0.0227412212348021" calcext:value-type="float">
            <text:p>0.0227412212</text:p>
          </table:table-cell>
          <table:table-cell/>
        </table:table-row>
        <table:table-row table:style-name="ro1">
          <table:table-cell office:value-type="string" calcext:value-type="string">
            <text:p>max_blecher</text:p>
          </table:table-cell>
          <table:table-cell office:value-type="string" calcext:value-type="string">
            <text:p>[['max', 'blecher', 'was', 'a', 'romanian', 'write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39802967618271" calcext:value-type="float">
            <text:p>0.0239802968</text:p>
          </table:table-cell>
          <table:table-cell/>
        </table:table-row>
        <table:table-row table:style-name="ro1">
          <table:table-cell office:value-type="string" calcext:value-type="string">
            <text:p>david_gaider</text:p>
          </table:table-cell>
          <table:table-cell office:value-type="string" calcext:value-type="string">
            <text:p>[['david', 'gaider', 'is', 'a', 'canadian', 'writer', 'and', 'game', 'designer', 'who', 'worked', 'for', 'edmonto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470152368577124" calcext:value-type="float">
            <text:p>0.0470152369</text:p>
          </table:table-cell>
          <table:table-cell/>
        </table:table-row>
        <table:table-row table:style-name="ro1">
          <table:table-cell office:value-type="string" calcext:value-type="string">
            <text:p>fernando_sabino</text:p>
          </table:table-cell>
          <table:table-cell office:value-type="string" calcext:value-type="string">
            <text:p>[['fernando', 'tavares', 'sabino', 'was', 'a', 'brazilian', 'writer', 'and', 'journalist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446323613785333" calcext:value-type="float">
            <text:p>0.0446323614</text:p>
          </table:table-cell>
          <table:table-cell/>
        </table:table-row>
        <table:table-row table:style-name="ro1">
          <table:table-cell office:value-type="string" calcext:value-type="string">
            <text:p>shivram_mahadev_paranjape</text:p>
          </table:table-cell>
          <table:table-cell office:value-type="string" calcext:value-type="string">
            <text:p>[['shivram', 'mahadev', 'paranjape', 'was', 'an', 'eminent', 'marathi', 'writer', 'scholar', 'orator', 'journalist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90902778264204" calcext:value-type="float">
            <text:p>0.0190902778</text:p>
          </table:table-cell>
          <table:table-cell/>
        </table:table-row>
        <table:table-row table:style-name="ro1">
          <table:table-cell office:value-type="string" calcext:value-type="string">
            <text:p>bruno_lasker</text:p>
          </table:table-cell>
          <table:table-cell office:value-type="string" calcext:value-type="string">
            <text:p>[['bruno', 'lasker', 'was', 'a', 'writer', 'and', 'social', 'worker', 'advocating', 'for', 'immigrants', 'in', 'the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73582822234499" calcext:value-type="float">
            <text:p>0.0735828222</text:p>
          </table:table-cell>
          <table:table-cell/>
        </table:table-row>
        <table:table-row table:style-name="ro1">
          <table:table-cell office:value-type="string" calcext:value-type="string">
            <text:p>andrew_weiner</text:p>
          </table:table-cell>
          <table:table-cell office:value-type="string" calcext:value-type="string">
            <text:p>[['andrew', 'weiner', 'is', 'a', 'canadian', 'science', 'fiction', 'writer', 'he', 'was', 'born', 'in', 'london', 'england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2200317565094" calcext:value-type="float">
            <text:p>0.0322003176</text:p>
          </table:table-cell>
          <table:table-cell/>
        </table:table-row>
        <table:table-row table:style-name="ro1">
          <table:table-cell office:value-type="string" calcext:value-type="string">
            <text:p>penny_jordan</text:p>
          </table:table-cell>
          <table:table-cell office:value-type="string" calcext:value-type="string">
            <text:p>[['penelope', 'penny', 'halsall', 'was', 'a', 'best-selling', 'and', 'prolific', 'english', 'writer', 'of', 'over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raewyn_alexander</text:p>
          </table:table-cell>
          <table:table-cell office:value-type="string" calcext:value-type="string">
            <text:p>[['raewyn', 'alexander', 'is', 'a', 'new', 'zealand', 'writer', 'she', 'was', 'born', 'in', 'hamilton', 'later', 'moving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robert_e.thompson</text:p>
          </table:table-cell>
          <table:table-cell office:value-type="string" calcext:value-type="string">
            <text:p>[['robert', 'elliott', 'thompson', 'was', 'a', 'top', 'political', 'writer', 'and', 'washington', 'journali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36558267026263" calcext:value-type="float">
            <text:p>0.0436558267</text:p>
          </table:table-cell>
          <table:table-cell/>
        </table:table-row>
        <table:table-row table:style-name="ro1">
          <table:table-cell office:value-type="string" calcext:value-type="string">
            <text:p>fran_detela</text:p>
          </table:table-cell>
          <table:table-cell office:value-type="string" calcext:value-type="string">
            <text:p>[['fran', 'detela', 'was', 'a', 'slovenian', 'writer', 'and', 'university', 'professor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518374188201165" calcext:value-type="float">
            <text:p>0.0518374188</text:p>
          </table:table-cell>
          <table:table-cell/>
        </table:table-row>
        <table:table-row table:style-name="ro1">
          <table:table-cell office:value-type="string" calcext:value-type="string">
            <text:p>sandra_tsing_loh</text:p>
          </table:table-cell>
          <table:table-cell office:value-type="string" calcext:value-type="string">
            <text:p>[['sandra', 'tsing', 'loh', 'is', 'an', 'american', 'writer', 'actress', 'radio', 'personality', 'and', 'former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205490130723019" calcext:value-type="float">
            <text:p>0.0205490131</text:p>
          </table:table-cell>
          <table:table-cell/>
        </table:table-row>
        <table:table-row table:style-name="ro1">
          <table:table-cell office:value-type="string" calcext:value-type="string">
            <text:p>naoko_hayashiba</text:p>
          </table:table-cell>
          <table:table-cell office:value-type="string" calcext:value-type="string">
            <text:p>[['naoko', 'hayashiba', 'who', 'is', 'also', 'known', 'by', 'the', 'pen', 'name', 'masaru', 'katori', 'is', 'a', 'japanese']]</text:p>
          </table:table-cell>
          <table:table-cell office:value-type="string" calcext:value-type="string">
            <text:p>['david', 'a', 'a', 'a', 'writer', 'and', 'and', 'the']</text:p>
          </table:table-cell>
          <table:table-cell office:value-type="float" office:value="0.0137696374893722" calcext:value-type="float">
            <text:p>0.0137696375</text:p>
          </table:table-cell>
          <table:table-cell/>
        </table:table-row>
        <table:table-row table:style-name="ro1">
          <table:table-cell office:value-type="string" calcext:value-type="string">
            <text:p>nguyen_ngoc_ngan</text:p>
          </table:table-cell>
          <table:table-cell office:value-type="string" calcext:value-type="string">
            <text:p>[['nguyen', 'ngoc', 'ngan', 'is', 'a', 'vietnamese-canadian', 'writer', 'and', 'essayist', 'he', 'was', 'born', 'in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francois-thomas-marie_de_baculard_d'arnaud</text:p>
          </table:table-cell>
          <table:table-cell office:value-type="string" calcext:value-type="string">
            <text:p>[['francois-thomas-marie', 'de', 'baculard', 'darnaud', 'was', 'a', 'french', 'writer', 'and', 'dramatist', 'a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44939163285563" calcext:value-type="float">
            <text:p>0.0449391633</text:p>
          </table:table-cell>
          <table:table-cell/>
        </table:table-row>
        <table:table-row table:style-name="ro1">
          <table:table-cell office:value-type="string" calcext:value-type="string">
            <text:p>bernie_s.siegel</text:p>
          </table:table-cell>
          <table:table-cell office:value-type="string" calcext:value-type="string">
            <text:p>[['bernie', 'siegel', 'is', 'an', 'american', 'writer', 'and', 'retired', 'pediatric', 'surgeon', 'who', 'writes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356273021952634" calcext:value-type="float">
            <text:p>0.0356273022</text:p>
          </table:table-cell>
          <table:table-cell/>
        </table:table-row>
        <table:table-row table:style-name="ro1">
          <table:table-cell office:value-type="string" calcext:value-type="string">
            <text:p>pietro_di_donato</text:p>
          </table:table-cell>
          <table:table-cell office:value-type="string" calcext:value-type="string">
            <text:p>[['pietro', 'di', 'donato', 'was', 'an', 'american', 'writer', 'and', 'bricklayer', 'best', 'known', 'for', 'his', 'novel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56976373216606" calcext:value-type="float">
            <text:p>0.0256976373</text:p>
          </table:table-cell>
          <table:table-cell/>
        </table:table-row>
        <table:table-row table:style-name="ro1">
          <table:table-cell office:value-type="string" calcext:value-type="string">
            <text:p>eva_strittmatter</text:p>
          </table:table-cell>
          <table:table-cell office:value-type="string" calcext:value-type="string">
            <text:p>[['eva', 'strittmatter', 'was', 'a', 'german', 'writer', 'of', 'poetry', 'prose', 'and', 'childrens', 'literature', 'he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renee_peck</text:p>
          </table:table-cell>
          <table:table-cell office:value-type="string" calcext:value-type="string">
            <text:p>[['renee', 'peck', 'is', 'an', 'american', 'writer', 'best', 'known', 'for', 'her', 'weekly', 'column', 'in', 'the', 'times-picayune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152230833009881" calcext:value-type="float">
            <text:p>0.0152230833</text:p>
          </table:table-cell>
          <table:table-cell/>
        </table:table-row>
        <table:table-row table:style-name="ro1">
          <table:table-cell office:value-type="string" calcext:value-type="string">
            <text:p>ayodhya_prasad_upadhyay</text:p>
          </table:table-cell>
          <table:table-cell office:value-type="string" calcext:value-type="string">
            <text:p>[['ayodhya', 'prasad', 'singh', 'upadhyay', 'hari', 'oudh', 'was', 'a', 'writer', 'of', 'hindi', 'literature', 'he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325156381955534" calcext:value-type="float">
            <text:p>0.0325156382</text:p>
          </table:table-cell>
          <table:table-cell/>
        </table:table-row>
        <table:table-row table:style-name="ro1">
          <table:table-cell office:value-type="string" calcext:value-type="string">
            <text:p>pat_o'shea_:author</text:p>
          </table:table-cell>
          <table:table-cell office:value-type="string" calcext:value-type="string">
            <text:p>[['pat', 'oshea', 'was', 'an', 'award-winning', 'and', 'best-selling', 'childrens', 'fiction', 'writer', 'she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0270070977003896" calcext:value-type="float">
            <text:p>0.0270070977</text:p>
          </table:table-cell>
          <table:table-cell/>
        </table:table-row>
        <table:table-row table:style-name="ro1">
          <table:table-cell office:value-type="string" calcext:value-type="string">
            <text:p>christophe_honore</text:p>
          </table:table-cell>
          <table:table-cell office:value-type="string" calcext:value-type="string">
            <text:p>[['christophe', 'honore', 'is', 'a', 'french', 'writer', 'and', 'film', 'director', 'honore', 'was', 'born', 'in', 'carhaix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63419472212374" calcext:value-type="float">
            <text:p>0.0363419472</text:p>
          </table:table-cell>
          <table:table-cell/>
        </table:table-row>
        <table:table-row table:style-name="ro1">
          <table:table-cell office:value-type="string" calcext:value-type="string">
            <text:p>g.f.zaimis</text:p>
          </table:table-cell>
          <table:table-cell office:value-type="string" calcext:value-type="string">
            <text:p>[['ginger', 'f', 'zaimis', 'is', 'an', 'american', 'prose', 'writer', 'poet', 'and', 'photographer', 'living', 'in']]</text:p>
          </table:table-cell>
          <table:table-cell office:value-type="string" calcext:value-type="string">
            <text:p>['david', 'de', 'a', 'a', 'french', 'writer', 'and', 'and', 'the', 'writer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barbara_albert</text:p>
          </table:table-cell>
          <table:table-cell office:value-type="string" calcext:value-type="string">
            <text:p>[['barbara', 'albert', 'is', 'an', 'austrian', 'writer', 'film-producer', 'and', 'film-director', 'she', 'studied'], ['barbara', 'alberti', 'is', 'an', 'italian', 'writer', 'journalist', 'and', 'screenwriter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285175395290415" calcext:value-type="float">
            <text:p>0.0285175395</text:p>
          </table:table-cell>
          <table:table-cell/>
        </table:table-row>
        <table:table-row table:style-name="ro1">
          <table:table-cell office:value-type="string" calcext:value-type="string">
            <text:p>ehsan_masood</text:p>
          </table:table-cell>
          <table:table-cell office:value-type="string" calcext:value-type="string">
            <text:p>[['hassan', 'ehsan', 'masood', 'is', 'a', 'science', 'writer', 'journalist', 'and', 'broadcaster', 'since', '2009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carl_wilhelm_bottiger</text:p>
          </table:table-cell>
          <table:table-cell office:value-type="string" calcext:value-type="string">
            <text:p>[['carl', 'wilhelm', 'bottiger', 'was', 'a', 'swedish', 'writer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188503190227474" calcext:value-type="float">
            <text:p>0.018850319</text:p>
          </table:table-cell>
          <table:table-cell/>
        </table:table-row>
        <table:table-row table:style-name="ro1">
          <table:table-cell office:value-type="string" calcext:value-type="string">
            <text:p>carmen_beltran</text:p>
          </table:table-cell>
          <table:table-cell office:value-type="string" calcext:value-type="string">
            <text:p>[['carmen', 'celia', 'beltran', 'was', 'a', 'mexican', 'american', 'writer', 'of', 'poetry', 'plays', 'essays', 'and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chris_bachelder</text:p>
          </table:table-cell>
          <table:table-cell office:value-type="string" calcext:value-type="string">
            <text:p>[['chris', 'bachelder', 'is', 'an', 'american', 'writer', 'e-book', 'pioneer', 'and', 'frequent', 'contributor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5271148634949" calcext:value-type="float">
            <text:p>0.0252711486</text:p>
          </table:table-cell>
          <table:table-cell/>
        </table:table-row>
        <table:table-row table:style-name="ro1">
          <table:table-cell office:value-type="string" calcext:value-type="string">
            <text:p>adolf_brand</text:p>
          </table:table-cell>
          <table:table-cell office:value-type="string" calcext:value-type="string">
            <text:p>[['adolf', 'brand', 'was', 'a', 'german', 'writer', 'individualist', 'anarchist', 'and', 'pioneering', 'campaigne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51242185473951" calcext:value-type="float">
            <text:p>0.0251242185</text:p>
          </table:table-cell>
          <table:table-cell/>
        </table:table-row>
        <table:table-row table:style-name="ro1">
          <table:table-cell office:value-type="string" calcext:value-type="string">
            <text:p>christopher_hurn</text:p>
          </table:table-cell>
          <table:table-cell office:value-type="string" calcext:value-type="string">
            <text:p>[['christopher', 'hurn', 'is', 'an', 'american', 'writer', 'entrepreneur', 'and', 'business', 'executive', 'who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alphonse_de_lamartine</text:p>
          </table:table-cell>
          <table:table-cell office:value-type="string" calcext:value-type="string">
            <text:p>[['alphonse', 'marie', 'louis', 'de', 'prat', 'de', 'lamartine', 'chevalier', 'de', 'pratz', 'was', 'a', 'french', 'writer']]</text:p>
          </table:table-cell>
          <table:table-cell office:value-type="string" calcext:value-type="string">
            <text:p>['david', 'de', 'a', 'a', 'french', 'writer', 'and', 'and', 'the', 'writer']</text:p>
          </table:table-cell>
          <table:table-cell office:value-type="float" office:value="0.0752397025358172" calcext:value-type="float">
            <text:p>0.0752397025</text:p>
          </table:table-cell>
          <table:table-cell/>
        </table:table-row>
        <table:table-row table:style-name="ro1">
          <table:table-cell office:value-type="string" calcext:value-type="string">
            <text:p>angelo_lo_jacono</text:p>
          </table:table-cell>
          <table:table-cell office:value-type="string" calcext:value-type="string">
            <text:p>[['angelo', 'lo', 'jacono', 'was', 'an', 'italian', 'writer', 'and', 'journalist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0493938273711537" calcext:value-type="float">
            <text:p>0.0493938274</text:p>
          </table:table-cell>
          <table:table-cell/>
        </table:table-row>
        <table:table-row table:style-name="ro1">
          <table:table-cell office:value-type="string" calcext:value-type="string">
            <text:p>gil_filar</text:p>
          </table:table-cell>
          <table:table-cell office:value-type="string" calcext:value-type="string">
            <text:p>[['gilbert', 'gil', 'paul', 'filar', 'is', 'a', 'canadian', 'writer', 'ex-actor', 'and', '-magician', 'he', 'is', 'know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05598131416783" calcext:value-type="float">
            <text:p>0.0305598131</text:p>
          </table:table-cell>
          <table:table-cell/>
        </table:table-row>
        <table:table-row table:style-name="ro1">
          <table:table-cell office:value-type="string" calcext:value-type="string">
            <text:p>claudio_sanchez</text:p>
          </table:table-cell>
          <table:table-cell office:value-type="string" calcext:value-type="string">
            <text:p>[['claudio', 'paul', 'sanchez', 'iii', 'is', 'an', 'american', 'writer', 'and', 'musician', 'of', 'puerto', 'rica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47951683475249" calcext:value-type="float">
            <text:p>0.0347951683</text:p>
          </table:table-cell>
          <table:table-cell/>
        </table:table-row>
        <table:table-row table:style-name="ro1">
          <table:table-cell office:value-type="string" calcext:value-type="string">
            <text:p>anita_nair</text:p>
          </table:table-cell>
          <table:table-cell office:value-type="string" calcext:value-type="string">
            <text:p>[['anita', 'nair', 'is', 'an', 'indian', 'english-language', 'writer']]</text:p>
          </table:table-cell>
          <table:table-cell office:value-type="string" calcext:value-type="string">
            <text:p>['david', 'a', 'a', 'a', 'writer', 'and', 'and', 'the']</text:p>
          </table:table-cell>
          <table:table-cell office:value-type="float" office:value="0.0277761903401179" calcext:value-type="float">
            <text:p>0.0277761903</text:p>
          </table:table-cell>
          <table:table-cell/>
        </table:table-row>
        <table:table-row table:style-name="ro1">
          <table:table-cell office:value-type="string" calcext:value-type="string">
            <text:p>giammaria_mazzucchelli</text:p>
          </table:table-cell>
          <table:table-cell office:value-type="string" calcext:value-type="string">
            <text:p>[['count', 'giammaria', 'mazzuchelli', 'was', 'an', 'italian', 'writer', 'bibliographer', 'and', 'historian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0277761903401179" calcext:value-type="float">
            <text:p>0.0277761903</text:p>
          </table:table-cell>
          <table:table-cell/>
        </table:table-row>
        <table:table-row table:style-name="ro1">
          <table:table-cell office:value-type="string" calcext:value-type="string">
            <text:p>akira_yoshimura</text:p>
          </table:table-cell>
          <table:table-cell office:value-type="string" calcext:value-type="string">
            <text:p>[['akira', 'yoshimura', 'was', 'a', 'prize-winning', 'japanese', 'writer', 'he', 'was', 'the', 'president', 'of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sharifa_alkhateeb</text:p>
          </table:table-cell>
          <table:table-cell office:value-type="string" calcext:value-type="string">
            <text:p>[['sharifa', 'alkhateeb', 'was', 'a', 'writer', 'researcher', 'and', 'teacher', 'on', 'cultural', 'communicatio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446778805361507" calcext:value-type="float">
            <text:p>0.0446778805</text:p>
          </table:table-cell>
          <table:table-cell/>
        </table:table-row>
        <table:table-row table:style-name="ro1">
          <table:table-cell office:value-type="string" calcext:value-type="string">
            <text:p>edle_hartmann</text:p>
          </table:table-cell>
          <table:table-cell office:value-type="string" calcext:value-type="string">
            <text:p>[['edle', 'hartmann', 'was', 'a', 'norwegian', 'writer', 'she', 'was', 'born', 'in', 'larvik', 'to', 'gudbrand', 'helenus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56030434203731" calcext:value-type="float">
            <text:p>0.0156030434</text:p>
          </table:table-cell>
          <table:table-cell/>
        </table:table-row>
        <table:table-row table:style-name="ro1">
          <table:table-cell office:value-type="string" calcext:value-type="string">
            <text:p>muriel_denison</text:p>
          </table:table-cell>
          <table:table-cell office:value-type="string" calcext:value-type="string">
            <text:p>[['muriel', 'denison', 'nee', 'jessie', 'muriel', 'goggin', 'was', 'a', 'canadian', 'writer', 'born', 'in', 'winnipeg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156352208937855" calcext:value-type="float">
            <text:p>0.0156352209</text:p>
          </table:table-cell>
          <table:table-cell/>
        </table:table-row>
        <table:table-row table:style-name="ro1">
          <table:table-cell office:value-type="string" calcext:value-type="string">
            <text:p>dasaradhi_rangacharya</text:p>
          </table:table-cell>
          <table:table-cell office:value-type="string" calcext:value-type="string">
            <text:p>[['dasaradhi', 'rangacharya', 'popularly', 'known', 'as', 'daasarathi', 'was', 'an', 'indian', 'writer', 'and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94474924777373" calcext:value-type="float">
            <text:p>0.0394474925</text:p>
          </table:table-cell>
          <table:table-cell/>
        </table:table-row>
        <table:table-row table:style-name="ro1">
          <table:table-cell office:value-type="string" calcext:value-type="string">
            <text:p>curtis_roosevelt</text:p>
          </table:table-cell>
          <table:table-cell office:value-type="string" calcext:value-type="string">
            <text:p>[['curtis', 'roosevelt', 'was', 'an', 'american', 'writer', 'he', 'was', 'the', 'son', 'of', 'anna', 'roosevelt', 'and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44508434257236" calcext:value-type="float">
            <text:p>0.0144508434</text:p>
          </table:table-cell>
          <table:table-cell/>
        </table:table-row>
        <table:table-row table:style-name="ro1">
          <table:table-cell office:value-type="string" calcext:value-type="string">
            <text:p>alden_jones</text:p>
          </table:table-cell>
          <table:table-cell office:value-type="string" calcext:value-type="string">
            <text:p>[['alden', 'jones', 'is', 'an', 'american', 'write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92814650900513" calcext:value-type="float">
            <text:p>0.0392814651</text:p>
          </table:table-cell>
          <table:table-cell/>
        </table:table-row>
        <table:table-row table:style-name="ro1">
          <table:table-cell office:value-type="string" calcext:value-type="string">
            <text:p>ben_sherwood</text:p>
          </table:table-cell>
          <table:table-cell office:value-type="string" calcext:value-type="string">
            <text:p>[['ben', 'sherwood', 'is', 'a', 'writer', 'a', 'journalist', 'and', 'a', 'producer', 'who', 'currently', 'serves', 'as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365866244238634" calcext:value-type="float">
            <text:p>0.0365866244</text:p>
          </table:table-cell>
          <table:table-cell/>
        </table:table-row>
        <table:table-row table:style-name="ro1">
          <table:table-cell office:value-type="string" calcext:value-type="string">
            <text:p>catie_lazarus</text:p>
          </table:table-cell>
          <table:table-cell office:value-type="string" calcext:value-type="string">
            <text:p>[['catie', 'lazarus', 'is', 'a', 'writer', 'storyteller', 'and', 'talk', 'show', 'host', 'lazarus', 'was', 'awarded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0205771079050829" calcext:value-type="float">
            <text:p>0.0205771079</text:p>
          </table:table-cell>
          <table:table-cell/>
        </table:table-row>
        <table:table-row table:style-name="ro1">
          <table:table-cell office:value-type="string" calcext:value-type="string">
            <text:p>robert_t.jeschonek</text:p>
          </table:table-cell>
          <table:table-cell office:value-type="string" calcext:value-type="string">
            <text:p>[['robert', 't', 'jeschonek', 'is', 'an', 'american', 'writer', 'and', 'author', 'of', 'essays', 'articles', 'comic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gregory_norman_bossert</text:p>
          </table:table-cell>
          <table:table-cell office:value-type="string" calcext:value-type="string">
            <text:p>[['gregory', 'norman', 'bossert', 'is', 'an', 'american', 'writer', 'and', 'filmmaker', 'he', 'has', 'won', 'the', 'world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29964194698357" calcext:value-type="float">
            <text:p>0.0329964195</text:p>
          </table:table-cell>
          <table:table-cell/>
        </table:table-row>
        <table:table-row table:style-name="ro1">
          <table:table-cell office:value-type="string" calcext:value-type="string">
            <text:p>anne_devlin_:writer</text:p>
          </table:table-cell>
          <table:table-cell office:value-type="string" calcext:value-type="string">
            <text:p>[['anne', 'devlin', 'is', 'a', 'short', 'story', 'writer', 'playwright', 'and', 'screenwriter', 'born', 'in', 'belfast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darchhawna</text:p>
          </table:table-cell>
          <table:table-cell office:value-type="string" calcext:value-type="string">
            <text:p>[['darchhawna', 'is', 'an', 'indian', 'writer', 'of', 'hindi', 'literature', 'and', 'historian', 'from', 'the', 'northeast']]</text:p>
          </table:table-cell>
          <table:table-cell office:value-type="string" calcext:value-type="string">
            <text:p>['david', 'a', 'a', 'a', 'french', 'writer', 'and', 'and', 'the']</text:p>
          </table:table-cell>
          <table:table-cell office:value-type="float" office:value="0.0202355539266737" calcext:value-type="float">
            <text:p>0.0202355539</text:p>
          </table:table-cell>
          <table:table-cell/>
        </table:table-row>
        <table:table-row table:style-name="ro1">
          <table:table-cell office:value-type="string" calcext:value-type="string">
            <text:p>matija_divkovic</text:p>
          </table:table-cell>
          <table:table-cell office:value-type="string" calcext:value-type="string">
            <text:p>[['matija', 'divkovic', 'was', 'a', 'bosnian', 'franciscan', 'writer', 'he', 'is', 'considered', 'to', 'be', 'the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antonio_macias_del_real</text:p>
          </table:table-cell>
          <table:table-cell office:value-type="string" calcext:value-type="string">
            <text:p>[['antonio', 'macias', 'del', 'real', 'was', 'a', 'spanish', 'writer', 'and', 'pharmacist', 'that', 'moved', 'to', 'guatemala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8439110602898" calcext:value-type="float">
            <text:p>0.0284391106</text:p>
          </table:table-cell>
          <table:table-cell/>
        </table:table-row>
        <table:table-row table:style-name="ro1">
          <table:table-cell office:value-type="string" calcext:value-type="string">
            <text:p>sayyid_ahmedullah_qadri</text:p>
          </table:table-cell>
          <table:table-cell office:value-type="string" calcext:value-type="string">
            <text:p>[['sayyid', 'ahmedullah', 'qadri', 'known', 'as', 'lisan-ul-mulk', 'was', 'a', 'writer', 'author', 'critic', 'editor-in-chief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56273021952634" calcext:value-type="float">
            <text:p>0.0356273022</text:p>
          </table:table-cell>
          <table:table-cell/>
        </table:table-row>
        <table:table-row table:style-name="ro1">
          <table:table-cell office:value-type="string" calcext:value-type="string">
            <text:p>annabelle_white</text:p>
          </table:table-cell>
          <table:table-cell office:value-type="string" calcext:value-type="string">
            <text:p>[['annabelle', 'white', 'is', 'a', 'new', 'zealand', 'food', 'writer', 'and', 'author', 'of', 'eleven', 'cookbooks', 'she']]</text:p>
          </table:table-cell>
          <table:table-cell office:value-type="string" calcext:value-type="string">
            <text:p>['david', 'de', 'is', 'a', 'writer', 'and', 'and', 'the', 'writer', 'and']</text:p>
          </table:table-cell>
          <table:table-cell office:value-type="float" office:value="0.0423103940309191" calcext:value-type="float">
            <text:p>0.042310394</text:p>
          </table:table-cell>
          <table:table-cell/>
        </table:table-row>
        <table:table-row table:style-name="ro1">
          <table:table-cell office:value-type="string" calcext:value-type="string">
            <text:p>herman_rosenblat</text:p>
          </table:table-cell>
          <table:table-cell office:value-type="string" calcext:value-type="string">
            <text:p>[['herman', 'a', 'rosenblat', 'was', 'a', 'polish-born', 'american', 'writer', 'who', 'wrote', 'a', 'fictitious']]</text:p>
          </table:table-cell>
          <table:table-cell office:value-type="string" calcext:value-type="string">
            <text:p>['david', 'is', 'a', 'canadian', 'writer', 'and', 'and', 'the', 'writer', 'and']</text:p>
          </table:table-cell>
          <table:table-cell office:value-type="float" office:value="0.0205490130723019" calcext:value-type="float">
            <text:p>0.0205490131</text:p>
          </table:table-cell>
          <table:table-cell/>
        </table:table-row>
        <table:table-row table:style-name="ro1">
          <table:table-cell office:value-type="string" calcext:value-type="string">
            <text:p>ahmed_muradbegovic</text:p>
          </table:table-cell>
          <table:table-cell office:value-type="string" calcext:value-type="string">
            <text:p>[['ahmed', 'muradbegovic', 'was', 'a', 'bosniak', 'writer', 'dramatist', 'and', 'novelist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maryam_sachs</text:p>
          </table:table-cell>
          <table:table-cell office:value-type="string" calcext:value-type="string">
            <text:p>[['maryam', 'sachs', 'is', 'a', 'writer', 'publisher', 'and', 'emeritus', 'trustee', 'of', 'the', 'royal', 'academy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790698882719094" calcext:value-type="float">
            <text:p>0.0790698883</text:p>
          </table:table-cell>
          <table:table-cell/>
        </table:table-row>
        <table:table-row table:style-name="ro1">
          <table:table-cell office:value-type="string" calcext:value-type="string">
            <text:p>gian_paolo_borghetti</text:p>
          </table:table-cell>
          <table:table-cell office:value-type="string" calcext:value-type="string">
            <text:p>[['gian', 'paolo', 'borghetti', 'was', 'a', 'corsican', 'writer', 'poet', 'and', 'politician', 'he', 'has', 'been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rebecca_eisenberg</text:p>
          </table:table-cell>
          <table:table-cell office:value-type="string" calcext:value-type="string">
            <text:p>[['rebecca', 'lynn', 'eisenberg', 'is', 'an', 'american', 'technology', 'writer', 'lawyer', 'entrepreneu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55894805967021" calcext:value-type="float">
            <text:p>0.0255894806</text:p>
          </table:table-cell>
          <table:table-cell/>
        </table:table-row>
        <table:table-row table:style-name="ro1">
          <table:table-cell office:value-type="string" calcext:value-type="string">
            <text:p>mark_rowlands</text:p>
          </table:table-cell>
          <table:table-cell office:value-type="string" calcext:value-type="string">
            <text:p>[['mark', 'rowlands', 'is', 'a', 'welsh', 'writer', 'and', 'philosopher', 'he', 'is', 'professor', 'of', 'philosophy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donald_f.glut</text:p>
          </table:table-cell>
          <table:table-cell office:value-type="string" calcext:value-type="string">
            <text:p>[['donald', 'f', 'glut', 'is', 'an', 'american', 'writer', 'motion', 'picture', 'film', 'director', 'screenwriter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peter_brookesmith</text:p>
          </table:table-cell>
          <table:table-cell office:value-type="string" calcext:value-type="string">
            <text:p>[['peter', 'brookesmith', 'is', 'an', 'english', 'writer', 'on', 'paranormal', 'topics', 'especially', 'the', 'belief']]</text:p>
          </table:table-cell>
          <table:table-cell office:value-type="string" calcext:value-type="string">
            <text:p>['michael', 'a', 'a', 'a', 'writer', 'and', 'and', 'the', 'writer', 'and']</text:p>
          </table:table-cell>
          <table:table-cell office:value-type="float" office:value="0.0205490130723019" calcext:value-type="float">
            <text:p>0.0205490131</text:p>
          </table:table-cell>
          <table:table-cell/>
        </table:table-row>
        <table:table-row table:style-name="ro1">
          <table:table-cell office:value-type="string" calcext:value-type="string">
            <text:p>ruta_sepetys</text:p>
          </table:table-cell>
          <table:table-cell office:value-type="string" calcext:value-type="string">
            <text:p>[['ruta', 'sepetys', 'or', 'ruta', 'sepetys', 'is', 'a', 'lithuanian-american', 'writer', 'of', 'historical', 'fiction', 'she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18690183721525" calcext:value-type="float">
            <text:p>0.0186901837</text:p>
          </table:table-cell>
          <table:table-cell/>
        </table:table-row>
        <table:table-row table:style-name="ro1">
          <table:table-cell office:value-type="string" calcext:value-type="string">
            <text:p>amanda_lohrey</text:p>
          </table:table-cell>
          <table:table-cell office:value-type="string" calcext:value-type="string">
            <text:p>[['amanda', 'frances', 'lillian', 'lohrey', 'is', 'an', 'australian', 'writer', 'and', 'novelist', 'she', 'completed']]</text:p>
          </table:table-cell>
          <table:table-cell office:value-type="string" calcext:value-type="string">
            <text:p>['david', 'david', 'is', 'an', 'american', 'writer', 'and', 'and', 'the', 'writer', 'and']</text:p>
          </table:table-cell>
          <table:table-cell office:value-type="float" office:value="0.0514766036194772" calcext:value-type="float">
            <text:p>0.0514766036</text:p>
          </table:table-cell>
          <table:table-cell/>
        </table:table-row>
        <table:table-row table:style-name="ro1">
          <table:table-cell office:value-type="string" calcext:value-type="string">
            <text:p>cheon_sang-byeong</text:p>
          </table:table-cell>
          <table:table-cell office:value-type="string" calcext:value-type="string">
            <text:p>[['cheon', 'sang-byeong', 'was', 'a', 'south', 'korean', 'writer', 'who', 'overcame', 'torture', 'impotence', 'and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21720450479346" calcext:value-type="float">
            <text:p>0.022172045</text:p>
          </table:table-cell>
          <table:table-cell/>
        </table:table-row>
        <table:table-row table:style-name="ro1">
          <table:table-cell office:value-type="string" calcext:value-type="string">
            <text:p>david_renwick</text:p>
          </table:table-cell>
          <table:table-cell office:value-type="string" calcext:value-type="string">
            <text:p>[['david', 'peter', 'renwick', 'is', 'an', 'english', 'television', 'writer', 'best', 'known', 'for', 'creation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rob_lotterstein</text:p>
          </table:table-cell>
          <table:table-cell office:value-type="string" calcext:value-type="string">
            <text:p>[['rob', 'lotterstein', 'is', 'an', 'american', 'television', 'writer', 'producer', 'and', 'creator', 'he', 'has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21720450479346" calcext:value-type="float">
            <text:p>0.022172045</text:p>
          </table:table-cell>
          <table:table-cell/>
        </table:table-row>
        <table:table-row table:style-name="ro1">
          <table:table-cell office:value-type="string" calcext:value-type="string">
            <text:p>asif_farrukhi</text:p>
          </table:table-cell>
          <table:table-cell office:value-type="string" calcext:value-type="string">
            <text:p>[['asif', 'aslam', 'farrukhi', 'is', 'a', 'pakistani', 'writer', 'and', 'editor', 'who', 'is', 'a', 'physician', 'by', 'training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68211539977031" calcext:value-type="float">
            <text:p>0.036821154</text:p>
          </table:table-cell>
          <table:table-cell/>
        </table:table-row>
        <table:table-row table:style-name="ro1">
          <table:table-cell office:value-type="string" calcext:value-type="string">
            <text:p>homer_eon_flint</text:p>
          </table:table-cell>
          <table:table-cell office:value-type="string" calcext:value-type="string">
            <text:p>[['homer', 'eon', 'flint', 'was', 'a', 'writer', 'of', 'pulp', 'science', 'fiction', 'novels', 'and', 'stories', 'he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8107569251105" calcext:value-type="float">
            <text:p>0.0181075693</text:p>
          </table:table-cell>
          <table:table-cell/>
        </table:table-row>
        <table:table-row table:style-name="ro1">
          <table:table-cell office:value-type="string" calcext:value-type="string">
            <text:p>richard_walton</text:p>
          </table:table-cell>
          <table:table-cell office:value-type="string" calcext:value-type="string">
            <text:p>[['richard', 'walton', 'was', 'an', 'american', 'writer', 'teacher', 'and', 'politician', 'he', 'was', 'the', 'vice-presidential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reginald_reynolds</text:p>
          </table:table-cell>
          <table:table-cell office:value-type="string" calcext:value-type="string">
            <text:p>[['reginald', 'arthur', 'reynolds', 'was', 'a', 'british', 'left', 'wing', 'writer', 'a', 'quaker', 'he', 'was', 'general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37587772973971" calcext:value-type="float">
            <text:p>0.0137587773</text:p>
          </table:table-cell>
          <table:table-cell/>
        </table:table-row>
        <table:table-row table:style-name="ro1">
          <table:table-cell office:value-type="string" calcext:value-type="string">
            <text:p>adam_kay_:writer</text:p>
          </table:table-cell>
          <table:table-cell office:value-type="string" calcext:value-type="string">
            <text:p>[['adam', 'kay', 'is', 'a', 'british', 'comedy', 'writer', 'and', 'performer', 'television', 'writing', 'credits']]</text:p>
          </table:table-cell>
          <table:table-cell office:value-type="string" calcext:value-type="string">
            <text:p>['david', 'de', 'a', 'a', 'writer', 'and', 'writer', 'and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mike_thomas_:author</text:p>
          </table:table-cell>
          <table:table-cell office:value-type="string" calcext:value-type="string">
            <text:p>[['mike', 'thomas', 'is', 'a', 'british', 'writer', 'and', 'former', 'south', 'wales', 'police', 'officer', 'he', 'i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63419472212374" calcext:value-type="float">
            <text:p>0.0363419472</text:p>
          </table:table-cell>
          <table:table-cell/>
        </table:table-row>
        <table:table-row table:style-name="ro1">
          <table:table-cell office:value-type="string" calcext:value-type="string">
            <text:p>robert_a.heinlein</text:p>
          </table:table-cell>
          <table:table-cell office:value-type="string" calcext:value-type="string">
            <text:p>[['robert', 'anson', 'heinlein', 'was', 'an', 'american', 'science-fiction', 'writer', 'often', 'called', 'the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michael_caulfield</text:p>
          </table:table-cell>
          <table:table-cell office:value-type="string" calcext:value-type="string">
            <text:p>[['michael', 'caulfield', 'is', 'an', 'australian', 'writer', 'director', 'producer', 'and', 'composer', 'he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5271148634949" calcext:value-type="float">
            <text:p>0.0252711486</text:p>
          </table:table-cell>
          <table:table-cell/>
        </table:table-row>
        <table:table-row table:style-name="ro1">
          <table:table-cell office:value-type="string" calcext:value-type="string">
            <text:p>meredith_tax</text:p>
          </table:table-cell>
          <table:table-cell office:value-type="string" calcext:value-type="string">
            <text:p>[['meredith', 'tax', 'is', 'an', 'american', 'writer', 'and', 'political', 'activist', 'she', 'is', 'regarded', 'a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shimon_wincelberg</text:p>
          </table:table-cell>
          <table:table-cell office:value-type="string" calcext:value-type="string">
            <text:p>[['shimon', 'wincelberg', 'was', 'an', 'american', 'television', 'writer', 'and', 'broadway', 'playwright', 'born']]</text:p>
          </table:table-cell>
          <table:table-cell office:value-type="string" calcext:value-type="string">
            <text:p>['david', 'de', 'a', 'a', 'a', 'writer', 'and', 'and', 'the', 'fiction']</text:p>
          </table:table-cell>
          <table:table-cell office:value-type="float" office:value="0.0403850306306" calcext:value-type="float">
            <text:p>0.0403850306</text:p>
          </table:table-cell>
          <table:table-cell/>
        </table:table-row>
        <table:table-row table:style-name="ro1">
          <table:table-cell office:value-type="string" calcext:value-type="string">
            <text:p>hagop_baronian</text:p>
          </table:table-cell>
          <table:table-cell office:value-type="string" calcext:value-type="string">
            <text:p>[['hagop', 'baronian', 'was', 'an', 'influential', 'armenian', 'writer', 'playwright', 'journalist', 'and']]</text:p>
          </table:table-cell>
          <table:table-cell office:value-type="string" calcext:value-type="string">
            <text:p>['david', 'de', 'a', 'a', 'a', 'writer', 'and', 'and', 'the', 'writer', 'and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miso_juzmeski</text:p>
          </table:table-cell>
          <table:table-cell office:value-type="string" calcext:value-type="string">
            <text:p>[['misho', 'yuzmeski', 'macedonian', 'misho', 'juzmeski', 'or', 'is', 'a', 'macedonian', 'writer', 'publishe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446778805361507" calcext:value-type="float">
            <text:p>0.0446778805</text:p>
          </table:table-cell>
          <table:table-cell/>
        </table:table-row>
        <table:table-row table:style-name="ro1">
          <table:table-cell office:value-type="string" calcext:value-type="string">
            <text:p>charlotte_maria_tucker</text:p>
          </table:table-cell>
          <table:table-cell office:value-type="string" calcext:value-type="string">
            <text:p>[['charlotte', 'maria', 'tucker', 'was', 'a', 'prolific', 'writer', 'and', 'poet', 'for', 'children', 'and', 'adult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52527306907755" calcext:value-type="float">
            <text:p>0.0352527307</text:p>
          </table:table-cell>
          <table:table-cell/>
        </table:table-row>
        <table:table-row table:style-name="ro1">
          <table:table-cell office:value-type="string" calcext:value-type="string">
            <text:p>cynthia_flood</text:p>
          </table:table-cell>
          <table:table-cell office:value-type="string" calcext:value-type="string">
            <text:p>[['cynthia', 'flood', 'is', 'a', 'canadian', 'short-story', 'writer', 'and', 'novelist', 'the', 'daughter', 'of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432120354620357" calcext:value-type="float">
            <text:p>0.0432120355</text:p>
          </table:table-cell>
          <table:table-cell/>
        </table:table-row>
        <table:table-row table:style-name="ro1">
          <table:table-cell office:value-type="string" calcext:value-type="string">
            <text:p>nina_arkina</text:p>
          </table:table-cell>
          <table:table-cell office:value-type="string" calcext:value-type="string">
            <text:p>[['nina', 'arkina', 'was', 'a', 'russian-born', 'norwegian', 'writer', 'she', 'was', 'born', 'in', 'odessa', 'but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petar_stapov</text:p>
          </table:table-cell>
          <table:table-cell office:value-type="string" calcext:value-type="string">
            <text:p>[['petar', 'ivanov', 'stapov', 'was', 'a', 'bulgarian', 'writer', 'poet', 'teacher', 'librarian', 'cultural', 'activist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71826334667004" calcext:value-type="float">
            <text:p>0.0171826335</text:p>
          </table:table-cell>
          <table:table-cell/>
        </table:table-row>
        <table:table-row table:style-name="ro1">
          <table:table-cell office:value-type="string" calcext:value-type="string">
            <text:p>aung_thin</text:p>
          </table:table-cell>
          <table:table-cell office:value-type="string" calcext:value-type="string">
            <text:p>[['aung', 'thin', 'was', 'a', 'writer', 'in', 'burma', 'known', 'for', 'his', 'continuous', 'encouraging', 'of', 'youth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77465708483927" calcext:value-type="float">
            <text:p>0.0277465708</text:p>
          </table:table-cell>
          <table:table-cell/>
        </table:table-row>
        <table:table-row table:style-name="ro1">
          <table:table-cell office:value-type="string" calcext:value-type="string">
            <text:p>frank_miller_:comics</text:p>
          </table:table-cell>
          <table:table-cell office:value-type="string" calcext:value-type="string">
            <text:p>[['frank', 'miller', 'is', 'an', 'american', 'comic', 'book', 'writer', 'novelist', 'inker', 'screenwriter', 'film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david_armand_:author</text:p>
          </table:table-cell>
          <table:table-cell office:value-type="string" calcext:value-type="string">
            <text:p>[['david', 'armand', 'is', 'an', 'american', 'writer', 'of', 'fiction', 'non-fiction', 'and', 'poetry', 'he', 'has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nguyen_quang_lap</text:p>
          </table:table-cell>
          <table:table-cell office:value-type="string" calcext:value-type="string">
            <text:p>[['nguyen', 'quang', 'lap', 'is', 'a', 'vietnamese', 'writer', 'playwright', 'and', 'screenwriter', 'he', 'has']]</text:p>
          </table:table-cell>
          <table:table-cell office:value-type="string" calcext:value-type="string">
            <text:p>['michael', 'a', 'a', 'a', 'writer', 'and', 'writer', 'and']</text:p>
          </table:table-cell>
          <table:table-cell office:value-type="float" office:value="0.0221720450479346" calcext:value-type="float">
            <text:p>0.022172045</text:p>
          </table:table-cell>
          <table:table-cell/>
        </table:table-row>
        <table:table-row table:style-name="ro1">
          <table:table-cell office:value-type="string" calcext:value-type="string">
            <text:p>dick_clement</text:p>
          </table:table-cell>
          <table:table-cell office:value-type="string" calcext:value-type="string">
            <text:p>[['dick', 'clement', 'obe', 'is', 'an', 'english', 'writer', 'known', 'for', 'his', 'writing', 'partnership', 'with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bozorg_alavi</text:p>
          </table:table-cell>
          <table:table-cell office:value-type="string" calcext:value-type="string">
            <text:p>[['bozorg', 'alavi', 'was', 'an', 'influential', 'iranian', 'writer', 'novelist', 'and', 'political', 'intellectual', 'he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matthew_kennedy_:author</text:p>
          </table:table-cell>
          <table:table-cell office:value-type="string" calcext:value-type="string">
            <text:p>[['matthew', 'kennedy', 'is', 'an', 'american', 'writer', 'film', 'historian', 'and', 'anthropologist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257250695748268" calcext:value-type="float">
            <text:p>0.0257250696</text:p>
          </table:table-cell>
          <table:table-cell/>
        </table:table-row>
        <table:table-row table:style-name="ro1">
          <table:table-cell office:value-type="string" calcext:value-type="string">
            <text:p>mike_shepherd_:author</text:p>
          </table:table-cell>
          <table:table-cell office:value-type="string" calcext:value-type="string">
            <text:p>[['mike', 'shepherd', 'born', 'mike', 'moscoe', 'is', 'an', 'american', 'science', 'fiction', 'writer', 'who', 'lives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831527311272477" calcext:value-type="float">
            <text:p>0.0831527311</text:p>
          </table:table-cell>
          <table:table-cell/>
        </table:table-row>
        <table:table-row table:style-name="ro1">
          <table:table-cell office:value-type="string" calcext:value-type="string">
            <text:p>ryan_north</text:p>
          </table:table-cell>
          <table:table-cell office:value-type="string" calcext:value-type="string">
            <text:p>[['ryan', 'm', 'north', 'is', 'a', 'canadian', 'writer', 'computer', 'programmer', 'and', 'occasional', 'songwriter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423682412589593" calcext:value-type="float">
            <text:p>0.0423682413</text:p>
          </table:table-cell>
          <table:table-cell/>
        </table:table-row>
        <table:table-row table:style-name="ro1">
          <table:table-cell office:value-type="string" calcext:value-type="string">
            <text:p>elwyn_hartley_edwards</text:p>
          </table:table-cell>
          <table:table-cell office:value-type="string" calcext:value-type="string">
            <text:p>[['elwyn', 'hartley', 'edwards', 'mc', 'was', 'an', 'equestrian', 'writer', 'and', 'editor', 'born', 'on', '17', 'april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32200317565094" calcext:value-type="float">
            <text:p>0.0322003176</text:p>
          </table:table-cell>
          <table:table-cell/>
        </table:table-row>
        <table:table-row table:style-name="ro1">
          <table:table-cell office:value-type="string" calcext:value-type="string">
            <text:p>alexander_roda_roda</text:p>
          </table:table-cell>
          <table:table-cell office:value-type="string" calcext:value-type="string">
            <text:p>[['alexander', 'roda', 'roda', 'was', 'an', 'austrian', 'writer']]</text:p>
          </table:table-cell>
          <table:table-cell office:value-type="string" calcext:value-type="string">
            <text:p>['david', 'de', 'is', 'a', 'writer', 'and', 'and', 'the', 'writer']</text:p>
          </table:table-cell>
          <table:table-cell office:value-type="float" office:value="0.0239802967618271" calcext:value-type="float">
            <text:p>0.0239802968</text:p>
          </table:table-cell>
          <table:table-cell/>
        </table:table-row>
        <table:table-row table:style-name="ro1">
          <table:table-cell office:value-type="string" calcext:value-type="string">
            <text:p>rajaa_al-sanea</text:p>
          </table:table-cell>
          <table:table-cell office:value-type="string" calcext:value-type="string">
            <text:p>[['rajaa', 'al-sanea', 'is', 'a', 'saudi', 'writer', 'who', 'became', 'famous', 'through', 'her', 'novel', 'girls', 'of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santanu_kumar_acharya</text:p>
          </table:table-cell>
          <table:table-cell office:value-type="string" calcext:value-type="string">
            <text:p>[['santanu', 'kumar', 'acharya', 'is', 'an', 'eminent', 'indian', 'writer', 'santanu', 'kumar', 'acharya', 'born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71826334667004" calcext:value-type="float">
            <text:p>0.0171826335</text:p>
          </table:table-cell>
          <table:table-cell/>
        </table:table-row>
        <table:table-row table:style-name="ro1">
          <table:table-cell office:value-type="string" calcext:value-type="string">
            <text:p>brian_michael_bendis</text:p>
          </table:table-cell>
          <table:table-cell office:value-type="string" calcext:value-type="string">
            <text:p>[['brian', 'michael', 'bendis', 'is', 'an', 'american', 'comic', 'book', 'writer', 'and', 'former', 'artist', 'h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emma_richler</text:p>
          </table:table-cell>
          <table:table-cell office:value-type="string" calcext:value-type="string">
            <text:p>[['emma', 'richler', 'is', 'a', 'britishcanadian', 'writer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285175395290415" calcext:value-type="float">
            <text:p>0.0285175395</text:p>
          </table:table-cell>
          <table:table-cell/>
        </table:table-row>
        <table:table-row table:style-name="ro1">
          <table:table-cell office:value-type="string" calcext:value-type="string">
            <text:p>haruo_umezaki</text:p>
          </table:table-cell>
          <table:table-cell office:value-type="string" calcext:value-type="string">
            <text:p>[['haruo', 'umezaki', 'was', 'a', 'twentieth', 'century', 'japanese', 'writer', 'of', 'short', 'stories', 'about']]</text:p>
          </table:table-cell>
          <table:table-cell office:value-type="string" calcext:value-type="string">
            <text:p>['david', 'a', 'a', 'a', 'a', 'writer', 'and', 'and', 'the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a.igoni_barrett</text:p>
          </table:table-cell>
          <table:table-cell office:value-type="string" calcext:value-type="string">
            <text:p>[['adrian', 'igonibo', 'barrett', 'is', 'a', 'nigerian', 'writer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patrick_richardson</text:p>
          </table:table-cell>
          <table:table-cell office:value-type="string" calcext:value-type="string">
            <text:p>[['patrick', 'richardson', 'is', 'a', 'writer', 'who', 'has', 'been', 'travelling', 'for', 'over', 'forty', 'years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paul_wheelahan</text:p>
          </table:table-cell>
          <table:table-cell office:value-type="string" calcext:value-type="string">
            <text:p>[['paul', 'wheelahan', 'is', 'an', 'australian', 'comic', 'book', 'writer', 'artist', 'and', 'illustrator', 'be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12813977095997" calcext:value-type="float">
            <text:p>0.0212813977</text:p>
          </table:table-cell>
          <table:table-cell/>
        </table:table-row>
        <table:table-row table:style-name="ro1">
          <table:table-cell office:value-type="string" calcext:value-type="string">
            <text:p>frederic_beigbeder</text:p>
          </table:table-cell>
          <table:table-cell office:value-type="string" calcext:value-type="string">
            <text:p>[['frederic', 'beigbeder', 'is', 'a', 'french', 'writer', 'literary', 'critic', 'and', 'a', 'tv', 'presenter', 'he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221115414386906" calcext:value-type="float">
            <text:p>0.0221115414</text:p>
          </table:table-cell>
          <table:table-cell/>
        </table:table-row>
        <table:table-row table:style-name="ro1">
          <table:table-cell office:value-type="string" calcext:value-type="string">
            <text:p>richard_edmonds_:scientist</text:p>
          </table:table-cell>
          <table:table-cell office:value-type="string" calcext:value-type="string">
            <text:p>[['richard', 'edmonds', 'was', 'a', 'notable', 'british', 'scientific', 'writer', 'of', 'the', 'victorian', 'period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204689180374571" calcext:value-type="float">
            <text:p>0.020468918</text:p>
          </table:table-cell>
          <table:table-cell/>
        </table:table-row>
        <table:table-row table:style-name="ro1">
          <table:table-cell office:value-type="string" calcext:value-type="string">
            <text:p>donna_tartt</text:p>
          </table:table-cell>
          <table:table-cell office:value-type="string" calcext:value-type="string">
            <text:p>[['donna', 'tartt', 'is', 'an', 'american', 'writer', 'and', 'author', 'of', 'the', 'novels', 'the', 'secret', 'history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268022012677921" calcext:value-type="float">
            <text:p>0.2680220127</text:p>
          </table:table-cell>
          <table:table-cell/>
        </table:table-row>
        <table:table-row table:style-name="ro1">
          <table:table-cell office:value-type="string" calcext:value-type="string">
            <text:p>francis_payne_:author</text:p>
          </table:table-cell>
          <table:table-cell office:value-type="string" calcext:value-type="string">
            <text:p>[['francis', 'payne', 'is', 'an', 'australian', 'writer', 'of', 'speculative', 'fiction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291503227937514" calcext:value-type="float">
            <text:p>0.0291503228</text:p>
          </table:table-cell>
          <table:table-cell/>
        </table:table-row>
        <table:table-row table:style-name="ro1">
          <table:table-cell office:value-type="string" calcext:value-type="string">
            <text:p>aravind_adiga</text:p>
          </table:table-cell>
          <table:table-cell office:value-type="string" calcext:value-type="string">
            <text:p>[['aravind', 'adiga', 'is', 'an', 'indo-australian', 'writer', 'and', 'journalist', 'his', 'debut', 'novel', 'the']]</text:p>
          </table:table-cell>
          <table:table-cell office:value-type="string" calcext:value-type="string">
            <text:p>['david', 'a', 'a', 'a', 'writer', 'and', 'and', 'the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ook_chung</text:p>
          </table:table-cell>
          <table:table-cell office:value-type="string" calcext:value-type="string">
            <text:p>[['ook', 'chung', 'born', 'in', 'japan', 'in', '1963', 'is', 'a', 'quebecois', 'writer', 'chung', 'was', 'born', 'to', 'korean']]</text:p>
          </table:table-cell>
          <table:table-cell office:value-type="string" calcext:value-type="string">
            <text:p>['david', 'de', 'a', 'a', 'french', 'writer', 'and', 'and', 'the', 'writer', 'and']</text:p>
          </table:table-cell>
          <table:table-cell office:value-type="float" office:value="0.0142288440946326" calcext:value-type="float">
            <text:p>0.0142288441</text:p>
          </table:table-cell>
          <table:table-cell/>
        </table:table-row>
        <table:table-row table:style-name="ro1">
          <table:table-cell office:value-type="string" calcext:value-type="string">
            <text:p>sabine_huynh</text:p>
          </table:table-cell>
          <table:table-cell office:value-type="string" calcext:value-type="string">
            <text:p>[['sabine', 'huynh', 'is', 'a', 'vietnamese-born', 'french-israeli', 'writer', 'poet', 'translator', 'and']]</text:p>
          </table:table-cell>
          <table:table-cell office:value-type="string" calcext:value-type="string">
            <text:p>['david', 'de', 'was', 'a', 'writer', 'and', 'writer', 'and']</text:p>
          </table:table-cell>
          <table:table-cell office:value-type="float" office:value="0.0284694693814936" calcext:value-type="float">
            <text:p>0.0284694694</text:p>
          </table:table-cell>
          <table:table-cell/>
        </table:table-row>
        <table:table-row table:style-name="ro1">
          <table:table-cell office:value-type="string" calcext:value-type="string">
            <text:p>nikolai_spathari</text:p>
          </table:table-cell>
          <table:table-cell office:value-type="string" calcext:value-type="string">
            <text:p>[['nikolai', 'spathari', 'was', 'a', 'moldavian', 'writer', 'diplomat', 'and', 'traveler', 'milescu', 'spoke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gennifer_hutchison</text:p>
          </table:table-cell>
          <table:table-cell office:value-type="string" calcext:value-type="string">
            <text:p>[['gennifer', 'hutchison', 'is', 'an', 'american', 'television', 'writer', 'she', 'is', 'best', 'known', 'for', 'her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philip_shelby</text:p>
          </table:table-cell>
          <table:table-cell office:value-type="string" calcext:value-type="string">
            <text:p>[['philip', 'shelby', 'is', 'an', 'american', 'writer', 'possibly', 'best', 'known', 'for', 'writing', 'the', 'second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48675233202669" calcext:value-type="float">
            <text:p>0.0148675233</text:p>
          </table:table-cell>
          <table:table-cell/>
        </table:table-row>
        <table:table-row table:style-name="ro1">
          <table:table-cell office:value-type="string" calcext:value-type="string">
            <text:p>david_m.alexander</text:p>
          </table:table-cell>
          <table:table-cell office:value-type="string" calcext:value-type="string">
            <text:p>[['david', 'm', 'alexander', 'born', 'in', '1945', 'in', 'upstate', 'new', 'york', 'is', 'a', 'writer', 'of', 'science', 'fiction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144994079752661" calcext:value-type="float">
            <text:p>0.014499408</text:p>
          </table:table-cell>
          <table:table-cell/>
        </table:table-row>
        <table:table-row table:style-name="ro1">
          <table:table-cell office:value-type="string" calcext:value-type="string">
            <text:p>arisen_ahubudu</text:p>
          </table:table-cell>
          <table:table-cell office:value-type="string" calcext:value-type="string">
            <text:p>[['kalasuri', 'arisen', 'ahubudu', 'was', 'a', 'writer', 'orator', 'scholar', 'playwright', 'teacher', 'sinhala']]</text:p>
          </table:table-cell>
          <table:table-cell office:value-type="string" calcext:value-type="string">
            <text:p>['david', 'is', 'a', 'canadian', 'writer', 'and', 'and', 'the', 'writer']</text:p>
          </table:table-cell>
          <table:table-cell office:value-type="float" office:value="0.0228350605400621" calcext:value-type="float">
            <text:p>0.0228350605</text:p>
          </table:table-cell>
          <table:table-cell/>
        </table:table-row>
        <table:table-row table:style-name="ro1">
          <table:table-cell office:value-type="string" calcext:value-type="string">
            <text:p>gogu_shyamala</text:p>
          </table:table-cell>
          <table:table-cell office:value-type="string" calcext:value-type="string">
            <text:p>[['gogu', 'shyamala', 'is', 'a', 'telugu', 'language', 'writer', 'and', 'womens', 'activist', 'she', 'is', 'also', 'a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63419472212374" calcext:value-type="float">
            <text:p>0.0363419472</text:p>
          </table:table-cell>
          <table:table-cell/>
        </table:table-row>
        <table:table-row table:style-name="ro1">
          <table:table-cell office:value-type="string" calcext:value-type="string">
            <text:p>gita_mehta</text:p>
          </table:table-cell>
          <table:table-cell office:value-type="string" calcext:value-type="string">
            <text:p>[['gita', 'mehta', 'is', 'an', 'indian', 'writer', 'and', 'was', 'born', 'in', 'delhi', 'in', 'a', 'well-known', 'odia', 'family', 'she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26780853401078" calcext:value-type="float">
            <text:p>0.0226780853</text:p>
          </table:table-cell>
          <table:table-cell/>
        </table:table-row>
        <table:table-row table:style-name="ro1">
          <table:table-cell office:value-type="string" calcext:value-type="string">
            <text:p>sergey_mstislavsky</text:p>
          </table:table-cell>
          <table:table-cell office:value-type="string" calcext:value-type="string">
            <text:p>[['sergey', 'dmitrievich', 'mstislavsky', 'was', 'a', 'russian', 'soviet', 'writer', 'dramatist', 'publicist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14585123713592" calcext:value-type="float">
            <text:p>0.0214585124</text:p>
          </table:table-cell>
          <table:table-cell/>
        </table:table-row>
        <table:table-row table:style-name="ro1">
          <table:table-cell office:value-type="string" calcext:value-type="string">
            <text:p>motohiko_izawa</text:p>
          </table:table-cell>
          <table:table-cell office:value-type="string" calcext:value-type="string">
            <text:p>[['motohiko', 'izawa', 'is', 'a', 'japanese', 'writer', 'of', 'mystery', 'novels', 'and', 'historical', 'fiction']]</text:p>
          </table:table-cell>
          <table:table-cell office:value-type="string" calcext:value-type="string">
            <text:p>['david', 'de', 'is', 'a', 'writer', 'and', 'and', 'the', 'writer', 'and']</text:p>
          </table:table-cell>
          <table:table-cell office:value-type="float" office:value="0.0434558718294331" calcext:value-type="float">
            <text:p>0.0434558718</text:p>
          </table:table-cell>
          <table:table-cell/>
        </table:table-row>
        <table:table-row table:style-name="ro1">
          <table:table-cell office:value-type="string" calcext:value-type="string">
            <text:p>a.r.krishnashastry</text:p>
          </table:table-cell>
          <table:table-cell office:value-type="string" calcext:value-type="string">
            <text:p>[['ambale', 'ramakrishna', 'krishnashastry', 'was', 'a', 'prominent', 'writer', 'researcher', 'and', 'translator']]</text:p>
          </table:table-cell>
          <table:table-cell office:value-type="string" calcext:value-type="string">
            <text:p>['david', 'a', 'a', 'a', 'british', 'writer', 'and', 'and', 'the']</text:p>
          </table:table-cell>
          <table:table-cell office:value-type="float" office:value="0.0282409904885654" calcext:value-type="float">
            <text:p>0.0282409905</text:p>
          </table:table-cell>
          <table:table-cell/>
        </table:table-row>
        <table:table-row table:style-name="ro1">
          <table:table-cell office:value-type="string" calcext:value-type="string">
            <text:p>ailsa_piper</text:p>
          </table:table-cell>
          <table:table-cell office:value-type="string" calcext:value-type="string">
            <text:p>[['ailsa', 'mary-ellen', 'piper', 'is', 'an', 'australian', 'writer', 'director', 'and', 'performer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284694693814936" calcext:value-type="float">
            <text:p>0.0284694694</text:p>
          </table:table-cell>
          <table:table-cell/>
        </table:table-row>
        <table:table-row table:style-name="ro1">
          <table:table-cell office:value-type="string" calcext:value-type="string">
            <text:p>david_rowley</text:p>
          </table:table-cell>
          <table:table-cell office:value-type="string" calcext:value-type="string">
            <text:p>[['david', 'rowley', 'is', 'an', 'english', 'writer', 'specialising', 'in', 'the', 'beatles', 'music', 'he', 'is', 'the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365866244238634" calcext:value-type="float">
            <text:p>0.0365866244</text:p>
          </table:table-cell>
          <table:table-cell/>
        </table:table-row>
        <table:table-row table:style-name="ro1">
          <table:table-cell office:value-type="string" calcext:value-type="string">
            <text:p>hidayat_orujov</text:p>
          </table:table-cell>
          <table:table-cell office:value-type="string" calcext:value-type="string">
            <text:p>[['hidayat', 'khudush', 'oglu', 'orujov', 'is', 'a', 'notable', 'writer', 'and', 'an', 'azerbaijani', 'politician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432864914530547" calcext:value-type="float">
            <text:p>0.0432864915</text:p>
          </table:table-cell>
          <table:table-cell/>
        </table:table-row>
        <table:table-row table:style-name="ro1">
          <table:table-cell office:value-type="string" calcext:value-type="string">
            <text:p>anna_vertua_gentile</text:p>
          </table:table-cell>
          <table:table-cell office:value-type="string" calcext:value-type="string">
            <text:p>[['anna', 'vertua', 'gentile', '1850', 'was', 'an', 'italian', 'writer', 'she', 'was', 'born', 'in', 'dongo', 'and', 'began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ian_mcfadyen</text:p>
          </table:table-cell>
          <table:table-cell office:value-type="string" calcext:value-type="string">
            <text:p>[['ian', 'mcfadyen', 'is', 'an', 'australian', 'writer', 'actor', 'and', 'director', 'he', 'is', 'best', 'known', 'as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18107569251105" calcext:value-type="float">
            <text:p>0.0181075693</text:p>
          </table:table-cell>
          <table:table-cell/>
        </table:table-row>
        <table:table-row table:style-name="ro1">
          <table:table-cell office:value-type="string" calcext:value-type="string">
            <text:p>federico_de_roberto</text:p>
          </table:table-cell>
          <table:table-cell office:value-type="string" calcext:value-type="string">
            <text:p>[['federico', 'de', 'roberto', 'was', 'an', 'italian', 'writer', 'who', 'became', 'well', 'known', 'for', 'his', 'novel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156030434203731" calcext:value-type="float">
            <text:p>0.0156030434</text:p>
          </table:table-cell>
          <table:table-cell/>
        </table:table-row>
        <table:table-row table:style-name="ro1">
          <table:table-cell office:value-type="string" calcext:value-type="string">
            <text:p>ross_yockey</text:p>
          </table:table-cell>
          <table:table-cell office:value-type="string" calcext:value-type="string">
            <text:p>[['ross', 'yockey', 'was', 'a', 'writer', 'producer', 'author', 'and', 'television', 'journalist', 'he', 'authored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78442713638306" calcext:value-type="float">
            <text:p>0.0378442714</text:p>
          </table:table-cell>
          <table:table-cell/>
        </table:table-row>
        <table:table-row table:style-name="ro1">
          <table:table-cell office:value-type="string" calcext:value-type="string">
            <text:p>colin_mcnaughton</text:p>
          </table:table-cell>
          <table:table-cell office:value-type="string" calcext:value-type="string">
            <text:p>[['colin', 'mcnaughton', 'is', 'a', 'british', 'writer', 'and', 'illustrator', 'of', 'over', '70', 'childrens', 'books', 'he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32200317565094" calcext:value-type="float">
            <text:p>0.0322003176</text:p>
          </table:table-cell>
          <table:table-cell/>
        </table:table-row>
        <table:table-row table:style-name="ro1">
          <table:table-cell office:value-type="string" calcext:value-type="string">
            <text:p>domenico_tempio</text:p>
          </table:table-cell>
          <table:table-cell office:value-type="string" calcext:value-type="string">
            <text:p>[['domenico', 'tempio', 'was', 'an', 'italian', 'writer', 'who', 'mainly', 'wrote', 'in', 'the', 'sicilian', 'language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forrest_crissey</text:p>
          </table:table-cell>
          <table:table-cell office:value-type="string" calcext:value-type="string">
            <text:p>[['forrest', 'crissey', 'was', 'a', 'prolific', 'early', 'twentieth-century', 'american', 'writer', 'of', 'books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mary_ann_kilner</text:p>
          </table:table-cell>
          <table:table-cell office:value-type="string" calcext:value-type="string">
            <text:p>[['mary', 'ann', 'kilner', 'was', 'a', 'prolific', 'writer', 'of', 'childrens', 'books', 'during', 'the', 'late', 'eighteenth']]</text:p>
          </table:table-cell>
          <table:table-cell office:value-type="string" calcext:value-type="string">
            <text:p>['david', 'de', 'a', 'a', 'british', 'writer', 'and', 'and', 'the', 'writer']</text:p>
          </table:table-cell>
          <table:table-cell office:value-type="float" office:value="0.0186189371874825" calcext:value-type="float">
            <text:p>0.0186189372</text:p>
          </table:table-cell>
          <table:table-cell/>
        </table:table-row>
        <table:table-row table:style-name="ro1">
          <table:table-cell office:value-type="string" calcext:value-type="string">
            <text:p>park_yeonghan</text:p>
          </table:table-cell>
          <table:table-cell office:value-type="string" calcext:value-type="string">
            <text:p>[['park', 'yeonghan', 'was', 'a', 'south', 'korean', 'writer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211053406318726" calcext:value-type="float">
            <text:p>0.0211053406</text:p>
          </table:table-cell>
          <table:table-cell/>
        </table:table-row>
        <table:table-row table:style-name="ro1">
          <table:table-cell office:value-type="string" calcext:value-type="string">
            <text:p>ellen_kushner</text:p>
          </table:table-cell>
          <table:table-cell office:value-type="string" calcext:value-type="string">
            <text:p>[['ellen', 'kushner', 'is', 'an', 'american', 'writer', 'of', 'fantasy', 'novels', 'from', '1996', 'until', '2010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greg_potter</text:p>
          </table:table-cell>
          <table:table-cell office:value-type="string" calcext:value-type="string">
            <text:p>[['greg', 'potter', 'is', 'an', 'american', 'comic', 'book', 'writer', 'best', 'known', 'for', 'co-creating', 'the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eudora_welty</text:p>
          </table:table-cell>
          <table:table-cell office:value-type="string" calcext:value-type="string">
            <text:p>[['eudora', 'alice', 'welty', 'was', 'an', 'american', 'short', 'story', 'writer', 'and', 'novelist', 'who', 'wrote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459840565253682" calcext:value-type="float">
            <text:p>0.0459840565</text:p>
          </table:table-cell>
          <table:table-cell/>
        </table:table-row>
        <table:table-row table:style-name="ro1">
          <table:table-cell office:value-type="string" calcext:value-type="string">
            <text:p>ezra_jack_keats</text:p>
          </table:table-cell>
          <table:table-cell office:value-type="string" calcext:value-type="string">
            <text:p>[['ezra', 'jack', 'keats', 'was', 'an', 'american', 'writer', 'and', 'illustrator', 'of', 'childrens', 'books', 'h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96438948657777" calcext:value-type="float">
            <text:p>0.0296438949</text:p>
          </table:table-cell>
          <table:table-cell/>
        </table:table-row>
        <table:table-row table:style-name="ro1">
          <table:table-cell office:value-type="string" calcext:value-type="string">
            <text:p>a.s.gnanasambandan</text:p>
          </table:table-cell>
          <table:table-cell office:value-type="string" calcext:value-type="string">
            <text:p>[['a', 's', 'gnanasambandan', 'was', 'a', 'tamil', 'writer', 'scholar', 'and', 'literary', 'critic', 'from', 'tamil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martin_lodewijk</text:p>
          </table:table-cell>
          <table:table-cell office:value-type="string" calcext:value-type="string">
            <text:p>[['martinus', 'spyridon', 'johannes', 'lodewijk', 'is', 'a', 'dutch', 'comics', 'writer', 'and', 'cartooni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557871788636268" calcext:value-type="float">
            <text:p>0.0557871789</text:p>
          </table:table-cell>
          <table:table-cell/>
        </table:table-row>
        <table:table-row table:style-name="ro1">
          <table:table-cell office:value-type="string" calcext:value-type="string">
            <text:p>gene_luen_yang</text:p>
          </table:table-cell>
          <table:table-cell office:value-type="string" calcext:value-type="string">
            <text:p>[['gene', 'luen', 'yang', 'is', 'an', 'asian-american', 'cartoonist', 'he', 'is', 'a', 'frequent', 'lecturer', 'on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53756959924139" calcext:value-type="float">
            <text:p>0.015375696</text:p>
          </table:table-cell>
          <table:table-cell/>
        </table:table-row>
        <table:table-row table:style-name="ro1">
          <table:table-cell office:value-type="string" calcext:value-type="string">
            <text:p>garth_ennis</text:p>
          </table:table-cell>
          <table:table-cell office:value-type="string" calcext:value-type="string">
            <text:p>[['garth', 'ennis', 'is', 'a', 'northern', 'irish-born', 'american', 'comics', 'writer', 'best', 'known', 'for', 'the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02355539266737" calcext:value-type="float">
            <text:p>0.0202355539</text:p>
          </table:table-cell>
          <table:table-cell/>
        </table:table-row>
        <table:table-row table:style-name="ro1">
          <table:table-cell office:value-type="string" calcext:value-type="string">
            <text:p>fernando_gonzalez_:writer</text:p>
          </table:table-cell>
          <table:table-cell office:value-type="string" calcext:value-type="string">
            <text:p>[['fernando', 'gonzalez', 'ochoa', 'was', 'a', 'colombian', 'writer', 'and', 'existentialist', 'philosophe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503598335073568" calcext:value-type="float">
            <text:p>0.0503598335</text:p>
          </table:table-cell>
          <table:table-cell/>
        </table:table-row>
        <table:table-row table:style-name="ro1">
          <table:table-cell office:value-type="string" calcext:value-type="string">
            <text:p>andy_bobrow</text:p>
          </table:table-cell>
          <table:table-cell office:value-type="string" calcext:value-type="string">
            <text:p>[['andy', 'bobrow', 'is', 'an', 'american', 'television', 'writer', 'and', 'producer', 'known', 'for', 'his', 'work']]</text:p>
          </table:table-cell>
          <table:table-cell office:value-type="string" calcext:value-type="string">
            <text:p>['david', 'de', 'a', 'a', 'french', 'writer', 'and', 'and', 'the', 'writer']</text:p>
          </table:table-cell>
          <table:table-cell office:value-type="float" office:value="0.0330644665412685" calcext:value-type="float">
            <text:p>0.0330644665</text:p>
          </table:table-cell>
          <table:table-cell/>
        </table:table-row>
        <table:table-row table:style-name="ro1">
          <table:table-cell office:value-type="string" calcext:value-type="string">
            <text:p>grant_faulkner</text:p>
          </table:table-cell>
          <table:table-cell office:value-type="string" calcext:value-type="string">
            <text:p>[['grant', 'faulkner', 'is', 'an', 'american', 'writer', 'the', 'executive', 'director', 'of', 'national', 'novel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michel_ocelot</text:p>
          </table:table-cell>
          <table:table-cell office:value-type="string" calcext:value-type="string">
            <text:p>[['michel', 'ocelot', 'is', 'a', 'french', 'writer', 'character', 'designer', 'storyboard', 'artist', 'and', 'director']]</text:p>
          </table:table-cell>
          <table:table-cell office:value-type="string" calcext:value-type="string">
            <text:p>['david', 'de', 'a', 'a', 'writer', 'and', 'and', 'the', 'writer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brian_clevinger</text:p>
          </table:table-cell>
          <table:table-cell office:value-type="string" calcext:value-type="string">
            <text:p>[['brian', 'clevinger', 'is', 'an', 'american', 'writer', 'best', 'known', 'as', 'the', 'author', 'of', 'the', 'webcomic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gert_hofmann</text:p>
          </table:table-cell>
          <table:table-cell office:value-type="string" calcext:value-type="string">
            <text:p>[['gert', 'hofmann', 'was', 'a', 'german', 'writer', 'and', 'professor', 'of', 'german', 'literature', 'hofmann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363368457158422" calcext:value-type="float">
            <text:p>0.0363368457</text:p>
          </table:table-cell>
          <table:table-cell/>
        </table:table-row>
        <table:table-row table:style-name="ro1">
          <table:table-cell office:value-type="string" calcext:value-type="string">
            <text:p>michel_lawrence</text:p>
          </table:table-cell>
          <table:table-cell office:value-type="string" calcext:value-type="string">
            <text:p>[['michel', 'lawrence', 'is', 'an', 'australian', 'writer', 'advertising', 'creative', 'director', 'portrait']]</text:p>
          </table:table-cell>
          <table:table-cell office:value-type="string" calcext:value-type="string">
            <text:p>['is', 'a', 'writer', 'and', 'the', 'writer']</text:p>
          </table:table-cell>
          <table:table-cell office:value-type="float" office:value="0.0249259786744003" calcext:value-type="float">
            <text:p>0.0249259787</text:p>
          </table:table-cell>
          <table:table-cell/>
        </table:table-row>
        <table:table-row table:style-name="ro1">
          <table:table-cell office:value-type="string" calcext:value-type="string">
            <text:p>philippe_claudel</text:p>
          </table:table-cell>
          <table:table-cell office:value-type="string" calcext:value-type="string">
            <text:p>[['philippe', 'claudel', 'is', 'a', 'french', 'writer', 'and', 'film', 'director', 'claudel', 'was', 'born', 'in', 'dombasle-sur-meurthe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392395768031429" calcext:value-type="float">
            <text:p>0.0392395768</text:p>
          </table:table-cell>
          <table:table-cell/>
        </table:table-row>
        <table:table-row table:style-name="ro1">
          <table:table-cell office:value-type="string" calcext:value-type="string">
            <text:p>sabine_deitmer</text:p>
          </table:table-cell>
          <table:table-cell office:value-type="string" calcext:value-type="string">
            <text:p>[['sabine', 'deitmer', 'is', 'a', 'german', 'crime', 'writer', 'known', 'for', 'her', 'character', 'beate', 'stein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dave_erickson</text:p>
          </table:table-cell>
          <table:table-cell office:value-type="string" calcext:value-type="string">
            <text:p>[['dave', 'erickson', 'is', 'an', 'american', 'television', 'writer', 'and', 'producer', 'best', 'known', 'for', 'co-creating']]</text:p>
          </table:table-cell>
          <table:table-cell office:value-type="string" calcext:value-type="string">
            <text:p>['david', 'is', 'a', 'canadian', 'writer', 'and', 'and', 'the', 'writer', 'and']</text:p>
          </table:table-cell>
          <table:table-cell office:value-type="float" office:value="0.036591847305758" calcext:value-type="float">
            <text:p>0.0365918473</text:p>
          </table:table-cell>
          <table:table-cell/>
        </table:table-row>
        <table:table-row table:style-name="ro1">
          <table:table-cell office:value-type="string" calcext:value-type="string">
            <text:p>francesco_alziator</text:p>
          </table:table-cell>
          <table:table-cell office:value-type="string" calcext:value-type="string">
            <text:p>[['francesco', 'alziator', 'was', 'an', 'italian', 'writer', 'and', 'journalist', 'he', 'was', 'concerned', 'for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404402454809885" calcext:value-type="float">
            <text:p>0.0404402455</text:p>
          </table:table-cell>
          <table:table-cell/>
        </table:table-row>
        <table:table-row table:style-name="ro1">
          <table:table-cell office:value-type="string" calcext:value-type="string">
            <text:p>nagavarma_i</text:p>
          </table:table-cell>
          <table:table-cell office:value-type="string" calcext:value-type="string">
            <text:p>[['nagavarma', 'i', 'was', 'a', 'noted', 'jain', 'writer', 'and', 'poet', 'in', 'the', 'kannada', 'language', 'in', 'the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70985043561537" calcext:value-type="float">
            <text:p>0.0270985044</text:p>
          </table:table-cell>
          <table:table-cell/>
        </table:table-row>
        <table:table-row table:style-name="ro1">
          <table:table-cell office:value-type="string" calcext:value-type="string">
            <text:p>aleksandr_kuprin</text:p>
          </table:table-cell>
          <table:table-cell office:value-type="string" calcext:value-type="string">
            <text:p>[['aleksandr', 'ivanovich', 'kuprin', 'was', 'a', 'russian', 'writer', 'best', 'known', 'for', 'his', 'novels', 'the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salcia_landmann</text:p>
          </table:table-cell>
          <table:table-cell office:value-type="string" calcext:value-type="string">
            <text:p>[['salcia', 'landmann', 'born', 'salcia', 'passweg', 'was', 'a', 'jewish', 'writer', 'she', 'was', 'born', 'in', 'zhovkva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44508434257236" calcext:value-type="float">
            <text:p>0.0144508434</text:p>
          </table:table-cell>
          <table:table-cell/>
        </table:table-row>
        <table:table-row table:style-name="ro1">
          <table:table-cell office:value-type="string" calcext:value-type="string">
            <text:p>barbara_smucker</text:p>
          </table:table-cell>
          <table:table-cell office:value-type="string" calcext:value-type="string">
            <text:p>[['barbara', 'claassen', 'smucker', 'was', 'an', 'american', 'writer', 'primarily', 'of', 'childrens', 'fiction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950347597224351" calcext:value-type="float">
            <text:p>0.0950347597</text:p>
          </table:table-cell>
          <table:table-cell/>
        </table:table-row>
        <table:table-row table:style-name="ro1">
          <table:table-cell office:value-type="string" calcext:value-type="string">
            <text:p>nick_stone_:author</text:p>
          </table:table-cell>
          <table:table-cell office:value-type="string" calcext:value-type="string">
            <text:p>[['nick', 'stone', 'is', 'a', 'british', 'thriller', 'writer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285175395290415" calcext:value-type="float">
            <text:p>0.0285175395</text:p>
          </table:table-cell>
          <table:table-cell/>
        </table:table-row>
        <table:table-row table:style-name="ro1">
          <table:table-cell office:value-type="string" calcext:value-type="string">
            <text:p>david_carr_:journalist</text:p>
          </table:table-cell>
          <table:table-cell office:value-type="string" calcext:value-type="string">
            <text:p>[['david', 'michael', 'carr', 'was', 'an', 'american', 'writer', 'columnist', 'and', 'author', 'he', 'wrote', 'th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84483733502461" calcext:value-type="float">
            <text:p>0.0184483734</text:p>
          </table:table-cell>
          <table:table-cell/>
        </table:table-row>
        <table:table-row table:style-name="ro1">
          <table:table-cell office:value-type="string" calcext:value-type="string">
            <text:p>brian_payton</text:p>
          </table:table-cell>
          <table:table-cell office:value-type="string" calcext:value-type="string">
            <text:p>[['brian', 'payton', 'is', 'a', 'writer', 'of', 'fiction', 'and', 'nonfiction', 'born', 'in', 'los', 'angeles', 'county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188866559341321" calcext:value-type="float">
            <text:p>0.0188866559</text:p>
          </table:table-cell>
          <table:table-cell/>
        </table:table-row>
        <table:table-row table:style-name="ro1">
          <table:table-cell office:value-type="string" calcext:value-type="string">
            <text:p>cameron_mcallister</text:p>
          </table:table-cell>
          <table:table-cell office:value-type="string" calcext:value-type="string">
            <text:p>[['cameron', 'mcallister', 'is', 'a', 'british', 'television', 'writer', 'and', 'producer', 'best', 'known', 'for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404402454809885" calcext:value-type="float">
            <text:p>0.0404402455</text:p>
          </table:table-cell>
          <table:table-cell/>
        </table:table-row>
        <table:table-row table:style-name="ro1">
          <table:table-cell office:value-type="string" calcext:value-type="string">
            <text:p>brian_aldiss</text:p>
          </table:table-cell>
          <table:table-cell office:value-type="string" calcext:value-type="string">
            <text:p>[['brian', 'wilson', 'aldiss', 'obe', 'is', 'an', 'english', 'writer', 'and', 'anthologies', 'editor', 'best', 'known']]</text:p>
          </table:table-cell>
          <table:table-cell office:value-type="string" calcext:value-type="string">
            <text:p>['david', 'de', 'is', 'a', 'writer', 'and', 'and', 'the', 'writer', 'and']</text:p>
          </table:table-cell>
          <table:table-cell office:value-type="float" office:value="0.036591847305758" calcext:value-type="float">
            <text:p>0.0365918473</text:p>
          </table:table-cell>
          <table:table-cell/>
        </table:table-row>
        <table:table-row table:style-name="ro1">
          <table:table-cell office:value-type="string" calcext:value-type="string">
            <text:p>geoffrey_dennis</text:p>
          </table:table-cell>
          <table:table-cell office:value-type="string" calcext:value-type="string">
            <text:p>[['geoffrey', 'dennis', 'is', 'an', 'english', 'writer', 'who', 'won', 'the', 'hawthornden', 'prize', 'in', '1930', 'for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choi_in-hun</text:p>
          </table:table-cell>
          <table:table-cell office:value-type="string" calcext:value-type="string">
            <text:p>[['choi', 'in-hun', 'is', 'a', 'south', 'korean', 'writer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25098621243979" calcext:value-type="float">
            <text:p>0.0250986212</text:p>
          </table:table-cell>
          <table:table-cell/>
        </table:table-row>
        <table:table-row table:style-name="ro1">
          <table:table-cell office:value-type="string" calcext:value-type="string">
            <text:p>roberto_benabib</text:p>
          </table:table-cell>
          <table:table-cell office:value-type="string" calcext:value-type="string">
            <text:p>[['roberto', 'jack', 'benabib', 'is', 'a', 'mexican', 'american', 'television', 'writer', 'producer', 'and', 'film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06663160993431" calcext:value-type="float">
            <text:p>0.0406663161</text:p>
          </table:table-cell>
          <table:table-cell/>
        </table:table-row>
        <table:table-row table:style-name="ro1">
          <table:table-cell office:value-type="string" calcext:value-type="string">
            <text:p>iffat_ara</text:p>
          </table:table-cell>
          <table:table-cell office:value-type="string" calcext:value-type="string">
            <text:p>[['shamsun', 'nahar', 'iffat', 'ara', 'bengali', 'known', 'as', 'iffat', 'ara', 'is', 'a', 'writer', 'social', 'activi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601413966186244" calcext:value-type="float">
            <text:p>0.0601413966</text:p>
          </table:table-cell>
          <table:table-cell/>
        </table:table-row>
        <table:table-row table:style-name="ro1">
          <table:table-cell office:value-type="string" calcext:value-type="string">
            <text:p>bruce_pascoe</text:p>
          </table:table-cell>
          <table:table-cell office:value-type="string" calcext:value-type="string">
            <text:p>[['bruce', 'pascoe', 'is', 'an', 'australian', 'indigenous', 'writer', 'from', 'the', 'bunurong', 'clan', 'of', 'the']]</text:p>
          </table:table-cell>
          <table:table-cell office:value-type="string" calcext:value-type="string">
            <text:p>['david', 'de', 'a', 'a', 'french', 'writer', 'and', 'and', 'the', 'writer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michael_barnes_:canadian_author</text:p>
          </table:table-cell>
          <table:table-cell office:value-type="string" calcext:value-type="string">
            <text:p>[['michael', 'barnes', 'cm', 'is', 'a', 'canadian', 'writer', 'who', 'is', 'an', 'authority', 'on', 'the', 'history', 'and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52386088503159" calcext:value-type="float">
            <text:p>0.0152386089</text:p>
          </table:table-cell>
          <table:table-cell/>
        </table:table-row>
        <table:table-row table:style-name="ro1">
          <table:table-cell office:value-type="string" calcext:value-type="string">
            <text:p>anasuya_shankar</text:p>
          </table:table-cell>
          <table:table-cell office:value-type="string" calcext:value-type="string">
            <text:p>[['anasuya', 'shankar', 'popularly', 'known', 'by', 'her', 'pen', 'name', 'as', 'triveni', 'was', 'an', 'indian', 'writer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31205432792398" calcext:value-type="float">
            <text:p>0.0131205433</text:p>
          </table:table-cell>
          <table:table-cell/>
        </table:table-row>
        <table:table-row table:style-name="ro1">
          <table:table-cell office:value-type="string" calcext:value-type="string">
            <text:p>sanjay_gupta_:comics</text:p>
          </table:table-cell>
          <table:table-cell office:value-type="string" calcext:value-type="string">
            <text:p>[['sanjay', 'gupta', 'is', 'an', 'indian', 'comic', 'book', 'writer', 'editor', 'and', 'the', 'studio', 'head', 'and', 'co-founder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309627764021735" calcext:value-type="float">
            <text:p>0.0309627764</text:p>
          </table:table-cell>
          <table:table-cell/>
        </table:table-row>
        <table:table-row table:style-name="ro1">
          <table:table-cell office:value-type="string" calcext:value-type="string">
            <text:p>oswald_wynd</text:p>
          </table:table-cell>
          <table:table-cell office:value-type="string" calcext:value-type="string">
            <text:p>[['oswald', 'wynd', 'was', 'a', 'scottish', 'writer', 'born', 'in', 'tokyo', 'of', 'parents', 'who', 'had', 'left', 'thei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23118948770039" calcext:value-type="float">
            <text:p>0.0123118949</text:p>
          </table:table-cell>
          <table:table-cell/>
        </table:table-row>
        <table:table-row table:style-name="ro1">
          <table:table-cell office:value-type="string" calcext:value-type="string">
            <text:p>frank_decaro</text:p>
          </table:table-cell>
          <table:table-cell office:value-type="string" calcext:value-type="string">
            <text:p>[['frank', 'decaro', 'is', 'an', 'american', 'writer', 'performer', 'and', 'talk', 'radio', 'host', 'the', 'new', 'york-bor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59924871436686" calcext:value-type="float">
            <text:p>0.0159924871</text:p>
          </table:table-cell>
          <table:table-cell/>
        </table:table-row>
        <table:table-row table:style-name="ro1">
          <table:table-cell office:value-type="string" calcext:value-type="string">
            <text:p>david_weir_:writer</text:p>
          </table:table-cell>
          <table:table-cell office:value-type="string" calcext:value-type="string">
            <text:p>[['david', 'weir', 'was', 'a', 'british', 'writer', 'whose', 'work', 'was', 'used', 'primarily', 'in', 'television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sam_meikle</text:p>
          </table:table-cell>
          <table:table-cell office:value-type="string" calcext:value-type="string">
            <text:p>[['sam', 'meikle', 'is', 'an', 'australian', 'writer', 'and', 'director', 'best', 'known', 'for', 'his', 'work', 'in', 'television', 'he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39143461589808" calcext:value-type="float">
            <text:p>0.0239143462</text:p>
          </table:table-cell>
          <table:table-cell/>
        </table:table-row>
        <table:table-row table:style-name="ro1">
          <table:table-cell office:value-type="string" calcext:value-type="string">
            <text:p>frank_manley</text:p>
          </table:table-cell>
          <table:table-cell office:value-type="string" calcext:value-type="string">
            <text:p>[['frank', 'manley', 'was', 'an', 'american', 'writer', 'and', 'scholar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587394909469921" calcext:value-type="float">
            <text:p>0.0587394909</text:p>
          </table:table-cell>
          <table:table-cell/>
        </table:table-row>
        <table:table-row table:style-name="ro1">
          <table:table-cell office:value-type="string" calcext:value-type="string">
            <text:p>rasmus_steinsvik</text:p>
          </table:table-cell>
          <table:table-cell office:value-type="string" calcext:value-type="string">
            <text:p>[['rasmus', 'olai', 'steinsvik', 'was', 'a', 'norwegian', 'writer', 'magazine', 'editor', 'and', 'newspaper', 'editor', 'he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amy_keating_rogers</text:p>
          </table:table-cell>
          <table:table-cell office:value-type="string" calcext:value-type="string">
            <text:p>[['amy', 'keating', 'rogers', 'is', 'an', 'american', 'television', 'writer', 'who', 'has', 'contributed', 'to', 'several']]</text:p>
          </table:table-cell>
          <table:table-cell office:value-type="string" calcext:value-type="string">
            <text:p>['david', 'de', 'a', 'a', 'writer', 'and', 'and', 'the', 'writer', 'and']</text:p>
          </table:table-cell>
          <table:table-cell office:value-type="float" office:value="0.0156352208937855" calcext:value-type="float">
            <text:p>0.0156352209</text:p>
          </table:table-cell>
          <table:table-cell/>
        </table:table-row>
        <table:table-row table:style-name="ro1">
          <table:table-cell office:value-type="string" calcext:value-type="string">
            <text:p>marieke_hardy</text:p>
          </table:table-cell>
          <table:table-cell office:value-type="string" calcext:value-type="string">
            <text:p>[['marieke', 'josephine', 'hardy', 'is', 'an', 'australian', 'writer', 'broadcaster', 'television', 'producer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214585123713592" calcext:value-type="float">
            <text:p>0.0214585124</text:p>
          </table:table-cell>
          <table:table-cell/>
        </table:table-row>
        <table:table-row table:style-name="ro1">
          <table:table-cell office:value-type="string" calcext:value-type="string">
            <text:p>ewa_biaoecka</text:p>
          </table:table-cell>
          <table:table-cell office:value-type="string" calcext:value-type="string">
            <text:p>[['ewa', 'biaoecka', 'is', 'a', 'polish', 'fantasy', 'writer', 'she', 'currently', 'lives', 'in', 'gdansk', 'her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347951683475249" calcext:value-type="float">
            <text:p>0.0347951683</text:p>
          </table:table-cell>
          <table:table-cell/>
        </table:table-row>
        <table:table-row table:style-name="ro1">
          <table:table-cell office:value-type="string" calcext:value-type="string">
            <text:p>eduard_uspensky</text:p>
          </table:table-cell>
          <table:table-cell office:value-type="string" calcext:value-type="string">
            <text:p>[['eduard', 'nikolayevich', 'uspensky', 'is', 'a', 'russian', 'writer', 'and', 'author', 'of', 'several', 'childrens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503846139553063" calcext:value-type="float">
            <text:p>0.050384614</text:p>
          </table:table-cell>
          <table:table-cell/>
        </table:table-row>
        <table:table-row table:style-name="ro1">
          <table:table-cell office:value-type="string" calcext:value-type="string">
            <text:p>david_zuckerman</text:p>
          </table:table-cell>
          <table:table-cell office:value-type="string" calcext:value-type="string">
            <text:p>[['david', 'j', 'zuckerman', 'is', 'an', 'american', 'writer', 'and', 'producer', 'and', 'is', 'best', 'known', 'as', 'th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80114847235479" calcext:value-type="float">
            <text:p>0.0280114847</text:p>
          </table:table-cell>
          <table:table-cell/>
        </table:table-row>
        <table:table-row table:style-name="ro1">
          <table:table-cell office:value-type="string" calcext:value-type="string">
            <text:p>gregory_tesser</text:p>
          </table:table-cell>
          <table:table-cell office:value-type="string" calcext:value-type="string">
            <text:p>[['gregory', 'ronald', 'tesser', 'is', 'a', 'sports', 'writer', 'and', 'broadcaster', 'born', 'in', 'highgate', 'londo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444642657534784" calcext:value-type="float">
            <text:p>0.0444642658</text:p>
          </table:table-cell>
          <table:table-cell/>
        </table:table-row>
        <table:table-row table:style-name="ro1">
          <table:table-cell office:value-type="string" calcext:value-type="string">
            <text:p>mile_markovski</text:p>
          </table:table-cell>
          <table:table-cell office:value-type="string" calcext:value-type="string">
            <text:p>[['mile', 'markovski', 'was', 'a', 'bulgarian', 'and', 'macedonian', 'write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85175395290415" calcext:value-type="float">
            <text:p>0.0285175395</text:p>
          </table:table-cell>
          <table:table-cell/>
        </table:table-row>
        <table:table-row table:style-name="ro1">
          <table:table-cell office:value-type="string" calcext:value-type="string">
            <text:p>germaine_greer</text:p>
          </table:table-cell>
          <table:table-cell office:value-type="string" calcext:value-type="string">
            <text:p>[['germaine', 'greer', 'is', 'an', 'australian-born', 'writer', 'regarded', 'as', 'one', 'of', 'the', 'major', 'voices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raghunath_choudhary</text:p>
          </table:table-cell>
          <table:table-cell office:value-type="string" calcext:value-type="string">
            <text:p>[['raghunath', 'choudhary', 'was', 'a', 'notable', 'writer', 'of', 'the', 'jonaki', 'era', 'of', 'assamese', 'literature', 'choudhary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44508434257236" calcext:value-type="float">
            <text:p>0.0144508434</text:p>
          </table:table-cell>
          <table:table-cell/>
        </table:table-row>
        <table:table-row table:style-name="ro1">
          <table:table-cell office:value-type="string" calcext:value-type="string">
            <text:p>dan_abnett</text:p>
          </table:table-cell>
          <table:table-cell office:value-type="string" calcext:value-type="string">
            <text:p>[['dan', 'abnett', 'is', 'a', 'british', 'comic', 'book', 'writer', 'and', 'novelist', 'he', 'has', 'been', 'a', 'frequent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309627764021735" calcext:value-type="float">
            <text:p>0.0309627764</text:p>
          </table:table-cell>
          <table:table-cell/>
        </table:table-row>
        <table:table-row table:style-name="ro1">
          <table:table-cell office:value-type="string" calcext:value-type="string">
            <text:p>chaman_nahal</text:p>
          </table:table-cell>
          <table:table-cell office:value-type="string" calcext:value-type="string">
            <text:p>[['chaman', 'nahal', 'commonly', 'known', 'as', 'c', 'nahal', 'also', 'known', 'as', 'chaman', 'nahal', 'azadi', 'is', 'an']]</text:p>
          </table:table-cell>
          <table:table-cell office:value-type="string" calcext:value-type="string">
            <text:p>['david', 'de', 'a', 'a', 'french', 'writer', 'and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dra_bahadur_rai</text:p>
          </table:table-cell>
          <table:table-cell office:value-type="string" calcext:value-type="string">
            <text:p>[['indra', 'bahadur', 'rai', 'is', 'a', 'nepali', 'writer', 'and', 'literary', 'critic', 'from', 'darjeeling', 'india']]</text:p>
          </table:table-cell>
          <table:table-cell office:value-type="string" calcext:value-type="string">
            <text:p>['david', 'a', 'a', 'a', 'writer', 'and', 'and', 'the']</text:p>
          </table:table-cell>
          <table:table-cell office:value-type="float" office:value="0.0347951683475249" calcext:value-type="float">
            <text:p>0.0347951683</text:p>
          </table:table-cell>
          <table:table-cell/>
        </table:table-row>
        <table:table-row table:style-name="ro1">
          <table:table-cell office:value-type="string" calcext:value-type="string">
            <text:p>sharon_presley</text:p>
          </table:table-cell>
          <table:table-cell office:value-type="string" calcext:value-type="string">
            <text:p>[['sharon', 'presley', 'is', 'an', 'american', 'libertarian', 'feminist', 'writer', 'activist', 'and', 'retired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107389771350359" calcext:value-type="float">
            <text:p>0.1073897714</text:p>
          </table:table-cell>
          <table:table-cell/>
        </table:table-row>
        <table:table-row table:style-name="ro1">
          <table:table-cell office:value-type="string" calcext:value-type="string">
            <text:p>anne_fortier</text:p>
          </table:table-cell>
          <table:table-cell office:value-type="string" calcext:value-type="string">
            <text:p>[['anne', 'fortier', 'is', 'a', 'danish', 'canadian', 'writer', 'who', 'has', 'lived', 'in', 'the', 'us', 'and', 'canada']]</text:p>
          </table:table-cell>
          <table:table-cell office:value-type="string" calcext:value-type="string">
            <text:p>['david', 'is', 'a', 'canadian', 'writer', 'and', 'and', 'the', 'fiction']</text:p>
          </table:table-cell>
          <table:table-cell office:value-type="float" office:value="0.0407493053917592" calcext:value-type="float">
            <text:p>0.0407493054</text:p>
          </table:table-cell>
          <table:table-cell/>
        </table:table-row>
        <table:table-row table:style-name="ro1">
          <table:table-cell office:value-type="string" calcext:value-type="string">
            <text:p>perch_proshyan</text:p>
          </table:table-cell>
          <table:table-cell office:value-type="string" calcext:value-type="string">
            <text:p>[['pertch', 'proshian', 'was', 'an', 'armenian', 'writer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25098621243979" calcext:value-type="float">
            <text:p>0.0250986212</text:p>
          </table:table-cell>
          <table:table-cell/>
        </table:table-row>
        <table:table-row table:style-name="ro1">
          <table:table-cell office:value-type="string" calcext:value-type="string">
            <text:p>min_theinkha</text:p>
          </table:table-cell>
          <table:table-cell office:value-type="string" calcext:value-type="string">
            <text:p>[['min', 'theinkha', 'born', 'aung', 'htun', 'was', 'a', 'prominent', 'burmese', 'writer', 'astrologer', 'and', 'political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84483733502461" calcext:value-type="float">
            <text:p>0.0184483734</text:p>
          </table:table-cell>
          <table:table-cell/>
        </table:table-row>
        <table:table-row table:style-name="ro1">
          <table:table-cell office:value-type="string" calcext:value-type="string">
            <text:p>harishankar_parsai</text:p>
          </table:table-cell>
          <table:table-cell office:value-type="string" calcext:value-type="string">
            <text:p>[['harishankar', 'parsai', 'was', 'a', 'hindi', 'writer', 'he', 'was', 'a', 'noted', 'satirist', 'and', 'humori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84483733502461" calcext:value-type="float">
            <text:p>0.0184483734</text:p>
          </table:table-cell>
          <table:table-cell/>
        </table:table-row>
        <table:table-row table:style-name="ro1">
          <table:table-cell office:value-type="string" calcext:value-type="string">
            <text:p>fahmida_riaz</text:p>
          </table:table-cell>
          <table:table-cell office:value-type="string" calcext:value-type="string">
            <text:p>[['fahmida', 'riaz', 'is', 'a', 'progressive', 'urdu', 'writer', 'poet', 'and', 'feminist', 'of', 'pakistan', 'she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02355539266737" calcext:value-type="float">
            <text:p>0.0202355539</text:p>
          </table:table-cell>
          <table:table-cell/>
        </table:table-row>
        <table:table-row table:style-name="ro1">
          <table:table-cell office:value-type="string" calcext:value-type="string">
            <text:p>david_x.cohen</text:p>
          </table:table-cell>
          <table:table-cell office:value-type="string" calcext:value-type="string">
            <text:p>[['david', 'samuel', 'cohen', 'better-known', 'by', 'his', 'professional', 'name', 'david', 'x', 'cohen', 'is', 'a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erich_loest</text:p>
          </table:table-cell>
          <table:table-cell office:value-type="string" calcext:value-type="string">
            <text:p>[['erich', 'loest', 'was', 'a', 'german', 'writer', 'born', 'in', 'mittweida', 'saxony', 'he', 'also', 'wrote', 'unde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37587772973971" calcext:value-type="float">
            <text:p>0.0137587773</text:p>
          </table:table-cell>
          <table:table-cell/>
        </table:table-row>
        <table:table-row table:style-name="ro1">
          <table:table-cell office:value-type="string" calcext:value-type="string">
            <text:p>amy_sackville</text:p>
          </table:table-cell>
          <table:table-cell office:value-type="string" calcext:value-type="string">
            <text:p>[['amy', 'sackville', 'is', 'a', 'british', 'writer', 'whose', 'debut', 'novel', 'the', 'still', 'point', 'was', 'the']]</text:p>
          </table:table-cell>
          <table:table-cell office:value-type="string" calcext:value-type="string">
            <text:p>['david', 'de', 'a', 'a', 'british', 'writer', 'and', 'and', 'the', 'writer']</text:p>
          </table:table-cell>
          <table:table-cell office:value-type="float" office:value="0.0752397025358172" calcext:value-type="float">
            <text:p>0.0752397025</text:p>
          </table:table-cell>
          <table:table-cell/>
        </table:table-row>
        <table:table-row table:style-name="ro1">
          <table:table-cell office:value-type="string" calcext:value-type="string">
            <text:p>gabriel_garcia-badell</text:p>
          </table:table-cell>
          <table:table-cell office:value-type="string" calcext:value-type="string">
            <text:p>[['gabriel', 'garcia-badell', 'was', 'a', 'spanish', 'write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30316431801381" calcext:value-type="float">
            <text:p>0.0330316432</text:p>
          </table:table-cell>
          <table:table-cell/>
        </table:table-row>
        <table:table-row table:style-name="ro1">
          <table:table-cell office:value-type="string" calcext:value-type="string">
            <text:p>rick_ungar</text:p>
          </table:table-cell>
          <table:table-cell office:value-type="string" calcext:value-type="string">
            <text:p>[['richard', 'rick', 'ungar', 'is', 'a', 'hollywood', 'writer', 'and', 'producer', 'in', 'television', 'particularly']]</text:p>
          </table:table-cell>
          <table:table-cell office:value-type="string" calcext:value-type="string">
            <text:p>['david', 'de', 'a', 'a', 'writer', 'and', 'and', 'the', 'writer']</text:p>
          </table:table-cell>
          <table:table-cell office:value-type="float" office:value="0.0402133301726626" calcext:value-type="float">
            <text:p>0.0402133302</text:p>
          </table:table-cell>
          <table:table-cell/>
        </table:table-row>
        <table:table-row table:style-name="ro1">
          <table:table-cell office:value-type="string" calcext:value-type="string">
            <text:p>ethan_gross</text:p>
          </table:table-cell>
          <table:table-cell office:value-type="string" calcext:value-type="string">
            <text:p>[['ethan', 'gross', 'is', 'an', 'american', 'television', 'writer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239802967618271" calcext:value-type="float">
            <text:p>0.0239802968</text:p>
          </table:table-cell>
          <table:table-cell/>
        </table:table-row>
        <table:table-row table:style-name="ro1">
          <table:table-cell office:value-type="string" calcext:value-type="string">
            <text:p>derren_litten</text:p>
          </table:table-cell>
          <table:table-cell office:value-type="string" calcext:value-type="string">
            <text:p>[['derren', 'litten', 'is', 'an', 'english', 'comedy', 'writer', 'and', 'actor', 'he', 'is', 'best', 'known', 'as', 'the']]</text:p>
          </table:table-cell>
          <table:table-cell office:value-type="string" calcext:value-type="string">
            <text:p>['david', 'david', 'a', 'a', 'a', 'writer', 'and', 'and', 'the', 'fiction']</text:p>
          </table:table-cell>
          <table:table-cell office:value-type="float" office:value="0.0299588707011578" calcext:value-type="float">
            <text:p>0.0299588707</text:p>
          </table:table-cell>
          <table:table-cell/>
        </table:table-row>
        <table:table-row table:style-name="ro1">
          <table:table-cell office:value-type="string" calcext:value-type="string">
            <text:p>mary_e.pearson</text:p>
          </table:table-cell>
          <table:table-cell office:value-type="string" calcext:value-type="string">
            <text:p>[['mary', 'e', 'pearson', 'is', 'an', 'american', 'childrens', 'writer', 'best', 'known', 'for', 'young-adult', 'fiction', 'her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rigas_feraios</text:p>
          </table:table-cell>
          <table:table-cell office:value-type="string" calcext:value-type="string">
            <text:p>[['rigas', 'feraios', 'or', 'velestinlis', 'was', 'a', 'greek', 'writer', 'political', 'thinker', 'and', 'revolutionary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21720450479346" calcext:value-type="float">
            <text:p>0.022172045</text:p>
          </table:table-cell>
          <table:table-cell/>
        </table:table-row>
        <table:table-row table:style-name="ro1">
          <table:table-cell office:value-type="string" calcext:value-type="string">
            <text:p>mary_alice_downie</text:p>
          </table:table-cell>
          <table:table-cell office:value-type="string" calcext:value-type="string">
            <text:p>[['mary', 'alice', 'downie', 'is', 'an', 'american-born', 'canadian', 'writer', 'the', 'daughter', 'of', 'canadian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bill_brittain</text:p>
          </table:table-cell>
          <table:table-cell office:value-type="string" calcext:value-type="string">
            <text:p>[['william', 'e', 'bill', 'brittain', 'was', 'an', 'american', 'writer', 'he', 'is', 'best', 'known', 'for', 'work', 'se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252711679851" calcext:value-type="float">
            <text:p>0.0125271168</text:p>
          </table:table-cell>
          <table:table-cell/>
        </table:table-row>
        <table:table-row table:style-name="ro1">
          <table:table-cell office:value-type="string" calcext:value-type="string">
            <text:p>eliana_johnson</text:p>
          </table:table-cell>
          <table:table-cell office:value-type="string" calcext:value-type="string">
            <text:p>[['eliana', 'yael', 'johnson', 'is', 'an', 'american', 'conservative', 'writer', 'who', 'has', 'worked', 'for', 'national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guri_vesaas</text:p>
          </table:table-cell>
          <table:table-cell office:value-type="string" calcext:value-type="string">
            <text:p>[['guri', 'vesaas', 'is', 'a', 'norwegian', 'writer', 'and', 'translator', 'of', 'childrens', 'books', 'and', 'former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470152368577124" calcext:value-type="float">
            <text:p>0.0470152369</text:p>
          </table:table-cell>
          <table:table-cell/>
        </table:table-row>
        <table:table-row table:style-name="ro1">
          <table:table-cell office:value-type="string" calcext:value-type="string">
            <text:p>george_hively</text:p>
          </table:table-cell>
          <table:table-cell office:value-type="string" calcext:value-type="string">
            <text:p>[['george', 'hively', 'was', 'a', 'film', 'writer', 'and', 'film', 'editor', 'from', '1917', 'to', '1945', 'hively', 'was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88141101711544" calcext:value-type="float">
            <text:p>0.0288141102</text:p>
          </table:table-cell>
          <table:table-cell/>
        </table:table-row>
        <table:table-row table:style-name="ro1">
          <table:table-cell office:value-type="string" calcext:value-type="string">
            <text:p>harry_cross_:sportswriter</text:p>
          </table:table-cell>
          <table:table-cell office:value-type="string" calcext:value-type="string">
            <text:p>[['harry', 'edward', 'cross', 'was', 'an', 'american', 'sports', 'writer', 'and', 'editor', 'cross', 'was', 'regarded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14409838347653" calcext:value-type="float">
            <text:p>0.0314409838</text:p>
          </table:table-cell>
          <table:table-cell/>
        </table:table-row>
        <table:table-row table:style-name="ro1">
          <table:table-cell office:value-type="string" calcext:value-type="string">
            <text:p>felicitas_hoppe</text:p>
          </table:table-cell>
          <table:table-cell office:value-type="string" calcext:value-type="string">
            <text:p>[['felicitas', 'hoppe', 'is', 'a', 'german', 'writer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561222232430573" calcext:value-type="float">
            <text:p>0.0561222232</text:p>
          </table:table-cell>
          <table:table-cell/>
        </table:table-row>
        <table:table-row table:style-name="ro1">
          <table:table-cell office:value-type="string" calcext:value-type="string">
            <text:p>emanuel_litvinoff</text:p>
          </table:table-cell>
          <table:table-cell office:value-type="string" calcext:value-type="string">
            <text:p>[['emanuel', 'litvinoff', 'was', 'a', 'british', 'writer', 'and', 'well-known', 'figure', 'in', 'anglo-jewish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446933832254286" calcext:value-type="float">
            <text:p>0.0446933832</text:p>
          </table:table-cell>
          <table:table-cell/>
        </table:table-row>
        <table:table-row table:style-name="ro1">
          <table:table-cell office:value-type="string" calcext:value-type="string">
            <text:p>andy_wightman</text:p>
          </table:table-cell>
          <table:table-cell office:value-type="string" calcext:value-type="string">
            <text:p>[['andrew', 'dearg', 'wightman', 'is', 'a', 'scottish', 'green', 'party', 'member', 'of', 'the', 'scottish', 'parliament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pyotr_boborykin</text:p>
          </table:table-cell>
          <table:table-cell office:value-type="string" calcext:value-type="string">
            <text:p>[['pyotr', 'dmitryevich', 'boborykin', 'was', 'a', 'russian', 'writer', 'playwright', 'and', 'journalist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84694693814936" calcext:value-type="float">
            <text:p>0.0284694694</text:p>
          </table:table-cell>
          <table:table-cell/>
        </table:table-row>
        <table:table-row table:style-name="ro1">
          <table:table-cell office:value-type="string" calcext:value-type="string">
            <text:p>peter_bander_van_duren</text:p>
          </table:table-cell>
          <table:table-cell office:value-type="string" calcext:value-type="string">
            <text:p>[['peter', 'bander', 'van', 'duren', 'was', 'a', 'british', 'writer', 'on', 'heraldry', 'and', 'orders', 'of', 'knighthood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168241089476951" calcext:value-type="float">
            <text:p>0.0168241089</text:p>
          </table:table-cell>
          <table:table-cell/>
        </table:table-row>
        <table:table-row table:style-name="ro1">
          <table:table-cell office:value-type="string" calcext:value-type="string">
            <text:p>pierre_de_la_primaudaye</text:p>
          </table:table-cell>
          <table:table-cell office:value-type="string" calcext:value-type="string">
            <text:p>[['pierre', 'de', 'la', 'primaudaye', 'was', 'a', 'french', 'writer', 'he', 'is', 'known', 'particularly', 'for', 'lacademie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172676060456259" calcext:value-type="float">
            <text:p>0.017267606</text:p>
          </table:table-cell>
          <table:table-cell/>
        </table:table-row>
        <table:table-row table:style-name="ro1">
          <table:table-cell office:value-type="string" calcext:value-type="string">
            <text:p>arnold_arre</text:p>
          </table:table-cell>
          <table:table-cell office:value-type="string" calcext:value-type="string">
            <text:p>[['arnold', 'arre', 'is', 'a', 'filipino', 'comic', 'book', 'writer', 'artist', 'and', 'self-taught', 'animato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06663160993431" calcext:value-type="float">
            <text:p>0.0406663161</text:p>
          </table:table-cell>
          <table:table-cell/>
        </table:table-row>
        <table:table-row table:style-name="ro1">
          <table:table-cell office:value-type="string" calcext:value-type="string">
            <text:p>robert_frazier_:writer</text:p>
          </table:table-cell>
          <table:table-cell office:value-type="string" calcext:value-type="string">
            <text:p>[['robert', 'alexander', 'frazier', 'is', 'an', 'american', 'writer', 'of', 'speculative', 'poetry', 'and', 'fiction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gerda_weissmann_klein</text:p>
          </table:table-cell>
          <table:table-cell office:value-type="string" calcext:value-type="string">
            <text:p>[['gerda', 'weissmann', 'klein', 'is', 'a', 'polish-born', 'american', 'writer', 'and', 'human', 'rights', 'activist', 'her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835850426265797" calcext:value-type="float">
            <text:p>0.0835850426</text:p>
          </table:table-cell>
          <table:table-cell/>
        </table:table-row>
        <table:table-row table:style-name="ro1">
          <table:table-cell office:value-type="string" calcext:value-type="string">
            <text:p>garson_kanin</text:p>
          </table:table-cell>
          <table:table-cell office:value-type="string" calcext:value-type="string">
            <text:p>[['garson', 'kanin', 'was', 'an', 'american', 'writer', 'and', 'director', 'of', 'plays', 'and', 'films']]</text:p>
          </table:table-cell>
          <table:table-cell office:value-type="string" calcext:value-type="string">
            <text:p>['a', 'a', 'a', 'writer', 'and']</text:p>
          </table:table-cell>
          <table:table-cell office:value-type="float" office:value="0.0280188246142541" calcext:value-type="float">
            <text:p>0.0280188246</text:p>
          </table:table-cell>
          <table:table-cell/>
        </table:table-row>
        <table:table-row table:style-name="ro1">
          <table:table-cell office:value-type="string" calcext:value-type="string">
            <text:p>arthur_achleitner</text:p>
          </table:table-cell>
          <table:table-cell office:value-type="string" calcext:value-type="string">
            <text:p>[['arthur', 'achleitner', 'was', 'a', 'german', 'writer', 'his', 'works', 'are', 'noteworthy', 'because', 'he', 'describes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153756959924139" calcext:value-type="float">
            <text:p>0.015375696</text:p>
          </table:table-cell>
          <table:table-cell/>
        </table:table-row>
        <table:table-row table:style-name="ro1">
          <table:table-cell office:value-type="string" calcext:value-type="string">
            <text:p>constance_hale</text:p>
          </table:table-cell>
          <table:table-cell office:value-type="string" calcext:value-type="string">
            <text:p>[['constance', 'hale', 'is', 'an', 'american', 'writer', 'and', 'critic', 'based', 'in', 'san', 'francisco', 'he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harriet_fier</text:p>
          </table:table-cell>
          <table:table-cell office:value-type="string" calcext:value-type="string">
            <text:p>[['harriet', 'fier', 'is', 'an', 'american', 'writer', 'and', 'editor', 'after', 'graduating', 'from', 'college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riad_ismat</text:p>
          </table:table-cell>
          <table:table-cell office:value-type="string" calcext:value-type="string">
            <text:p>[['mohammad', 'riad', 'hussain', 'ismat', 'riad', 'ismat', 'is', 'a', 'syrian', 'writer', 'critic', 'and', 'theatr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52527306907755" calcext:value-type="float">
            <text:p>0.0352527307</text:p>
          </table:table-cell>
          <table:table-cell/>
        </table:table-row>
        <table:table-row table:style-name="ro1">
          <table:table-cell office:value-type="string" calcext:value-type="string">
            <text:p>samuel_harsnett</text:p>
          </table:table-cell>
          <table:table-cell office:value-type="string" calcext:value-type="string">
            <text:p>[['samuel', 'harsnett', 'born', 'samuel', 'halsnoth', 'was', 'an', 'english', 'writer', 'on', 'religion', 'and', 'archbishop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mohammed_hasan_alwan</text:p>
          </table:table-cell>
          <table:table-cell office:value-type="string" calcext:value-type="string">
            <text:p>[['mohammed', 'hasan', 'alwan', 'is', 'a', 'saudi', 'arabian', 'novelist', 'he', 'was', 'born', 'in', 'riyadh', 'and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168241089476951" calcext:value-type="float">
            <text:p>0.0168241089</text:p>
          </table:table-cell>
          <table:table-cell/>
        </table:table-row>
        <table:table-row table:style-name="ro1">
          <table:table-cell office:value-type="string" calcext:value-type="string">
            <text:p>benedict_james</text:p>
          </table:table-cell>
          <table:table-cell office:value-type="string" calcext:value-type="string">
            <text:p>[['benedict', 'james', 'was', 'a', 'british', 'writer', 'and', 'screenwriter', 'he', 'worked', 'on', 'a', 'number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0330644665412685" calcext:value-type="float">
            <text:p>0.0330644665</text:p>
          </table:table-cell>
          <table:table-cell/>
        </table:table-row>
        <table:table-row table:style-name="ro1">
          <table:table-cell office:value-type="string" calcext:value-type="string">
            <text:p>rachel_zadok</text:p>
          </table:table-cell>
          <table:table-cell office:value-type="string" calcext:value-type="string">
            <text:p>[['rachel', 'zadok', 'is', 'a', 'south', 'african', 'writer', 'and', 'a', 'whitbread', 'first', 'novel', 'award', 'nominee', 'she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88141101711544" calcext:value-type="float">
            <text:p>0.0288141102</text:p>
          </table:table-cell>
          <table:table-cell/>
        </table:table-row>
        <table:table-row table:style-name="ro1">
          <table:table-cell office:value-type="string" calcext:value-type="string">
            <text:p>burton_berinsky</text:p>
          </table:table-cell>
          <table:table-cell office:value-type="string" calcext:value-type="string">
            <text:p>[['burton', 'berinsky', 'was', 'an', 'american', 'writer', 'photographer', 'and', 'designer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291503227937514" calcext:value-type="float">
            <text:p>0.0291503228</text:p>
          </table:table-cell>
          <table:table-cell/>
        </table:table-row>
        <table:table-row table:style-name="ro1">
          <table:table-cell office:value-type="string" calcext:value-type="string">
            <text:p>chris_chantler_:writer</text:p>
          </table:table-cell>
          <table:table-cell office:value-type="string" calcext:value-type="string">
            <text:p>[['chris', 'chantler', 'is', 'a', 'british', 'comedy', 'writer', 'occasional', 'performer', 'and', 'doom', 'metal']]</text:p>
          </table:table-cell>
          <table:table-cell office:value-type="string" calcext:value-type="string">
            <text:p>['david', 'de', 'a', 'a', 'a', 'writer', 'and', 'and', 'the', 'writer']</text:p>
          </table:table-cell>
          <table:table-cell office:value-type="float" office:value="0.0227412212348021" calcext:value-type="float">
            <text:p>0.0227412212</text:p>
          </table:table-cell>
          <table:table-cell/>
        </table:table-row>
        <table:table-row table:style-name="ro1">
          <table:table-cell office:value-type="string" calcext:value-type="string">
            <text:p>michael_paul_mason</text:p>
          </table:table-cell>
          <table:table-cell office:value-type="string" calcext:value-type="string">
            <text:p>[['michael', 'paul', 'mason', 'sometimes', 'credited', 'as', 'michael', 'mason', 'is', 'an', 'american', 'writer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george_thengummoottil</text:p>
          </table:table-cell>
          <table:table-cell office:value-type="string" calcext:value-type="string">
            <text:p>[['george', 'thengummoottil', 'is', 'an', 'indian', 'writer', 'and', 'photographer', 'known', 'for', 'his', 'travel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sabahattin_eyuboglu</text:p>
          </table:table-cell>
          <table:table-cell office:value-type="string" calcext:value-type="string">
            <text:p>[['sabahattin', 'eyuboglu', 'was', 'a', 'turkish', 'writer', 'essayist', 'translator', 'and', 'film', 'producer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228350605400621" calcext:value-type="float">
            <text:p>0.0228350605</text:p>
          </table:table-cell>
          <table:table-cell/>
        </table:table-row>
        <table:table-row table:style-name="ro1">
          <table:table-cell office:value-type="string" calcext:value-type="string">
            <text:p>nancy_taylor_rosenberg</text:p>
          </table:table-cell>
          <table:table-cell office:value-type="string" calcext:value-type="string">
            <text:p>[['nancy', 'camille', 'taylor-rosenberg', 'is', 'an', 'american', 'writer', 'she', 'attended', 'school', 'at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238999767713751" calcext:value-type="float">
            <text:p>0.2389997677</text:p>
          </table:table-cell>
          <table:table-cell/>
        </table:table-row>
        <table:table-row table:style-name="ro1">
          <table:table-cell office:value-type="string" calcext:value-type="string">
            <text:p>marilyn_jaye_lewis</text:p>
          </table:table-cell>
          <table:table-cell office:value-type="string" calcext:value-type="string">
            <text:p>[['marilyn', 'jaye', 'lewis', 'is', 'an', 'american', 'writer', 'and', 'editor', 'of', 'novels', 'short', 'stories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347951683475249" calcext:value-type="float">
            <text:p>0.0347951683</text:p>
          </table:table-cell>
          <table:table-cell/>
        </table:table-row>
        <table:table-row table:style-name="ro1">
          <table:table-cell office:value-type="string" calcext:value-type="string">
            <text:p>christopher_levett</text:p>
          </table:table-cell>
          <table:table-cell office:value-type="string" calcext:value-type="string">
            <text:p>[['capt', 'christopher', 'levett', 'was', 'an', 'english', 'writer', 'explorer', 'and', 'naval', 'captain', 'born']]</text:p>
          </table:table-cell>
          <table:table-cell office:value-type="string" calcext:value-type="string">
            <text:p>['robert', 'a', 'a', 'a', 'writer', 'and', 'and', 'the', 'writer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carl_van_vechten</text:p>
          </table:table-cell>
          <table:table-cell office:value-type="string" calcext:value-type="string">
            <text:p>[['carl', 'van', 'vechten', 'was', 'an', 'american', 'writer', 'and', 'artistic', 'photographer', 'who', 'was', 'a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chitti_:writer</text:p>
          </table:table-cell>
          <table:table-cell office:value-type="string" calcext:value-type="string">
            <text:p>[['p', 'g', 'sundarrajan', 'was', 'an', 'indian', 'writer', 'who', 'was', 'associated', 'with', 'the', 'manikodi', 'at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31205432792398" calcext:value-type="float">
            <text:p>0.0131205433</text:p>
          </table:table-cell>
          <table:table-cell/>
        </table:table-row>
        <table:table-row table:style-name="ro1">
          <table:table-cell office:value-type="string" calcext:value-type="string">
            <text:p>hubert_main</text:p>
          </table:table-cell>
          <table:table-cell office:value-type="string" calcext:value-type="string">
            <text:p>[['hubert', 'platt', 'main', 'ma', 'dd', 'was', 'hymn', 'writer', 'and', 'publisher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457463615467332" calcext:value-type="float">
            <text:p>0.0457463615</text:p>
          </table:table-cell>
          <table:table-cell/>
        </table:table-row>
        <table:table-row table:style-name="ro1">
          <table:table-cell office:value-type="string" calcext:value-type="string">
            <text:p>ana_tena</text:p>
          </table:table-cell>
          <table:table-cell office:value-type="string" calcext:value-type="string">
            <text:p>[['ana', 'tena', 'puy', 'is', 'an', 'aragonese', 'writer', 'in', 'ribagorcan', 'aragonese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493938273711537" calcext:value-type="float">
            <text:p>0.0493938274</text:p>
          </table:table-cell>
          <table:table-cell/>
        </table:table-row>
        <table:table-row table:style-name="ro1">
          <table:table-cell office:value-type="string" calcext:value-type="string">
            <text:p>peter_brash</text:p>
          </table:table-cell>
          <table:table-cell office:value-type="string" calcext:value-type="string">
            <text:p>[['peter', 'brash', 'is', 'an', 'american', 'television', 'soap', 'opera', 'writer', 'screen', 'writer', 'and', 'musical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52527306907755" calcext:value-type="float">
            <text:p>0.0352527307</text:p>
          </table:table-cell>
          <table:table-cell/>
        </table:table-row>
        <table:table-row table:style-name="ro1">
          <table:table-cell office:value-type="string" calcext:value-type="string">
            <text:p>mookonda_poonacha_nitin_kushalappa</text:p>
          </table:table-cell>
          <table:table-cell office:value-type="string" calcext:value-type="string">
            <text:p>[['mookonda', 'poonacha', 'nitin', 'kushalappa', 'is', 'an', 'indian', 'writer', 'and', 'amateur', 'historian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563756031525929" calcext:value-type="float">
            <text:p>0.0563756032</text:p>
          </table:table-cell>
          <table:table-cell/>
        </table:table-row>
        <table:table-row table:style-name="ro1">
          <table:table-cell office:value-type="string" calcext:value-type="string">
            <text:p>paul_petit_:writer</text:p>
          </table:table-cell>
          <table:table-cell office:value-type="string" calcext:value-type="string">
            <text:p>[['paul', 'petit', 'was', 'a', 'french', 'writer', 'sociologist', 'diplomat', 'and', 'french', 'resistance', 'worke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21720450479346" calcext:value-type="float">
            <text:p>0.022172045</text:p>
          </table:table-cell>
          <table:table-cell/>
        </table:table-row>
        <table:table-row table:style-name="ro1">
          <table:table-cell office:value-type="string" calcext:value-type="string">
            <text:p>elizabeth_j.braswell</text:p>
          </table:table-cell>
          <table:table-cell office:value-type="string" calcext:value-type="string">
            <text:p>[['elizabeth', 'j', 'braswell', 'is', 'an', 'english-born', 'american', 'writer', 'of', 'young-adult', 'fiction', 'she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om_prakash_valmiki</text:p>
          </table:table-cell>
          <table:table-cell office:value-type="string" calcext:value-type="string">
            <text:p>[['om', 'prakash', 'valmiki', 'was', 'an', 'indian', 'dalit', 'writer', 'and', 'poet', 'well', 'known', 'for', 'his', 'autobiography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44862628310506" calcext:value-type="float">
            <text:p>0.0244862628</text:p>
          </table:table-cell>
          <table:table-cell/>
        </table:table-row>
        <table:table-row table:style-name="ro1">
          <table:table-cell office:value-type="string" calcext:value-type="string">
            <text:p>paul_s.dunkin</text:p>
          </table:table-cell>
          <table:table-cell office:value-type="string" calcext:value-type="string">
            <text:p>[['paul', 'shaner', 'dunkin', 'was', 'an', 'american', 'writer', 'librarian', 'and', 'professor', 'he', 'was', 'know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graham_roland</text:p>
          </table:table-cell>
          <table:table-cell office:value-type="string" calcext:value-type="string">
            <text:p>[['graham', 'roland', 'is', 'an', 'american', 'television', 'writer', 'and', 'producer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0446323613785333" calcext:value-type="float">
            <text:p>0.0446323614</text:p>
          </table:table-cell>
          <table:table-cell/>
        </table:table-row>
        <table:table-row table:style-name="ro1">
          <table:table-cell office:value-type="string" calcext:value-type="string">
            <text:p>peter_hessler</text:p>
          </table:table-cell>
          <table:table-cell office:value-type="string" calcext:value-type="string">
            <text:p>[['peter', 'hessler', 'is', 'an', 'american', 'writer', 'and', 'journalist', 'he', 'is', 'the', 'author', 'of', 'thre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8439110602898" calcext:value-type="float">
            <text:p>0.0284391106</text:p>
          </table:table-cell>
          <table:table-cell/>
        </table:table-row>
        <table:table-row table:style-name="ro1">
          <table:table-cell office:value-type="string" calcext:value-type="string">
            <text:p>martin_boyd</text:p>
          </table:table-cell>
          <table:table-cell office:value-type="string" calcext:value-type="string">
            <text:p>[['martin', 'a', 'beckett', 'boyd', 'was', 'an', 'australian', 'writer', 'born', 'into', 'the', 'a', 'beckett-boyd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02355539266737" calcext:value-type="float">
            <text:p>0.0202355539</text:p>
          </table:table-cell>
          <table:table-cell/>
        </table:table-row>
        <table:table-row table:style-name="ro1">
          <table:table-cell office:value-type="string" calcext:value-type="string">
            <text:p>phil_pepe</text:p>
          </table:table-cell>
          <table:table-cell office:value-type="string" calcext:value-type="string">
            <text:p>[['philip', 'francis', 'pepe', 'was', 'an', 'american', 'baseball', 'writer', 'and', 'radio', 'voice', 'who', 'spent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25156381955534" calcext:value-type="float">
            <text:p>0.0325156382</text:p>
          </table:table-cell>
          <table:table-cell/>
        </table:table-row>
        <table:table-row table:style-name="ro1">
          <table:table-cell office:value-type="string" calcext:value-type="string">
            <text:p>henry_swinburne</text:p>
          </table:table-cell>
          <table:table-cell office:value-type="string" calcext:value-type="string">
            <text:p>[['henry', 'swinburne', 'was', 'an', 'english', 'travel', 'writer']]</text:p>
          </table:table-cell>
          <table:table-cell office:value-type="string" calcext:value-type="string">
            <text:p>['david', 'de', 'a', 'a', 'writer', 'and', 'and', 'the', 'writer']</text:p>
          </table:table-cell>
          <table:table-cell office:value-type="float" office:value="0.0239802967618271" calcext:value-type="float">
            <text:p>0.0239802968</text:p>
          </table:table-cell>
          <table:table-cell/>
        </table:table-row>
        <table:table-row table:style-name="ro1">
          <table:table-cell office:value-type="string" calcext:value-type="string">
            <text:p>claire_keegan</text:p>
          </table:table-cell>
          <table:table-cell office:value-type="string" calcext:value-type="string">
            <text:p>[['claire', 'keegan', 'is', 'an', 'irish', 'writer', 'known', 'for', 'her', 'award-winning', 'short', 'stories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402133301726626" calcext:value-type="float">
            <text:p>0.0402133302</text:p>
          </table:table-cell>
          <table:table-cell/>
        </table:table-row>
        <table:table-row table:style-name="ro1">
          <table:table-cell office:value-type="string" calcext:value-type="string">
            <text:p>dennis_marks_:screenwriter</text:p>
          </table:table-cell>
          <table:table-cell office:value-type="string" calcext:value-type="string">
            <text:p>[['dennis', 'marks', 'was', 'an', 'american', 'screenwriter', 'producer', 'and', 'voice', 'actor', 'mainly', 'for']]</text:p>
          </table:table-cell>
          <table:table-cell office:value-type="string" calcext:value-type="string">
            <text:p>['david', 'de', 'a', 'a', 'french', 'writer', 'and', 'and', 'the', 'writer', 'and']</text:p>
          </table:table-cell>
          <table:table-cell office:value-type="float" office:value="0.0172122398018198" calcext:value-type="float">
            <text:p>0.0172122398</text:p>
          </table:table-cell>
          <table:table-cell/>
        </table:table-row>
        <table:table-row table:style-name="ro1">
          <table:table-cell office:value-type="string" calcext:value-type="string">
            <text:p>graca_aranha</text:p>
          </table:table-cell>
          <table:table-cell office:value-type="string" calcext:value-type="string">
            <text:p>[['jose', 'pereira', 'da', 'graca', 'aranha', 'was', 'a', 'brazilian', 'writer', 'and', 'diplomat', 'considered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365418868430952" calcext:value-type="float">
            <text:p>0.0365418868</text:p>
          </table:table-cell>
          <table:table-cell/>
        </table:table-row>
        <table:table-row table:style-name="ro1">
          <table:table-cell office:value-type="string" calcext:value-type="string">
            <text:p>carol_matas</text:p>
          </table:table-cell>
          <table:table-cell office:value-type="string" calcext:value-type="string">
            <text:p>[['carol', 'matas', 'is', 'a', 'canadian', 'childrens', 'writer', 'who', 'lives', 'in', 'winnipeg', 'manitoba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205490130723019" calcext:value-type="float">
            <text:p>0.0205490131</text:p>
          </table:table-cell>
          <table:table-cell/>
        </table:table-row>
        <table:table-row table:style-name="ro1">
          <table:table-cell office:value-type="string" calcext:value-type="string">
            <text:p>nancy_keesing</text:p>
          </table:table-cell>
          <table:table-cell office:value-type="string" calcext:value-type="string">
            <text:p>[['nancy', 'keesing', 'was', 'a', 'jewish', 'australian', 'writer', 'and', 'editor', 'nancy', 'keesing', 'was', 'born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frank_tuohy</text:p>
          </table:table-cell>
          <table:table-cell office:value-type="string" calcext:value-type="string">
            <text:p>[['john', 'francis', 'tuohy', 'was', 'an', 'english', 'writer', 'and', 'academic', 'born', 'in', 'london', 'he', 'attended']]</text:p>
          </table:table-cell>
          <table:table-cell office:value-type="string" calcext:value-type="string">
            <text:p>['david', 'de', 'a', 'a', 'writer', 'and', 'and', 'the', 'writer']</text:p>
          </table:table-cell>
          <table:table-cell office:value-type="float" office:value="0.0290962714686922" calcext:value-type="float">
            <text:p>0.0290962715</text:p>
          </table:table-cell>
          <table:table-cell/>
        </table:table-row>
        <table:table-row table:style-name="ro1">
          <table:table-cell office:value-type="string" calcext:value-type="string">
            <text:p>emma_gad</text:p>
          </table:table-cell>
          <table:table-cell office:value-type="string" calcext:value-type="string">
            <text:p>[['emma', 'gad', 'born', 'emma', 'halkier', 'was', 'a', 'danish', 'writer', 'and', 'socialite', 'who', 'wrote', 'play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8439110602898" calcext:value-type="float">
            <text:p>0.0284391106</text:p>
          </table:table-cell>
          <table:table-cell/>
        </table:table-row>
        <table:table-row table:style-name="ro1">
          <table:table-cell office:value-type="string" calcext:value-type="string">
            <text:p>edward_mcwade</text:p>
          </table:table-cell>
          <table:table-cell office:value-type="string" calcext:value-type="string">
            <text:p>[['edward', 'mcwade', 'was', 'a', 'writer', 'stage', 'actor', 'and', 'an', 'american', 'film', 'actor', 'he', 'appeared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329964194698357" calcext:value-type="float">
            <text:p>0.0329964195</text:p>
          </table:table-cell>
          <table:table-cell/>
        </table:table-row>
        <table:table-row table:style-name="ro1">
          <table:table-cell office:value-type="string" calcext:value-type="string">
            <text:p>anna_perera</text:p>
          </table:table-cell>
          <table:table-cell office:value-type="string" calcext:value-type="string">
            <text:p>[['anna', 'perera', 'is', 'a', 'london-born', 'writer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285175395290415" calcext:value-type="float">
            <text:p>0.0285175395</text:p>
          </table:table-cell>
          <table:table-cell/>
        </table:table-row>
        <table:table-row table:style-name="ro1">
          <table:table-cell office:value-type="string" calcext:value-type="string">
            <text:p>mark_arnold_:historian</text:p>
          </table:table-cell>
          <table:table-cell office:value-type="string" calcext:value-type="string">
            <text:p>[['mark', 'arnold', 'is', 'an', 'american', 'writer', 'and', 'commentator', 'who', 'grew', 'up', 'in', 'saratoga', 'california', 'he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0270708955914545" calcext:value-type="float">
            <text:p>0.0270708956</text:p>
          </table:table-cell>
          <table:table-cell/>
        </table:table-row>
        <table:table-row table:style-name="ro1">
          <table:table-cell office:value-type="string" calcext:value-type="string">
            <text:p>edward_m.brecher</text:p>
          </table:table-cell>
          <table:table-cell office:value-type="string" calcext:value-type="string">
            <text:p>[['edward', 'm', 'brecher', 'was', 'a', 'well-known', 'american', 'science', 'writer', 'and', 'book', 'author', 'best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36591847305758" calcext:value-type="float">
            <text:p>0.0365918473</text:p>
          </table:table-cell>
          <table:table-cell/>
        </table:table-row>
        <table:table-row table:style-name="ro1">
          <table:table-cell office:value-type="string" calcext:value-type="string">
            <text:p>christine_feehan</text:p>
          </table:table-cell>
          <table:table-cell office:value-type="string" calcext:value-type="string">
            <text:p>[['christine', 'feehan', 'is', 'an', 'american', 'romance-paranormal', 'writer', 'she', 'has', 'published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114122718299143" calcext:value-type="float">
            <text:p>0.1141227183</text:p>
          </table:table-cell>
          <table:table-cell/>
        </table:table-row>
        <table:table-row table:style-name="ro1">
          <table:table-cell office:value-type="string" calcext:value-type="string">
            <text:p>dave_jeser</text:p>
          </table:table-cell>
          <table:table-cell office:value-type="string" calcext:value-type="string">
            <text:p>[['david', 'mark', 'douglas', 'dave', 'jeser', 'is', 'an', 'american', 'television', 'writer', 'and', 'co-creator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0404402454809885" calcext:value-type="float">
            <text:p>0.0404402455</text:p>
          </table:table-cell>
          <table:table-cell/>
        </table:table-row>
        <table:table-row table:style-name="ro1">
          <table:table-cell office:value-type="string" calcext:value-type="string">
            <text:p>chi_li</text:p>
          </table:table-cell>
          <table:table-cell office:value-type="string" calcext:value-type="string">
            <text:p>[['chi', 'li', 'born', 'in', 'xiantao', 'hubei', 'province', 'of', 'china', 'is', 'a', 'contemporary', 'female', 'chinese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90962714686922" calcext:value-type="float">
            <text:p>0.0290962715</text:p>
          </table:table-cell>
          <table:table-cell/>
        </table:table-row>
        <table:table-row table:style-name="ro1">
          <table:table-cell office:value-type="string" calcext:value-type="string">
            <text:p>anthony_berkeley_cox</text:p>
          </table:table-cell>
          <table:table-cell office:value-type="string" calcext:value-type="string">
            <text:p>[['anthony', 'berkeley', 'cox', 'was', 'an', 'english', 'crime', 'writer', 'he', 'wrote', 'under', 'several', 'pen-names']]</text:p>
          </table:table-cell>
          <table:table-cell office:value-type="string" calcext:value-type="string">
            <text:p>['david', 'david', 'is', 'an', 'american', 'writer', 'and', 'and', 'the', 'writer', 'and']</text:p>
          </table:table-cell>
          <table:table-cell office:value-type="float" office:value="0.018690183721525" calcext:value-type="float">
            <text:p>0.0186901837</text:p>
          </table:table-cell>
          <table:table-cell/>
        </table:table-row>
        <table:table-row table:style-name="ro1">
          <table:table-cell office:value-type="string" calcext:value-type="string">
            <text:p>min_lu</text:p>
          </table:table-cell>
          <table:table-cell office:value-type="string" calcext:value-type="string">
            <text:p>[['min', 'lu', 'was', 'a', 'burmese', 'writer', 'his', 'real', 'name', 'was', 'nyan', 'paw', 'he', 'was', 'born', 'in', 'yangon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07238044593324" calcext:value-type="float">
            <text:p>0.0107238045</text:p>
          </table:table-cell>
          <table:table-cell/>
        </table:table-row>
        <table:table-row table:style-name="ro1">
          <table:table-cell office:value-type="string" calcext:value-type="string">
            <text:p>bijan_najdi</text:p>
          </table:table-cell>
          <table:table-cell office:value-type="string" calcext:value-type="string">
            <text:p>[['bijan', 'najdi', 'was', 'an', 'iranian', 'writer', 'and', 'poet', 'najdi', 'is', 'most', 'famous', 'for', 'his', 'short']]</text:p>
          </table:table-cell>
          <table:table-cell office:value-type="string" calcext:value-type="string">
            <text:p>['david', 'david', 'is', 'an', 'american', 'writer', 'and', 'and', 'the', 'writer']</text:p>
          </table:table-cell>
          <table:table-cell office:value-type="float" office:value="0.0321929016468534" calcext:value-type="float">
            <text:p>0.0321929016</text:p>
          </table:table-cell>
          <table:table-cell/>
        </table:table-row>
        <table:table-row table:style-name="ro1">
          <table:table-cell office:value-type="string" calcext:value-type="string">
            <text:p>debito_arudou</text:p>
          </table:table-cell>
          <table:table-cell office:value-type="string" calcext:value-type="string">
            <text:p>[['debito', 'arudou', 'is', 'a', 'writer', 'blogger', 'and', 'human', 'rights', 'activist', 'he', 'was', 'born', 'in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32200317565094" calcext:value-type="float">
            <text:p>0.0322003176</text:p>
          </table:table-cell>
          <table:table-cell/>
        </table:table-row>
        <table:table-row table:style-name="ro1">
          <table:table-cell office:value-type="string" calcext:value-type="string">
            <text:p>gilbert_gerard_:theological_writer</text:p>
          </table:table-cell>
          <table:table-cell office:value-type="string" calcext:value-type="string">
            <text:p>[['gilbert', 'gerard', 'was', 'a', 'scottish', 'theological', 'writer', 'the', 'son', 'of', 'alexander', 'gerard']]</text:p>
          </table:table-cell>
          <table:table-cell office:value-type="string" calcext:value-type="string">
            <text:p>['david', 'de', 'is', 'an', 'american', 'writer', 'and', 'and', 'the', 'fiction']</text:p>
          </table:table-cell>
          <table:table-cell office:value-type="float" office:value="0.0205490130723019" calcext:value-type="float">
            <text:p>0.0205490131</text:p>
          </table:table-cell>
          <table:table-cell/>
        </table:table-row>
        <table:table-row table:style-name="ro1">
          <table:table-cell office:value-type="string" calcext:value-type="string">
            <text:p>peter_ling</text:p>
          </table:table-cell>
          <table:table-cell office:value-type="string" calcext:value-type="string">
            <text:p>[['peter', 'george', 'derek', 'ling', 'was', 'a', 'british', 'writer', 'best', 'known', 'for', 'his', 'television', 'work', 'with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carlene_hatcher_polite</text:p>
          </table:table-cell>
          <table:table-cell office:value-type="string" calcext:value-type="string">
            <text:p>[['carlene', 'hatcher', 'polite', 'was', 'an', 'american', 'writer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239802967618271" calcext:value-type="float">
            <text:p>0.0239802968</text:p>
          </table:table-cell>
          <table:table-cell/>
        </table:table-row>
        <table:table-row table:style-name="ro1">
          <table:table-cell office:value-type="string" calcext:value-type="string">
            <text:p>morris_beckman_:writer</text:p>
          </table:table-cell>
          <table:table-cell office:value-type="string" calcext:value-type="string">
            <text:p>[['morris', 'beckman', 'was', 'an', 'english', 'writer', 'and', 'anti-fascist', 'activi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524932593988376" calcext:value-type="float">
            <text:p>0.0524932594</text:p>
          </table:table-cell>
          <table:table-cell/>
        </table:table-row>
        <table:table-row table:style-name="ro1">
          <table:table-cell office:value-type="string" calcext:value-type="string">
            <text:p>mary_hazelton_blanchard_wade</text:p>
          </table:table-cell>
          <table:table-cell office:value-type="string" calcext:value-type="string">
            <text:p>[['mary', 'hazelton', 'blanchard', 'wade', 'was', 'an', 'american', 'writer', 'born', 'mary', 'hazelton', 'blanchard']]</text:p>
          </table:table-cell>
          <table:table-cell office:value-type="string" calcext:value-type="string">
            <text:p>['david', 'david', 'is', 'an', 'american', 'writer', 'and', 'and', 'the', 'writer', 'and']</text:p>
          </table:table-cell>
          <table:table-cell office:value-type="float" office:value="0.085187368084931" calcext:value-type="float">
            <text:p>0.0851873681</text:p>
          </table:table-cell>
          <table:table-cell/>
        </table:table-row>
        <table:table-row table:style-name="ro1">
          <table:table-cell office:value-type="string" calcext:value-type="string">
            <text:p>mark_waid</text:p>
          </table:table-cell>
          <table:table-cell office:value-type="string" calcext:value-type="string">
            <text:p>[['mark', 'waid', 'is', 'an', 'eisner', 'award-winning', 'american', 'comic', 'book', 'writer', 'known', 'for', 'his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alenka_goljevscek</text:p>
          </table:table-cell>
          <table:table-cell office:value-type="string" calcext:value-type="string">
            <text:p>[['alenka', 'goljevscek', 'is', 'a', 'slovene', 'writer', 'essayist', 'and', 'playwright', 'she', 'won', 'the', 'levstik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73898416789884" calcext:value-type="float">
            <text:p>0.0373898417</text:p>
          </table:table-cell>
          <table:table-cell/>
        </table:table-row>
        <table:table-row table:style-name="ro1">
          <table:table-cell office:value-type="string" calcext:value-type="string">
            <text:p>ernest_delahaye</text:p>
          </table:table-cell>
          <table:table-cell office:value-type="string" calcext:value-type="string">
            <text:p>[['ernest', 'delahaye', 'was', 'a', 'french', 'writer', 'and', 'essayist', 'he', 'maintained', 'a', 'long', 'and', 'close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32200317565094" calcext:value-type="float">
            <text:p>0.0322003176</text:p>
          </table:table-cell>
          <table:table-cell/>
        </table:table-row>
        <table:table-row table:style-name="ro1">
          <table:table-cell office:value-type="string" calcext:value-type="string">
            <text:p>dwivedula_visalakshi</text:p>
          </table:table-cell>
          <table:table-cell office:value-type="string" calcext:value-type="string">
            <text:p>[['dwivedula', 'visalakshi', 'was', 'a', 'well-known', 'telugu', 'writer', 'hailing', 'from', 'vizianagaram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214585123713592" calcext:value-type="float">
            <text:p>0.0214585124</text:p>
          </table:table-cell>
          <table:table-cell/>
        </table:table-row>
        <table:table-row table:style-name="ro1">
          <table:table-cell office:value-type="string" calcext:value-type="string">
            <text:p>bill_james</text:p>
          </table:table-cell>
          <table:table-cell office:value-type="string" calcext:value-type="string">
            <text:p>[['for', 'other', 'people', 'with', 'similar', 'names', 'see', 'bill', 'james', 'or', 'william', 'james', 'george', 'william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ter_coleman</text:p>
          </table:table-cell>
          <table:table-cell office:value-type="string" calcext:value-type="string">
            <text:p>[['william', 'peter', 'coleman', 'ao', 'is', 'an', 'australian', 'writer', 'and', 'former', 'politician', 'a', 'widely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86678282910063" calcext:value-type="float">
            <text:p>0.0386678283</text:p>
          </table:table-cell>
          <table:table-cell/>
        </table:table-row>
        <table:table-row table:style-name="ro1">
          <table:table-cell office:value-type="string" calcext:value-type="string">
            <text:p>nikil_saval</text:p>
          </table:table-cell>
          <table:table-cell office:value-type="string" calcext:value-type="string">
            <text:p>[['nikil', 'saval', 'is', 'an', 'american', 'writer', 'editor', 'and', 'journalist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2668286409255" calcext:value-type="float">
            <text:p>0.0326682864</text:p>
          </table:table-cell>
          <table:table-cell/>
        </table:table-row>
        <table:table-row table:style-name="ro1">
          <table:table-cell office:value-type="string" calcext:value-type="string">
            <text:p>clement_clarke_moore</text:p>
          </table:table-cell>
          <table:table-cell office:value-type="string" calcext:value-type="string">
            <text:p>[['clement', 'clarke', 'moore', 'was', 'a', 'writer', 'and', 'american', 'professor', 'of', 'oriental', 'and', 'greek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831527311272477" calcext:value-type="float">
            <text:p>0.0831527311</text:p>
          </table:table-cell>
          <table:table-cell/>
        </table:table-row>
        <table:table-row table:style-name="ro1">
          <table:table-cell office:value-type="string" calcext:value-type="string">
            <text:p>michael_christie_:writer</text:p>
          </table:table-cell>
          <table:table-cell office:value-type="string" calcext:value-type="string">
            <text:p>[['michael', 'christie', 'is', 'a', 'canadian', 'writer', 'whose', 'debut', 'story', 'collection', 'the', 'beggar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378442713638306" calcext:value-type="float">
            <text:p>0.0378442714</text:p>
          </table:table-cell>
          <table:table-cell/>
        </table:table-row>
        <table:table-row table:style-name="ro1">
          <table:table-cell office:value-type="string" calcext:value-type="string">
            <text:p>saurav_mohapatra</text:p>
          </table:table-cell>
          <table:table-cell office:value-type="string" calcext:value-type="string">
            <text:p>[['saurav', 'mohapatra', 'is', 'an', 'indian', 'comic', 'book', 'writer', 'based', 'out', 'of', 'california', 'usa', 'his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156030434203731" calcext:value-type="float">
            <text:p>0.0156030434</text:p>
          </table:table-cell>
          <table:table-cell/>
        </table:table-row>
        <table:table-row table:style-name="ro1">
          <table:table-cell office:value-type="string" calcext:value-type="string">
            <text:p>mikhail_samarsky</text:p>
          </table:table-cell>
          <table:table-cell office:value-type="string" calcext:value-type="string">
            <text:p>[['mikhail', 'aleksandrovich', 'samarsky', 'is', 'russian', 'writer', 'blogger', 'and', 'public', 'figure']]</text:p>
          </table:table-cell>
          <table:table-cell office:value-type="string" calcext:value-type="string">
            <text:p>['david', 'a', 'is', 'a', 'writer', 'and', 'writer', 'and']</text:p>
          </table:table-cell>
          <table:table-cell office:value-type="float" office:value="0.0284694693814936" calcext:value-type="float">
            <text:p>0.0284694694</text:p>
          </table:table-cell>
          <table:table-cell/>
        </table:table-row>
        <table:table-row table:style-name="ro1">
          <table:table-cell office:value-type="string" calcext:value-type="string">
            <text:p>dave_stone</text:p>
          </table:table-cell>
          <table:table-cell office:value-type="string" calcext:value-type="string">
            <text:p>[['dave', 'stone', 'is', 'a', 'british', 'writer']]</text:p>
          </table:table-cell>
          <table:table-cell office:value-type="string" calcext:value-type="string">
            <text:p>['david', 'de', 'a', 'a', 'writer', 'and', 'and', 'the', 'fiction']</text:p>
          </table:table-cell>
          <table:table-cell office:value-type="float" office:value="0.0285175395290415" calcext:value-type="float">
            <text:p>0.0285175395</text:p>
          </table:table-cell>
          <table:table-cell/>
        </table:table-row>
        <table:table-row table:style-name="ro1">
          <table:table-cell office:value-type="string" calcext:value-type="string">
            <text:p>graciliano_ramos</text:p>
          </table:table-cell>
          <table:table-cell office:value-type="string" calcext:value-type="string">
            <text:p>[['graciliano', 'ramos', 'de', 'oliveira', 'was', 'a', 'brazilian', 'modernist', 'writer', 'politician', 'and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251329363502277" calcext:value-type="float">
            <text:p>0.0251329364</text:p>
          </table:table-cell>
          <table:table-cell/>
        </table:table-row>
        <table:table-row table:style-name="ro1">
          <table:table-cell office:value-type="string" calcext:value-type="string">
            <text:p>roy_hoffman</text:p>
          </table:table-cell>
          <table:table-cell office:value-type="string" calcext:value-type="string">
            <text:p>[['roy', 'hoffman', 'is', 'an', 'american', 'writer', 'and', 'journalist', 'he', 'has', 'published', 'several', 'books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286173948052341" calcext:value-type="float">
            <text:p>0.2861739481</text:p>
          </table:table-cell>
          <table:table-cell/>
        </table:table-row>
        <table:table-row table:style-name="ro1">
          <table:table-cell office:value-type="string" calcext:value-type="string">
            <text:p>eve_titus</text:p>
          </table:table-cell>
          <table:table-cell office:value-type="string" calcext:value-type="string">
            <text:p>[['eve', 'titus', 'was', 'an', 'american', 'childrens', 'writer', 'she', 'is', 'particularly', 'known', 'for', 'her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156352208937855" calcext:value-type="float">
            <text:p>0.0156352209</text:p>
          </table:table-cell>
          <table:table-cell/>
        </table:table-row>
        <table:table-row table:style-name="ro1">
          <table:table-cell office:value-type="string" calcext:value-type="string">
            <text:p>matthew_reilly</text:p>
          </table:table-cell>
          <table:table-cell office:value-type="string" calcext:value-type="string">
            <text:p>[['matthew', 'john', 'reilly', 'is', 'an', 'australian', 'action', 'thriller', 'writer', 'his', 'novels', 'are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171826334667004" calcext:value-type="float">
            <text:p>0.0171826335</text:p>
          </table:table-cell>
          <table:table-cell/>
        </table:table-row>
        <table:table-row table:style-name="ro1">
          <table:table-cell office:value-type="string" calcext:value-type="string">
            <text:p>bonnie_macbird</text:p>
          </table:table-cell>
          <table:table-cell office:value-type="string" calcext:value-type="string">
            <text:p>[['bonnie', 'macbird', 'is', 'a', 'writer', 'actress', 'playwright', 'screenwriter', 'and', 'producer', 'known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992051915173461" calcext:value-type="float">
            <text:p>0.0992051915</text:p>
          </table:table-cell>
          <table:table-cell/>
        </table:table-row>
        <table:table-row table:style-name="ro1">
          <table:table-cell office:value-type="string" calcext:value-type="string">
            <text:p>nouritza_matossian</text:p>
          </table:table-cell>
          <table:table-cell office:value-type="string" calcext:value-type="string">
            <text:p>[['nouritza', 'matossian', 'is', 'a', 'british', 'cypriot', 'writer', 'actress', 'broadcaster', 'and', 'human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251329363502277" calcext:value-type="float">
            <text:p>0.0251329364</text:p>
          </table:table-cell>
          <table:table-cell/>
        </table:table-row>
        <table:table-row table:style-name="ro1">
          <table:table-cell office:value-type="string" calcext:value-type="string">
            <text:p>martti_larni</text:p>
          </table:table-cell>
          <table:table-cell office:value-type="string" calcext:value-type="string">
            <text:p>[['martti', 'larni', 'was', 'a', 'finnish', 'writer', 'he', 'was', 'the', 'chairman', 'of', 'the', 'union', 'of', 'finnish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162033648978277" calcext:value-type="float">
            <text:p>0.0162033649</text:p>
          </table:table-cell>
          <table:table-cell/>
        </table:table-row>
        <table:table-row table:style-name="ro1">
          <table:table-cell office:value-type="string" calcext:value-type="string">
            <text:p>patrick_west</text:p>
          </table:table-cell>
          <table:table-cell office:value-type="string" calcext:value-type="string">
            <text:p>[['patrick', 'west', 'is', 'a', 'freelance', 'writer', 'based', 'in', 'the', 'uk', 'and', 'ireland', 'born', 'in', 'london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307898454517657" calcext:value-type="float">
            <text:p>0.0307898455</text:p>
          </table:table-cell>
          <table:table-cell/>
        </table:table-row>
        <table:table-row table:style-name="ro1">
          <table:table-cell office:value-type="string" calcext:value-type="string">
            <text:p>devi_prasad_bagrodia</text:p>
          </table:table-cell>
          <table:table-cell office:value-type="string" calcext:value-type="string">
            <text:p>[['devi', 'prasad', 'bagrodia', 'is', 'a', 'noted', 'writer', 'social', 'worker', 'and', 'tea', 'planter', 'based', 'in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329964194698357" calcext:value-type="float">
            <text:p>0.0329964195</text:p>
          </table:table-cell>
          <table:table-cell/>
        </table:table-row>
        <table:table-row table:style-name="ro1">
          <table:table-cell office:value-type="string" calcext:value-type="string">
            <text:p>emmanuel_bourdieu</text:p>
          </table:table-cell>
          <table:table-cell office:value-type="string" calcext:value-type="string">
            <text:p>[['emmanuel', 'bourdieu', 'is', 'a', 'french', 'writer', 'playwright', 'film', 'director', 'and', 'philosopher', 'he']]</text:p>
          </table:table-cell>
          <table:table-cell office:value-type="string" calcext:value-type="string">
            <text:p>['david', 'de', 'a', 'a', 'writer', 'and', 'and', 'the', 'writer', 'and']</text:p>
          </table:table-cell>
          <table:table-cell office:value-type="float" office:value="0.0227412212348021" calcext:value-type="float">
            <text:p>0.0227412212</text:p>
          </table:table-cell>
          <table:table-cell/>
        </table:table-row>
        <table:table-row table:style-name="ro1">
          <table:table-cell office:value-type="string" calcext:value-type="string">
            <text:p>ida_baccini</text:p>
          </table:table-cell>
          <table:table-cell office:value-type="string" calcext:value-type="string">
            <text:p>[['ida', 'baccini', 'was', 'an', 'italian', 'writer', 'for', 'children', 'baccini', 'edited', 'cordelia', 'a', 'journal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emma_maria_pearson</text:p>
          </table:table-cell>
          <table:table-cell office:value-type="string" calcext:value-type="string">
            <text:p>[['emma', 'maria', 'pearson', 'the', 'daughter', 'of', 'captain', 'charles', 'pearson', 'rn', 'of', 'great', 'yarmouth']]</text:p>
          </table:table-cell>
          <table:table-cell office:value-type="string" calcext:value-type="string">
            <text:p>['david', 'david', 'is', 'an', 'american', 'writer', 'and', 'and', 'the', 'writer']</text:p>
          </table:table-cell>
          <table:table-cell office:value-type="float" office:value="0.0156352208937855" calcext:value-type="float">
            <text:p>0.0156352209</text:p>
          </table:table-cell>
          <table:table-cell/>
        </table:table-row>
        <table:table-row table:style-name="ro1">
          <table:table-cell office:value-type="string" calcext:value-type="string">
            <text:p>david_garnett</text:p>
          </table:table-cell>
          <table:table-cell office:value-type="string" calcext:value-type="string">
            <text:p>[['david', 'garnett', 'was', 'a', 'british', 'writer', 'and', 'publisher', 'as', 'a', 'child', 'he', 'had', 'a', 'cloak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342659448280091" calcext:value-type="float">
            <text:p>0.0342659448</text:p>
          </table:table-cell>
          <table:table-cell/>
        </table:table-row>
        <table:table-row table:style-name="ro1">
          <table:table-cell office:value-type="string" calcext:value-type="string">
            <text:p>rituparna_basu</text:p>
          </table:table-cell>
          <table:table-cell office:value-type="string" calcext:value-type="string">
            <text:p>[['rituparna', 'basu', 'is', 'an', 'american', 'writer', 'and', 'professional', 'speaker', 'who', 'currently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436558267026263" calcext:value-type="float">
            <text:p>0.0436558267</text:p>
          </table:table-cell>
          <table:table-cell/>
        </table:table-row>
        <table:table-row table:style-name="ro1">
          <table:table-cell office:value-type="string" calcext:value-type="string">
            <text:p>charles_gaines</text:p>
          </table:table-cell>
          <table:table-cell office:value-type="string" calcext:value-type="string">
            <text:p>[['charles', 'l', 'gaines', 'is', 'an', 'american', 'writer', 'and', 'outdoorsman', 'notable', 'for', 'numerous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alvaro_bermejo</text:p>
          </table:table-cell>
          <table:table-cell office:value-type="string" calcext:value-type="string">
            <text:p>[['alvaro', 'bermejo', 'marcos', 'is', 'a', 'spanish', 'writer', 'and', 'journalist']]</text:p>
          </table:table-cell>
          <table:table-cell office:value-type="string" calcext:value-type="string">
            <text:p>['david', 'a', 'a', 'a', 'british', 'writer', 'and', 'and', 'the']</text:p>
          </table:table-cell>
          <table:table-cell office:value-type="float" office:value="0.0561222232430573" calcext:value-type="float">
            <text:p>0.0561222232</text:p>
          </table:table-cell>
          <table:table-cell/>
        </table:table-row>
        <table:table-row table:style-name="ro1">
          <table:table-cell office:value-type="string" calcext:value-type="string">
            <text:p>peter_applebome</text:p>
          </table:table-cell>
          <table:table-cell office:value-type="string" calcext:value-type="string">
            <text:p>[['peter', 'applebome', 'is', 'an', 'american', 'writer', 'and', 'reporter', 'for', 'the', 'new', 'york', 'times', 'applebome']]</text:p>
          </table:table-cell>
          <table:table-cell office:value-type="string" calcext:value-type="string">
            <text:p>['david', 'a', 'a', 'a', 'british', 'writer', 'and']</text:p>
          </table:table-cell>
          <table:table-cell office:value-type="float" office:value="0.0256976373216606" calcext:value-type="float">
            <text:p>0.0256976373</text:p>
          </table:table-cell>
          <table:table-cell/>
        </table:table-row>
        <table:table-row table:style-name="ro1">
          <table:table-cell office:value-type="string" calcext:value-type="string">
            <text:p>pitcheswara_rao_atluri</text:p>
          </table:table-cell>
          <table:table-cell office:value-type="string" calcext:value-type="string">
            <text:p>[['pitcheswara', 'rao', 'atluri', 'was', 'an', 'indian', 'writer', 'and', 'a', 'prominent', 'writer', 'in', 'the', 'telugu']]</text:p>
          </table:table-cell>
          <table:table-cell office:value-type="string" calcext:value-type="string">
            <text:p>['david', 'david', 'is', 'a', 'writer', 'and', 'writer', 'and']</text:p>
          </table:table-cell>
          <table:table-cell office:value-type="float" office:value="0.0329964194698357" calcext:value-type="float">
            <text:p>0.0329964195</text:p>
          </table:table-cell>
          <table:table-cell/>
        </table:table-row>
        <table:table-row table:style-name="ro1">
          <table:table-cell office:value-type="string" calcext:value-type="string">
            <text:p>monique_polak</text:p>
          </table:table-cell>
          <table:table-cell office:value-type="string" calcext:value-type="string">
            <text:p>[['monique', 'polak', 'is', 'a', 'writer', 'from', 'montreal', 'quebec', 'she', 'has', 'published', '12', 'novels']]</text:p>
          </table:table-cell>
          <table:table-cell office:value-type="string" calcext:value-type="string">
            <text:p>['david', 'de', 'a', 'a', 'british', 'writer', 'and', 'and', 'the', 'fiction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dorothee_elmiger</text:p>
          </table:table-cell>
          <table:table-cell office:value-type="string" calcext:value-type="string">
            <text:p>[['dorothee', 'elmiger', 'is', 'a', 'swiss', 'writer', 'she', 'presently', 'lives', 'in', 'switzerland', 'elmiger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brian_francis</text:p>
          </table:table-cell>
          <table:table-cell office:value-type="string" calcext:value-type="string">
            <text:p>[['brian', 'francis', 'is', 'a', 'canadian', 'writer', 'his', '2004', 'novel', 'fruit', 'was', 'selected', 'for', 'inclusion'], ['brian', 'francis', 'slattery', 'is', 'an', 'american', 'writer', 'and', 'an', 'editor', 'at', 'the', 'new', 'haven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435090740787907" calcext:value-type="float">
            <text:p>0.0435090741</text:p>
          </table:table-cell>
          <table:table-cell/>
        </table:table-row>
        <table:table-row table:style-name="ro1">
          <table:table-cell office:value-type="string" calcext:value-type="string">
            <text:p>dim_zupan</text:p>
          </table:table-cell>
          <table:table-cell office:value-type="string" calcext:value-type="string">
            <text:p>[['dim', 'zupan', 'is', 'a', 'slovene', 'childrens', 'writer', 'he', 'has', 'also', 'publushed', 'three', 'novels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alvin_toffler</text:p>
          </table:table-cell>
          <table:table-cell office:value-type="string" calcext:value-type="string">
            <text:p>[['alvin', 'toffler', 'was', 'an', 'american', 'writer', 'and', 'futurist', 'known', 'for', 'his', 'works', 'discussing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325156381955534" calcext:value-type="float">
            <text:p>0.0325156382</text:p>
          </table:table-cell>
          <table:table-cell/>
        </table:table-row>
        <table:table-row table:style-name="ro1">
          <table:table-cell office:value-type="string" calcext:value-type="string">
            <text:p>meliza_banales</text:p>
          </table:table-cell>
          <table:table-cell office:value-type="string" calcext:value-type="string">
            <text:p>[['meliza', 'banales', 'is', 'an', 'award-winning', 'writer', 'performer', 'and', 'slam', 'poet', 'she', 'has', 'lived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baratunde_thurston</text:p>
          </table:table-cell>
          <table:table-cell office:value-type="string" calcext:value-type="string">
            <text:p>[['baratunde', 'rafiq', 'thurston', 'is', 'an', 'american', 'writer', 'comedian', 'and', 'commentator', 'thurston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228350605400621" calcext:value-type="float">
            <text:p>0.0228350605</text:p>
          </table:table-cell>
          <table:table-cell/>
        </table:table-row>
        <table:table-row table:style-name="ro1">
          <table:table-cell office:value-type="string" calcext:value-type="string">
            <text:p>eric_cross_:writer</text:p>
          </table:table-cell>
          <table:table-cell office:value-type="string" calcext:value-type="string">
            <text:p>[['eric', 'cross', 'was', 'an', 'irish', 'writer', 'born', 'in', 'newry', 'county', 'down', 'he', 'published', 'the', 'tailor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ha_geun-chan</text:p>
          </table:table-cell>
          <table:table-cell office:value-type="string" calcext:value-type="string">
            <text:p>[['ha', 'geun-chan', 'was', 'an', 'early', 'modern', 'south', 'korean', 'write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45124019407542" calcext:value-type="float">
            <text:p>0.0245124019</text:p>
          </table:table-cell>
          <table:table-cell/>
        </table:table-row>
        <table:table-row table:style-name="ro1">
          <table:table-cell office:value-type="string" calcext:value-type="string">
            <text:p>arturo_ambrogi</text:p>
          </table:table-cell>
          <table:table-cell office:value-type="string" calcext:value-type="string">
            <text:p>[['arturo', 'ambrogi', 'was', 'a', 'writer', 'and', 'journalist', 'considered', 'one', 'of', 'the', 'pioneers', 'of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73582822234499" calcext:value-type="float">
            <text:p>0.0735828222</text:p>
          </table:table-cell>
          <table:table-cell/>
        </table:table-row>
        <table:table-row table:style-name="ro1">
          <table:table-cell office:value-type="string" calcext:value-type="string">
            <text:p>alvin_schwartz_:comics</text:p>
          </table:table-cell>
          <table:table-cell office:value-type="string" calcext:value-type="string">
            <text:p>[['alvin', 'schwartz', 'was', 'an', 'american', 'comic-book', 'writer', 'best', 'known', 'for', 'his', 'batman', 'and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panio_gianopoulos</text:p>
          </table:table-cell>
          <table:table-cell office:value-type="string" calcext:value-type="string">
            <text:p>[['panio', 'gianopoulos', 'is', 'a', 'greek-american', 'writer', 'and', 'edito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856368346642575" calcext:value-type="float">
            <text:p>0.0856368347</text:p>
          </table:table-cell>
          <table:table-cell/>
        </table:table-row>
        <table:table-row table:style-name="ro1">
          <table:table-cell office:value-type="string" calcext:value-type="string">
            <text:p>heather_elizabeth_apple</text:p>
          </table:table-cell>
          <table:table-cell office:value-type="string" calcext:value-type="string">
            <text:p>[['heather', 'elizabeth', 'apple', 'is', 'a', 'canadian', 'writer', 'artist', 'and', 'educator', 'with', 'an', 'interest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202355539266737" calcext:value-type="float">
            <text:p>0.0202355539</text:p>
          </table:table-cell>
          <table:table-cell/>
        </table:table-row>
        <table:table-row table:style-name="ro1">
          <table:table-cell office:value-type="string" calcext:value-type="string">
            <text:p>michael_stewart_:writer</text:p>
          </table:table-cell>
          <table:table-cell office:value-type="string" calcext:value-type="string">
            <text:p>[['michael', 'stewart', 'is', 'a', 'writer', 'and', 'entrepreneu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41113361690052" calcext:value-type="float">
            <text:p>0.4111336169</text:p>
          </table:table-cell>
          <table:table-cell/>
        </table:table-row>
        <table:table-row table:style-name="ro1">
          <table:table-cell office:value-type="string" calcext:value-type="string">
            <text:p>gregor_collins</text:p>
          </table:table-cell>
          <table:table-cell office:value-type="string" calcext:value-type="string">
            <text:p>[['gregor', 'collins', 'is', 'an', 'american', 'writer', 'actor', 'and', 'producer', 'he', 'starred', 'as', 'matt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anne_seymour,_countess_of_warwick</text:p>
          </table:table-cell>
          <table:table-cell office:value-type="string" calcext:value-type="string">
            <text:p>[['anne', 'dudley', 'countess', 'of', 'warwick', 'was', 'a', 'writer', 'during', 'the', 'sixteenth', 'century', 'in']]</text:p>
          </table:table-cell>
          <table:table-cell office:value-type="string" calcext:value-type="string">
            <text:p>['david', 'david', 'is', 'an', 'american', 'writer', 'and', 'and', 'the', 'writer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maximilian_bern</text:p>
          </table:table-cell>
          <table:table-cell office:value-type="string" calcext:value-type="string">
            <text:p>[['maximiliam', 'bern', 'was', 'a', 'german', 'writer', 'and', 'editor', 'he', 'was', 'born', 'in', 'kherson', 'ukraine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299179665339377" calcext:value-type="float">
            <text:p>0.0299179665</text:p>
          </table:table-cell>
          <table:table-cell/>
        </table:table-row>
        <table:table-row table:style-name="ro1">
          <table:table-cell office:value-type="string" calcext:value-type="string">
            <text:p>perihan_magden</text:p>
          </table:table-cell>
          <table:table-cell office:value-type="string" calcext:value-type="string">
            <text:p>[['perihan', 'magden', 'is', 'a', 'turkish', 'writer', 'she', 'was', 'a', 'columnist', 'for', 'the', 'newspaper', 'taraf', 'sh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46532364702033" calcext:value-type="float">
            <text:p>0.0246532365</text:p>
          </table:table-cell>
          <table:table-cell/>
        </table:table-row>
        <table:table-row table:style-name="ro1">
          <table:table-cell office:value-type="string" calcext:value-type="string">
            <text:p>christine_beatty_:activist</text:p>
          </table:table-cell>
          <table:table-cell office:value-type="string" calcext:value-type="string">
            <text:p>[['christine', 'beatty', 'is', 'an', 'american', 'writer', 'musician', 'and', 'transgender', 'activist', 'she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51242185473951" calcext:value-type="float">
            <text:p>0.0251242185</text:p>
          </table:table-cell>
          <table:table-cell/>
        </table:table-row>
        <table:table-row table:style-name="ro1">
          <table:table-cell office:value-type="string" calcext:value-type="string">
            <text:p>alice_macgowan</text:p>
          </table:table-cell>
          <table:table-cell office:value-type="string" calcext:value-type="string">
            <text:p>[['alice', 'l', 'macgowan', 'was', 'an', 'american', 'writer', 'she', 'was', 'born', 'in', 'perrysburg', 'ohio', 'the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752397025358172" calcext:value-type="float">
            <text:p>0.0752397025</text:p>
          </table:table-cell>
          <table:table-cell/>
        </table:table-row>
        <table:table-row table:style-name="ro1">
          <table:table-cell office:value-type="string" calcext:value-type="string">
            <text:p>david_butler_:screenwriter</text:p>
          </table:table-cell>
          <table:table-cell office:value-type="string" calcext:value-type="string">
            <text:p>[['david', 'dalrymple', 'butler', 'was', 'a', 'scottish', 'writer', 'of', 'numerous', 'screenplays', 'and', 'teleplays']]</text:p>
          </table:table-cell>
          <table:table-cell office:value-type="string" calcext:value-type="string">
            <text:p>['david', 'is', 'an', 'american', 'writer', 'and', 'and', 'the', 'writer', 'and']</text:p>
          </table:table-cell>
          <table:table-cell office:value-type="float" office:value="0.0227412212348021" calcext:value-type="float">
            <text:p>0.0227412212</text:p>
          </table:table-cell>
          <table:table-cell/>
        </table:table-row>
        <table:table-row table:style-name="ro1">
          <table:table-cell office:value-type="string" calcext:value-type="string">
            <text:p>nikhil_goyal</text:p>
          </table:table-cell>
          <table:table-cell office:value-type="string" calcext:value-type="string">
            <text:p>[['nikhil', 'goyal', 'is', 'an', 'american', 'journalist', 'and', 'author', 'of', 'schools', 'on', 'trial', 'how', 'freedom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37587772973971" calcext:value-type="float">
            <text:p>0.0137587773</text:p>
          </table:table-cell>
          <table:table-cell/>
        </table:table-row>
        <table:table-row table:style-name="ro1">
          <table:table-cell office:value-type="string" calcext:value-type="string">
            <text:p>hida_viloria</text:p>
          </table:table-cell>
          <table:table-cell office:value-type="string" calcext:value-type="string">
            <text:p>[['hida', 'viloria', 'is', 'a', 'latinx', 'intersex', 'american', 'writer', 'activist', 'and', 'author', 'of', 'the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408862504545641" calcext:value-type="float">
            <text:p>0.0408862505</text:p>
          </table:table-cell>
          <table:table-cell/>
        </table:table-row>
        <table:table-row table:style-name="ro1">
          <table:table-cell office:value-type="string" calcext:value-type="string">
            <text:p>avner_cohen</text:p>
          </table:table-cell>
          <table:table-cell office:value-type="string" calcext:value-type="string">
            <text:p>[['avner', 'cohen', 'is', 'a', 'writer', 'historian', 'and', 'professor', 'and', 'is', 'well', 'known', 'for', 'his', 'works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592370779859678" calcext:value-type="float">
            <text:p>0.059237078</text:p>
          </table:table-cell>
          <table:table-cell/>
        </table:table-row>
        <table:table-row table:style-name="ro1">
          <table:table-cell office:value-type="string" calcext:value-type="string">
            <text:p>gidugu_venkata_ramamoorty</text:p>
          </table:table-cell>
          <table:table-cell office:value-type="string" calcext:value-type="string">
            <text:p>[['gidugu', 'venkata', 'ramamurthy', 'was', 'a', 'telugu', 'writer', 'and', 'one', 'of', 'the', 'earliest', 'modern']]</text:p>
          </table:table-cell>
          <table:table-cell office:value-type="string" calcext:value-type="string">
            <text:p>['david', 'a', 'a', 'a', 'french', 'writer', 'and', 'and', 'the']</text:p>
          </table:table-cell>
          <table:table-cell office:value-type="float" office:value="0.0386678282910063" calcext:value-type="float">
            <text:p>0.0386678283</text:p>
          </table:table-cell>
          <table:table-cell/>
        </table:table-row>
        <table:table-row table:style-name="ro1">
          <table:table-cell office:value-type="string" calcext:value-type="string">
            <text:p>sam_ernst</text:p>
          </table:table-cell>
          <table:table-cell office:value-type="string" calcext:value-type="string">
            <text:p>[['sam', 'ernst', 'is', 'a', 'television', 'writer', 'and', 'producer', 'best', 'known', 'for', 'working', 'on', 'shows']]</text:p>
          </table:table-cell>
          <table:table-cell office:value-type="string" calcext:value-type="string">
            <text:p>['david', 'de', 'a', 'a', 'french', 'writer', 'and', 'and', 'the', 'fiction']</text:p>
          </table:table-cell>
          <table:table-cell office:value-type="float" office:value="0.0331096726373082" calcext:value-type="float">
            <text:p>0.0331096726</text:p>
          </table:table-cell>
          <table:table-cell/>
        </table:table-row>
        <table:table-row table:style-name="ro1">
          <table:table-cell office:value-type="string" calcext:value-type="string">
            <text:p>roberto_arlt</text:p>
          </table:table-cell>
          <table:table-cell office:value-type="string" calcext:value-type="string">
            <text:p>[['roberto', 'arlt', 'was', 'an', 'argentine', 'writer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77761903401179" calcext:value-type="float">
            <text:p>0.0277761903</text:p>
          </table:table-cell>
          <table:table-cell/>
        </table:table-row>
        <table:table-row table:style-name="ro1">
          <table:table-cell office:value-type="string" calcext:value-type="string">
            <text:p>darya_dontsova</text:p>
          </table:table-cell>
          <table:table-cell office:value-type="string" calcext:value-type="string">
            <text:p>[['agrippina', 'arkadyevna', 'dontsova', 'russian', 'primarily', 'known', 'as', 'darya', 'dontsova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ck_davis_:television_and_movie_producer</text:p>
          </table:table-cell>
          <table:table-cell office:value-type="string" calcext:value-type="string">
            <text:p>[['nick', 'davis', 'is', 'a', 'writer', 'director', 'and', 'producer', 'he', 'is', 'the', 'son', 'of', 'film', 'directo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560229694470957" calcext:value-type="float">
            <text:p>0.0560229694</text:p>
          </table:table-cell>
          <table:table-cell/>
        </table:table-row>
        <table:table-row table:style-name="ro1">
          <table:table-cell office:value-type="string" calcext:value-type="string">
            <text:p>richard_strange</text:p>
          </table:table-cell>
          <table:table-cell office:value-type="string" calcext:value-type="string">
            <text:p>[['richard', 'kid', 'strange', 'is', 'an', 'english', 'writer', 'actor', 'musician', 'curator', 'teacher', 'adventurer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71826334667004" calcext:value-type="float">
            <text:p>0.0171826335</text:p>
          </table:table-cell>
          <table:table-cell/>
        </table:table-row>
        <table:table-row table:style-name="ro1">
          <table:table-cell office:value-type="string" calcext:value-type="string">
            <text:p>evelyn_underhill</text:p>
          </table:table-cell>
          <table:table-cell office:value-type="string" calcext:value-type="string">
            <text:p>[['evelyn', 'underhill', 'was', 'an', 'english', 'anglo-catholic', 'writer', 'and', 'pacifist', 'known', 'for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441162935932271" calcext:value-type="float">
            <text:p>0.0441162936</text:p>
          </table:table-cell>
          <table:table-cell/>
        </table:table-row>
        <table:table-row table:style-name="ro1">
          <table:table-cell office:value-type="string" calcext:value-type="string">
            <text:p>arvede_barine</text:p>
          </table:table-cell>
          <table:table-cell office:value-type="string" calcext:value-type="string">
            <text:p>[['arvede', 'barine', 'was', 'a', 'french', 'writer', 'and', 'historian', 'arvede', 'barine', 'was', 'the', 'pseudonym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86678282910063" calcext:value-type="float">
            <text:p>0.0386678283</text:p>
          </table:table-cell>
          <table:table-cell/>
        </table:table-row>
        <table:table-row table:style-name="ro1">
          <table:table-cell office:value-type="string" calcext:value-type="string">
            <text:p>etta_federn</text:p>
          </table:table-cell>
          <table:table-cell office:value-type="string" calcext:value-type="string">
            <text:p>[['etta', 'federn-kohlhaas', 'or', 'marietta', 'federn', 'also', 'published', 'as', 'etta', 'federn-kirmsse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ire_zulkey</text:p>
          </table:table-cell>
          <table:table-cell office:value-type="string" calcext:value-type="string">
            <text:p>[['claire', 'zulkey', 'is', 'an', 'american', 'writer', 'a', '2001', 'graduate', 'of', 'georgetown', 'university']]</text:p>
          </table:table-cell>
          <table:table-cell office:value-type="string" calcext:value-type="string">
            <text:p>['david', 'de', 'a', 'a', 'writer', 'and', 'and', 'the', 'writer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frank_waters</text:p>
          </table:table-cell>
          <table:table-cell office:value-type="string" calcext:value-type="string">
            <text:p>[['frank', 'waters', 'was', 'an', 'american', 'writer', 'he', 'is', 'known', 'for', 'his', 'novels', 'and', 'historical']]</text:p>
          </table:table-cell>
          <table:table-cell office:value-type="string" calcext:value-type="string">
            <text:p>['david', 'a', 'a', 'a', 'writer', 'and', 'writer', 'and']</text:p>
          </table:table-cell>
          <table:table-cell office:value-type="float" office:value="0.0156030434203731" calcext:value-type="float">
            <text:p>0.0156030434</text:p>
          </table:table-cell>
          <table:table-cell/>
        </table:table-row>
        <table:table-row table:style-name="ro1">
          <table:table-cell office:value-type="string" calcext:value-type="string">
            <text:p>aaron_hoffman</text:p>
          </table:table-cell>
          <table:table-cell office:value-type="string" calcext:value-type="string">
            <text:p>[['aaron', 'hoffman', 'was', 'an', 'american', 'writer', 'and', 'lyricist', 'whose', 'work', 'was', 'in', 'wide', 'use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77465708483927" calcext:value-type="float">
            <text:p>0.0277465708</text:p>
          </table:table-cell>
          <table:table-cell/>
        </table:table-row>
        <table:table-row table:style-name="ro1">
          <table:table-cell office:value-type="string" calcext:value-type="string">
            <text:p>andreas_ramos</text:p>
          </table:table-cell>
          <table:table-cell office:value-type="string" calcext:value-type="string">
            <text:p>[['andreas', 'ramos', 'is', 'an', 'american', 'writer', 'and', 'internet', 'business', 'consultant', 'he', 'is']]</text:p>
          </table:table-cell>
          <table:table-cell office:value-type="string" calcext:value-type="string">
            <text:p>['david', 'is', 'a', 'canadian', 'writer', 'and', 'and', 'the', 'writer']</text:p>
          </table:table-cell>
          <table:table-cell office:value-type="float" office:value="0.0402133301726626" calcext:value-type="float">
            <text:p>0.0402133302</text:p>
          </table:table-cell>
          <table:table-cell/>
        </table:table-row>
        <table:table-row table:style-name="ro1">
          <table:table-cell office:value-type="string" calcext:value-type="string">
            <text:p>peter_robinson_:novelist</text:p>
          </table:table-cell>
          <table:table-cell office:value-type="string" calcext:value-type="string">
            <text:p>[['peter', 'robinson', 'is', 'a', 'canadian', 'crime', 'writer', 'born', 'in', 'britain', 'he', 'is', 'best', 'known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c.s.chellappa</text:p>
          </table:table-cell>
          <table:table-cell office:value-type="string" calcext:value-type="string">
            <text:p>[['cinnamanur', 'subramaniam', 'chellappa', 'was', 'a', 'tamil', 'writer', 'journalist', 'and', 'indian', 'independence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251242185473951" calcext:value-type="float">
            <text:p>0.0251242185</text:p>
          </table:table-cell>
          <table:table-cell/>
        </table:table-row>
        <table:table-row table:style-name="ro1">
          <table:table-cell office:value-type="string" calcext:value-type="string">
            <text:p>camilla_gibb</text:p>
          </table:table-cell>
          <table:table-cell office:value-type="string" calcext:value-type="string">
            <text:p>[['camilla', 'gibb', 'is', 'an', 'english-born', 'canadian', 'writer', 'who', 'currently', 'resides', 'in', 'toronto']]</text:p>
          </table:table-cell>
          <table:table-cell office:value-type="string" calcext:value-type="string">
            <text:p>['david', 'is', 'an', 'american', 'writer', 'and', 'and', 'the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christian_murray</text:p>
          </table:table-cell>
          <table:table-cell office:value-type="string" calcext:value-type="string">
            <text:p>[['christian', 'murray', 'is', 'a', 'canadian', 'comedy', 'writer', 'he', 'has', 'written', 'for', 'this', 'hour', 'has']]</text:p>
          </table:table-cell>
          <table:table-cell office:value-type="string" calcext:value-type="string">
            <text:p>['david', 'a', 'a', 'a', 'writer', 'and', 'and', 'the', 'fiction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maria_antonia_oliver_cabrer</text:p>
          </table:table-cell>
          <table:table-cell office:value-type="string" calcext:value-type="string">
            <text:p>[['maria', 'antonia', 'oliver', 'cabrer', 'is', 'a', 'spanish', 'writer', 'of', 'catalan', 'descent', 'she', 'is', 'a']]</text:p>
          </table:table-cell>
          <table:table-cell office:value-type="string" calcext:value-type="string">
            <text:p>['david', 'is', 'a', 'writer', 'and', 'and', 'the', 'writer']</text:p>
          </table:table-cell>
          <table:table-cell office:value-type="float" office:value="0.0307066282916002" calcext:value-type="float">
            <text:p>0.0307066283</text:p>
          </table:table-cell>
          <table:table-cell/>
        </table:table-row>
        <table:table-row table:style-name="ro1">
          <table:table-cell office:value-type="string" calcext:value-type="string">
            <text:p>adam_skirving</text:p>
          </table:table-cell>
          <table:table-cell office:value-type="string" calcext:value-type="string">
            <text:p>[['adam', 'skirving', 'was', 'a', 'scottish', 'song', 'writer', 'known', 'for', 'hey', 'johnnie', 'cope', 'are', 'ye', 'waking']]</text:p>
          </table:table-cell>
          <table:table-cell office:value-type="string" calcext:value-type="string">
            <text:p>['david', 'de', 'is', 'an', 'american', 'writer', 'and', 'and', 'the', 'writer']</text:p>
          </table:table-cell>
          <table:table-cell office:value-type="float" office:value="0.0128010361769096" calcext:value-type="float">
            <text:p>0.0128010362</text:p>
          </table:table-cell>
          <table:table-cell/>
        </table:table-row>
        <table:table-row table:style-name="ro1">
          <table:table-cell office:value-type="string" calcext:value-type="string">
            <text:p>nuray_lale</text:p>
          </table:table-cell>
          <table:table-cell office:value-type="string" calcext:value-type="string">
            <text:p>[['nuray', 'lale', 'is', 'a', 'turkish-german', 'writer', 'and', 'translator', 'she', 'arrived', 'to', 'germany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402826192796942" calcext:value-type="float">
            <text:p>0.0402826193</text:p>
          </table:table-cell>
          <table:table-cell/>
        </table:table-row>
        <table:table-row table:style-name="ro1">
          <table:table-cell office:value-type="string" calcext:value-type="string">
            <text:p>dirk_philips</text:p>
          </table:table-cell>
          <table:table-cell office:value-type="string" calcext:value-type="string">
            <text:p>[['dirk', 'philips', 'was', 'an', 'early', 'anabaptist', 'writer', 'and', 'theologian', 'he', 'was', 'one', 'of', 'the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360902385622207" calcext:value-type="float">
            <text:p>0.0360902386</text:p>
          </table:table-cell>
          <table:table-cell/>
        </table:table-row>
        <table:table-row table:style-name="ro1">
          <table:table-cell office:value-type="string" calcext:value-type="string">
            <text:p>paulus_melissus</text:p>
          </table:table-cell>
          <table:table-cell office:value-type="string" calcext:value-type="string">
            <text:p>[['paulus', 'melissus', 'was', 'a', 'humanist', 'neo-latin', 'writer', 'translator', 'and', 'composer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255186155893943" calcext:value-type="float">
            <text:p>0.0255186156</text:p>
          </table:table-cell>
          <table:table-cell/>
        </table:table-row>
        <table:table-row table:style-name="ro1">
          <table:table-cell office:value-type="string" calcext:value-type="string">
            <text:p>daniel_handler</text:p>
          </table:table-cell>
          <table:table-cell office:value-type="string" calcext:value-type="string">
            <text:p>[['daniel', 'handler', 'is', 'an', 'american', 'writer', 'and', 'journalist', 'he', 'is', 'best', 'known', 'for', 'his']]</text:p>
          </table:table-cell>
          <table:table-cell office:value-type="string" calcext:value-type="string">
            <text:p>['david', 'is', 'a', 'writer', 'and', 'and', 'the', 'writer', 'and']</text:p>
          </table:table-cell>
          <table:table-cell office:value-type="float" office:value="0.032200317565094" calcext:value-type="float">
            <text:p>0.0322003176</text:p>
          </table:table-cell>
          <table:table-cell/>
        </table:table-row>
        <table:table-row table:style-name="ro1">
          <table:table-cell office:value-type="string" calcext:value-type="string">
            <text:p>imran_shah_:writer</text:p>
          </table:table-cell>
          <table:table-cell office:value-type="string" calcext:value-type="string">
            <text:p>[['imran', 'shah', 'also', 'known', 'as', 'nawab', 'imran', 'shah', 'is', 'an', 'assamese', 'writer', 'poet', 'novelist']]</text:p>
          </table:table-cell>
          <table:table-cell office:value-type="string" calcext:value-type="string">
            <text:p>['david', 'de', 'is', 'a', 'writer', 'and', 'writer', 'and']</text:p>
          </table:table-cell>
          <table:table-cell office:value-type="float" office:value="0.0156030434203731" calcext:value-type="float">
            <text:p>0.0156030434</text:p>
          </table:table-cell>
          <table:table-cell/>
        </table:table-row>
        <table:table-row table:style-name="ro1">
          <table:table-cell office:value-type="string" calcext:value-type="string">
            <text:p>chris_thompson_:tv_producer</text:p>
          </table:table-cell>
          <table:table-cell office:value-type="string" calcext:value-type="string">
            <text:p>[['chris', 'thompson', 'was', 'an', 'american', 'television', 'writer', 'producer', 'and', 'director', 'since']]</text:p>
          </table:table-cell>
          <table:table-cell office:value-type="string" calcext:value-type="string">
            <text:p>['david', 'de', 'a', 'a', 'french', 'writer', 'and', 'and', 'the', 'writer', 'and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rob_williams_:comics</text:p>
          </table:table-cell>
          <table:table-cell office:value-type="string" calcext:value-type="string">
            <text:p>[['rob', 'williams', 'is', 'a', 'british', 'comics', 'writer', 'working', 'mainly', 'for', '2000', 'ad', 'he', 'is', 'currently']]</text:p>
          </table:table-cell>
          <table:table-cell office:value-type="string" calcext:value-type="string">
            <text:p>['david', 'a', 'a', 'a', 'writer', 'and', 'and', 'the', 'writer', 'and']</text:p>
          </table:table-cell>
          <table:table-cell office:value-type="float" office:value="0.0152230833009881" calcext:value-type="float">
            <text:p>0.0152230833</text:p>
          </table:table-cell>
          <table:table-cell/>
        </table:table-row>
        <table:table-row table:style-name="ro1">
          <table:table-cell office:value-type="string" calcext:value-type="string">
            <text:p>andy_hartnell</text:p>
          </table:table-cell>
          <table:table-cell office:value-type="string" calcext:value-type="string">
            <text:p>[['andy', 'hartnell', 'is', 'an', 'american', 'comic', 'book', 'writer', 'and', 'co-creator', 'of', 'the', 'popular']]</text:p>
          </table:table-cell>
          <table:table-cell office:value-type="string" calcext:value-type="string">
            <text:p>['david', 'de', 'is', 'a', 'writer', 'and', 'and', 'the', 'writer', 'and']</text:p>
          </table:table-cell>
          <table:table-cell office:value-type="float" office:value="0.0393204988646459" calcext:value-type="float">
            <text:p>0.0393204989</text:p>
          </table:table-cell>
          <table:table-cell/>
        </table:table-row>
        <table:table-row table:style-name="ro1">
          <table:table-cell office:value-type="string" calcext:value-type="string">
            <text:p>glen_whitman</text:p>
          </table:table-cell>
          <table:table-cell office:value-type="string" calcext:value-type="string">
            <text:p>[['glen', 'whitman', 'is', 'an', 'american', 'television', 'writer', 'and', 'scientist']]</text:p>
          </table:table-cell>
          <table:table-cell office:value-type="string" calcext:value-type="string">
            <text:p>['david', 'de', 'a', 'a', 'a', 'writer', 'and', 'and', 'the', 'fiction']</text:p>
          </table:table-cell>
          <table:table-cell office:value-type="float" office:value="0.0446323613785333" calcext:value-type="float">
            <text:p>0.0446323614</text:p>
          </table:table-cell>
          <table:table-cell/>
        </table:table-row>
        <table:table-row table:style-name="ro1">
          <table:table-cell office:value-type="string" calcext:value-type="string">
            <text:p>dino_stamatopoulos</text:p>
          </table:table-cell>
          <table:table-cell office:value-type="string" calcext:value-type="string">
            <text:p>[['konstantinos', 'dino', 'stamatopoulos', 'is', 'an', 'american', 'writer', 'producer', 'and', 'actor', 'h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45494754402351" calcext:value-type="float">
            <text:p>0.0245494754</text:p>
          </table:table-cell>
          <table:table-cell/>
        </table:table-row>
        <table:table-row table:style-name="ro1">
          <table:table-cell office:value-type="string" calcext:value-type="string">
            <text:p>robert_bausch</text:p>
          </table:table-cell>
          <table:table-cell office:value-type="string" calcext:value-type="string">
            <text:p>[['robert', 'bausch', 'is', 'an', 'american', 'fiction', 'writer', 'the', 'author', 'of', 'nine', 'novels', 'and', 'on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59924871436686" calcext:value-type="float">
            <text:p>0.0159924871</text:p>
          </table:table-cell>
          <table:table-cell/>
        </table:table-row>
        <table:table-row table:style-name="ro1">
          <table:table-cell office:value-type="string" calcext:value-type="string">
            <text:p>alan_macdonald_:writer</text:p>
          </table:table-cell>
          <table:table-cell office:value-type="string" calcext:value-type="string">
            <text:p>[['alan', 'macdonald', 'is', 'a', 'childrens', 'writer', 'living', 'in', 'nottingham', 'england']]</text:p>
          </table:table-cell>
          <table:table-cell office:value-type="string" calcext:value-type="string">
            <text:p>['david', 'a', 'a', 'a', 'writer', 'and', 'and', 'the', 'writer']</text:p>
          </table:table-cell>
          <table:table-cell office:value-type="float" office:value="0.0255186155893943" calcext:value-type="float">
            <text:p>0.0255186156</text:p>
          </table:table-cell>
          <table:table-cell/>
        </table:table-row>
        <table:table-row table:style-name="ro1">
          <table:table-cell office:value-type="string" calcext:value-type="string">
            <text:p>marsha_canham</text:p>
          </table:table-cell>
          <table:table-cell office:value-type="string" calcext:value-type="string">
            <text:p>[['marsha', 'canham', 'is', 'a', 'canadian', 'writer', 'of', 'historical', 'romance', 'novels', 'since', '1984', 'she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anslavs_eglitis</text:p>
          </table:table-cell>
          <table:table-cell office:value-type="string" calcext:value-type="string">
            <text:p>[['anslavs', 'eglitis', 'was', 'a', 'latvian', 'writer', 'journalist', 'and', 'painter', 'who', 'became', 'a', 'war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84483733502461" calcext:value-type="float">
            <text:p>0.0184483734</text:p>
          </table:table-cell>
          <table:table-cell/>
        </table:table-row>
        <table:table-row table:style-name="ro1">
          <table:table-cell office:value-type="string" calcext:value-type="string">
            <text:p>catherine_seipp</text:p>
          </table:table-cell>
          <table:table-cell office:value-type="string" calcext:value-type="string">
            <text:p>[['catherine', 'seipp', 'was', 'a', 'los', 'angeles', 'freelance', 'writer', 'and', 'media', 'critic', 'she', 'is']]</text:p>
          </table:table-cell>
          <table:table-cell office:value-type="string" calcext:value-type="string">
            <text:p>['david', 'is', 'a', 'writer', 'and', 'and', 'the', 'fiction']</text:p>
          </table:table-cell>
          <table:table-cell office:value-type="float" office:value="0.0373898416789884" calcext:value-type="float">
            <text:p>0.0373898417</text:p>
          </table:table-cell>
          <table:table-cell/>
        </table:table-row>
        <table:table-row table:style-name="ro1">
          <table:table-cell office:value-type="string" calcext:value-type="string">
            <text:p>parker_marie_molloy</text:p>
          </table:table-cell>
          <table:table-cell office:value-type="string" calcext:value-type="string">
            <text:p>[['parker', 'marie', 'molloy', 'is', 'an', 'american', 'writer', 'blogger', 'and', 'transgender', 'rights', 'activist', 'molloy']]</text:p>
          </table:table-cell>
          <table:table-cell office:value-type="string" calcext:value-type="string">
            <text:p>['david', 'is', 'an', 'american', 'writer', 'and', 'and', 'the', 'fiction']</text:p>
          </table:table-cell>
          <table:table-cell office:value-type="float" office:value="0.202355539266737" calcext:value-type="float">
            <text:p>0.2023555393</text:p>
          </table:table-cell>
          <table:table-cell/>
        </table:table-row>
        <table:table-row table:style-name="ro1">
          <table:table-cell office:value-type="string" calcext:value-type="string">
            <text:p>david_ruprecht</text:p>
          </table:table-cell>
          <table:table-cell office:value-type="string" calcext:value-type="string">
            <text:p>[['david', 'martin', 'ruprecht', 'is', 'an', 'american', 'actorwriter', 'primarily', 'known', 'for', 'his', 'work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192299136100122" calcext:value-type="float">
            <text:p>0.0192299136</text:p>
          </table:table-cell>
          <table:table-cell/>
        </table:table-row>
        <table:table-row table:style-name="ro1">
          <table:table-cell office:value-type="string" calcext:value-type="string">
            <text:p>georges_simenon</text:p>
          </table:table-cell>
          <table:table-cell office:value-type="string" calcext:value-type="string">
            <text:p>[['georges', 'joseph', 'christian', 'simenon', 'was', 'a', 'belgian', 'writer', 'a', 'prolific', 'author', 'who']]</text:p>
          </table:table-cell>
          <table:table-cell office:value-type="string" calcext:value-type="string">
            <text:p>['david', 'is', 'an', 'american', 'writer', 'and', 'and', 'the', 'writer']</text:p>
          </table:table-cell>
          <table:table-cell office:value-type="float" office:value="0.0171826334667004" calcext:value-type="float">
            <text:p>0.0171826335</text:p>
          </table:table-cell>
          <table:table-cell/>
        </table:table-row>
        <table:table-row table:style-name="ro1">
          <table:table-cell office:value-type="string" calcext:value-type="string">
            <text:p>deviprasad_dwivedi</text:p>
          </table:table-cell>
          <table:table-cell office:value-type="string" calcext:value-type="string">
            <text:p>[['nilamber', 'dev', 'sharma', 'is', 'an', 'indian', 'writer', 'and', 'teacher', 'known', 'for', 'his', 'scholarship']]</text:p>
          </table:table-cell>
          <table:table-cell office:value-type="string" calcext:value-type="string">
            <text:p>['david', 'de', 'a', 'a', 'french', 'writer', 'and', 'and', 'the']</text:p>
          </table:table-cell>
          <table:table-cell office:value-type="float" office:value="0.0325156381955534" calcext:value-type="float">
            <text:p>0.0325156382</text:p>
          </table:table-cell>
          <table:table-cell/>
        </table:table-row>
        <table:table-row table:style-name="ro1">
          <table:table-cell office:value-type="string" calcext:value-type="string">
            <text:p>phil_klay</text:p>
          </table:table-cell>
          <table:table-cell office:value-type="string" calcext:value-type="string">
            <text:p>[['phil', 'klay', 'is', 'an', 'american', 'writer', 'and', 'united', 'states', 'marine', 'officer', 'who', 'won', 'the']]</text:p>
          </table:table-cell>
          <table:table-cell office:value-type="string" calcext:value-type="string">
            <text:p>['david', 'is', 'a', 'writer', 'and', 'writer', 'and']</text:p>
          </table:table-cell>
          <table:table-cell office:value-type="float" office:value="0.028439110602898" calcext:value-type="float">
            <text:p>0.0284391106</text:p>
          </table:table-cell>
          <table:table-cell/>
        </table:table-row>
        <table:table-row table:style-name="ro1">
          <table:table-cell office:value-type="string" calcext:value-type="string">
            <text:p>ngugi_wa_thiong'o</text:p>
          </table:table-cell>
          <table:table-cell office:value-type="string" calcext:value-type="string">
            <text:p>[['ngugi', 'wa', 'thiongo', 'is', 'a', 'kenyan', 'writer', 'formerly', 'working', 'in', 'english', 'and', 'now', 'working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188866559341321" calcext:value-type="float">
            <text:p>0.0188866559</text:p>
          </table:table-cell>
          <table:table-cell/>
        </table:table-row>
        <table:table-row table:style-name="ro1">
          <table:table-cell office:value-type="string" calcext:value-type="string">
            <text:p>antonio_serra_:writer</text:p>
          </table:table-cell>
          <table:table-cell office:value-type="string" calcext:value-type="string">
            <text:p>[['antonio', 'serra', 'is', 'an', 'italian', 'comics', 'writer']]</text:p>
          </table:table-cell>
          <table:table-cell office:value-type="string" calcext:value-type="string">
            <text:p>['david', 'de', 'a', 'a', 'british', 'writer', 'and', 'and', 'the']</text:p>
          </table:table-cell>
          <table:table-cell office:value-type="float" office:value="0.0239802967618271" calcext:value-type="float">
            <text:p>0.0239802968</text:p>
          </table:table-cell>
          <table:table-cell/>
        </table:table-row>
        <table:table-row table:style-name="ro1">
          <table:table-cell office:value-type="string" calcext:value-type="string">
            <text:p>annejet_van_der_zijl</text:p>
          </table:table-cell>
          <table:table-cell office:value-type="string" calcext:value-type="string">
            <text:p>[['annejet', 'van', 'der', 'zijl', 'is', 'a', 'dutch', 'writer', 'born', 'in', '1962', 'she', 'studied', 'mass', 'communication']]</text:p>
          </table:table-cell>
          <table:table-cell office:value-type="string" calcext:value-type="string">
            <text:p>['david', 'de', 'is', 'an', 'american', 'writer', 'and', 'and', 'the', 'writer', 'and']</text:p>
          </table:table-cell>
          <table:table-cell office:value-type="float" office:value="0.0155829952171827" calcext:value-type="float">
            <text:p>0.01558299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20:02:44.189683792</dc:date>
    <meta:editing-duration>PT19H54M16S</meta:editing-duration>
    <meta:editing-cycles>1</meta:editing-cycles>
    <meta:document-statistic meta:table-count="1" meta:cell-count="3141" meta:object-count="0"/>
    <meta:generator>LibreOffice/5.1.6.2$Linux_X86_64 LibreOffice_project/10m0$Build-2</meta:generator>
  </office:meta>
</office:document-meta>
</file>